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Serif" svg:font-family="LiberationSerif" style:font-family-generic="roman"/>
    <style:font-face style:name="LiberationSerif-Italic" svg:font-family="LiberationSerif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11.82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186cm"/>
    </style:style>
    <style:style style:name="Tabela2.B" style:family="table-column">
      <style:table-column-properties style:column-width="11.82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186cm"/>
    </style:style>
    <style:style style:name="Tabela3.B" style:family="table-column">
      <style:table-column-properties style:column-width="11.82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186cm"/>
    </style:style>
    <style:style style:name="Tabela4.B" style:family="table-column">
      <style:table-column-properties style:column-width="11.82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186cm"/>
    </style:style>
    <style:style style:name="Tabela5.B" style:family="table-column">
      <style:table-column-properties style:column-width="11.82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186cm"/>
    </style:style>
    <style:style style:name="Tabela6.B" style:family="table-column">
      <style:table-column-properties style:column-width="11.827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186cm"/>
    </style:style>
    <style:style style:name="Tabela7.B" style:family="table-column">
      <style:table-column-properties style:column-width="11.82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186cm"/>
    </style:style>
    <style:style style:name="Tabela8.B" style:family="table-column">
      <style:table-column-properties style:column-width="11.82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5.186cm"/>
    </style:style>
    <style:style style:name="Tabela9.B" style:family="table-column">
      <style:table-column-properties style:column-width="11.827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186cm"/>
    </style:style>
    <style:style style:name="Tabela10.B" style:family="table-column">
      <style:table-column-properties style:column-width="11.82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186cm"/>
    </style:style>
    <style:style style:name="Tabela11.B" style:family="table-column">
      <style:table-column-properties style:column-width="11.827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5.186cm"/>
    </style:style>
    <style:style style:name="Tabela12.B" style:family="table-column">
      <style:table-column-properties style:column-width="11.827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5.186cm"/>
    </style:style>
    <style:style style:name="Tabela13.B" style:family="table-column">
      <style:table-column-properties style:column-width="11.82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/>
    </style:style>
    <style:style style:name="Tabela14.A" style:family="table-column">
      <style:table-column-properties style:column-width="5.186cm"/>
    </style:style>
    <style:style style:name="Tabela14.B" style:family="table-column">
      <style:table-column-properties style:column-width="11.827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5.186cm"/>
    </style:style>
    <style:style style:name="Tabela15.B" style:family="table-column">
      <style:table-column-properties style:column-width="11.827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/>
    </style:style>
    <style:style style:name="Tabela16.A" style:family="table-column">
      <style:table-column-properties style:column-width="5.186cm"/>
    </style:style>
    <style:style style:name="Tabela16.B" style:family="table-column">
      <style:table-column-properties style:column-width="11.827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13cm" fo:margin-left="0cm" table:align="left"/>
    </style:style>
    <style:style style:name="Tabela17.A" style:family="table-column">
      <style:table-column-properties style:column-width="5.186cm"/>
    </style:style>
    <style:style style:name="Tabela17.B" style:family="table-column">
      <style:table-column-properties style:column-width="11.827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5.186cm"/>
    </style:style>
    <style:style style:name="Tabela18.B" style:family="table-column">
      <style:table-column-properties style:column-width="11.82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.013cm" fo:margin-left="0cm" table:align="left"/>
    </style:style>
    <style:style style:name="Tabela19.A" style:family="table-column">
      <style:table-column-properties style:column-width="5.186cm"/>
    </style:style>
    <style:style style:name="Tabela19.B" style:family="table-column">
      <style:table-column-properties style:column-width="11.827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.013cm" fo:margin-left="0cm" table:align="left"/>
    </style:style>
    <style:style style:name="Tabela20.A" style:family="table-column">
      <style:table-column-properties style:column-width="5.186cm"/>
    </style:style>
    <style:style style:name="Tabela20.B" style:family="table-column">
      <style:table-column-properties style:column-width="11.827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5.186cm"/>
    </style:style>
    <style:style style:name="Tabela21.B" style:family="table-column">
      <style:table-column-properties style:column-width="11.827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5.186cm"/>
    </style:style>
    <style:style style:name="Tabela22.B" style:family="table-column">
      <style:table-column-properties style:column-width="11.827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5.186cm"/>
    </style:style>
    <style:style style:name="Tabela23.B" style:family="table-column">
      <style:table-column-properties style:column-width="11.827cm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none" fo:border-top="none" fo:border-bottom="0.05pt solid #000000"/>
    </style:style>
    <style:style style:name="Tabe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/>
    </style:style>
    <style:style style:name="Tabela24.A" style:family="table-column">
      <style:table-column-properties style:column-width="5.186cm"/>
    </style:style>
    <style:style style:name="Tabela24.B" style:family="table-column">
      <style:table-column-properties style:column-width="11.827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.013cm" fo:margin-left="0cm" table:align="left"/>
    </style:style>
    <style:style style:name="Tabela25.A" style:family="table-column">
      <style:table-column-properties style:column-width="5.186cm"/>
    </style:style>
    <style:style style:name="Tabela25.B" style:family="table-column">
      <style:table-column-properties style:column-width="11.827cm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/>
    </style:style>
    <style:style style:name="Tabela26.A" style:family="table-column">
      <style:table-column-properties style:column-width="5.186cm"/>
    </style:style>
    <style:style style:name="Tabela26.B" style:family="table-column">
      <style:table-column-properties style:column-width="11.827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5.186cm"/>
    </style:style>
    <style:style style:name="Tabela27.B" style:family="table-column">
      <style:table-column-properties style:column-width="11.827cm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/>
    </style:style>
    <style:style style:name="Tabela28.A" style:family="table-column">
      <style:table-column-properties style:column-width="5.186cm"/>
    </style:style>
    <style:style style:name="Tabela28.B" style:family="table-column">
      <style:table-column-properties style:column-width="11.827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/>
    </style:style>
    <style:style style:name="Tabela29.A" style:family="table-column">
      <style:table-column-properties style:column-width="5.186cm"/>
    </style:style>
    <style:style style:name="Tabela29.B" style:family="table-column">
      <style:table-column-properties style:column-width="11.827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013cm" fo:margin-left="0cm" table:align="left"/>
    </style:style>
    <style:style style:name="Tabela30.A" style:family="table-column">
      <style:table-column-properties style:column-width="5.186cm"/>
    </style:style>
    <style:style style:name="Tabela30.B" style:family="table-column">
      <style:table-column-properties style:column-width="11.827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/>
    </style:style>
    <style:style style:name="Tabela31.A" style:family="table-column">
      <style:table-column-properties style:column-width="5.186cm"/>
    </style:style>
    <style:style style:name="Tabela31.B" style:family="table-column">
      <style:table-column-properties style:column-width="11.82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/>
    </style:style>
    <style:style style:name="Tabela32.A" style:family="table-column">
      <style:table-column-properties style:column-width="5.186cm"/>
    </style:style>
    <style:style style:name="Tabela32.B" style:family="table-column">
      <style:table-column-properties style:column-width="11.827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/>
    </style:style>
    <style:style style:name="Tabela33.A" style:family="table-column">
      <style:table-column-properties style:column-width="5.186cm"/>
    </style:style>
    <style:style style:name="Tabela33.B" style:family="table-column">
      <style:table-column-properties style:column-width="11.827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.013cm" fo:margin-left="0cm" table:align="left"/>
    </style:style>
    <style:style style:name="Tabela34.A" style:family="table-column">
      <style:table-column-properties style:column-width="5.186cm"/>
    </style:style>
    <style:style style:name="Tabela34.B" style:family="table-column">
      <style:table-column-properties style:column-width="11.827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table:align="left"/>
    </style:style>
    <style:style style:name="Tabela35.A" style:family="table-column">
      <style:table-column-properties style:column-width="5.186cm"/>
    </style:style>
    <style:style style:name="Tabela35.B" style:family="table-column">
      <style:table-column-properties style:column-width="11.827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/>
    </style:style>
    <style:style style:name="Tabela36.A" style:family="table-column">
      <style:table-column-properties style:column-width="5.186cm"/>
    </style:style>
    <style:style style:name="Tabela36.B" style:family="table-column">
      <style:table-column-properties style:column-width="11.827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/>
    </style:style>
    <style:style style:name="Tabela37.A" style:family="table-column">
      <style:table-column-properties style:column-width="5.186cm"/>
    </style:style>
    <style:style style:name="Tabela37.B" style:family="table-column">
      <style:table-column-properties style:column-width="11.827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/>
    </style:style>
    <style:style style:name="Tabela38.A" style:family="table-column">
      <style:table-column-properties style:column-width="5.186cm"/>
    </style:style>
    <style:style style:name="Tabela38.B" style:family="table-column">
      <style:table-column-properties style:column-width="11.827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7.013cm" fo:margin-left="0cm" table:align="left"/>
    </style:style>
    <style:style style:name="Tabela39.A" style:family="table-column">
      <style:table-column-properties style:column-width="5.186cm"/>
    </style:style>
    <style:style style:name="Tabela39.B" style:family="table-column">
      <style:table-column-properties style:column-width="11.827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/>
    </style:style>
    <style:style style:name="Tabela40.A" style:family="table-column">
      <style:table-column-properties style:column-width="5.186cm"/>
    </style:style>
    <style:style style:name="Tabela40.B" style:family="table-column">
      <style:table-column-properties style:column-width="11.827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/>
    </style:style>
    <style:style style:name="Tabela41.A" style:family="table-column">
      <style:table-column-properties style:column-width="5.186cm"/>
    </style:style>
    <style:style style:name="Tabela41.B" style:family="table-column">
      <style:table-column-properties style:column-width="11.827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/>
    </style:style>
    <style:style style:name="Tabela42.A" style:family="table-column">
      <style:table-column-properties style:column-width="5.186cm"/>
    </style:style>
    <style:style style:name="Tabela42.B" style:family="table-column">
      <style:table-column-properties style:column-width="11.827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7.013cm" fo:margin-left="0cm" table:align="left"/>
    </style:style>
    <style:style style:name="Tabela43.A" style:family="table-column">
      <style:table-column-properties style:column-width="5.186cm"/>
    </style:style>
    <style:style style:name="Tabela43.B" style:family="table-column">
      <style:table-column-properties style:column-width="11.827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/>
    </style:style>
    <style:style style:name="Tabela44.A" style:family="table-column">
      <style:table-column-properties style:column-width="5.186cm"/>
    </style:style>
    <style:style style:name="Tabela44.B" style:family="table-column">
      <style:table-column-properties style:column-width="11.827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/>
    </style:style>
    <style:style style:name="Tabela45.A" style:family="table-column">
      <style:table-column-properties style:column-width="5.186cm"/>
    </style:style>
    <style:style style:name="Tabela45.B" style:family="table-column">
      <style:table-column-properties style:column-width="11.827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/>
    </style:style>
    <style:style style:name="Tabela46.A" style:family="table-column">
      <style:table-column-properties style:column-width="5.186cm"/>
    </style:style>
    <style:style style:name="Tabela46.B" style:family="table-column">
      <style:table-column-properties style:column-width="11.827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7.013cm" fo:margin-left="0cm" table:align="left"/>
    </style:style>
    <style:style style:name="Tabela47.A" style:family="table-column">
      <style:table-column-properties style:column-width="5.186cm"/>
    </style:style>
    <style:style style:name="Tabela47.B" style:family="table-column">
      <style:table-column-properties style:column-width="11.827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8" style:family="table">
      <style:table-properties style:width="17.013cm" fo:margin-left="0cm" table:align="left"/>
    </style:style>
    <style:style style:name="Tabela48.A" style:family="table-column">
      <style:table-column-properties style:column-width="5.186cm"/>
    </style:style>
    <style:style style:name="Tabela48.B" style:family="table-column">
      <style:table-column-properties style:column-width="11.827cm"/>
    </style:style>
    <style:style style:name="Tabe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8.B1" style:family="table-cell">
      <style:table-cell-properties fo:padding="0.097cm" fo:border="0.05pt solid #000000"/>
    </style:style>
    <style:style style:name="Tabela48.A2" style:family="table-cell">
      <style:table-cell-properties fo:padding="0.097cm" fo:border-left="0.05pt solid #000000" fo:border-right="none" fo:border-top="none" fo:border-bottom="0.05pt solid #000000"/>
    </style:style>
    <style:style style:name="Tabe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9" style:family="table">
      <style:table-properties style:width="17.013cm" fo:margin-left="0cm" table:align="left"/>
    </style:style>
    <style:style style:name="Tabela49.A" style:family="table-column">
      <style:table-column-properties style:column-width="5.186cm"/>
    </style:style>
    <style:style style:name="Tabela49.B" style:family="table-column">
      <style:table-column-properties style:column-width="11.827cm"/>
    </style:style>
    <style:style style:name="Tabe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9.B1" style:family="table-cell">
      <style:table-cell-properties fo:padding="0.097cm" fo:border="0.05pt solid #000000"/>
    </style:style>
    <style:style style:name="Tabela49.A2" style:family="table-cell">
      <style:table-cell-properties fo:padding="0.097cm" fo:border-left="0.05pt solid #000000" fo:border-right="none" fo:border-top="none" fo:border-bottom="0.05pt solid #000000"/>
    </style:style>
    <style:style style:name="Tabe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0" style:family="table">
      <style:table-properties style:width="17.013cm" fo:margin-left="0cm" table:align="left"/>
    </style:style>
    <style:style style:name="Tabela50.A" style:family="table-column">
      <style:table-column-properties style:column-width="5.186cm"/>
    </style:style>
    <style:style style:name="Tabela50.B" style:family="table-column">
      <style:table-column-properties style:column-width="11.827cm"/>
    </style:style>
    <style:style style:name="Tabe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0.B1" style:family="table-cell">
      <style:table-cell-properties fo:padding="0.097cm" fo:border="0.05pt solid #000000"/>
    </style:style>
    <style:style style:name="Tabela50.A2" style:family="table-cell">
      <style:table-cell-properties fo:padding="0.097cm" fo:border-left="0.05pt solid #000000" fo:border-right="none" fo:border-top="none" fo:border-bottom="0.05pt solid #000000"/>
    </style:style>
    <style:style style:name="Tabe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1" style:family="table">
      <style:table-properties style:width="17.013cm" fo:margin-left="0cm" table:align="left"/>
    </style:style>
    <style:style style:name="Tabela51.A" style:family="table-column">
      <style:table-column-properties style:column-width="5.186cm"/>
    </style:style>
    <style:style style:name="Tabela51.B" style:family="table-column">
      <style:table-column-properties style:column-width="11.827cm"/>
    </style:style>
    <style:style style:name="Tabe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1.B1" style:family="table-cell">
      <style:table-cell-properties fo:padding="0.097cm" fo:border="0.05pt solid #000000"/>
    </style:style>
    <style:style style:name="Tabela51.A2" style:family="table-cell">
      <style:table-cell-properties fo:padding="0.097cm" fo:border-left="0.05pt solid #000000" fo:border-right="none" fo:border-top="none" fo:border-bottom="0.05pt solid #000000"/>
    </style:style>
    <style:style style:name="Tabe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2" style:family="table">
      <style:table-properties style:width="17.013cm" fo:margin-left="0cm" table:align="left"/>
    </style:style>
    <style:style style:name="Tabela52.A" style:family="table-column">
      <style:table-column-properties style:column-width="5.186cm"/>
    </style:style>
    <style:style style:name="Tabela52.B" style:family="table-column">
      <style:table-column-properties style:column-width="11.827cm"/>
    </style:style>
    <style:style style:name="Tabe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2.B1" style:family="table-cell">
      <style:table-cell-properties fo:padding="0.097cm" fo:border="0.05pt solid #000000"/>
    </style:style>
    <style:style style:name="Tabela52.A2" style:family="table-cell">
      <style:table-cell-properties fo:padding="0.097cm" fo:border-left="0.05pt solid #000000" fo:border-right="none" fo:border-top="none" fo:border-bottom="0.05pt solid #000000"/>
    </style:style>
    <style:style style:name="Tabe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3" style:family="table">
      <style:table-properties style:width="17.013cm" fo:margin-left="0cm" table:align="left"/>
    </style:style>
    <style:style style:name="Tabela53.A" style:family="table-column">
      <style:table-column-properties style:column-width="5.186cm"/>
    </style:style>
    <style:style style:name="Tabela53.B" style:family="table-column">
      <style:table-column-properties style:column-width="11.827cm"/>
    </style:style>
    <style:style style:name="Tabe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3.B1" style:family="table-cell">
      <style:table-cell-properties fo:padding="0.097cm" fo:border="0.05pt solid #000000"/>
    </style:style>
    <style:style style:name="Tabela53.A2" style:family="table-cell">
      <style:table-cell-properties fo:padding="0.097cm" fo:border-left="0.05pt solid #000000" fo:border-right="none" fo:border-top="none" fo:border-bottom="0.05pt solid #000000"/>
    </style:style>
    <style:style style:name="Tabe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4" style:family="table">
      <style:table-properties style:width="17.013cm" fo:margin-left="0cm" table:align="left"/>
    </style:style>
    <style:style style:name="Tabela54.A" style:family="table-column">
      <style:table-column-properties style:column-width="5.186cm"/>
    </style:style>
    <style:style style:name="Tabela54.B" style:family="table-column">
      <style:table-column-properties style:column-width="11.827cm"/>
    </style:style>
    <style:style style:name="Tabe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4.B1" style:family="table-cell">
      <style:table-cell-properties fo:padding="0.097cm" fo:border="0.05pt solid #000000"/>
    </style:style>
    <style:style style:name="Tabela54.A2" style:family="table-cell">
      <style:table-cell-properties fo:padding="0.097cm" fo:border-left="0.05pt solid #000000" fo:border-right="none" fo:border-top="none" fo:border-bottom="0.05pt solid #000000"/>
    </style:style>
    <style:style style:name="Tabe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5" style:family="table">
      <style:table-properties style:width="17.013cm" fo:margin-left="0cm" table:align="left"/>
    </style:style>
    <style:style style:name="Tabela55.A" style:family="table-column">
      <style:table-column-properties style:column-width="5.186cm"/>
    </style:style>
    <style:style style:name="Tabela55.B" style:family="table-column">
      <style:table-column-properties style:column-width="11.827cm"/>
    </style:style>
    <style:style style:name="Tabe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5.B1" style:family="table-cell">
      <style:table-cell-properties fo:padding="0.097cm" fo:border="0.05pt solid #000000"/>
    </style:style>
    <style:style style:name="Tabela55.A2" style:family="table-cell">
      <style:table-cell-properties fo:padding="0.097cm" fo:border-left="0.05pt solid #000000" fo:border-right="none" fo:border-top="none" fo:border-bottom="0.05pt solid #000000"/>
    </style:style>
    <style:style style:name="Tabe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6" style:family="table">
      <style:table-properties style:width="17.013cm" fo:margin-left="0cm" table:align="left"/>
    </style:style>
    <style:style style:name="Tabela56.A" style:family="table-column">
      <style:table-column-properties style:column-width="5.186cm"/>
    </style:style>
    <style:style style:name="Tabela56.B" style:family="table-column">
      <style:table-column-properties style:column-width="11.827cm"/>
    </style:style>
    <style:style style:name="Tabe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6.B1" style:family="table-cell">
      <style:table-cell-properties fo:padding="0.097cm" fo:border="0.05pt solid #000000"/>
    </style:style>
    <style:style style:name="Tabela56.A2" style:family="table-cell">
      <style:table-cell-properties fo:padding="0.097cm" fo:border-left="0.05pt solid #000000" fo:border-right="none" fo:border-top="none" fo:border-bottom="0.05pt solid #000000"/>
    </style:style>
    <style:style style:name="Tabe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7" style:family="table">
      <style:table-properties style:width="17.013cm" fo:margin-left="0cm" table:align="left"/>
    </style:style>
    <style:style style:name="Tabela57.A" style:family="table-column">
      <style:table-column-properties style:column-width="5.186cm"/>
    </style:style>
    <style:style style:name="Tabela57.B" style:family="table-column">
      <style:table-column-properties style:column-width="11.827cm"/>
    </style:style>
    <style:style style:name="Tabe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7.B1" style:family="table-cell">
      <style:table-cell-properties fo:padding="0.097cm" fo:border="0.05pt solid #000000"/>
    </style:style>
    <style:style style:name="Tabela57.A2" style:family="table-cell">
      <style:table-cell-properties fo:padding="0.097cm" fo:border-left="0.05pt solid #000000" fo:border-right="none" fo:border-top="none" fo:border-bottom="0.05pt solid #000000"/>
    </style:style>
    <style:style style:name="Tabe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8" style:family="table">
      <style:table-properties style:width="17.013cm" fo:margin-left="0cm" table:align="left"/>
    </style:style>
    <style:style style:name="Tabela58.A" style:family="table-column">
      <style:table-column-properties style:column-width="5.186cm"/>
    </style:style>
    <style:style style:name="Tabela58.B" style:family="table-column">
      <style:table-column-properties style:column-width="11.827cm"/>
    </style:style>
    <style:style style:name="Tabe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8.B1" style:family="table-cell">
      <style:table-cell-properties fo:padding="0.097cm" fo:border="0.05pt solid #000000"/>
    </style:style>
    <style:style style:name="Tabela58.A2" style:family="table-cell">
      <style:table-cell-properties fo:padding="0.097cm" fo:border-left="0.05pt solid #000000" fo:border-right="none" fo:border-top="none" fo:border-bottom="0.05pt solid #000000"/>
    </style:style>
    <style:style style:name="Tabe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9" style:family="table">
      <style:table-properties style:width="17.013cm" fo:margin-left="0cm" table:align="left"/>
    </style:style>
    <style:style style:name="Tabela59.A" style:family="table-column">
      <style:table-column-properties style:column-width="5.186cm"/>
    </style:style>
    <style:style style:name="Tabela59.B" style:family="table-column">
      <style:table-column-properties style:column-width="11.827cm"/>
    </style:style>
    <style:style style:name="Tabe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9.B1" style:family="table-cell">
      <style:table-cell-properties fo:padding="0.097cm" fo:border="0.05pt solid #000000"/>
    </style:style>
    <style:style style:name="Tabela59.A2" style:family="table-cell">
      <style:table-cell-properties fo:padding="0.097cm" fo:border-left="0.05pt solid #000000" fo:border-right="none" fo:border-top="none" fo:border-bottom="0.05pt solid #000000"/>
    </style:style>
    <style:style style:name="Tabe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0" style:family="table">
      <style:table-properties style:width="17.013cm" fo:margin-left="0cm" table:align="left"/>
    </style:style>
    <style:style style:name="Tabela60.A" style:family="table-column">
      <style:table-column-properties style:column-width="5.186cm"/>
    </style:style>
    <style:style style:name="Tabela60.B" style:family="table-column">
      <style:table-column-properties style:column-width="11.827cm"/>
    </style:style>
    <style:style style:name="Tabe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0.B1" style:family="table-cell">
      <style:table-cell-properties fo:padding="0.097cm" fo:border="0.05pt solid #000000"/>
    </style:style>
    <style:style style:name="Tabela60.A2" style:family="table-cell">
      <style:table-cell-properties fo:padding="0.097cm" fo:border-left="0.05pt solid #000000" fo:border-right="none" fo:border-top="none" fo:border-bottom="0.05pt solid #000000"/>
    </style:style>
    <style:style style:name="Tabe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1" style:family="table">
      <style:table-properties style:width="17.013cm" fo:margin-left="0cm" table:align="left"/>
    </style:style>
    <style:style style:name="Tabela61.A" style:family="table-column">
      <style:table-column-properties style:column-width="5.186cm"/>
    </style:style>
    <style:style style:name="Tabela61.B" style:family="table-column">
      <style:table-column-properties style:column-width="11.827cm"/>
    </style:style>
    <style:style style:name="Tabe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1.B1" style:family="table-cell">
      <style:table-cell-properties fo:padding="0.097cm" fo:border="0.05pt solid #000000"/>
    </style:style>
    <style:style style:name="Tabela61.A2" style:family="table-cell">
      <style:table-cell-properties fo:padding="0.097cm" fo:border-left="0.05pt solid #000000" fo:border-right="none" fo:border-top="none" fo:border-bottom="0.05pt solid #000000"/>
    </style:style>
    <style:style style:name="Tabe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2" style:family="table">
      <style:table-properties style:width="17.013cm" fo:margin-left="0cm" table:align="left"/>
    </style:style>
    <style:style style:name="Tabela62.A" style:family="table-column">
      <style:table-column-properties style:column-width="5.186cm"/>
    </style:style>
    <style:style style:name="Tabela62.B" style:family="table-column">
      <style:table-column-properties style:column-width="11.827cm"/>
    </style:style>
    <style:style style:name="Tabe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2.B1" style:family="table-cell">
      <style:table-cell-properties fo:padding="0.097cm" fo:border="0.05pt solid #000000"/>
    </style:style>
    <style:style style:name="Tabela62.A2" style:family="table-cell">
      <style:table-cell-properties fo:padding="0.097cm" fo:border-left="0.05pt solid #000000" fo:border-right="none" fo:border-top="none" fo:border-bottom="0.05pt solid #000000"/>
    </style:style>
    <style:style style:name="Tabe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3" style:family="table">
      <style:table-properties style:width="17.013cm" fo:margin-left="0cm" table:align="left"/>
    </style:style>
    <style:style style:name="Tabela63.A" style:family="table-column">
      <style:table-column-properties style:column-width="5.186cm"/>
    </style:style>
    <style:style style:name="Tabela63.B" style:family="table-column">
      <style:table-column-properties style:column-width="11.827cm"/>
    </style:style>
    <style:style style:name="Tabe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3.B1" style:family="table-cell">
      <style:table-cell-properties fo:padding="0.097cm" fo:border="0.05pt solid #000000"/>
    </style:style>
    <style:style style:name="Tabela63.A2" style:family="table-cell">
      <style:table-cell-properties fo:padding="0.097cm" fo:border-left="0.05pt solid #000000" fo:border-right="none" fo:border-top="none" fo:border-bottom="0.05pt solid #000000"/>
    </style:style>
    <style:style style:name="Tabe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4" style:family="table">
      <style:table-properties style:width="17.013cm" fo:margin-left="0cm" table:align="left"/>
    </style:style>
    <style:style style:name="Tabela64.A" style:family="table-column">
      <style:table-column-properties style:column-width="5.186cm"/>
    </style:style>
    <style:style style:name="Tabela64.B" style:family="table-column">
      <style:table-column-properties style:column-width="11.827cm"/>
    </style:style>
    <style:style style:name="Tabe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4.B1" style:family="table-cell">
      <style:table-cell-properties fo:padding="0.097cm" fo:border="0.05pt solid #000000"/>
    </style:style>
    <style:style style:name="Tabela64.A2" style:family="table-cell">
      <style:table-cell-properties fo:padding="0.097cm" fo:border-left="0.05pt solid #000000" fo:border-right="none" fo:border-top="none" fo:border-bottom="0.05pt solid #000000"/>
    </style:style>
    <style:style style:name="Tabe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5" style:family="table">
      <style:table-properties style:width="17.013cm" fo:margin-left="0cm" table:align="left"/>
    </style:style>
    <style:style style:name="Tabela65.A" style:family="table-column">
      <style:table-column-properties style:column-width="5.186cm"/>
    </style:style>
    <style:style style:name="Tabela65.B" style:family="table-column">
      <style:table-column-properties style:column-width="11.827cm"/>
    </style:style>
    <style:style style:name="Tabe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5.B1" style:family="table-cell">
      <style:table-cell-properties fo:padding="0.097cm" fo:border="0.05pt solid #000000"/>
    </style:style>
    <style:style style:name="Tabela65.A2" style:family="table-cell">
      <style:table-cell-properties fo:padding="0.097cm" fo:border-left="0.05pt solid #000000" fo:border-right="none" fo:border-top="none" fo:border-bottom="0.05pt solid #000000"/>
    </style:style>
    <style:style style:name="Tabe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6" style:family="table">
      <style:table-properties style:width="17.013cm" fo:margin-left="0cm" table:align="left"/>
    </style:style>
    <style:style style:name="Tabela66.A" style:family="table-column">
      <style:table-column-properties style:column-width="5.186cm"/>
    </style:style>
    <style:style style:name="Tabela66.B" style:family="table-column">
      <style:table-column-properties style:column-width="11.827cm"/>
    </style:style>
    <style:style style:name="Tabe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6.B1" style:family="table-cell">
      <style:table-cell-properties fo:padding="0.097cm" fo:border="0.05pt solid #000000"/>
    </style:style>
    <style:style style:name="Tabela66.A2" style:family="table-cell">
      <style:table-cell-properties fo:padding="0.097cm" fo:border-left="0.05pt solid #000000" fo:border-right="none" fo:border-top="none" fo:border-bottom="0.05pt solid #000000"/>
    </style:style>
    <style:style style:name="Tabe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7" style:family="table">
      <style:table-properties style:width="17.013cm" fo:margin-left="0cm" table:align="left"/>
    </style:style>
    <style:style style:name="Tabela67.A" style:family="table-column">
      <style:table-column-properties style:column-width="5.186cm"/>
    </style:style>
    <style:style style:name="Tabela67.B" style:family="table-column">
      <style:table-column-properties style:column-width="11.827cm"/>
    </style:style>
    <style:style style:name="Tabe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7.B1" style:family="table-cell">
      <style:table-cell-properties fo:padding="0.097cm" fo:border="0.05pt solid #000000"/>
    </style:style>
    <style:style style:name="Tabela67.A2" style:family="table-cell">
      <style:table-cell-properties fo:padding="0.097cm" fo:border-left="0.05pt solid #000000" fo:border-right="none" fo:border-top="none" fo:border-bottom="0.05pt solid #000000"/>
    </style:style>
    <style:style style:name="Tabe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8" style:family="table">
      <style:table-properties style:width="17.013cm" fo:margin-left="0cm" table:align="left"/>
    </style:style>
    <style:style style:name="Tabela68.A" style:family="table-column">
      <style:table-column-properties style:column-width="5.186cm"/>
    </style:style>
    <style:style style:name="Tabela68.B" style:family="table-column">
      <style:table-column-properties style:column-width="11.827cm"/>
    </style:style>
    <style:style style:name="Tabe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8.B1" style:family="table-cell">
      <style:table-cell-properties fo:padding="0.097cm" fo:border="0.05pt solid #000000"/>
    </style:style>
    <style:style style:name="Tabela68.A2" style:family="table-cell">
      <style:table-cell-properties fo:padding="0.097cm" fo:border-left="0.05pt solid #000000" fo:border-right="none" fo:border-top="none" fo:border-bottom="0.05pt solid #000000"/>
    </style:style>
    <style:style style:name="Tabe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9" style:family="table">
      <style:table-properties style:width="17.013cm" fo:margin-left="0cm" table:align="left"/>
    </style:style>
    <style:style style:name="Tabela69.A" style:family="table-column">
      <style:table-column-properties style:column-width="5.186cm"/>
    </style:style>
    <style:style style:name="Tabela69.B" style:family="table-column">
      <style:table-column-properties style:column-width="11.827cm"/>
    </style:style>
    <style:style style:name="Tabe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9.B1" style:family="table-cell">
      <style:table-cell-properties fo:padding="0.097cm" fo:border="0.05pt solid #000000"/>
    </style:style>
    <style:style style:name="Tabela69.A2" style:family="table-cell">
      <style:table-cell-properties fo:padding="0.097cm" fo:border-left="0.05pt solid #000000" fo:border-right="none" fo:border-top="none" fo:border-bottom="0.05pt solid #000000"/>
    </style:style>
    <style:style style:name="Tabe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2b8d"/>
    </style:style>
    <style:style style:name="P3" style:family="paragraph" style:parent-style-name="Standard">
      <style:paragraph-properties fo:text-align="start" style:justify-single-word="false"/>
      <style:text-properties officeooo:rsid="00052b8d" officeooo:paragraph-rsid="000d2d2c"/>
    </style:style>
    <style:style style:name="P4" style:family="paragraph" style:parent-style-name="Standard">
      <style:paragraph-properties fo:text-align="start" style:justify-single-word="false"/>
      <style:text-properties officeooo:rsid="000d2d2c" officeooo:paragraph-rsid="000d2d2c"/>
    </style:style>
    <style:style style:name="P5" style:family="paragraph" style:parent-style-name="Standard">
      <style:paragraph-properties fo:text-align="start" style:justify-single-word="false"/>
      <style:text-properties officeooo:rsid="000d2d2c" officeooo:paragraph-rsid="000d7d90"/>
    </style:style>
    <style:style style:name="P6" style:family="paragraph" style:parent-style-name="Standard">
      <style:paragraph-properties fo:text-align="start" style:justify-single-word="false"/>
      <style:text-properties officeooo:rsid="000d7d90" officeooo:paragraph-rsid="000d7d90"/>
    </style:style>
    <style:style style:name="P7" style:family="paragraph" style:parent-style-name="Standard">
      <style:paragraph-properties fo:text-align="start" style:justify-single-word="false"/>
      <style:text-properties officeooo:rsid="00129265" officeooo:paragraph-rsid="00129265"/>
    </style:style>
    <style:style style:name="P8" style:family="paragraph" style:parent-style-name="Standard">
      <style:paragraph-properties fo:text-align="start" style:justify-single-word="false"/>
      <style:text-properties officeooo:rsid="0016cdf9" officeooo:paragraph-rsid="00183585"/>
    </style:style>
    <style:style style:name="P9" style:family="paragraph" style:parent-style-name="Standard">
      <style:paragraph-properties fo:text-align="start" style:justify-single-word="false"/>
      <style:text-properties officeooo:rsid="0016cdf9" officeooo:paragraph-rsid="001a35e1"/>
    </style:style>
    <style:style style:name="P10" style:family="paragraph" style:parent-style-name="Standard">
      <style:paragraph-properties fo:text-align="start" style:justify-single-word="false"/>
      <style:text-properties officeooo:rsid="0016cdf9" officeooo:paragraph-rsid="001d699b"/>
    </style:style>
    <style:style style:name="P11" style:family="paragraph" style:parent-style-name="Standard">
      <style:paragraph-properties fo:text-align="start" style:justify-single-word="false"/>
      <style:text-properties officeooo:rsid="0016cdf9" officeooo:paragraph-rsid="00218104"/>
    </style:style>
    <style:style style:name="P12" style:family="paragraph" style:parent-style-name="Standard">
      <style:paragraph-properties fo:text-align="start" style:justify-single-word="false"/>
      <style:text-properties officeooo:rsid="0016cdf9" officeooo:paragraph-rsid="0023644e"/>
    </style:style>
    <style:style style:name="P13" style:family="paragraph" style:parent-style-name="Standard">
      <style:paragraph-properties fo:text-align="start" style:justify-single-word="false"/>
      <style:text-properties officeooo:rsid="0016cdf9" officeooo:paragraph-rsid="00241c5a"/>
    </style:style>
    <style:style style:name="P14" style:family="paragraph" style:parent-style-name="Standard">
      <style:paragraph-properties fo:text-align="start" style:justify-single-word="false"/>
      <style:text-properties officeooo:rsid="0016cdf9" officeooo:paragraph-rsid="0025b61f"/>
    </style:style>
    <style:style style:name="P15" style:family="paragraph" style:parent-style-name="Standard">
      <style:paragraph-properties fo:text-align="start" style:justify-single-word="false"/>
      <style:text-properties officeooo:rsid="0016cdf9" officeooo:paragraph-rsid="00277d10"/>
    </style:style>
    <style:style style:name="P16" style:family="paragraph" style:parent-style-name="Standard">
      <style:paragraph-properties fo:text-align="start" style:justify-single-word="false"/>
      <style:text-properties officeooo:rsid="0016cdf9" officeooo:paragraph-rsid="0027cd27"/>
    </style:style>
    <style:style style:name="P17" style:family="paragraph" style:parent-style-name="Standard">
      <style:paragraph-properties fo:text-align="start" style:justify-single-word="false"/>
      <style:text-properties officeooo:rsid="0016cdf9" officeooo:paragraph-rsid="002eba5b"/>
    </style:style>
    <style:style style:name="P18" style:family="paragraph" style:parent-style-name="Standard">
      <style:paragraph-properties fo:text-align="start" style:justify-single-word="false"/>
      <style:text-properties officeooo:rsid="001e2eed" officeooo:paragraph-rsid="001e2eed"/>
    </style:style>
    <style:style style:name="P19" style:family="paragraph" style:parent-style-name="Standard">
      <style:paragraph-properties fo:text-align="start" style:justify-single-word="false"/>
      <style:text-properties officeooo:rsid="00207fe0" officeooo:paragraph-rsid="00207fe0"/>
    </style:style>
    <style:style style:name="P20" style:family="paragraph" style:parent-style-name="Standard">
      <style:paragraph-properties fo:text-align="start" style:justify-single-word="false"/>
      <style:text-properties officeooo:rsid="00207fe0" officeooo:paragraph-rsid="00209a85"/>
    </style:style>
    <style:style style:name="P21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22" style:family="paragraph" style:parent-style-name="Standard">
      <style:paragraph-properties fo:text-align="start" style:justify-single-word="false"/>
      <style:text-properties style:font-name="LiberationSerif" fo:font-size="12pt" officeooo:paragraph-rsid="0008e47e" style:font-size-asian="12pt"/>
    </style:style>
    <style:style style:name="P23" style:family="paragraph" style:parent-style-name="Standard">
      <style:paragraph-properties fo:text-align="start" style:justify-single-word="false"/>
      <style:text-properties style:font-name="LiberationSerif" fo:font-size="12pt" officeooo:paragraph-rsid="00129265" style:font-size-asian="12pt"/>
    </style:style>
    <style:style style:name="P24" style:family="paragraph" style:parent-style-name="Standard">
      <style:paragraph-properties fo:text-align="start" style:justify-single-word="false"/>
      <style:text-properties style:font-name="LiberationSerif" fo:font-size="12pt" officeooo:paragraph-rsid="0016cdf9" style:font-size-asian="12pt"/>
    </style:style>
    <style:style style:name="P25" style:family="paragraph" style:parent-style-name="Standard">
      <style:paragraph-properties fo:text-align="start" style:justify-single-word="false"/>
      <style:text-properties style:font-name="LiberationSerif" fo:font-size="12pt" officeooo:paragraph-rsid="001a35e1" style:font-size-asian="12pt"/>
    </style:style>
    <style:style style:name="P26" style:family="paragraph" style:parent-style-name="Standard">
      <style:paragraph-properties fo:text-align="start" style:justify-single-word="false"/>
      <style:text-properties style:font-name="LiberationSerif" fo:font-size="12pt" officeooo:paragraph-rsid="00218104" style:font-size-asian="12pt"/>
    </style:style>
    <style:style style:name="P27" style:family="paragraph" style:parent-style-name="Standard">
      <style:paragraph-properties fo:text-align="start" style:justify-single-word="false"/>
      <style:text-properties style:font-name="LiberationSerif" fo:font-size="12pt" officeooo:paragraph-rsid="0023644e" style:font-size-asian="12pt"/>
    </style:style>
    <style:style style:name="P28" style:family="paragraph" style:parent-style-name="Standard">
      <style:paragraph-properties fo:text-align="start" style:justify-single-word="false"/>
      <style:text-properties style:font-name="LiberationSerif" fo:font-size="12pt" officeooo:paragraph-rsid="00241c5a" style:font-size-asian="12pt"/>
    </style:style>
    <style:style style:name="P29" style:family="paragraph" style:parent-style-name="Standard">
      <style:paragraph-properties fo:text-align="start" style:justify-single-word="false"/>
      <style:text-properties style:font-name="LiberationSerif" fo:font-size="12pt" officeooo:paragraph-rsid="0025b61f" style:font-size-asian="12pt"/>
    </style:style>
    <style:style style:name="P30" style:family="paragraph" style:parent-style-name="Standard">
      <style:paragraph-properties fo:text-align="start" style:justify-single-word="false"/>
      <style:text-properties style:font-name="LiberationSerif" fo:font-size="12pt" officeooo:paragraph-rsid="0026db34" style:font-size-asian="12pt"/>
    </style:style>
    <style:style style:name="P31" style:family="paragraph" style:parent-style-name="Standard">
      <style:paragraph-properties fo:text-align="start" style:justify-single-word="false"/>
      <style:text-properties style:font-name="LiberationSerif" fo:font-size="12pt" officeooo:paragraph-rsid="0027cd27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LiberationSerif" fo:font-size="12pt" officeooo:paragraph-rsid="00285299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LiberationSerif" fo:font-size="12pt" officeooo:paragraph-rsid="002ab3fb" style:font-size-asian="12pt"/>
    </style:style>
    <style:style style:name="P34" style:family="paragraph" style:parent-style-name="Standard">
      <style:paragraph-properties fo:text-align="start" style:justify-single-word="false"/>
      <style:text-properties style:font-name="LiberationSerif" fo:font-size="12pt" officeooo:paragraph-rsid="002ddf79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LiberationSerif" fo:font-size="12pt" officeooo:paragraph-rsid="002f9c92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LiberationSerif" fo:font-size="12pt" officeooo:paragraph-rsid="0043de88" style:font-size-asian="12pt"/>
    </style:style>
    <style:style style:name="P37" style:family="paragraph" style:parent-style-name="Standard">
      <style:paragraph-properties fo:text-align="start" style:justify-single-word="false"/>
      <style:text-properties style:font-name="LiberationSerif" fo:font-size="12pt" officeooo:paragraph-rsid="0046aa38" style:font-size-asian="12pt"/>
    </style:style>
    <style:style style:name="P38" style:family="paragraph" style:parent-style-name="Standard">
      <style:paragraph-properties fo:text-align="start" style:justify-single-word="false"/>
      <style:text-properties style:font-name="LiberationSerif" fo:font-size="12pt" officeooo:paragraph-rsid="0047af25" style:font-size-asian="12pt"/>
    </style:style>
    <style:style style:name="P39" style:family="paragraph" style:parent-style-name="Standard">
      <style:paragraph-properties fo:text-align="start" style:justify-single-word="false"/>
      <style:text-properties style:font-name="LiberationSerif" fo:font-size="12pt" officeooo:paragraph-rsid="0048f332" style:font-size-asian="12pt"/>
    </style:style>
    <style:style style:name="P40" style:family="paragraph" style:parent-style-name="Standard">
      <style:paragraph-properties fo:text-align="start" style:justify-single-word="false"/>
      <style:text-properties style:font-name="LiberationSerif" fo:font-size="12pt" officeooo:paragraph-rsid="004b2a63" style:font-size-asian="12pt"/>
    </style:style>
    <style:style style:name="P41" style:family="paragraph" style:parent-style-name="Standard">
      <style:paragraph-properties fo:text-align="start" style:justify-single-word="false"/>
      <style:text-properties style:font-name="LiberationSerif" fo:font-size="12pt" officeooo:paragraph-rsid="004d9877" style:font-size-asian="12pt"/>
    </style:style>
    <style:style style:name="P42" style:family="paragraph" style:parent-style-name="Standard">
      <style:paragraph-properties fo:text-align="start" style:justify-single-word="false"/>
      <style:text-properties style:font-name="LiberationSerif" fo:font-size="12pt" officeooo:paragraph-rsid="004e8ab3" style:font-size-asian="12pt"/>
    </style:style>
    <style:style style:name="P43" style:family="paragraph" style:parent-style-name="Standard">
      <style:paragraph-properties fo:text-align="start" style:justify-single-word="false"/>
      <style:text-properties style:font-name="LiberationSerif" fo:font-size="12pt" officeooo:paragraph-rsid="004f3d0c" style:font-size-asian="12pt"/>
    </style:style>
    <style:style style:name="P44" style:family="paragraph" style:parent-style-name="Standard">
      <style:paragraph-properties fo:text-align="start" style:justify-single-word="false"/>
      <style:text-properties style:font-name="LiberationSerif" fo:font-size="12pt" officeooo:paragraph-rsid="00511881" style:font-size-asian="12pt"/>
    </style:style>
    <style:style style:name="P45" style:family="paragraph" style:parent-style-name="Standard">
      <style:paragraph-properties fo:text-align="start" style:justify-single-word="false"/>
      <style:text-properties style:font-name="LiberationSerif" fo:font-size="12pt" officeooo:paragraph-rsid="00573ab5" style:font-size-asian="12pt"/>
    </style:style>
    <style:style style:name="P46" style:family="paragraph" style:parent-style-name="Standard">
      <style:paragraph-properties fo:text-align="start" style:justify-single-word="false"/>
      <style:text-properties style:font-name="LiberationSerif" fo:font-size="12pt" officeooo:paragraph-rsid="0057eae9" style:font-size-asian="12pt"/>
    </style:style>
    <style:style style:name="P47" style:family="paragraph" style:parent-style-name="Standard">
      <style:paragraph-properties fo:text-align="start" style:justify-single-word="false"/>
      <style:text-properties style:font-name="LiberationSerif" fo:font-size="12pt" officeooo:paragraph-rsid="0058739c" style:font-size-asian="12pt"/>
    </style:style>
    <style:style style:name="P48" style:family="paragraph" style:parent-style-name="Standard">
      <style:paragraph-properties fo:text-align="start" style:justify-single-word="false"/>
      <style:text-properties style:font-name="LiberationSerif" fo:font-size="12pt" officeooo:paragraph-rsid="00591202" style:font-size-asian="12pt"/>
    </style:style>
    <style:style style:name="P49" style:family="paragraph" style:parent-style-name="Standard">
      <style:paragraph-properties fo:text-align="start" style:justify-single-word="false"/>
      <style:text-properties style:font-name="LiberationSerif" fo:font-size="12pt" officeooo:rsid="00052b8d" style:font-size-asian="12pt"/>
    </style:style>
    <style:style style:name="P50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08e47e" style:font-size-asian="12pt"/>
    </style:style>
    <style:style style:name="P5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129265" style:font-size-asian="12pt"/>
    </style:style>
    <style:style style:name="P5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16cdf9" style:font-size-asian="12pt"/>
    </style:style>
    <style:style style:name="P5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1a35e1" style:font-size-asian="12pt"/>
    </style:style>
    <style:style style:name="P5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18104" style:font-size-asian="12pt"/>
    </style:style>
    <style:style style:name="P5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3644e" style:font-size-asian="12pt"/>
    </style:style>
    <style:style style:name="P5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41c5a" style:font-size-asian="12pt"/>
    </style:style>
    <style:style style:name="P57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5b61f" style:font-size-asian="12pt"/>
    </style:style>
    <style:style style:name="P58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6db34" style:font-size-asian="12pt"/>
    </style:style>
    <style:style style:name="P59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7cd27" style:font-size-asian="12pt"/>
    </style:style>
    <style:style style:name="P60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85299" style:font-size-asian="12pt"/>
    </style:style>
    <style:style style:name="P6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ab3fb" style:font-size-asian="12pt"/>
    </style:style>
    <style:style style:name="P6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ddf79" style:font-size-asian="12pt"/>
    </style:style>
    <style:style style:name="P6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2f9c92" style:font-size-asian="12pt"/>
    </style:style>
    <style:style style:name="P6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3de88" style:font-size-asian="12pt"/>
    </style:style>
    <style:style style:name="P6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6aa38" style:font-size-asian="12pt"/>
    </style:style>
    <style:style style:name="P6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7af25" style:font-size-asian="12pt"/>
    </style:style>
    <style:style style:name="P67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8f332" style:font-size-asian="12pt"/>
    </style:style>
    <style:style style:name="P68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b2a63" style:font-size-asian="12pt"/>
    </style:style>
    <style:style style:name="P69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d9877" style:font-size-asian="12pt"/>
    </style:style>
    <style:style style:name="P70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e8ab3" style:font-size-asian="12pt"/>
    </style:style>
    <style:style style:name="P7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4f3d0c" style:font-size-asian="12pt"/>
    </style:style>
    <style:style style:name="P7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11881" style:font-size-asian="12pt"/>
    </style:style>
    <style:style style:name="P7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73ab5" style:font-size-asian="12pt"/>
    </style:style>
    <style:style style:name="P7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7eae9" style:font-size-asian="12pt"/>
    </style:style>
    <style:style style:name="P7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8739c" style:font-size-asian="12pt"/>
    </style:style>
    <style:style style:name="P7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91202" style:font-size-asian="12pt"/>
    </style:style>
    <style:style style:name="P7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0d2d2c" style:font-size-asian="12pt"/>
    </style:style>
    <style:style style:name="P7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129265" style:font-size-asian="12pt"/>
    </style:style>
    <style:style style:name="P79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19ac2a" style:font-size-asian="12pt"/>
    </style:style>
    <style:style style:name="P8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1a35e1" style:font-size-asian="12pt"/>
    </style:style>
    <style:style style:name="P8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18104" style:font-size-asian="12pt"/>
    </style:style>
    <style:style style:name="P8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3644e" style:font-size-asian="12pt"/>
    </style:style>
    <style:style style:name="P8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41c5a" style:font-size-asian="12pt"/>
    </style:style>
    <style:style style:name="P84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5b61f" style:font-size-asian="12pt"/>
    </style:style>
    <style:style style:name="P85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6db34" style:font-size-asian="12pt"/>
    </style:style>
    <style:style style:name="P86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7cd27" style:font-size-asian="12pt"/>
    </style:style>
    <style:style style:name="P8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85299" style:font-size-asian="12pt"/>
    </style:style>
    <style:style style:name="P8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ab3fb" style:font-size-asian="12pt"/>
    </style:style>
    <style:style style:name="P89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ddf79" style:font-size-asian="12pt"/>
    </style:style>
    <style:style style:name="P9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2f9c92" style:font-size-asian="12pt"/>
    </style:style>
    <style:style style:name="P9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3de88" style:font-size-asian="12pt"/>
    </style:style>
    <style:style style:name="P9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6aa38" style:font-size-asian="12pt"/>
    </style:style>
    <style:style style:name="P9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7af25" style:font-size-asian="12pt"/>
    </style:style>
    <style:style style:name="P94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8f332" style:font-size-asian="12pt"/>
    </style:style>
    <style:style style:name="P95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b2a63" style:font-size-asian="12pt"/>
    </style:style>
    <style:style style:name="P96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d9877" style:font-size-asian="12pt"/>
    </style:style>
    <style:style style:name="P9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e8ab3" style:font-size-asian="12pt"/>
    </style:style>
    <style:style style:name="P9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4f3d0c" style:font-size-asian="12pt"/>
    </style:style>
    <style:style style:name="P99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11881" style:font-size-asian="12pt"/>
    </style:style>
    <style:style style:name="P10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73ab5" style:font-size-asian="12pt"/>
    </style:style>
    <style:style style:name="P10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7eae9" style:font-size-asian="12pt"/>
    </style:style>
    <style:style style:name="P10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8739c" style:font-size-asian="12pt"/>
    </style:style>
    <style:style style:name="P10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91202" style:font-size-asian="12pt"/>
    </style:style>
    <style:style style:name="P104" style:family="paragraph" style:parent-style-name="Standard">
      <style:paragraph-properties fo:text-align="start" style:justify-single-word="false"/>
      <style:text-properties style:font-name="LiberationSerif" fo:font-size="12pt" officeooo:rsid="000f6810" officeooo:paragraph-rsid="000f6810" style:font-size-asian="12pt"/>
    </style:style>
    <style:style style:name="P105" style:family="paragraph" style:parent-style-name="Standard">
      <style:paragraph-properties fo:text-align="start" style:justify-single-word="false"/>
      <style:text-properties style:font-name="LiberationSerif" fo:font-size="12pt" officeooo:rsid="00110e54" officeooo:paragraph-rsid="00110e54" style:font-size-asian="12pt"/>
    </style:style>
    <style:style style:name="P106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129265" style:font-size-asian="12pt"/>
    </style:style>
    <style:style style:name="P107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3644e" style:font-size-asian="12pt"/>
    </style:style>
    <style:style style:name="P108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6db34" style:font-size-asian="12pt"/>
    </style:style>
    <style:style style:name="P109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85299" style:font-size-asian="12pt"/>
    </style:style>
    <style:style style:name="P110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ab3fb" style:font-size-asian="12pt"/>
    </style:style>
    <style:style style:name="P111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ddf79" style:font-size-asian="12pt"/>
    </style:style>
    <style:style style:name="P112" style:family="paragraph" style:parent-style-name="Standard">
      <style:paragraph-properties fo:text-align="start" style:justify-single-word="false"/>
      <style:text-properties style:font-name="LiberationSerif" fo:font-size="12pt" officeooo:rsid="000d7d90" officeooo:paragraph-rsid="002f9c92" style:font-size-asian="12pt"/>
    </style:style>
    <style:style style:name="P113" style:family="paragraph" style:parent-style-name="Standard">
      <style:paragraph-properties fo:text-align="start" style:justify-single-word="false"/>
      <style:text-properties style:font-name="LiberationSerif" fo:font-size="12pt" officeooo:rsid="00159142" officeooo:paragraph-rsid="00159142" style:font-size-asian="12pt"/>
    </style:style>
    <style:style style:name="P114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1a1e11" style:font-size-asian="12pt"/>
    </style:style>
    <style:style style:name="P115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1a35e1" style:font-size-asian="12pt"/>
    </style:style>
    <style:style style:name="P116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18104" style:font-size-asian="12pt"/>
    </style:style>
    <style:style style:name="P117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3644e" style:font-size-asian="12pt"/>
    </style:style>
    <style:style style:name="P118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41c5a" style:font-size-asian="12pt"/>
    </style:style>
    <style:style style:name="P119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5b61f" style:font-size-asian="12pt"/>
    </style:style>
    <style:style style:name="P120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6db34" style:font-size-asian="12pt"/>
    </style:style>
    <style:style style:name="P121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7cd27" style:font-size-asian="12pt"/>
    </style:style>
    <style:style style:name="P122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85299" style:font-size-asian="12pt"/>
    </style:style>
    <style:style style:name="P123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ab3fb" style:font-size-asian="12pt"/>
    </style:style>
    <style:style style:name="P124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ddf79" style:font-size-asian="12pt"/>
    </style:style>
    <style:style style:name="P125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2f9c92" style:font-size-asian="12pt"/>
    </style:style>
    <style:style style:name="P126" style:family="paragraph" style:parent-style-name="Standard">
      <style:paragraph-properties fo:text-align="start" style:justify-single-word="false"/>
      <style:text-properties style:font-name="LiberationSerif" fo:font-size="12pt" officeooo:rsid="001a1e11" officeooo:paragraph-rsid="0043de88" style:font-size-asian="12pt"/>
    </style:style>
    <style:style style:name="P127" style:family="paragraph" style:parent-style-name="Standard">
      <style:paragraph-properties fo:text-align="start" style:justify-single-word="false"/>
      <style:text-properties style:font-name="LiberationSerif" fo:font-size="12pt" officeooo:rsid="0027cd27" officeooo:paragraph-rsid="0027cd27" style:font-size-asian="12pt"/>
    </style:style>
    <style:style style:name="P128" style:family="paragraph" style:parent-style-name="Standard">
      <style:paragraph-properties fo:text-align="start" style:justify-single-word="false"/>
      <style:text-properties style:font-name="LiberationSerif" fo:font-size="12pt" officeooo:rsid="0026db34" officeooo:paragraph-rsid="002ab3fb" style:font-size-asian="12pt"/>
    </style:style>
    <style:style style:name="P129" style:family="paragraph" style:parent-style-name="Standard">
      <style:paragraph-properties fo:text-align="start" style:justify-single-word="false"/>
      <style:text-properties style:font-name="LiberationSerif" fo:font-size="12pt" officeooo:rsid="0016cdf9" officeooo:paragraph-rsid="002f9c92" style:font-size-asian="12pt"/>
    </style:style>
    <style:style style:name="P13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318af" style:font-size-asian="12pt"/>
    </style:style>
    <style:style style:name="P13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45af3" style:font-size-asian="12pt"/>
    </style:style>
    <style:style style:name="P132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4943a" style:font-size-asian="12pt"/>
    </style:style>
    <style:style style:name="P13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68f69" style:font-size-asian="12pt"/>
    </style:style>
    <style:style style:name="P13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93d00" style:font-size-asian="12pt"/>
    </style:style>
    <style:style style:name="P13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ada54" style:font-size-asian="12pt"/>
    </style:style>
    <style:style style:name="P136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c8f7e" style:font-size-asian="12pt"/>
    </style:style>
    <style:style style:name="P137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ddb0d" style:font-size-asian="12pt"/>
    </style:style>
    <style:style style:name="P138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e7f29" style:font-size-asian="12pt"/>
    </style:style>
    <style:style style:name="P139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3ecc14" style:font-size-asian="12pt"/>
    </style:style>
    <style:style style:name="P14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08c52" style:font-size-asian="12pt"/>
    </style:style>
    <style:style style:name="P14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0ceec" style:font-size-asian="12pt"/>
    </style:style>
    <style:style style:name="P142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11153" style:font-size-asian="12pt"/>
    </style:style>
    <style:style style:name="P14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3de88" style:font-size-asian="12pt"/>
    </style:style>
    <style:style style:name="P14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6aa38" style:font-size-asian="12pt"/>
    </style:style>
    <style:style style:name="P14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7af25" style:font-size-asian="12pt"/>
    </style:style>
    <style:style style:name="P146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8f332" style:font-size-asian="12pt"/>
    </style:style>
    <style:style style:name="P147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b2a63" style:font-size-asian="12pt"/>
    </style:style>
    <style:style style:name="P148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d9877" style:font-size-asian="12pt"/>
    </style:style>
    <style:style style:name="P149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e8ab3" style:font-size-asian="12pt"/>
    </style:style>
    <style:style style:name="P15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4f3d0c" style:font-size-asian="12pt"/>
    </style:style>
    <style:style style:name="P15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11881" style:font-size-asian="12pt"/>
    </style:style>
    <style:style style:name="P152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73ab5" style:font-size-asian="12pt"/>
    </style:style>
    <style:style style:name="P15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7eae9" style:font-size-asian="12pt"/>
    </style:style>
    <style:style style:name="P15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8739c" style:font-size-asian="12pt"/>
    </style:style>
    <style:style style:name="P15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91202" style:font-size-asian="12pt"/>
    </style:style>
    <style:style style:name="P156" style:family="paragraph" style:parent-style-name="Standard">
      <style:paragraph-properties fo:text-align="start" style:justify-single-word="false"/>
      <style:text-properties style:font-name="LiberationSerif" fo:font-size="12pt" officeooo:rsid="00368f69" officeooo:paragraph-rsid="00368f69" style:font-size-asian="12pt"/>
    </style:style>
    <style:style style:name="P157" style:family="paragraph" style:parent-style-name="Standard">
      <style:paragraph-properties fo:text-align="start" style:justify-single-word="false"/>
      <style:text-properties style:font-name="LiberationSerif" fo:font-size="12pt" officeooo:rsid="00393d00" officeooo:paragraph-rsid="00393d00" style:font-size-asian="12pt"/>
    </style:style>
    <style:style style:name="P158" style:family="paragraph" style:parent-style-name="Standard">
      <style:paragraph-properties fo:text-align="start" style:justify-single-word="false"/>
      <style:text-properties style:font-name="LiberationSerif" fo:font-size="12pt" officeooo:rsid="003c8f7e" officeooo:paragraph-rsid="003c8f7e" style:font-size-asian="12pt"/>
    </style:style>
    <style:style style:name="P159" style:family="paragraph" style:parent-style-name="Standard">
      <style:paragraph-properties fo:text-align="start" style:justify-single-word="false"/>
      <style:text-properties style:font-name="LiberationSerif" fo:font-size="12pt" officeooo:rsid="003ddb0d" officeooo:paragraph-rsid="003ddb0d" style:font-size-asian="12pt"/>
    </style:style>
    <style:style style:name="P160" style:family="paragraph" style:parent-style-name="Standard">
      <style:paragraph-properties fo:text-align="start" style:justify-single-word="false"/>
      <style:text-properties style:font-name="LiberationSerif" fo:font-size="12pt" officeooo:rsid="003e8986" officeooo:paragraph-rsid="003e8986" style:font-size-asian="12pt"/>
    </style:style>
    <style:style style:name="P161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3de88" style:font-size-asian="12pt"/>
    </style:style>
    <style:style style:name="P162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6aa38" style:font-size-asian="12pt"/>
    </style:style>
    <style:style style:name="P163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7af25" style:font-size-asian="12pt"/>
    </style:style>
    <style:style style:name="P164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8f332" style:font-size-asian="12pt"/>
    </style:style>
    <style:style style:name="P165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d9877" style:font-size-asian="12pt"/>
    </style:style>
    <style:style style:name="P166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e8ab3" style:font-size-asian="12pt"/>
    </style:style>
    <style:style style:name="P167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6aa38" style:font-size-asian="12pt"/>
    </style:style>
    <style:style style:name="P168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7af25" style:font-size-asian="12pt"/>
    </style:style>
    <style:style style:name="P169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8f332" style:font-size-asian="12pt"/>
    </style:style>
    <style:style style:name="P170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b2a63" style:font-size-asian="12pt"/>
    </style:style>
    <style:style style:name="P171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d9877" style:font-size-asian="12pt"/>
    </style:style>
    <style:style style:name="P172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e8ab3" style:font-size-asian="12pt"/>
    </style:style>
    <style:style style:name="P173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f3d0c" style:font-size-asian="12pt"/>
    </style:style>
    <style:style style:name="P174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11881" style:font-size-asian="12pt"/>
    </style:style>
    <style:style style:name="P175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13554" style:font-size-asian="12pt"/>
    </style:style>
    <style:style style:name="P176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73ab5" style:font-size-asian="12pt"/>
    </style:style>
    <style:style style:name="P177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7eae9" style:font-size-asian="12pt"/>
    </style:style>
    <style:style style:name="P178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8739c" style:font-size-asian="12pt"/>
    </style:style>
    <style:style style:name="P179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91202" style:font-size-asian="12pt"/>
    </style:style>
    <style:style style:name="P180" style:family="paragraph" style:parent-style-name="Standard">
      <style:paragraph-properties fo:text-align="start" style:justify-single-word="false"/>
      <style:text-properties style:font-name="LiberationSerif" fo:font-size="12pt" officeooo:rsid="004d9877" officeooo:paragraph-rsid="004d9877" style:font-size-asian="12pt"/>
    </style:style>
    <style:style style:name="P181" style:family="paragraph" style:parent-style-name="Standard">
      <style:paragraph-properties fo:text-align="start" style:justify-single-word="false"/>
      <style:text-properties style:font-name="LiberationSerif" fo:font-size="12pt" officeooo:rsid="00511881" officeooo:paragraph-rsid="00511881" style:font-size-asian="12pt"/>
    </style:style>
    <style:style style:name="P182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73ab5" style:font-size-asian="12pt"/>
    </style:style>
    <style:style style:name="P183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7eae9" style:font-size-asian="12pt"/>
    </style:style>
    <style:style style:name="P184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8739c" style:font-size-asian="12pt"/>
    </style:style>
    <style:style style:name="P185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91202" style:font-size-asian="12pt"/>
    </style:style>
    <style:style style:name="P186" style:family="paragraph" style:parent-style-name="Standard">
      <style:paragraph-properties fo:text-align="start" style:justify-single-word="false"/>
      <style:text-properties style:font-name="LiberationSerif" fo:font-size="12pt" officeooo:rsid="0058739c" officeooo:paragraph-rsid="0058739c" style:font-size-asian="12pt"/>
    </style:style>
    <style:style style:name="P187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8f332" style:font-size-asian="12pt" style:font-style-asian="italic"/>
    </style:style>
    <style:style style:name="P188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11881" style:font-size-asian="12pt" style:font-style-asian="italic"/>
    </style:style>
    <style:style style:name="P189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73ab5" style:font-size-asian="12pt" style:font-style-asian="italic"/>
    </style:style>
    <style:style style:name="P190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7eae9" style:font-size-asian="12pt" style:font-style-asian="italic"/>
    </style:style>
    <style:style style:name="P19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052b8d" style:font-size-asian="12pt" style:font-style-asian="italic"/>
    </style:style>
    <style:style style:name="P19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08e47e" style:font-size-asian="12pt" style:font-style-asian="italic"/>
    </style:style>
    <style:style style:name="P19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129265" style:font-size-asian="12pt" style:font-style-asian="italic"/>
    </style:style>
    <style:style style:name="P19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16cdf9" style:font-size-asian="12pt" style:font-style-asian="italic"/>
    </style:style>
    <style:style style:name="P19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1a35e1" style:font-size-asian="12pt" style:font-style-asian="italic"/>
    </style:style>
    <style:style style:name="P19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18104" style:font-size-asian="12pt" style:font-style-asian="italic"/>
    </style:style>
    <style:style style:name="P19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3644e" style:font-size-asian="12pt" style:font-style-asian="italic"/>
    </style:style>
    <style:style style:name="P19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41c5a" style:font-size-asian="12pt" style:font-style-asian="italic"/>
    </style:style>
    <style:style style:name="P19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5b61f" style:font-size-asian="12pt" style:font-style-asian="italic"/>
    </style:style>
    <style:style style:name="P20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6db34" style:font-size-asian="12pt" style:font-style-asian="italic"/>
    </style:style>
    <style:style style:name="P20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7cd27" style:font-size-asian="12pt" style:font-style-asian="italic"/>
    </style:style>
    <style:style style:name="P20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85299" style:font-size-asian="12pt" style:font-style-asian="italic"/>
    </style:style>
    <style:style style:name="P20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ab3fb" style:font-size-asian="12pt" style:font-style-asian="italic"/>
    </style:style>
    <style:style style:name="P20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ddf79" style:font-size-asian="12pt" style:font-style-asian="italic"/>
    </style:style>
    <style:style style:name="P20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2f9c92" style:font-size-asian="12pt" style:font-style-asian="italic"/>
    </style:style>
    <style:style style:name="P20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3de88" style:font-size-asian="12pt" style:font-style-asian="italic"/>
    </style:style>
    <style:style style:name="P20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6aa38" style:font-size-asian="12pt" style:font-style-asian="italic"/>
    </style:style>
    <style:style style:name="P20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7af25" style:font-size-asian="12pt" style:font-style-asian="italic"/>
    </style:style>
    <style:style style:name="P20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8f332" style:font-size-asian="12pt" style:font-style-asian="italic"/>
    </style:style>
    <style:style style:name="P21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b2a63" style:font-size-asian="12pt" style:font-style-asian="italic"/>
    </style:style>
    <style:style style:name="P21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d9877" style:font-size-asian="12pt" style:font-style-asian="italic"/>
    </style:style>
    <style:style style:name="P21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e8ab3" style:font-size-asian="12pt" style:font-style-asian="italic"/>
    </style:style>
    <style:style style:name="P21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4f3d0c" style:font-size-asian="12pt" style:font-style-asian="italic"/>
    </style:style>
    <style:style style:name="P21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11881" style:font-size-asian="12pt" style:font-style-asian="italic"/>
    </style:style>
    <style:style style:name="P21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73ab5" style:font-size-asian="12pt" style:font-style-asian="italic"/>
    </style:style>
    <style:style style:name="P21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7eae9" style:font-size-asian="12pt" style:font-style-asian="italic"/>
    </style:style>
    <style:style style:name="P21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8739c" style:font-size-asian="12pt" style:font-style-asian="italic"/>
    </style:style>
    <style:style style:name="P21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91202" style:font-size-asian="12pt" style:font-style-asian="italic"/>
    </style:style>
    <style:style style:name="P219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16cdf9" style:font-size-asian="12pt" style:font-style-asian="italic"/>
    </style:style>
    <style:style style:name="P220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7cd27" style:font-size-asian="12pt" style:font-style-asian="italic"/>
    </style:style>
    <style:style style:name="P221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85299" style:font-size-asian="12pt" style:font-style-asian="italic"/>
    </style:style>
    <style:style style:name="P222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f9c92" style:font-size-asian="12pt" style:font-style-asian="italic"/>
    </style:style>
    <style:style style:name="P22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4377a7" style:font-size-asian="12pt" style:font-style-asian="italic"/>
    </style:style>
    <style:style style:name="P22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052b8d" style:font-size-asian="12pt" style:font-style-asian="italic" style:font-weight-asian="bold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08e47e" style:font-size-asian="12pt" style:font-style-asian="italic" style:font-weight-asian="bold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129265" style:font-size-asian="12pt" style:font-style-asian="italic" style:font-weight-asian="bold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16cdf9" style:font-size-asian="12pt" style:font-style-asian="italic" style:font-weight-asian="bold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1a35e1" style:font-size-asian="12pt" style:font-style-asian="italic" style:font-weight-asian="bold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218104" style:font-size-asian="12pt" style:font-style-asian="italic" style:font-weight-asian="bold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23644e" style:font-size-asian="12pt" style:font-style-asian="italic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241c5a" style:font-size-asian="12pt" style:font-style-asian="italic" style:font-weight-asian="bold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052b8d" officeooo:paragraph-rsid="0025b61f" style:font-size-asian="12pt" style:font-style-asian="italic" style:font-weight-asian="bold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6db34" officeooo:paragraph-rsid="0026db34" style:font-size-asian="12pt" style:font-style-asian="italic" style:font-weight-asian="bold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7cd27" officeooo:paragraph-rsid="0027cd27" style:font-size-asian="12pt" style:font-style-asian="italic" style:font-weight-asian="bold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85299" officeooo:paragraph-rsid="00285299" style:font-size-asian="12pt" style:font-style-asian="italic" style:font-weight-asian="bold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ab3fb" officeooo:paragraph-rsid="002ab3fb" style:font-size-asian="12pt" style:font-style-asian="italic" style:font-weight-asian="bold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ddf79" officeooo:paragraph-rsid="002ddf79" style:font-size-asian="12pt" style:font-style-asian="italic" style:font-weight-asian="bold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2ddf79" officeooo:paragraph-rsid="002f9c92" style:font-size-asian="12pt" style:font-style-asian="italic" style:font-weight-asian="bold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3de88" officeooo:paragraph-rsid="0043de88" style:font-size-asian="12pt" style:font-style-asian="italic" style:font-weight-asian="bold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3de88" officeooo:paragraph-rsid="0046aa38" style:font-size-asian="12pt" style:font-style-asian="italic" style:font-weight-asian="bold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3de88" officeooo:paragraph-rsid="0047af25" style:font-size-asian="12pt" style:font-style-asian="italic" style:font-weight-asian="bold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3de88" officeooo:paragraph-rsid="0048f332" style:font-size-asian="12pt" style:font-style-asian="italic" style:font-weight-asian="bold" style:font-weight-complex="bold"/>
    </style:style>
    <style:style style:name="P243" style:family="paragraph" style:parent-style-name="Standard">
      <style:paragraph-properties fo:text-align="start" style:justify-single-word="false"/>
      <style:text-properties officeooo:rsid="0026db34" officeooo:paragraph-rsid="0026db34"/>
    </style:style>
    <style:style style:name="P244" style:family="paragraph" style:parent-style-name="Standard">
      <style:paragraph-properties fo:text-align="start" style:justify-single-word="false"/>
      <style:text-properties officeooo:rsid="0026db34" officeooo:paragraph-rsid="0027cd27"/>
    </style:style>
    <style:style style:name="P245" style:family="paragraph" style:parent-style-name="Standard">
      <style:paragraph-properties fo:text-align="start" style:justify-single-word="false"/>
      <style:text-properties officeooo:rsid="0026db34" officeooo:paragraph-rsid="00285299"/>
    </style:style>
    <style:style style:name="P246" style:family="paragraph" style:parent-style-name="Standard">
      <style:paragraph-properties fo:text-align="start" style:justify-single-word="false"/>
      <style:text-properties officeooo:rsid="0027cd27" officeooo:paragraph-rsid="0029b218"/>
    </style:style>
    <style:style style:name="P247" style:family="paragraph" style:parent-style-name="Standard">
      <style:paragraph-properties fo:text-align="start" style:justify-single-word="false"/>
      <style:text-properties officeooo:rsid="0027cd27" officeooo:paragraph-rsid="002ab3fb"/>
    </style:style>
    <style:style style:name="P248" style:family="paragraph" style:parent-style-name="Standard">
      <style:paragraph-properties fo:text-align="start" style:justify-single-word="false"/>
      <style:text-properties officeooo:rsid="0027cd27" officeooo:paragraph-rsid="002ddf79"/>
    </style:style>
    <style:style style:name="P249" style:family="paragraph" style:parent-style-name="Standard">
      <style:paragraph-properties fo:text-align="start" style:justify-single-word="false"/>
      <style:text-properties officeooo:rsid="0027cd27" officeooo:paragraph-rsid="0043de88"/>
    </style:style>
    <style:style style:name="P250" style:family="paragraph" style:parent-style-name="Standard">
      <style:paragraph-properties fo:text-align="start" style:justify-single-word="false"/>
      <style:text-properties officeooo:rsid="003318af" officeooo:paragraph-rsid="003318af"/>
    </style:style>
    <style:style style:name="P251" style:family="paragraph" style:parent-style-name="Standard">
      <style:paragraph-properties fo:text-align="start" style:justify-single-word="false"/>
      <style:text-properties officeooo:rsid="00345af3" officeooo:paragraph-rsid="00345af3"/>
    </style:style>
    <style:style style:name="P252" style:family="paragraph" style:parent-style-name="Standard">
      <style:paragraph-properties fo:text-align="start" style:justify-single-word="false"/>
      <style:text-properties officeooo:rsid="0034943a" officeooo:paragraph-rsid="0034943a"/>
    </style:style>
    <style:style style:name="P253" style:family="paragraph" style:parent-style-name="Standard">
      <style:paragraph-properties fo:text-align="start" style:justify-single-word="false"/>
      <style:text-properties officeooo:rsid="00368f69" officeooo:paragraph-rsid="00368f69"/>
    </style:style>
    <style:style style:name="P254" style:family="paragraph" style:parent-style-name="Standard">
      <style:paragraph-properties fo:text-align="start" style:justify-single-word="false"/>
      <style:text-properties officeooo:rsid="00393d00" officeooo:paragraph-rsid="00393d00"/>
    </style:style>
    <style:style style:name="P255" style:family="paragraph" style:parent-style-name="Standard">
      <style:paragraph-properties fo:text-align="start" style:justify-single-word="false"/>
      <style:text-properties officeooo:rsid="003ada54" officeooo:paragraph-rsid="003ada54"/>
    </style:style>
    <style:style style:name="P256" style:family="paragraph" style:parent-style-name="Standard">
      <style:paragraph-properties fo:text-align="start" style:justify-single-word="false"/>
      <style:text-properties officeooo:rsid="003c8f7e" officeooo:paragraph-rsid="003c8f7e"/>
    </style:style>
    <style:style style:name="P257" style:family="paragraph" style:parent-style-name="Standard">
      <style:paragraph-properties fo:text-align="start" style:justify-single-word="false"/>
      <style:text-properties officeooo:rsid="003ddb0d" officeooo:paragraph-rsid="003ddb0d"/>
    </style:style>
    <style:style style:name="P258" style:family="paragraph" style:parent-style-name="Standard">
      <style:paragraph-properties fo:text-align="start" style:justify-single-word="false"/>
      <style:text-properties officeooo:rsid="003e7f29" officeooo:paragraph-rsid="003e7f29"/>
    </style:style>
    <style:style style:name="P259" style:family="paragraph" style:parent-style-name="Standard">
      <style:paragraph-properties fo:text-align="start" style:justify-single-word="false"/>
      <style:text-properties officeooo:rsid="003ecc14" officeooo:paragraph-rsid="003ecc14"/>
    </style:style>
    <style:style style:name="P260" style:family="paragraph" style:parent-style-name="Standard">
      <style:paragraph-properties fo:text-align="start" style:justify-single-word="false"/>
      <style:text-properties officeooo:rsid="00408c52" officeooo:paragraph-rsid="00408c52"/>
    </style:style>
    <style:style style:name="P261" style:family="paragraph" style:parent-style-name="Standard">
      <style:paragraph-properties fo:text-align="start" style:justify-single-word="false"/>
      <style:text-properties officeooo:rsid="0040ceec" officeooo:paragraph-rsid="0040ceec"/>
    </style:style>
    <style:style style:name="P262" style:family="paragraph" style:parent-style-name="Standard">
      <style:paragraph-properties fo:text-align="start" style:justify-single-word="false"/>
      <style:text-properties officeooo:rsid="00429bdc" officeooo:paragraph-rsid="00429bdc"/>
    </style:style>
    <style:style style:name="P263" style:family="paragraph" style:parent-style-name="Standard">
      <style:paragraph-properties fo:text-align="start" style:justify-single-word="false"/>
      <style:text-properties officeooo:rsid="0008e47e" officeooo:paragraph-rsid="0008e47e"/>
    </style:style>
    <style:style style:name="P264" style:family="paragraph" style:parent-style-name="Standard">
      <style:paragraph-properties fo:text-align="start" style:justify-single-word="false"/>
      <style:text-properties officeooo:rsid="0008e47e" officeooo:paragraph-rsid="000d7d90"/>
    </style:style>
    <style:style style:name="P265" style:family="paragraph" style:parent-style-name="Standard">
      <style:paragraph-properties fo:text-align="start" style:justify-single-word="false"/>
      <style:text-properties officeooo:rsid="00183585" officeooo:paragraph-rsid="00183585"/>
    </style:style>
    <style:style style:name="P266" style:family="paragraph" style:parent-style-name="Standard">
      <style:paragraph-properties fo:text-align="start" style:justify-single-word="false"/>
      <style:text-properties officeooo:rsid="00183585" officeooo:paragraph-rsid="001a35e1"/>
    </style:style>
    <style:style style:name="P267" style:family="paragraph" style:parent-style-name="Standard">
      <style:paragraph-properties fo:text-align="start" style:justify-single-word="false"/>
      <style:text-properties officeooo:rsid="00183585" officeooo:paragraph-rsid="00218104"/>
    </style:style>
    <style:style style:name="P268" style:family="paragraph" style:parent-style-name="Standard">
      <style:paragraph-properties fo:text-align="start" style:justify-single-word="false"/>
      <style:text-properties officeooo:rsid="00183585" officeooo:paragraph-rsid="0023644e"/>
    </style:style>
    <style:style style:name="P269" style:family="paragraph" style:parent-style-name="Standard">
      <style:paragraph-properties fo:text-align="start" style:justify-single-word="false"/>
      <style:text-properties officeooo:rsid="00183585" officeooo:paragraph-rsid="00241c5a"/>
    </style:style>
    <style:style style:name="P270" style:family="paragraph" style:parent-style-name="Standard">
      <style:paragraph-properties fo:text-align="start" style:justify-single-word="false"/>
      <style:text-properties officeooo:rsid="00183585" officeooo:paragraph-rsid="0025b61f"/>
    </style:style>
    <style:style style:name="P271" style:family="paragraph" style:parent-style-name="Standard">
      <style:paragraph-properties fo:text-align="start" style:justify-single-word="false"/>
      <style:text-properties officeooo:rsid="00183585" officeooo:paragraph-rsid="0026db34"/>
    </style:style>
    <style:style style:name="P272" style:family="paragraph" style:parent-style-name="Standard">
      <style:paragraph-properties fo:text-align="start" style:justify-single-word="false"/>
      <style:text-properties officeooo:rsid="00183585" officeooo:paragraph-rsid="0027cd27"/>
    </style:style>
    <style:style style:name="P273" style:family="paragraph" style:parent-style-name="Standard">
      <style:paragraph-properties fo:text-align="start" style:justify-single-word="false"/>
      <style:text-properties officeooo:rsid="00183585" officeooo:paragraph-rsid="00285299"/>
    </style:style>
    <style:style style:name="P274" style:family="paragraph" style:parent-style-name="Standard">
      <style:paragraph-properties fo:text-align="start" style:justify-single-word="false"/>
      <style:text-properties officeooo:rsid="00183585" officeooo:paragraph-rsid="002ab3fb"/>
    </style:style>
    <style:style style:name="P275" style:family="paragraph" style:parent-style-name="Standard">
      <style:paragraph-properties fo:text-align="start" style:justify-single-word="false"/>
      <style:text-properties officeooo:rsid="00183585" officeooo:paragraph-rsid="002ddf79"/>
    </style:style>
    <style:style style:name="P276" style:family="paragraph" style:parent-style-name="Standard">
      <style:paragraph-properties fo:text-align="start" style:justify-single-word="false"/>
      <style:text-properties officeooo:rsid="00183585" officeooo:paragraph-rsid="002f9c92"/>
    </style:style>
    <style:style style:name="P277" style:family="paragraph" style:parent-style-name="Standard">
      <style:paragraph-properties fo:text-align="start" style:justify-single-word="false"/>
      <style:text-properties officeooo:rsid="00183585" officeooo:paragraph-rsid="0043de88"/>
    </style:style>
    <style:style style:name="P278" style:family="paragraph" style:parent-style-name="Standard">
      <style:paragraph-properties fo:text-align="start" style:justify-single-word="false"/>
      <style:text-properties officeooo:rsid="00183585" officeooo:paragraph-rsid="0046aa38"/>
    </style:style>
    <style:style style:name="P279" style:family="paragraph" style:parent-style-name="Standard">
      <style:paragraph-properties fo:text-align="start" style:justify-single-word="false"/>
      <style:text-properties officeooo:rsid="00183585" officeooo:paragraph-rsid="0047af25"/>
    </style:style>
    <style:style style:name="P280" style:family="paragraph" style:parent-style-name="Standard">
      <style:paragraph-properties fo:text-align="start" style:justify-single-word="false"/>
      <style:text-properties officeooo:rsid="00183585" officeooo:paragraph-rsid="0048f332"/>
    </style:style>
    <style:style style:name="P281" style:family="paragraph" style:parent-style-name="Standard">
      <style:paragraph-properties fo:text-align="start" style:justify-single-word="false"/>
      <style:text-properties officeooo:rsid="0043de88" officeooo:paragraph-rsid="0043de88"/>
    </style:style>
    <style:style style:name="P282" style:family="paragraph" style:parent-style-name="Standard">
      <style:paragraph-properties fo:text-align="start" style:justify-single-word="false"/>
      <style:text-properties officeooo:rsid="0046aa38" officeooo:paragraph-rsid="0046aa38"/>
    </style:style>
    <style:style style:name="P283" style:family="paragraph" style:parent-style-name="Standard">
      <style:paragraph-properties fo:text-align="start" style:justify-single-word="false"/>
      <style:text-properties officeooo:rsid="0046aa38" officeooo:paragraph-rsid="0047af25"/>
    </style:style>
    <style:style style:name="P284" style:family="paragraph" style:parent-style-name="Standard">
      <style:paragraph-properties fo:text-align="start" style:justify-single-word="false"/>
      <style:text-properties officeooo:rsid="0046aa38" officeooo:paragraph-rsid="0048f332"/>
    </style:style>
    <style:style style:name="P285" style:family="paragraph" style:parent-style-name="Standard">
      <style:paragraph-properties fo:text-align="start" style:justify-single-word="false"/>
      <style:text-properties officeooo:rsid="004b2a63" officeooo:paragraph-rsid="004b2a63"/>
    </style:style>
    <style:style style:name="P286" style:family="paragraph" style:parent-style-name="Standard">
      <style:paragraph-properties fo:text-align="start" style:justify-single-word="false"/>
      <style:text-properties officeooo:rsid="004b2a63" officeooo:paragraph-rsid="004e8ab3"/>
    </style:style>
    <style:style style:name="P287" style:family="paragraph" style:parent-style-name="Standard">
      <style:paragraph-properties fo:text-align="start" style:justify-single-word="false"/>
      <style:text-properties officeooo:rsid="004b2a63" officeooo:paragraph-rsid="004f3d0c"/>
    </style:style>
    <style:style style:name="P288" style:family="paragraph" style:parent-style-name="Standard">
      <style:paragraph-properties fo:text-align="start" style:justify-single-word="false"/>
      <style:text-properties officeooo:rsid="004b2a63" officeooo:paragraph-rsid="00511881"/>
    </style:style>
    <style:style style:name="P289" style:family="paragraph" style:parent-style-name="Standard">
      <style:paragraph-properties fo:text-align="start" style:justify-single-word="false"/>
      <style:text-properties officeooo:rsid="004b2a63" officeooo:paragraph-rsid="00573ab5"/>
    </style:style>
    <style:style style:name="P290" style:family="paragraph" style:parent-style-name="Standard">
      <style:paragraph-properties fo:text-align="start" style:justify-single-word="false"/>
      <style:text-properties officeooo:rsid="004b2a63" officeooo:paragraph-rsid="0057eae9"/>
    </style:style>
    <style:style style:name="P291" style:family="paragraph" style:parent-style-name="Standard">
      <style:paragraph-properties fo:text-align="start" style:justify-single-word="false"/>
      <style:text-properties officeooo:rsid="004b2a63" officeooo:paragraph-rsid="0058739c"/>
    </style:style>
    <style:style style:name="P292" style:family="paragraph" style:parent-style-name="Standard">
      <style:paragraph-properties fo:text-align="start" style:justify-single-word="false"/>
      <style:text-properties officeooo:rsid="004b2a63" officeooo:paragraph-rsid="00591202"/>
    </style:style>
    <style:style style:name="P293" style:family="paragraph" style:parent-style-name="Standard">
      <style:paragraph-properties fo:text-align="start" style:justify-single-word="false"/>
      <style:text-properties officeooo:rsid="004bd65e" officeooo:paragraph-rsid="004e8ab3"/>
    </style:style>
    <style:style style:name="P294" style:family="paragraph" style:parent-style-name="Standard">
      <style:paragraph-properties fo:text-align="start" style:justify-single-word="false"/>
      <style:text-properties officeooo:rsid="004d9877" officeooo:paragraph-rsid="004d9877"/>
    </style:style>
    <style:style style:name="P295" style:family="paragraph" style:parent-style-name="Standard">
      <style:paragraph-properties fo:text-align="start" style:justify-single-word="false"/>
      <style:text-properties officeooo:rsid="004e8ab3" officeooo:paragraph-rsid="004e8ab3"/>
    </style:style>
    <style:style style:name="P296" style:family="paragraph" style:parent-style-name="Standard">
      <style:paragraph-properties fo:text-align="start" style:justify-single-word="false"/>
      <style:text-properties officeooo:rsid="004f3d0c" officeooo:paragraph-rsid="004f3d0c"/>
    </style:style>
    <style:style style:name="P297" style:family="paragraph" style:parent-style-name="Standard">
      <style:paragraph-properties fo:text-align="start" style:justify-single-word="false"/>
      <style:text-properties officeooo:rsid="004f3d0c" officeooo:paragraph-rsid="00511881"/>
    </style:style>
    <style:style style:name="P298" style:family="paragraph" style:parent-style-name="Standard">
      <style:paragraph-properties fo:text-align="start" style:justify-single-word="false"/>
      <style:text-properties officeooo:rsid="00573ab5" officeooo:paragraph-rsid="00573ab5"/>
    </style:style>
    <style:style style:name="P299" style:family="paragraph" style:parent-style-name="Standard">
      <style:paragraph-properties fo:text-align="start" style:justify-single-word="false"/>
      <style:text-properties officeooo:rsid="0057eae9" officeooo:paragraph-rsid="0057eae9"/>
    </style:style>
    <style:style style:name="P300" style:family="paragraph" style:parent-style-name="Standard">
      <style:paragraph-properties fo:text-align="start" style:justify-single-word="false"/>
      <style:text-properties officeooo:rsid="0058739c" officeooo:paragraph-rsid="0058739c"/>
    </style:style>
    <style:style style:name="P301" style:family="paragraph" style:parent-style-name="Standard">
      <style:paragraph-properties fo:text-align="start" style:justify-single-word="false"/>
      <style:text-properties officeooo:rsid="00591202" officeooo:paragraph-rsid="00591202"/>
    </style:style>
    <style:style style:name="P302" style:family="paragraph" style:parent-style-name="Heading_20_1">
      <style:paragraph-properties fo:break-before="page"/>
      <style:text-properties style:font-style-complex="normal"/>
    </style:style>
    <style:style style:name="P303" style:family="paragraph" style:parent-style-name="Heading_20_1">
      <style:paragraph-properties fo:break-before="page"/>
      <style:text-properties officeooo:paragraph-rsid="004a1fb4"/>
    </style:style>
    <style:style style:name="P304" style:family="paragraph" style:parent-style-name="Heading_20_1">
      <style:paragraph-properties fo:break-before="page"/>
      <style:text-properties officeooo:paragraph-rsid="0055db67"/>
    </style:style>
    <style:style style:name="P305" style:family="paragraph" style:parent-style-name="Heading_20_1">
      <style:paragraph-properties fo:break-before="page"/>
      <style:text-properties officeooo:paragraph-rsid="005a3bb3"/>
    </style:style>
    <style:style style:name="P306" style:family="paragraph" style:parent-style-name="Heading_20_1">
      <style:paragraph-properties fo:break-before="page"/>
      <style:text-properties officeooo:paragraph-rsid="005b10bd"/>
    </style:style>
    <style:style style:name="P307" style:family="paragraph" style:parent-style-name="Heading_20_1">
      <style:paragraph-properties fo:break-before="page"/>
      <style:text-properties officeooo:paragraph-rsid="005c4d11"/>
    </style:style>
    <style:style style:name="P308" style:family="paragraph" style:parent-style-name="Heading_20_1">
      <style:paragraph-properties fo:break-before="page"/>
      <style:text-properties officeooo:paragraph-rsid="005d3adf"/>
    </style:style>
    <style:style style:name="P309" style:family="paragraph" style:parent-style-name="Heading_20_1">
      <style:paragraph-properties fo:break-before="page"/>
      <style:text-properties officeooo:paragraph-rsid="0060f8f3"/>
    </style:style>
    <style:style style:name="P310" style:family="paragraph" style:parent-style-name="Heading_20_1">
      <style:paragraph-properties fo:break-before="page"/>
      <style:text-properties officeooo:paragraph-rsid="006a4383"/>
    </style:style>
    <style:style style:name="P311" style:family="paragraph" style:parent-style-name="Heading_20_1">
      <style:paragraph-properties fo:break-before="page"/>
      <style:text-properties officeooo:paragraph-rsid="006aae33"/>
    </style:style>
    <style:style style:name="P312" style:family="paragraph" style:parent-style-name="Standard">
      <style:paragraph-properties fo:text-align="start" style:justify-single-word="false"/>
      <style:text-properties style:font-name="LiberationSerif" fo:font-size="12pt" officeooo:rsid="0016cdf9" officeooo:paragraph-rsid="0043de88" style:font-size-asian="12pt"/>
    </style:style>
    <style:style style:name="P313" style:family="paragraph" style:parent-style-name="Standard">
      <style:paragraph-properties fo:text-align="start" style:justify-single-word="false"/>
      <style:text-properties style:font-name="LiberationSerif" fo:font-size="12pt" officeooo:rsid="0016cdf9" officeooo:paragraph-rsid="0046aa38" style:font-size-asian="12pt"/>
    </style:style>
    <style:style style:name="P314" style:family="paragraph" style:parent-style-name="Standard">
      <style:paragraph-properties fo:text-align="start" style:justify-single-word="false"/>
      <style:text-properties style:font-name="LiberationSerif" fo:font-size="12pt" officeooo:rsid="0016cdf9" officeooo:paragraph-rsid="0047af25" style:font-size-asian="12pt"/>
    </style:style>
    <style:style style:name="P315" style:family="paragraph" style:parent-style-name="Standard">
      <style:paragraph-properties fo:text-align="start" style:justify-single-word="false"/>
      <style:text-properties style:font-name="LiberationSerif" fo:font-size="12pt" officeooo:rsid="0016cdf9" officeooo:paragraph-rsid="0048f332" style:font-size-asian="12pt"/>
    </style:style>
    <style:style style:name="P316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b2a63" style:font-size-asian="12pt"/>
    </style:style>
    <style:style style:name="P317" style:family="paragraph" style:parent-style-name="Standard">
      <style:paragraph-properties fo:text-align="start" style:justify-single-word="false"/>
      <style:text-properties style:font-name="LiberationSerif" fo:font-size="12pt" officeooo:rsid="0043de88" officeooo:paragraph-rsid="004d9877" style:font-size-asian="12pt"/>
    </style:style>
    <style:style style:name="P318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4b2a63" style:font-size-asian="12pt"/>
    </style:style>
    <style:style style:name="P319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a3bb3" style:font-size-asian="12pt"/>
    </style:style>
    <style:style style:name="P320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b10bd" style:font-size-asian="12pt"/>
    </style:style>
    <style:style style:name="P321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b7e57" style:font-size-asian="12pt"/>
    </style:style>
    <style:style style:name="P322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c4d11" style:font-size-asian="12pt"/>
    </style:style>
    <style:style style:name="P323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c6abd" style:font-size-asian="12pt"/>
    </style:style>
    <style:style style:name="P324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d3adf" style:font-size-asian="12pt"/>
    </style:style>
    <style:style style:name="P325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5f26fb" style:font-size-asian="12pt"/>
    </style:style>
    <style:style style:name="P326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0f8f3" style:font-size-asian="12pt"/>
    </style:style>
    <style:style style:name="P327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18617" style:font-size-asian="12pt"/>
    </style:style>
    <style:style style:name="P328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20e8d" style:font-size-asian="12pt"/>
    </style:style>
    <style:style style:name="P329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3b47e" style:font-size-asian="12pt"/>
    </style:style>
    <style:style style:name="P330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a4383" style:font-size-asian="12pt"/>
    </style:style>
    <style:style style:name="P331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aae33" style:font-size-asian="12pt"/>
    </style:style>
    <style:style style:name="P332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be6de" style:font-size-asian="12pt"/>
    </style:style>
    <style:style style:name="P333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cbbcd" style:font-size-asian="12pt"/>
    </style:style>
    <style:style style:name="P334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cf5ee" style:font-size-asian="12pt"/>
    </style:style>
    <style:style style:name="P335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db209" style:font-size-asian="12pt"/>
    </style:style>
    <style:style style:name="P336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6e9085" style:font-size-asian="12pt"/>
    </style:style>
    <style:style style:name="P337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03fe8" style:font-size-asian="12pt"/>
    </style:style>
    <style:style style:name="P338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10c20" style:font-size-asian="12pt"/>
    </style:style>
    <style:style style:name="P339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12458" style:font-size-asian="12pt"/>
    </style:style>
    <style:style style:name="P340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3171e" style:font-size-asian="12pt"/>
    </style:style>
    <style:style style:name="P341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45df3" style:font-size-asian="12pt"/>
    </style:style>
    <style:style style:name="P342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537a9" style:font-size-asian="12pt"/>
    </style:style>
    <style:style style:name="P343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69113" style:font-size-asian="12pt"/>
    </style:style>
    <style:style style:name="P344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73e2c" style:font-size-asian="12pt"/>
    </style:style>
    <style:style style:name="P345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7e925" style:font-size-asian="12pt"/>
    </style:style>
    <style:style style:name="P346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8c706" style:font-size-asian="12pt"/>
    </style:style>
    <style:style style:name="P347" style:family="paragraph" style:parent-style-name="Standard">
      <style:paragraph-properties fo:text-align="start" style:justify-single-word="false"/>
      <style:text-properties style:font-name="LiberationSerif" fo:font-size="12pt" officeooo:rsid="0046aa38" officeooo:paragraph-rsid="00792cd6" style:font-size-asian="12pt"/>
    </style:style>
    <style:style style:name="P348" style:family="paragraph" style:parent-style-name="Standard">
      <style:paragraph-properties fo:text-align="start" style:justify-single-word="false"/>
      <style:text-properties style:font-name="LiberationSerif" fo:font-size="12pt" officeooo:rsid="004bd65e" officeooo:paragraph-rsid="004bd65e" style:font-size-asian="12pt"/>
    </style:style>
    <style:style style:name="P349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4d9877" style:font-size-asian="12pt"/>
    </style:style>
    <style:style style:name="P350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4f3d0c" style:font-size-asian="12pt"/>
    </style:style>
    <style:style style:name="P351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511881" style:font-size-asian="12pt"/>
    </style:style>
    <style:style style:name="P352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573ab5" style:font-size-asian="12pt"/>
    </style:style>
    <style:style style:name="P353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57eae9" style:font-size-asian="12pt"/>
    </style:style>
    <style:style style:name="P354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58739c" style:font-size-asian="12pt"/>
    </style:style>
    <style:style style:name="P355" style:family="paragraph" style:parent-style-name="Standard">
      <style:paragraph-properties fo:text-align="start" style:justify-single-word="false"/>
      <style:text-properties style:font-name="LiberationSerif" fo:font-size="12pt" officeooo:rsid="004e2a2c" officeooo:paragraph-rsid="00591202" style:font-size-asian="12pt"/>
    </style:style>
    <style:style style:name="P356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4f3d0c" style:font-size-asian="12pt"/>
    </style:style>
    <style:style style:name="P357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11881" style:font-size-asian="12pt"/>
    </style:style>
    <style:style style:name="P358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73ab5" style:font-size-asian="12pt"/>
    </style:style>
    <style:style style:name="P359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a3bb3" style:font-size-asian="12pt"/>
    </style:style>
    <style:style style:name="P360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b10bd" style:font-size-asian="12pt"/>
    </style:style>
    <style:style style:name="P361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b7e57" style:font-size-asian="12pt"/>
    </style:style>
    <style:style style:name="P362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c4d11" style:font-size-asian="12pt"/>
    </style:style>
    <style:style style:name="P363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c6abd" style:font-size-asian="12pt"/>
    </style:style>
    <style:style style:name="P364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d3adf" style:font-size-asian="12pt"/>
    </style:style>
    <style:style style:name="P365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5f26fb" style:font-size-asian="12pt"/>
    </style:style>
    <style:style style:name="P366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0f8f3" style:font-size-asian="12pt"/>
    </style:style>
    <style:style style:name="P367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18617" style:font-size-asian="12pt"/>
    </style:style>
    <style:style style:name="P368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20e8d" style:font-size-asian="12pt"/>
    </style:style>
    <style:style style:name="P369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3b47e" style:font-size-asian="12pt"/>
    </style:style>
    <style:style style:name="P370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a4383" style:font-size-asian="12pt"/>
    </style:style>
    <style:style style:name="P371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aae33" style:font-size-asian="12pt"/>
    </style:style>
    <style:style style:name="P372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be6de" style:font-size-asian="12pt"/>
    </style:style>
    <style:style style:name="P373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cbbcd" style:font-size-asian="12pt"/>
    </style:style>
    <style:style style:name="P374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cf5ee" style:font-size-asian="12pt"/>
    </style:style>
    <style:style style:name="P375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db209" style:font-size-asian="12pt"/>
    </style:style>
    <style:style style:name="P376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6e9085" style:font-size-asian="12pt"/>
    </style:style>
    <style:style style:name="P377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03fe8" style:font-size-asian="12pt"/>
    </style:style>
    <style:style style:name="P378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10c20" style:font-size-asian="12pt"/>
    </style:style>
    <style:style style:name="P379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12458" style:font-size-asian="12pt"/>
    </style:style>
    <style:style style:name="P380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3171e" style:font-size-asian="12pt"/>
    </style:style>
    <style:style style:name="P381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45df3" style:font-size-asian="12pt"/>
    </style:style>
    <style:style style:name="P382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537a9" style:font-size-asian="12pt"/>
    </style:style>
    <style:style style:name="P383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69113" style:font-size-asian="12pt"/>
    </style:style>
    <style:style style:name="P384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73e2c" style:font-size-asian="12pt"/>
    </style:style>
    <style:style style:name="P385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7e925" style:font-size-asian="12pt"/>
    </style:style>
    <style:style style:name="P386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8c706" style:font-size-asian="12pt"/>
    </style:style>
    <style:style style:name="P387" style:family="paragraph" style:parent-style-name="Standard">
      <style:paragraph-properties fo:text-align="start" style:justify-single-word="false"/>
      <style:text-properties style:font-name="LiberationSerif" fo:font-size="12pt" officeooo:rsid="004f3d0c" officeooo:paragraph-rsid="00792cd6" style:font-size-asian="12pt"/>
    </style:style>
    <style:style style:name="P388" style:family="paragraph" style:parent-style-name="Standard">
      <style:paragraph-properties fo:text-align="start" style:justify-single-word="false"/>
      <style:text-properties style:font-name="LiberationSerif" fo:font-size="12pt" officeooo:rsid="0058739c" officeooo:paragraph-rsid="0058739c" style:font-size-asian="12pt"/>
    </style:style>
    <style:style style:name="P389" style:family="paragraph" style:parent-style-name="Standard">
      <style:paragraph-properties fo:text-align="start" style:justify-single-word="false"/>
      <style:text-properties style:font-name="LiberationSerif" fo:font-size="12pt" officeooo:rsid="0058739c" officeooo:paragraph-rsid="00591202" style:font-size-asian="12pt"/>
    </style:style>
    <style:style style:name="P390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91" style:family="paragraph" style:parent-style-name="Standard">
      <style:paragraph-properties fo:text-align="start" style:justify-single-word="false"/>
      <style:text-properties style:font-name="LiberationSerif" fo:font-size="12pt" officeooo:paragraph-rsid="005a3bb3" style:font-size-asian="12pt"/>
    </style:style>
    <style:style style:name="P392" style:family="paragraph" style:parent-style-name="Standard">
      <style:paragraph-properties fo:text-align="start" style:justify-single-word="false"/>
      <style:text-properties style:font-name="LiberationSerif" fo:font-size="12pt" officeooo:paragraph-rsid="005b10bd" style:font-size-asian="12pt"/>
    </style:style>
    <style:style style:name="P393" style:family="paragraph" style:parent-style-name="Standard">
      <style:paragraph-properties fo:text-align="start" style:justify-single-word="false"/>
      <style:text-properties style:font-name="LiberationSerif" fo:font-size="12pt" officeooo:paragraph-rsid="005b7e57" style:font-size-asian="12pt"/>
    </style:style>
    <style:style style:name="P394" style:family="paragraph" style:parent-style-name="Standard">
      <style:paragraph-properties fo:text-align="start" style:justify-single-word="false"/>
      <style:text-properties style:font-name="LiberationSerif" fo:font-size="12pt" officeooo:paragraph-rsid="005c4d11" style:font-size-asian="12pt"/>
    </style:style>
    <style:style style:name="P395" style:family="paragraph" style:parent-style-name="Standard">
      <style:paragraph-properties fo:text-align="start" style:justify-single-word="false"/>
      <style:text-properties style:font-name="LiberationSerif" fo:font-size="12pt" officeooo:paragraph-rsid="005c6abd" style:font-size-asian="12pt"/>
    </style:style>
    <style:style style:name="P396" style:family="paragraph" style:parent-style-name="Standard">
      <style:paragraph-properties fo:text-align="start" style:justify-single-word="false"/>
      <style:text-properties style:font-name="LiberationSerif" fo:font-size="12pt" officeooo:paragraph-rsid="005d3adf" style:font-size-asian="12pt"/>
    </style:style>
    <style:style style:name="P397" style:family="paragraph" style:parent-style-name="Standard">
      <style:paragraph-properties fo:text-align="start" style:justify-single-word="false"/>
      <style:text-properties style:font-name="LiberationSerif" fo:font-size="12pt" officeooo:paragraph-rsid="005f26fb" style:font-size-asian="12pt"/>
    </style:style>
    <style:style style:name="P398" style:family="paragraph" style:parent-style-name="Standard">
      <style:paragraph-properties fo:text-align="start" style:justify-single-word="false"/>
      <style:text-properties style:font-name="LiberationSerif" fo:font-size="12pt" officeooo:paragraph-rsid="0060f8f3" style:font-size-asian="12pt"/>
    </style:style>
    <style:style style:name="P399" style:family="paragraph" style:parent-style-name="Standard">
      <style:paragraph-properties fo:text-align="start" style:justify-single-word="false"/>
      <style:text-properties style:font-name="LiberationSerif" fo:font-size="12pt" officeooo:paragraph-rsid="00618617" style:font-size-asian="12pt"/>
    </style:style>
    <style:style style:name="P400" style:family="paragraph" style:parent-style-name="Standard">
      <style:paragraph-properties fo:text-align="start" style:justify-single-word="false"/>
      <style:text-properties style:font-name="LiberationSerif" fo:font-size="12pt" officeooo:paragraph-rsid="00620e8d" style:font-size-asian="12pt"/>
    </style:style>
    <style:style style:name="P401" style:family="paragraph" style:parent-style-name="Standard">
      <style:paragraph-properties fo:text-align="start" style:justify-single-word="false"/>
      <style:text-properties style:font-name="LiberationSerif" fo:font-size="12pt" officeooo:paragraph-rsid="0063b47e" style:font-size-asian="12pt"/>
    </style:style>
    <style:style style:name="P402" style:family="paragraph" style:parent-style-name="Standard">
      <style:paragraph-properties fo:text-align="start" style:justify-single-word="false"/>
      <style:text-properties style:font-name="LiberationSerif" fo:font-size="12pt" officeooo:paragraph-rsid="006a4383" style:font-size-asian="12pt"/>
    </style:style>
    <style:style style:name="P403" style:family="paragraph" style:parent-style-name="Standard">
      <style:paragraph-properties fo:text-align="start" style:justify-single-word="false"/>
      <style:text-properties style:font-name="LiberationSerif" fo:font-size="12pt" officeooo:paragraph-rsid="006aae33" style:font-size-asian="12pt"/>
    </style:style>
    <style:style style:name="P404" style:family="paragraph" style:parent-style-name="Standard">
      <style:paragraph-properties fo:text-align="start" style:justify-single-word="false"/>
      <style:text-properties style:font-name="LiberationSerif" fo:font-size="12pt" officeooo:paragraph-rsid="006be6de" style:font-size-asian="12pt"/>
    </style:style>
    <style:style style:name="P405" style:family="paragraph" style:parent-style-name="Standard">
      <style:paragraph-properties fo:text-align="start" style:justify-single-word="false"/>
      <style:text-properties style:font-name="LiberationSerif" fo:font-size="12pt" officeooo:paragraph-rsid="006cbbcd" style:font-size-asian="12pt"/>
    </style:style>
    <style:style style:name="P406" style:family="paragraph" style:parent-style-name="Standard">
      <style:paragraph-properties fo:text-align="start" style:justify-single-word="false"/>
      <style:text-properties style:font-name="LiberationSerif" fo:font-size="12pt" officeooo:paragraph-rsid="006cf5ee" style:font-size-asian="12pt"/>
    </style:style>
    <style:style style:name="P407" style:family="paragraph" style:parent-style-name="Standard">
      <style:paragraph-properties fo:text-align="start" style:justify-single-word="false"/>
      <style:text-properties style:font-name="LiberationSerif" fo:font-size="12pt" officeooo:paragraph-rsid="006db209" style:font-size-asian="12pt"/>
    </style:style>
    <style:style style:name="P408" style:family="paragraph" style:parent-style-name="Standard">
      <style:paragraph-properties fo:text-align="start" style:justify-single-word="false"/>
      <style:text-properties style:font-name="LiberationSerif" fo:font-size="12pt" officeooo:paragraph-rsid="006e9085" style:font-size-asian="12pt"/>
    </style:style>
    <style:style style:name="P409" style:family="paragraph" style:parent-style-name="Standard">
      <style:paragraph-properties fo:text-align="start" style:justify-single-word="false"/>
      <style:text-properties style:font-name="LiberationSerif" fo:font-size="12pt" officeooo:paragraph-rsid="00703fe8" style:font-size-asian="12pt"/>
    </style:style>
    <style:style style:name="P410" style:family="paragraph" style:parent-style-name="Standard">
      <style:paragraph-properties fo:text-align="start" style:justify-single-word="false"/>
      <style:text-properties style:font-name="LiberationSerif" fo:font-size="12pt" officeooo:paragraph-rsid="00710c20" style:font-size-asian="12pt"/>
    </style:style>
    <style:style style:name="P411" style:family="paragraph" style:parent-style-name="Standard">
      <style:paragraph-properties fo:text-align="start" style:justify-single-word="false"/>
      <style:text-properties style:font-name="LiberationSerif" fo:font-size="12pt" officeooo:paragraph-rsid="00712458" style:font-size-asian="12pt"/>
    </style:style>
    <style:style style:name="P412" style:family="paragraph" style:parent-style-name="Standard">
      <style:paragraph-properties fo:text-align="start" style:justify-single-word="false"/>
      <style:text-properties style:font-name="LiberationSerif" fo:font-size="12pt" officeooo:paragraph-rsid="0073171e" style:font-size-asian="12pt"/>
    </style:style>
    <style:style style:name="P413" style:family="paragraph" style:parent-style-name="Standard">
      <style:paragraph-properties fo:text-align="start" style:justify-single-word="false"/>
      <style:text-properties style:font-name="LiberationSerif" fo:font-size="12pt" officeooo:paragraph-rsid="00745df3" style:font-size-asian="12pt"/>
    </style:style>
    <style:style style:name="P414" style:family="paragraph" style:parent-style-name="Standard">
      <style:paragraph-properties fo:text-align="start" style:justify-single-word="false"/>
      <style:text-properties style:font-name="LiberationSerif" fo:font-size="12pt" officeooo:paragraph-rsid="007537a9" style:font-size-asian="12pt"/>
    </style:style>
    <style:style style:name="P415" style:family="paragraph" style:parent-style-name="Standard">
      <style:paragraph-properties fo:text-align="start" style:justify-single-word="false"/>
      <style:text-properties style:font-name="LiberationSerif" fo:font-size="12pt" officeooo:paragraph-rsid="00769113" style:font-size-asian="12pt"/>
    </style:style>
    <style:style style:name="P416" style:family="paragraph" style:parent-style-name="Standard">
      <style:paragraph-properties fo:text-align="start" style:justify-single-word="false"/>
      <style:text-properties style:font-name="LiberationSerif" fo:font-size="12pt" officeooo:paragraph-rsid="00773e2c" style:font-size-asian="12pt"/>
    </style:style>
    <style:style style:name="P417" style:family="paragraph" style:parent-style-name="Standard">
      <style:paragraph-properties fo:text-align="start" style:justify-single-word="false"/>
      <style:text-properties style:font-name="LiberationSerif" fo:font-size="12pt" officeooo:paragraph-rsid="0077e925" style:font-size-asian="12pt"/>
    </style:style>
    <style:style style:name="P418" style:family="paragraph" style:parent-style-name="Standard">
      <style:paragraph-properties fo:text-align="start" style:justify-single-word="false"/>
      <style:text-properties style:font-name="LiberationSerif" fo:font-size="12pt" officeooo:paragraph-rsid="0078c706" style:font-size-asian="12pt"/>
    </style:style>
    <style:style style:name="P419" style:family="paragraph" style:parent-style-name="Standard">
      <style:paragraph-properties fo:text-align="start" style:justify-single-word="false"/>
      <style:text-properties style:font-name="LiberationSerif" fo:font-size="12pt" officeooo:paragraph-rsid="00792cd6" style:font-size-asian="12pt"/>
    </style:style>
    <style:style style:name="P420" style:family="paragraph" style:parent-style-name="Standard">
      <style:paragraph-properties fo:text-align="start" style:justify-single-word="false"/>
      <style:text-properties style:font-name="LiberationSerif" fo:font-size="12pt" officeooo:paragraph-rsid="0026db34" style:font-size-asian="12pt"/>
    </style:style>
    <style:style style:name="P421" style:family="paragraph" style:parent-style-name="Standard">
      <style:paragraph-properties fo:text-align="start" style:justify-single-word="false"/>
      <style:text-properties style:font-name="LiberationSerif" fo:font-size="12pt" officeooo:paragraph-rsid="002f9c92" style:font-size-asian="12pt"/>
    </style:style>
    <style:style style:name="P422" style:family="paragraph" style:parent-style-name="Standard">
      <style:paragraph-properties fo:text-align="start" style:justify-single-word="false"/>
      <style:text-properties style:font-name="LiberationSerif" fo:font-size="12pt" officeooo:paragraph-rsid="0048f332" style:font-size-asian="12pt"/>
    </style:style>
    <style:style style:name="P42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a3bb3" style:font-size-asian="12pt"/>
    </style:style>
    <style:style style:name="P42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b10bd" style:font-size-asian="12pt"/>
    </style:style>
    <style:style style:name="P42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b7e57" style:font-size-asian="12pt"/>
    </style:style>
    <style:style style:name="P426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c4d11" style:font-size-asian="12pt"/>
    </style:style>
    <style:style style:name="P427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c6abd" style:font-size-asian="12pt"/>
    </style:style>
    <style:style style:name="P428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d3adf" style:font-size-asian="12pt"/>
    </style:style>
    <style:style style:name="P429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5f26fb" style:font-size-asian="12pt"/>
    </style:style>
    <style:style style:name="P43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0f8f3" style:font-size-asian="12pt"/>
    </style:style>
    <style:style style:name="P43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18617" style:font-size-asian="12pt"/>
    </style:style>
    <style:style style:name="P432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20e8d" style:font-size-asian="12pt"/>
    </style:style>
    <style:style style:name="P43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3b47e" style:font-size-asian="12pt"/>
    </style:style>
    <style:style style:name="P43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a4383" style:font-size-asian="12pt"/>
    </style:style>
    <style:style style:name="P43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aae33" style:font-size-asian="12pt"/>
    </style:style>
    <style:style style:name="P436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be6de" style:font-size-asian="12pt"/>
    </style:style>
    <style:style style:name="P437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cbbcd" style:font-size-asian="12pt"/>
    </style:style>
    <style:style style:name="P438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cf5ee" style:font-size-asian="12pt"/>
    </style:style>
    <style:style style:name="P439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db209" style:font-size-asian="12pt"/>
    </style:style>
    <style:style style:name="P44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6e9085" style:font-size-asian="12pt"/>
    </style:style>
    <style:style style:name="P44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03fe8" style:font-size-asian="12pt"/>
    </style:style>
    <style:style style:name="P442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10c20" style:font-size-asian="12pt"/>
    </style:style>
    <style:style style:name="P443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12458" style:font-size-asian="12pt"/>
    </style:style>
    <style:style style:name="P444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3171e" style:font-size-asian="12pt"/>
    </style:style>
    <style:style style:name="P445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45df3" style:font-size-asian="12pt"/>
    </style:style>
    <style:style style:name="P446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537a9" style:font-size-asian="12pt"/>
    </style:style>
    <style:style style:name="P447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69113" style:font-size-asian="12pt"/>
    </style:style>
    <style:style style:name="P448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73e2c" style:font-size-asian="12pt"/>
    </style:style>
    <style:style style:name="P449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7e925" style:font-size-asian="12pt"/>
    </style:style>
    <style:style style:name="P450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8c706" style:font-size-asian="12pt"/>
    </style:style>
    <style:style style:name="P451" style:family="paragraph" style:parent-style-name="Standard">
      <style:paragraph-properties fo:text-align="start" style:justify-single-word="false"/>
      <style:text-properties style:font-name="LiberationSerif" fo:font-size="12pt" officeooo:rsid="003318af" officeooo:paragraph-rsid="00792cd6" style:font-size-asian="12pt"/>
    </style:style>
    <style:style style:name="P452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a3bb3" style:font-size-asian="12pt"/>
    </style:style>
    <style:style style:name="P453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b10bd" style:font-size-asian="12pt"/>
    </style:style>
    <style:style style:name="P454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b7e57" style:font-size-asian="12pt"/>
    </style:style>
    <style:style style:name="P455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c4d11" style:font-size-asian="12pt"/>
    </style:style>
    <style:style style:name="P456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c6abd" style:font-size-asian="12pt"/>
    </style:style>
    <style:style style:name="P457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d3adf" style:font-size-asian="12pt"/>
    </style:style>
    <style:style style:name="P458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5f26fb" style:font-size-asian="12pt"/>
    </style:style>
    <style:style style:name="P459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0f8f3" style:font-size-asian="12pt"/>
    </style:style>
    <style:style style:name="P460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18617" style:font-size-asian="12pt"/>
    </style:style>
    <style:style style:name="P461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20e8d" style:font-size-asian="12pt"/>
    </style:style>
    <style:style style:name="P462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3b47e" style:font-size-asian="12pt"/>
    </style:style>
    <style:style style:name="P463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a4383" style:font-size-asian="12pt"/>
    </style:style>
    <style:style style:name="P464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aae33" style:font-size-asian="12pt"/>
    </style:style>
    <style:style style:name="P465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be6de" style:font-size-asian="12pt"/>
    </style:style>
    <style:style style:name="P466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cbbcd" style:font-size-asian="12pt"/>
    </style:style>
    <style:style style:name="P467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cf5ee" style:font-size-asian="12pt"/>
    </style:style>
    <style:style style:name="P468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db209" style:font-size-asian="12pt"/>
    </style:style>
    <style:style style:name="P469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6e9085" style:font-size-asian="12pt"/>
    </style:style>
    <style:style style:name="P470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03fe8" style:font-size-asian="12pt"/>
    </style:style>
    <style:style style:name="P471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10c20" style:font-size-asian="12pt"/>
    </style:style>
    <style:style style:name="P472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12458" style:font-size-asian="12pt"/>
    </style:style>
    <style:style style:name="P473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3171e" style:font-size-asian="12pt"/>
    </style:style>
    <style:style style:name="P474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45df3" style:font-size-asian="12pt"/>
    </style:style>
    <style:style style:name="P475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537a9" style:font-size-asian="12pt"/>
    </style:style>
    <style:style style:name="P476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69113" style:font-size-asian="12pt"/>
    </style:style>
    <style:style style:name="P477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73e2c" style:font-size-asian="12pt"/>
    </style:style>
    <style:style style:name="P478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7e925" style:font-size-asian="12pt"/>
    </style:style>
    <style:style style:name="P479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8c706" style:font-size-asian="12pt"/>
    </style:style>
    <style:style style:name="P480" style:family="paragraph" style:parent-style-name="Standard">
      <style:paragraph-properties fo:text-align="start" style:justify-single-word="false"/>
      <style:text-properties style:font-name="LiberationSerif" fo:font-size="12pt" officeooo:rsid="00573ab5" officeooo:paragraph-rsid="00792cd6" style:font-size-asian="12pt"/>
    </style:style>
    <style:style style:name="P48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a3bb3" style:font-size-asian="12pt"/>
    </style:style>
    <style:style style:name="P48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b10bd" style:font-size-asian="12pt"/>
    </style:style>
    <style:style style:name="P48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b7e57" style:font-size-asian="12pt"/>
    </style:style>
    <style:style style:name="P48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c4d11" style:font-size-asian="12pt"/>
    </style:style>
    <style:style style:name="P48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c6abd" style:font-size-asian="12pt"/>
    </style:style>
    <style:style style:name="P48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d3adf" style:font-size-asian="12pt"/>
    </style:style>
    <style:style style:name="P487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5f26fb" style:font-size-asian="12pt"/>
    </style:style>
    <style:style style:name="P488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0f8f3" style:font-size-asian="12pt"/>
    </style:style>
    <style:style style:name="P489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18617" style:font-size-asian="12pt"/>
    </style:style>
    <style:style style:name="P490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20e8d" style:font-size-asian="12pt"/>
    </style:style>
    <style:style style:name="P49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3b47e" style:font-size-asian="12pt"/>
    </style:style>
    <style:style style:name="P49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a4383" style:font-size-asian="12pt"/>
    </style:style>
    <style:style style:name="P49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aae33" style:font-size-asian="12pt"/>
    </style:style>
    <style:style style:name="P49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be6de" style:font-size-asian="12pt"/>
    </style:style>
    <style:style style:name="P49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cbbcd" style:font-size-asian="12pt"/>
    </style:style>
    <style:style style:name="P49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cf5ee" style:font-size-asian="12pt"/>
    </style:style>
    <style:style style:name="P497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db209" style:font-size-asian="12pt"/>
    </style:style>
    <style:style style:name="P498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6e9085" style:font-size-asian="12pt"/>
    </style:style>
    <style:style style:name="P499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03fe8" style:font-size-asian="12pt"/>
    </style:style>
    <style:style style:name="P500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10c20" style:font-size-asian="12pt"/>
    </style:style>
    <style:style style:name="P501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12458" style:font-size-asian="12pt"/>
    </style:style>
    <style:style style:name="P502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3171e" style:font-size-asian="12pt"/>
    </style:style>
    <style:style style:name="P503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45df3" style:font-size-asian="12pt"/>
    </style:style>
    <style:style style:name="P504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537a9" style:font-size-asian="12pt"/>
    </style:style>
    <style:style style:name="P505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69113" style:font-size-asian="12pt"/>
    </style:style>
    <style:style style:name="P506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73e2c" style:font-size-asian="12pt"/>
    </style:style>
    <style:style style:name="P507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7e925" style:font-size-asian="12pt"/>
    </style:style>
    <style:style style:name="P508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8c706" style:font-size-asian="12pt"/>
    </style:style>
    <style:style style:name="P509" style:family="paragraph" style:parent-style-name="Standard">
      <style:paragraph-properties fo:text-align="start" style:justify-single-word="false"/>
      <style:text-properties style:font-name="LiberationSerif" fo:font-size="12pt" officeooo:rsid="00052b8d" officeooo:paragraph-rsid="00792cd6" style:font-size-asian="12pt"/>
    </style:style>
    <style:style style:name="P51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a3bb3" style:font-size-asian="12pt"/>
    </style:style>
    <style:style style:name="P51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b10bd" style:font-size-asian="12pt"/>
    </style:style>
    <style:style style:name="P51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b7e57" style:font-size-asian="12pt"/>
    </style:style>
    <style:style style:name="P51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c4d11" style:font-size-asian="12pt"/>
    </style:style>
    <style:style style:name="P514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c6abd" style:font-size-asian="12pt"/>
    </style:style>
    <style:style style:name="P515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d3adf" style:font-size-asian="12pt"/>
    </style:style>
    <style:style style:name="P516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5f26fb" style:font-size-asian="12pt"/>
    </style:style>
    <style:style style:name="P51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0f8f3" style:font-size-asian="12pt"/>
    </style:style>
    <style:style style:name="P51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18617" style:font-size-asian="12pt"/>
    </style:style>
    <style:style style:name="P519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20e8d" style:font-size-asian="12pt"/>
    </style:style>
    <style:style style:name="P52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3b47e" style:font-size-asian="12pt"/>
    </style:style>
    <style:style style:name="P52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a4383" style:font-size-asian="12pt"/>
    </style:style>
    <style:style style:name="P52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aae33" style:font-size-asian="12pt"/>
    </style:style>
    <style:style style:name="P52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be6de" style:font-size-asian="12pt"/>
    </style:style>
    <style:style style:name="P524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cbbcd" style:font-size-asian="12pt"/>
    </style:style>
    <style:style style:name="P525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cf5ee" style:font-size-asian="12pt"/>
    </style:style>
    <style:style style:name="P526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db209" style:font-size-asian="12pt"/>
    </style:style>
    <style:style style:name="P52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6e9085" style:font-size-asian="12pt"/>
    </style:style>
    <style:style style:name="P52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03fe8" style:font-size-asian="12pt"/>
    </style:style>
    <style:style style:name="P529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10c20" style:font-size-asian="12pt"/>
    </style:style>
    <style:style style:name="P530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12458" style:font-size-asian="12pt"/>
    </style:style>
    <style:style style:name="P531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3171e" style:font-size-asian="12pt"/>
    </style:style>
    <style:style style:name="P532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45df3" style:font-size-asian="12pt"/>
    </style:style>
    <style:style style:name="P533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537a9" style:font-size-asian="12pt"/>
    </style:style>
    <style:style style:name="P534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69113" style:font-size-asian="12pt"/>
    </style:style>
    <style:style style:name="P535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73e2c" style:font-size-asian="12pt"/>
    </style:style>
    <style:style style:name="P536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7e925" style:font-size-asian="12pt"/>
    </style:style>
    <style:style style:name="P537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8c706" style:font-size-asian="12pt"/>
    </style:style>
    <style:style style:name="P538" style:family="paragraph" style:parent-style-name="Standard">
      <style:paragraph-properties fo:text-align="start" style:justify-single-word="false"/>
      <style:text-properties style:font-name="LiberationSerif" fo:font-size="12pt" officeooo:rsid="000d2d2c" officeooo:paragraph-rsid="00792cd6" style:font-size-asian="12pt"/>
    </style:style>
    <style:style style:name="P539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5a3bb3" style:font-size-asian="12pt"/>
    </style:style>
    <style:style style:name="P540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5b7e57" style:font-size-asian="12pt"/>
    </style:style>
    <style:style style:name="P541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5c6abd" style:font-size-asian="12pt"/>
    </style:style>
    <style:style style:name="P542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5f26fb" style:font-size-asian="12pt"/>
    </style:style>
    <style:style style:name="P543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0f8f3" style:font-size-asian="12pt"/>
    </style:style>
    <style:style style:name="P544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18617" style:font-size-asian="12pt"/>
    </style:style>
    <style:style style:name="P545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20e8d" style:font-size-asian="12pt"/>
    </style:style>
    <style:style style:name="P546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3b47e" style:font-size-asian="12pt"/>
    </style:style>
    <style:style style:name="P547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a4383" style:font-size-asian="12pt"/>
    </style:style>
    <style:style style:name="P548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aae33" style:font-size-asian="12pt"/>
    </style:style>
    <style:style style:name="P549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be6de" style:font-size-asian="12pt"/>
    </style:style>
    <style:style style:name="P550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cbbcd" style:font-size-asian="12pt"/>
    </style:style>
    <style:style style:name="P551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cf5ee" style:font-size-asian="12pt"/>
    </style:style>
    <style:style style:name="P552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db209" style:font-size-asian="12pt"/>
    </style:style>
    <style:style style:name="P553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6e9085" style:font-size-asian="12pt"/>
    </style:style>
    <style:style style:name="P554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03fe8" style:font-size-asian="12pt"/>
    </style:style>
    <style:style style:name="P555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10c20" style:font-size-asian="12pt"/>
    </style:style>
    <style:style style:name="P556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12458" style:font-size-asian="12pt"/>
    </style:style>
    <style:style style:name="P557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3171e" style:font-size-asian="12pt"/>
    </style:style>
    <style:style style:name="P558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45df3" style:font-size-asian="12pt"/>
    </style:style>
    <style:style style:name="P559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537a9" style:font-size-asian="12pt"/>
    </style:style>
    <style:style style:name="P560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69113" style:font-size-asian="12pt"/>
    </style:style>
    <style:style style:name="P561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73e2c" style:font-size-asian="12pt"/>
    </style:style>
    <style:style style:name="P562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7e925" style:font-size-asian="12pt"/>
    </style:style>
    <style:style style:name="P563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8c706" style:font-size-asian="12pt"/>
    </style:style>
    <style:style style:name="P564" style:family="paragraph" style:parent-style-name="Standard">
      <style:paragraph-properties fo:text-align="start" style:justify-single-word="false"/>
      <style:text-properties style:font-name="LiberationSerif" fo:font-size="12pt" officeooo:rsid="005a3bb3" officeooo:paragraph-rsid="00792cd6" style:font-size-asian="12pt"/>
    </style:style>
    <style:style style:name="P565" style:family="paragraph" style:parent-style-name="Standard">
      <style:paragraph-properties fo:text-align="start" style:justify-single-word="false"/>
      <style:text-properties style:font-name="LiberationSerif" fo:font-size="12pt" officeooo:rsid="005c4d11" officeooo:paragraph-rsid="005c4d11" style:font-size-asian="12pt"/>
    </style:style>
    <style:style style:name="P566" style:family="paragraph" style:parent-style-name="Standard">
      <style:paragraph-properties fo:text-align="start" style:justify-single-word="false"/>
      <style:text-properties style:font-name="LiberationSerif" fo:font-size="12pt" officeooo:rsid="005c4d11" officeooo:paragraph-rsid="005d3adf" style:font-size-asian="12pt"/>
    </style:style>
    <style:style style:name="P567" style:family="paragraph" style:parent-style-name="Standard">
      <style:paragraph-properties fo:text-align="start" style:justify-single-word="false"/>
      <style:text-properties style:font-name="LiberationSerif" fo:font-size="12pt" officeooo:rsid="0064c83a" officeooo:paragraph-rsid="0064c83a" style:font-size-asian="12pt"/>
    </style:style>
    <style:style style:name="P568" style:family="paragraph" style:parent-style-name="Standard">
      <style:paragraph-properties fo:text-align="start" style:justify-single-word="false"/>
      <style:text-properties style:font-name="LiberationSerif" fo:font-size="12pt" officeooo:rsid="0065ca50" officeooo:paragraph-rsid="0065ca50" style:font-size-asian="12pt"/>
    </style:style>
    <style:style style:name="P569" style:family="paragraph" style:parent-style-name="Standard">
      <style:paragraph-properties fo:text-align="start" style:justify-single-word="false"/>
      <style:text-properties style:font-name="LiberationSerif" fo:font-size="12pt" officeooo:rsid="00668428" officeooo:paragraph-rsid="00668428" style:font-size-asian="12pt"/>
    </style:style>
    <style:style style:name="P570" style:family="paragraph" style:parent-style-name="Standard">
      <style:paragraph-properties fo:text-align="start" style:justify-single-word="false"/>
      <style:text-properties style:font-name="LiberationSerif" fo:font-size="12pt" officeooo:rsid="00694a30" officeooo:paragraph-rsid="00694a30" style:font-size-asian="12pt"/>
    </style:style>
    <style:style style:name="P571" style:family="paragraph" style:parent-style-name="Standard">
      <style:paragraph-properties fo:text-align="start" style:justify-single-word="false"/>
      <style:text-properties style:font-name="LiberationSerif" fo:font-size="12pt" officeooo:rsid="006cbbcd" officeooo:paragraph-rsid="006cbbcd" style:font-size-asian="12pt"/>
    </style:style>
    <style:style style:name="P572" style:family="paragraph" style:parent-style-name="Standard">
      <style:paragraph-properties fo:text-align="start" style:justify-single-word="false"/>
      <style:text-properties style:font-name="LiberationSerif" fo:font-size="12pt" officeooo:rsid="00792cd6" officeooo:paragraph-rsid="00792cd6" style:font-size-asian="12pt"/>
    </style:style>
    <style:style style:name="P573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91202" style:font-size-asian="12pt" style:font-style-asian="italic"/>
    </style:style>
    <style:style style:name="P574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a3bb3" style:font-size-asian="12pt" style:font-style-asian="italic"/>
    </style:style>
    <style:style style:name="P575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b10bd" style:font-size-asian="12pt" style:font-style-asian="italic"/>
    </style:style>
    <style:style style:name="P576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b7e57" style:font-size-asian="12pt" style:font-style-asian="italic"/>
    </style:style>
    <style:style style:name="P577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c4d11" style:font-size-asian="12pt" style:font-style-asian="italic"/>
    </style:style>
    <style:style style:name="P578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c6abd" style:font-size-asian="12pt" style:font-style-asian="italic"/>
    </style:style>
    <style:style style:name="P579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d3adf" style:font-size-asian="12pt" style:font-style-asian="italic"/>
    </style:style>
    <style:style style:name="P580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f26fb" style:font-size-asian="12pt" style:font-style-asian="italic"/>
    </style:style>
    <style:style style:name="P581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0f8f3" style:font-size-asian="12pt" style:font-style-asian="italic"/>
    </style:style>
    <style:style style:name="P582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18617" style:font-size-asian="12pt" style:font-style-asian="italic"/>
    </style:style>
    <style:style style:name="P583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20e8d" style:font-size-asian="12pt" style:font-style-asian="italic"/>
    </style:style>
    <style:style style:name="P584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3b47e" style:font-size-asian="12pt" style:font-style-asian="italic"/>
    </style:style>
    <style:style style:name="P585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a4383" style:font-size-asian="12pt" style:font-style-asian="italic"/>
    </style:style>
    <style:style style:name="P586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aae33" style:font-size-asian="12pt" style:font-style-asian="italic"/>
    </style:style>
    <style:style style:name="P587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be6de" style:font-size-asian="12pt" style:font-style-asian="italic"/>
    </style:style>
    <style:style style:name="P588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cbbcd" style:font-size-asian="12pt" style:font-style-asian="italic"/>
    </style:style>
    <style:style style:name="P589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cf5ee" style:font-size-asian="12pt" style:font-style-asian="italic"/>
    </style:style>
    <style:style style:name="P590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db209" style:font-size-asian="12pt" style:font-style-asian="italic"/>
    </style:style>
    <style:style style:name="P591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6e9085" style:font-size-asian="12pt" style:font-style-asian="italic"/>
    </style:style>
    <style:style style:name="P592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03fe8" style:font-size-asian="12pt" style:font-style-asian="italic"/>
    </style:style>
    <style:style style:name="P593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10c20" style:font-size-asian="12pt" style:font-style-asian="italic"/>
    </style:style>
    <style:style style:name="P594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12458" style:font-size-asian="12pt" style:font-style-asian="italic"/>
    </style:style>
    <style:style style:name="P595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3171e" style:font-size-asian="12pt" style:font-style-asian="italic"/>
    </style:style>
    <style:style style:name="P596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537a9" style:font-size-asian="12pt" style:font-style-asian="italic"/>
    </style:style>
    <style:style style:name="P597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69113" style:font-size-asian="12pt" style:font-style-asian="italic"/>
    </style:style>
    <style:style style:name="P598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73e2c" style:font-size-asian="12pt" style:font-style-asian="italic"/>
    </style:style>
    <style:style style:name="P599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7e925" style:font-size-asian="12pt" style:font-style-asian="italic"/>
    </style:style>
    <style:style style:name="P600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8c706" style:font-size-asian="12pt" style:font-style-asian="italic"/>
    </style:style>
    <style:style style:name="P601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792cd6" style:font-size-asian="12pt" style:font-style-asian="italic"/>
    </style:style>
    <style:style style:name="P602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3de88" style:font-size-asian="12pt" style:font-style-asian="italic"/>
    </style:style>
    <style:style style:name="P603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6aa38" style:font-size-asian="12pt" style:font-style-asian="italic"/>
    </style:style>
    <style:style style:name="P604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b2a63" style:font-size-asian="12pt" style:font-style-asian="italic"/>
    </style:style>
    <style:style style:name="P605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d9877" style:font-size-asian="12pt" style:font-style-asian="italic"/>
    </style:style>
    <style:style style:name="P606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e8ab3" style:font-size-asian="12pt" style:font-style-asian="italic"/>
    </style:style>
    <style:style style:name="P607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4f3d0c" style:font-size-asian="12pt" style:font-style-asian="italic"/>
    </style:style>
    <style:style style:name="P608" style:family="paragraph" style:parent-style-name="Standard">
      <style:paragraph-properties fo:text-align="start" style:justify-single-word="false"/>
      <style:text-properties style:font-name="LiberationSerif" fo:font-size="12pt" fo:font-style="italic" officeooo:rsid="004377a7" officeooo:paragraph-rsid="0058739c" style:font-size-asian="12pt" style:font-style-asian="italic"/>
    </style:style>
    <style:style style:name="P609" style:family="paragraph" style:parent-style-name="Standard">
      <style:paragraph-properties fo:text-align="start" style:justify-single-word="false"/>
      <style:text-properties style:font-name="LiberationSerif" fo:font-size="12pt" fo:font-style="italic" officeooo:rsid="008ba386" officeooo:paragraph-rsid="008ba386" style:font-size-asian="12pt" style:font-style-asian="italic"/>
    </style:style>
    <style:style style:name="P61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4b2a63" style:font-size-asian="12pt" style:font-style-asian="italic" style:font-weight-asian="bold" style:font-weight-complex="bold"/>
    </style:style>
    <style:style style:name="P61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4d9877" style:font-size-asian="12pt" style:font-style-asian="italic" style:font-weight-asian="bold" style:font-weight-complex="bold"/>
    </style:style>
    <style:style style:name="P61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4e8ab3" style:font-size-asian="12pt" style:font-style-asian="italic" style:font-weight-asian="bold" style:font-weight-complex="bold"/>
    </style:style>
    <style:style style:name="P613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4f3d0c" style:font-size-asian="12pt" style:font-style-asian="italic" style:font-weight-asian="bold" style:font-weight-complex="bold"/>
    </style:style>
    <style:style style:name="P61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511881" style:font-size-asian="12pt" style:font-style-asian="italic" style:font-weight-asian="bold" style:font-weight-complex="bold"/>
    </style:style>
    <style:style style:name="P61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573ab5" style:font-size-asian="12pt" style:font-style-asian="italic" style:font-weight-asian="bold" style:font-weight-complex="bold"/>
    </style:style>
    <style:style style:name="P61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57eae9" style:font-size-asian="12pt" style:font-style-asian="italic" style:font-weight-asian="bold" style:font-weight-complex="bold"/>
    </style:style>
    <style:style style:name="P61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58739c" style:font-size-asian="12pt" style:font-style-asian="italic" style:font-weight-asian="bold" style:font-weight-complex="bold"/>
    </style:style>
    <style:style style:name="P618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46aa38" officeooo:paragraph-rsid="00591202" style:font-size-asian="12pt" style:font-style-asian="italic" style:font-weight-asian="bold" style:font-weight-complex="bold"/>
    </style:style>
    <style:style style:name="P619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a3bb3" officeooo:paragraph-rsid="005a3bb3" style:font-size-asian="12pt" style:font-style-asian="italic" style:font-weight-asian="bold" style:font-weight-complex="bold"/>
    </style:style>
    <style:style style:name="P62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a3bb3" officeooo:paragraph-rsid="005b7e57" style:font-size-asian="12pt" style:font-style-asian="italic" style:font-weight-asian="bold" style:font-weight-complex="bold"/>
    </style:style>
    <style:style style:name="P62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a3bb3" officeooo:paragraph-rsid="005c6abd" style:font-size-asian="12pt" style:font-style-asian="italic" style:font-weight-asian="bold" style:font-weight-complex="bold"/>
    </style:style>
    <style:style style:name="P62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a3bb3" officeooo:paragraph-rsid="005f26fb" style:font-size-asian="12pt" style:font-style-asian="italic" style:font-weight-asian="bold" style:font-weight-complex="bold"/>
    </style:style>
    <style:style style:name="P623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b10bd" officeooo:paragraph-rsid="005b10bd" style:font-size-asian="12pt" style:font-style-asian="italic" style:font-weight-asian="bold" style:font-weight-complex="bold"/>
    </style:style>
    <style:style style:name="P62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c4d11" officeooo:paragraph-rsid="005c4d11" style:font-size-asian="12pt" style:font-style-asian="italic" style:font-weight-asian="bold" style:font-weight-complex="bold"/>
    </style:style>
    <style:style style:name="P62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5d3adf" officeooo:paragraph-rsid="005d3adf" style:font-size-asian="12pt" style:font-style-asian="italic" style:font-weight-asian="bold" style:font-weight-complex="bold"/>
    </style:style>
    <style:style style:name="P62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0f8f3" officeooo:paragraph-rsid="0060f8f3" style:font-size-asian="12pt" style:font-style-asian="italic" style:font-weight-asian="bold" style:font-weight-complex="bold"/>
    </style:style>
    <style:style style:name="P62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18617" officeooo:paragraph-rsid="00618617" style:font-size-asian="12pt" style:font-style-asian="italic" style:font-weight-asian="bold" style:font-weight-complex="bold"/>
    </style:style>
    <style:style style:name="P628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20e8d" officeooo:paragraph-rsid="00620e8d" style:font-size-asian="12pt" style:font-style-asian="italic" style:font-weight-asian="bold" style:font-weight-complex="bold"/>
    </style:style>
    <style:style style:name="P629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3b47e" officeooo:paragraph-rsid="0063b47e" style:font-size-asian="12pt" style:font-style-asian="italic" style:font-weight-asian="bold" style:font-weight-complex="bold"/>
    </style:style>
    <style:style style:name="P63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a4383" officeooo:paragraph-rsid="006a4383" style:font-size-asian="12pt" style:font-style-asian="italic" style:font-weight-asian="bold" style:font-weight-complex="bold"/>
    </style:style>
    <style:style style:name="P63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bac80" officeooo:paragraph-rsid="006bac80" style:font-size-asian="12pt" style:font-style-asian="italic" style:font-weight-asian="bold" style:font-weight-complex="bold"/>
    </style:style>
    <style:style style:name="P63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be6de" officeooo:paragraph-rsid="006be6de" style:font-size-asian="12pt" style:font-style-asian="italic" style:font-weight-asian="bold" style:font-weight-complex="bold"/>
    </style:style>
    <style:style style:name="P633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cbbcd" officeooo:paragraph-rsid="006cbbcd" style:font-size-asian="12pt" style:font-style-asian="italic" style:font-weight-asian="bold" style:font-weight-complex="bold"/>
    </style:style>
    <style:style style:name="P63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cf5ee" officeooo:paragraph-rsid="006cf5ee" style:font-size-asian="12pt" style:font-style-asian="italic" style:font-weight-asian="bold" style:font-weight-complex="bold"/>
    </style:style>
    <style:style style:name="P63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db209" officeooo:paragraph-rsid="006db209" style:font-size-asian="12pt" style:font-style-asian="italic" style:font-weight-asian="bold" style:font-weight-complex="bold"/>
    </style:style>
    <style:style style:name="P63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6e9085" officeooo:paragraph-rsid="006e9085" style:font-size-asian="12pt" style:font-style-asian="italic" style:font-weight-asian="bold" style:font-weight-complex="bold"/>
    </style:style>
    <style:style style:name="P63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03fe8" officeooo:paragraph-rsid="00703fe8" style:font-size-asian="12pt" style:font-style-asian="italic" style:font-weight-asian="bold" style:font-weight-complex="bold"/>
    </style:style>
    <style:style style:name="P638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10c20" officeooo:paragraph-rsid="00710c20" style:font-size-asian="12pt" style:font-style-asian="italic" style:font-weight-asian="bold" style:font-weight-complex="bold"/>
    </style:style>
    <style:style style:name="P639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12458" officeooo:paragraph-rsid="00712458" style:font-size-asian="12pt" style:font-style-asian="italic" style:font-weight-asian="bold" style:font-weight-complex="bold"/>
    </style:style>
    <style:style style:name="P640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3171e" officeooo:paragraph-rsid="0073171e" style:font-size-asian="12pt" style:font-style-asian="italic" style:font-weight-asian="bold" style:font-weight-complex="bold"/>
    </style:style>
    <style:style style:name="P641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45df3" officeooo:paragraph-rsid="00745df3" style:font-size-asian="12pt" style:font-style-asian="italic" style:font-weight-asian="bold" style:font-weight-complex="bold"/>
    </style:style>
    <style:style style:name="P642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537a9" officeooo:paragraph-rsid="007537a9" style:font-size-asian="12pt" style:font-style-asian="italic" style:font-weight-asian="bold" style:font-weight-complex="bold"/>
    </style:style>
    <style:style style:name="P643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69113" officeooo:paragraph-rsid="00769113" style:font-size-asian="12pt" style:font-style-asian="italic" style:font-weight-asian="bold" style:font-weight-complex="bold"/>
    </style:style>
    <style:style style:name="P644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73e2c" officeooo:paragraph-rsid="00773e2c" style:font-size-asian="12pt" style:font-style-asian="italic" style:font-weight-asian="bold" style:font-weight-complex="bold"/>
    </style:style>
    <style:style style:name="P645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7e925" officeooo:paragraph-rsid="0077e925" style:font-size-asian="12pt" style:font-style-asian="italic" style:font-weight-asian="bold" style:font-weight-complex="bold"/>
    </style:style>
    <style:style style:name="P646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8c706" officeooo:paragraph-rsid="0078c706" style:font-size-asian="12pt" style:font-style-asian="italic" style:font-weight-asian="bold" style:font-weight-complex="bold"/>
    </style:style>
    <style:style style:name="P647" style:family="paragraph" style:parent-style-name="Standard">
      <style:paragraph-properties fo:text-align="start" style:justify-single-word="false"/>
      <style:text-properties style:font-name="LiberationSerif-Italic" fo:font-size="12pt" fo:font-style="italic" fo:font-weight="bold" officeooo:rsid="00792cd6" officeooo:paragraph-rsid="00792cd6" style:font-size-asian="12pt" style:font-style-asian="italic" style:font-weight-asian="bold" style:font-weight-complex="bold"/>
    </style:style>
    <style:style style:name="P64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55db67" style:font-size-asian="12pt" style:font-style-asian="italic"/>
    </style:style>
    <style:style style:name="P64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5a3bb3" style:font-size-asian="12pt" style:font-style-asian="italic"/>
    </style:style>
    <style:style style:name="P65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5b10bd" style:font-size-asian="12pt" style:font-style-asian="italic"/>
    </style:style>
    <style:style style:name="P65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5c4d11" style:font-size-asian="12pt" style:font-style-asian="italic"/>
    </style:style>
    <style:style style:name="P65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5d3adf" style:font-size-asian="12pt" style:font-style-asian="italic"/>
    </style:style>
    <style:style style:name="P65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60f8f3" style:font-size-asian="12pt" style:font-style-asian="italic"/>
    </style:style>
    <style:style style:name="P65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6a4383" style:font-size-asian="12pt" style:font-style-asian="italic"/>
    </style:style>
    <style:style style:name="P65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6aae33" style:font-size-asian="12pt" style:font-style-asian="italic"/>
    </style:style>
    <style:style style:name="P65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4377a7" officeooo:paragraph-rsid="004a1fb4" style:font-size-asian="12pt" style:font-style-asian="italic"/>
    </style:style>
    <style:style style:name="P65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a3bb3" style:font-size-asian="12pt" style:font-style-asian="italic"/>
    </style:style>
    <style:style style:name="P65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b10bd" style:font-size-asian="12pt" style:font-style-asian="italic"/>
    </style:style>
    <style:style style:name="P65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b7e57" style:font-size-asian="12pt" style:font-style-asian="italic"/>
    </style:style>
    <style:style style:name="P66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c4d11" style:font-size-asian="12pt" style:font-style-asian="italic"/>
    </style:style>
    <style:style style:name="P66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c6abd" style:font-size-asian="12pt" style:font-style-asian="italic"/>
    </style:style>
    <style:style style:name="P66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d3adf" style:font-size-asian="12pt" style:font-style-asian="italic"/>
    </style:style>
    <style:style style:name="P66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5f26fb" style:font-size-asian="12pt" style:font-style-asian="italic"/>
    </style:style>
    <style:style style:name="P66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0f8f3" style:font-size-asian="12pt" style:font-style-asian="italic"/>
    </style:style>
    <style:style style:name="P66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18617" style:font-size-asian="12pt" style:font-style-asian="italic"/>
    </style:style>
    <style:style style:name="P66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20e8d" style:font-size-asian="12pt" style:font-style-asian="italic"/>
    </style:style>
    <style:style style:name="P66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3b47e" style:font-size-asian="12pt" style:font-style-asian="italic"/>
    </style:style>
    <style:style style:name="P66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a4383" style:font-size-asian="12pt" style:font-style-asian="italic"/>
    </style:style>
    <style:style style:name="P66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aae33" style:font-size-asian="12pt" style:font-style-asian="italic"/>
    </style:style>
    <style:style style:name="P67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be6de" style:font-size-asian="12pt" style:font-style-asian="italic"/>
    </style:style>
    <style:style style:name="P67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cbbcd" style:font-size-asian="12pt" style:font-style-asian="italic"/>
    </style:style>
    <style:style style:name="P67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cf5ee" style:font-size-asian="12pt" style:font-style-asian="italic"/>
    </style:style>
    <style:style style:name="P67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db209" style:font-size-asian="12pt" style:font-style-asian="italic"/>
    </style:style>
    <style:style style:name="P67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6e9085" style:font-size-asian="12pt" style:font-style-asian="italic"/>
    </style:style>
    <style:style style:name="P67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03fe8" style:font-size-asian="12pt" style:font-style-asian="italic"/>
    </style:style>
    <style:style style:name="P676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10c20" style:font-size-asian="12pt" style:font-style-asian="italic"/>
    </style:style>
    <style:style style:name="P677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12458" style:font-size-asian="12pt" style:font-style-asian="italic"/>
    </style:style>
    <style:style style:name="P678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3171e" style:font-size-asian="12pt" style:font-style-asian="italic"/>
    </style:style>
    <style:style style:name="P679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45df3" style:font-size-asian="12pt" style:font-style-asian="italic"/>
    </style:style>
    <style:style style:name="P680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537a9" style:font-size-asian="12pt" style:font-style-asian="italic"/>
    </style:style>
    <style:style style:name="P681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69113" style:font-size-asian="12pt" style:font-style-asian="italic"/>
    </style:style>
    <style:style style:name="P682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73e2c" style:font-size-asian="12pt" style:font-style-asian="italic"/>
    </style:style>
    <style:style style:name="P683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7e925" style:font-size-asian="12pt" style:font-style-asian="italic"/>
    </style:style>
    <style:style style:name="P684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8c706" style:font-size-asian="12pt" style:font-style-asian="italic"/>
    </style:style>
    <style:style style:name="P685" style:family="paragraph" style:parent-style-name="Standard">
      <style:paragraph-properties fo:text-align="start" style:justify-single-word="false"/>
      <style:text-properties style:font-name="LiberationSerif-Italic" fo:font-size="12pt" fo:font-style="italic" officeooo:rsid="00052b8d" officeooo:paragraph-rsid="00792cd6" style:font-size-asian="12pt" style:font-style-asian="italic"/>
    </style:style>
    <style:style style:name="P686" style:family="paragraph" style:parent-style-name="Standard">
      <style:paragraph-properties fo:text-align="start" style:justify-single-word="false"/>
      <style:text-properties style:font-name="LiberationSerif-Italic" fo:font-size="12pt" fo:font-style="italic" style:font-size-asian="12pt" style:font-style-asian="italic"/>
    </style:style>
    <style:style style:name="P687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08e47e" style:font-size-asian="12pt" style:font-style-asian="italic"/>
    </style:style>
    <style:style style:name="P688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129265" style:font-size-asian="12pt" style:font-style-asian="italic"/>
    </style:style>
    <style:style style:name="P689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1a35e1" style:font-size-asian="12pt" style:font-style-asian="italic"/>
    </style:style>
    <style:style style:name="P690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18104" style:font-size-asian="12pt" style:font-style-asian="italic"/>
    </style:style>
    <style:style style:name="P691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3644e" style:font-size-asian="12pt" style:font-style-asian="italic"/>
    </style:style>
    <style:style style:name="P692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41c5a" style:font-size-asian="12pt" style:font-style-asian="italic"/>
    </style:style>
    <style:style style:name="P693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6db34" style:font-size-asian="12pt" style:font-style-asian="italic"/>
    </style:style>
    <style:style style:name="P694" style:family="paragraph" style:parent-style-name="Standard">
      <style:paragraph-properties fo:text-align="start" style:justify-single-word="false"/>
      <style:text-properties style:font-name="LiberationSerif-Italic" fo:font-size="12pt" fo:font-style="italic" officeooo:paragraph-rsid="002ab3fb" style:font-size-asian="12pt" style:font-style-asian="italic"/>
    </style:style>
    <style:style style:name="P695" style:family="paragraph" style:parent-style-name="Standard">
      <style:paragraph-properties fo:text-align="start" style:justify-single-word="false"/>
      <style:text-properties officeooo:rsid="005a3bb3" officeooo:paragraph-rsid="005a3bb3"/>
    </style:style>
    <style:style style:name="P696" style:family="paragraph" style:parent-style-name="Standard">
      <style:paragraph-properties fo:text-align="start" style:justify-single-word="false"/>
      <style:text-properties officeooo:rsid="005a3bb3" officeooo:paragraph-rsid="005b10bd"/>
    </style:style>
    <style:style style:name="P697" style:family="paragraph" style:parent-style-name="Standard">
      <style:paragraph-properties fo:text-align="start" style:justify-single-word="false"/>
      <style:text-properties officeooo:rsid="005a3bb3" officeooo:paragraph-rsid="005b7e57"/>
    </style:style>
    <style:style style:name="P698" style:family="paragraph" style:parent-style-name="Standard">
      <style:paragraph-properties fo:text-align="start" style:justify-single-word="false"/>
      <style:text-properties officeooo:rsid="005a3bb3" officeooo:paragraph-rsid="005c4d11"/>
    </style:style>
    <style:style style:name="P699" style:family="paragraph" style:parent-style-name="Standard">
      <style:paragraph-properties fo:text-align="start" style:justify-single-word="false"/>
      <style:text-properties officeooo:rsid="005a3bb3" officeooo:paragraph-rsid="005c6abd"/>
    </style:style>
    <style:style style:name="P700" style:family="paragraph" style:parent-style-name="Standard">
      <style:paragraph-properties fo:text-align="start" style:justify-single-word="false"/>
      <style:text-properties officeooo:rsid="005a3bb3" officeooo:paragraph-rsid="005f26fb"/>
    </style:style>
    <style:style style:name="P701" style:family="paragraph" style:parent-style-name="Standard">
      <style:paragraph-properties fo:text-align="start" style:justify-single-word="false"/>
      <style:text-properties officeooo:rsid="005b10bd" officeooo:paragraph-rsid="005b10bd"/>
    </style:style>
    <style:style style:name="P702" style:family="paragraph" style:parent-style-name="Standard">
      <style:paragraph-properties fo:text-align="start" style:justify-single-word="false"/>
      <style:text-properties officeooo:rsid="005c4d11" officeooo:paragraph-rsid="005c4d11"/>
    </style:style>
    <style:style style:name="P703" style:family="paragraph" style:parent-style-name="Standard">
      <style:paragraph-properties fo:text-align="start" style:justify-single-word="false"/>
      <style:text-properties officeooo:rsid="005d3adf" officeooo:paragraph-rsid="005d3adf"/>
    </style:style>
    <style:style style:name="P704" style:family="paragraph" style:parent-style-name="Standard">
      <style:paragraph-properties fo:text-align="start" style:justify-single-word="false"/>
      <style:text-properties officeooo:rsid="0060f8f3" officeooo:paragraph-rsid="0060f8f3"/>
    </style:style>
    <style:style style:name="P705" style:family="paragraph" style:parent-style-name="Standard">
      <style:paragraph-properties fo:text-align="start" style:justify-single-word="false"/>
      <style:text-properties officeooo:rsid="0060f8f3" officeooo:paragraph-rsid="00618617"/>
    </style:style>
    <style:style style:name="P706" style:family="paragraph" style:parent-style-name="Standard">
      <style:paragraph-properties fo:text-align="start" style:justify-single-word="false"/>
      <style:text-properties officeooo:rsid="0060f8f3" officeooo:paragraph-rsid="00620e8d"/>
    </style:style>
    <style:style style:name="P707" style:family="paragraph" style:parent-style-name="Standard">
      <style:paragraph-properties fo:text-align="start" style:justify-single-word="false"/>
      <style:text-properties officeooo:rsid="0060f8f3" officeooo:paragraph-rsid="0063b47e"/>
    </style:style>
    <style:style style:name="P708" style:family="paragraph" style:parent-style-name="Standard">
      <style:paragraph-properties fo:text-align="start" style:justify-single-word="false"/>
      <style:text-properties officeooo:rsid="0060f8f3" officeooo:paragraph-rsid="006a4383"/>
    </style:style>
    <style:style style:name="P709" style:family="paragraph" style:parent-style-name="Standard">
      <style:paragraph-properties fo:text-align="start" style:justify-single-word="false"/>
      <style:text-properties officeooo:rsid="00618617" officeooo:paragraph-rsid="00618617"/>
    </style:style>
    <style:style style:name="P710" style:family="paragraph" style:parent-style-name="Standard">
      <style:paragraph-properties fo:text-align="start" style:justify-single-word="false"/>
      <style:text-properties officeooo:rsid="00620e8d" officeooo:paragraph-rsid="00620e8d"/>
    </style:style>
    <style:style style:name="P711" style:family="paragraph" style:parent-style-name="Standard">
      <style:paragraph-properties fo:text-align="start" style:justify-single-word="false"/>
      <style:text-properties officeooo:rsid="0063b47e" officeooo:paragraph-rsid="0063b47e"/>
    </style:style>
    <style:style style:name="P712" style:family="paragraph" style:parent-style-name="Standard">
      <style:paragraph-properties fo:text-align="start" style:justify-single-word="false"/>
      <style:text-properties officeooo:rsid="006a4383" officeooo:paragraph-rsid="006a4383"/>
    </style:style>
    <style:style style:name="P713" style:family="paragraph" style:parent-style-name="Standard">
      <style:paragraph-properties fo:text-align="start" style:justify-single-word="false"/>
      <style:text-properties officeooo:rsid="006bac80" officeooo:paragraph-rsid="006bac80"/>
    </style:style>
    <style:style style:name="P714" style:family="paragraph" style:parent-style-name="Standard">
      <style:paragraph-properties fo:text-align="start" style:justify-single-word="false"/>
      <style:text-properties officeooo:rsid="006bac80" officeooo:paragraph-rsid="006be6de"/>
    </style:style>
    <style:style style:name="P715" style:family="paragraph" style:parent-style-name="Standard">
      <style:paragraph-properties fo:text-align="start" style:justify-single-word="false"/>
      <style:text-properties officeooo:rsid="006bac80" officeooo:paragraph-rsid="006cbbcd"/>
    </style:style>
    <style:style style:name="P716" style:family="paragraph" style:parent-style-name="Standard">
      <style:paragraph-properties fo:text-align="start" style:justify-single-word="false"/>
      <style:text-properties officeooo:rsid="006bac80" officeooo:paragraph-rsid="006cf5ee"/>
    </style:style>
    <style:style style:name="P717" style:family="paragraph" style:parent-style-name="Standard">
      <style:paragraph-properties fo:text-align="start" style:justify-single-word="false"/>
      <style:text-properties officeooo:rsid="006bac80" officeooo:paragraph-rsid="006db209"/>
    </style:style>
    <style:style style:name="P718" style:family="paragraph" style:parent-style-name="Standard">
      <style:paragraph-properties fo:text-align="start" style:justify-single-word="false"/>
      <style:text-properties officeooo:rsid="006bac80" officeooo:paragraph-rsid="006e9085"/>
    </style:style>
    <style:style style:name="P719" style:family="paragraph" style:parent-style-name="Standard">
      <style:paragraph-properties fo:text-align="start" style:justify-single-word="false"/>
      <style:text-properties officeooo:rsid="006bac80" officeooo:paragraph-rsid="00703fe8"/>
    </style:style>
    <style:style style:name="P720" style:family="paragraph" style:parent-style-name="Standard">
      <style:paragraph-properties fo:text-align="start" style:justify-single-word="false"/>
      <style:text-properties officeooo:rsid="006bac80" officeooo:paragraph-rsid="00710c20"/>
    </style:style>
    <style:style style:name="P721" style:family="paragraph" style:parent-style-name="Standard">
      <style:paragraph-properties fo:text-align="start" style:justify-single-word="false"/>
      <style:text-properties officeooo:rsid="006bac80" officeooo:paragraph-rsid="00712458"/>
    </style:style>
    <style:style style:name="P722" style:family="paragraph" style:parent-style-name="Standard">
      <style:paragraph-properties fo:text-align="start" style:justify-single-word="false"/>
      <style:text-properties officeooo:rsid="006bac80" officeooo:paragraph-rsid="0073171e"/>
    </style:style>
    <style:style style:name="P723" style:family="paragraph" style:parent-style-name="Standard">
      <style:paragraph-properties fo:text-align="start" style:justify-single-word="false"/>
      <style:text-properties officeooo:rsid="006bac80" officeooo:paragraph-rsid="00745df3"/>
    </style:style>
    <style:style style:name="P724" style:family="paragraph" style:parent-style-name="Standard">
      <style:paragraph-properties fo:text-align="start" style:justify-single-word="false"/>
      <style:text-properties officeooo:rsid="006bac80" officeooo:paragraph-rsid="007537a9"/>
    </style:style>
    <style:style style:name="P725" style:family="paragraph" style:parent-style-name="Standard">
      <style:paragraph-properties fo:text-align="start" style:justify-single-word="false"/>
      <style:text-properties officeooo:rsid="006bac80" officeooo:paragraph-rsid="00769113"/>
    </style:style>
    <style:style style:name="P726" style:family="paragraph" style:parent-style-name="Standard">
      <style:paragraph-properties fo:text-align="start" style:justify-single-word="false"/>
      <style:text-properties officeooo:rsid="006bac80" officeooo:paragraph-rsid="00773e2c"/>
    </style:style>
    <style:style style:name="P727" style:family="paragraph" style:parent-style-name="Standard">
      <style:paragraph-properties fo:text-align="start" style:justify-single-word="false"/>
      <style:text-properties officeooo:rsid="006bac80" officeooo:paragraph-rsid="0077e925"/>
    </style:style>
    <style:style style:name="P728" style:family="paragraph" style:parent-style-name="Standard">
      <style:paragraph-properties fo:text-align="start" style:justify-single-word="false"/>
      <style:text-properties officeooo:rsid="006bac80" officeooo:paragraph-rsid="0078c706"/>
    </style:style>
    <style:style style:name="P729" style:family="paragraph" style:parent-style-name="Standard">
      <style:paragraph-properties fo:text-align="start" style:justify-single-word="false"/>
      <style:text-properties officeooo:rsid="006bac80" officeooo:paragraph-rsid="00792cd6"/>
    </style:style>
    <style:style style:name="P730" style:family="paragraph" style:parent-style-name="Standard">
      <style:paragraph-properties fo:text-align="start" style:justify-single-word="false"/>
      <style:text-properties officeooo:rsid="006be6de" officeooo:paragraph-rsid="006be6de"/>
    </style:style>
    <style:style style:name="P731" style:family="paragraph" style:parent-style-name="Standard">
      <style:paragraph-properties fo:text-align="start" style:justify-single-word="false"/>
      <style:text-properties officeooo:rsid="006cbbcd" officeooo:paragraph-rsid="006cbbcd"/>
    </style:style>
    <style:style style:name="P732" style:family="paragraph" style:parent-style-name="Standard">
      <style:paragraph-properties fo:text-align="start" style:justify-single-word="false"/>
      <style:text-properties officeooo:rsid="006cf5ee" officeooo:paragraph-rsid="006cf5ee"/>
    </style:style>
    <style:style style:name="P733" style:family="paragraph" style:parent-style-name="Standard">
      <style:paragraph-properties fo:text-align="start" style:justify-single-word="false"/>
      <style:text-properties officeooo:rsid="006db209" officeooo:paragraph-rsid="006db209"/>
    </style:style>
    <style:style style:name="P734" style:family="paragraph" style:parent-style-name="Standard">
      <style:paragraph-properties fo:text-align="start" style:justify-single-word="false"/>
      <style:text-properties officeooo:rsid="006db209" officeooo:paragraph-rsid="006e9085"/>
    </style:style>
    <style:style style:name="P735" style:family="paragraph" style:parent-style-name="Standard">
      <style:paragraph-properties fo:text-align="start" style:justify-single-word="false"/>
      <style:text-properties officeooo:rsid="00703fe8" officeooo:paragraph-rsid="00703fe8"/>
    </style:style>
    <style:style style:name="P736" style:family="paragraph" style:parent-style-name="Standard">
      <style:paragraph-properties fo:text-align="start" style:justify-single-word="false"/>
      <style:text-properties officeooo:rsid="00710c20" officeooo:paragraph-rsid="00710c20"/>
    </style:style>
    <style:style style:name="P737" style:family="paragraph" style:parent-style-name="Standard">
      <style:paragraph-properties fo:text-align="start" style:justify-single-word="false"/>
      <style:text-properties officeooo:rsid="00712458" officeooo:paragraph-rsid="00712458"/>
    </style:style>
    <style:style style:name="P738" style:family="paragraph" style:parent-style-name="Standard">
      <style:paragraph-properties fo:text-align="start" style:justify-single-word="false"/>
      <style:text-properties officeooo:rsid="0073171e" officeooo:paragraph-rsid="0073171e"/>
    </style:style>
    <style:style style:name="P739" style:family="paragraph" style:parent-style-name="Standard">
      <style:paragraph-properties fo:text-align="start" style:justify-single-word="false"/>
      <style:text-properties officeooo:rsid="00745df3" officeooo:paragraph-rsid="00745df3"/>
    </style:style>
    <style:style style:name="P740" style:family="paragraph" style:parent-style-name="Standard">
      <style:paragraph-properties fo:text-align="start" style:justify-single-word="false"/>
      <style:text-properties officeooo:rsid="007537a9" officeooo:paragraph-rsid="007537a9"/>
    </style:style>
    <style:style style:name="P741" style:family="paragraph" style:parent-style-name="Standard">
      <style:paragraph-properties fo:text-align="start" style:justify-single-word="false"/>
      <style:text-properties officeooo:rsid="007537a9" officeooo:paragraph-rsid="00769113"/>
    </style:style>
    <style:style style:name="P742" style:family="paragraph" style:parent-style-name="Standard">
      <style:paragraph-properties fo:text-align="start" style:justify-single-word="false"/>
      <style:text-properties officeooo:rsid="007537a9" officeooo:paragraph-rsid="00773e2c"/>
    </style:style>
    <style:style style:name="P743" style:family="paragraph" style:parent-style-name="Standard">
      <style:paragraph-properties fo:text-align="start" style:justify-single-word="false"/>
      <style:text-properties officeooo:rsid="007537a9" officeooo:paragraph-rsid="0077e925"/>
    </style:style>
    <style:style style:name="P744" style:family="paragraph" style:parent-style-name="Standard">
      <style:paragraph-properties fo:text-align="start" style:justify-single-word="false"/>
      <style:text-properties officeooo:rsid="007537a9" officeooo:paragraph-rsid="0078c706"/>
    </style:style>
    <style:style style:name="P745" style:family="paragraph" style:parent-style-name="Standard">
      <style:paragraph-properties fo:text-align="start" style:justify-single-word="false"/>
      <style:text-properties officeooo:rsid="007537a9" officeooo:paragraph-rsid="00792cd6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052b8d" style:font-size-asian="12pt"/>
    </style:style>
    <style:style style:name="T3" style:family="text">
      <style:text-properties style:font-name="LiberationSerif" fo:font-size="12pt" officeooo:rsid="00070071" style:font-size-asian="12pt"/>
    </style:style>
    <style:style style:name="T4" style:family="text">
      <style:text-properties style:font-name="LiberationSerif" fo:font-size="12pt" officeooo:rsid="0008e47e" style:font-size-asian="12pt"/>
    </style:style>
    <style:style style:name="T5" style:family="text">
      <style:text-properties style:font-name="LiberationSerif" fo:font-size="12pt" officeooo:rsid="000b90a5" style:font-size-asian="12pt"/>
    </style:style>
    <style:style style:name="T6" style:family="text">
      <style:text-properties style:font-name="LiberationSerif" fo:font-size="12pt" officeooo:rsid="000d2d2c" style:font-size-asian="12pt"/>
    </style:style>
    <style:style style:name="T7" style:family="text">
      <style:text-properties style:font-name="LiberationSerif" fo:font-size="12pt" officeooo:rsid="000d7d90" style:font-size-asian="12pt"/>
    </style:style>
    <style:style style:name="T8" style:family="text">
      <style:text-properties style:font-name="LiberationSerif" fo:font-size="12pt" officeooo:rsid="00139f63" style:font-size-asian="12pt"/>
    </style:style>
    <style:style style:name="T9" style:family="text">
      <style:text-properties style:font-name="LiberationSerif" fo:font-size="12pt" officeooo:rsid="00183585" style:font-size-asian="12pt"/>
    </style:style>
    <style:style style:name="T10" style:family="text">
      <style:text-properties style:font-name="LiberationSerif" fo:font-size="12pt" officeooo:rsid="00188d3c" style:font-size-asian="12pt"/>
    </style:style>
    <style:style style:name="T11" style:family="text">
      <style:text-properties style:font-name="LiberationSerif" fo:font-size="12pt" officeooo:rsid="001a35e1" style:font-size-asian="12pt"/>
    </style:style>
    <style:style style:name="T12" style:family="text">
      <style:text-properties style:font-name="LiberationSerif" fo:font-size="12pt" officeooo:rsid="001bc1be" style:font-size-asian="12pt"/>
    </style:style>
    <style:style style:name="T13" style:family="text">
      <style:text-properties style:font-name="LiberationSerif" fo:font-size="12pt" officeooo:rsid="001d699b" style:font-size-asian="12pt"/>
    </style:style>
    <style:style style:name="T14" style:family="text">
      <style:text-properties style:font-name="LiberationSerif" fo:font-size="12pt" officeooo:rsid="001e8b42" style:font-size-asian="12pt"/>
    </style:style>
    <style:style style:name="T15" style:family="text">
      <style:text-properties style:font-name="LiberationSerif" fo:font-size="12pt" officeooo:rsid="00218104" style:font-size-asian="12pt"/>
    </style:style>
    <style:style style:name="T16" style:family="text">
      <style:text-properties style:font-name="LiberationSerif" fo:font-size="12pt" officeooo:rsid="001e2eed" style:font-size-asian="12pt"/>
    </style:style>
    <style:style style:name="T17" style:family="text">
      <style:text-properties style:font-name="LiberationSerif" fo:font-size="12pt" officeooo:rsid="0023644e" style:font-size-asian="12pt"/>
    </style:style>
    <style:style style:name="T18" style:family="text">
      <style:text-properties style:font-name="LiberationSerif" fo:font-size="12pt" officeooo:rsid="00241c5a" style:font-size-asian="12pt"/>
    </style:style>
    <style:style style:name="T19" style:family="text">
      <style:text-properties style:font-name="LiberationSerif" fo:font-size="12pt" officeooo:rsid="0025b61f" style:font-size-asian="12pt"/>
    </style:style>
    <style:style style:name="T20" style:family="text">
      <style:text-properties style:font-name="LiberationSerif" fo:font-size="12pt" officeooo:rsid="0026db34" style:font-size-asian="12pt"/>
    </style:style>
    <style:style style:name="T21" style:family="text">
      <style:text-properties style:font-name="LiberationSerif" fo:font-size="12pt" officeooo:rsid="00277d10" style:font-size-asian="12pt"/>
    </style:style>
    <style:style style:name="T22" style:family="text">
      <style:text-properties style:font-name="LiberationSerif" fo:font-size="12pt" officeooo:rsid="0027cd27" style:font-size-asian="12pt"/>
    </style:style>
    <style:style style:name="T23" style:family="text">
      <style:text-properties style:font-name="LiberationSerif" fo:font-size="12pt" officeooo:rsid="00285299" style:font-size-asian="12pt"/>
    </style:style>
    <style:style style:name="T24" style:family="text">
      <style:text-properties style:font-name="LiberationSerif" fo:font-size="12pt" officeooo:rsid="0029b218" style:font-size-asian="12pt"/>
    </style:style>
    <style:style style:name="T25" style:family="text">
      <style:text-properties style:font-name="LiberationSerif" fo:font-size="12pt" officeooo:rsid="002ab3fb" style:font-size-asian="12pt"/>
    </style:style>
    <style:style style:name="T26" style:family="text">
      <style:text-properties style:font-name="LiberationSerif" fo:font-size="12pt" officeooo:rsid="002ddf79" style:font-size-asian="12pt"/>
    </style:style>
    <style:style style:name="T27" style:family="text">
      <style:text-properties style:font-name="LiberationSerif" fo:font-size="12pt" officeooo:rsid="002eba5b" style:font-size-asian="12pt"/>
    </style:style>
    <style:style style:name="T28" style:family="text">
      <style:text-properties style:font-name="LiberationSerif" fo:font-size="12pt" officeooo:rsid="00387a41" style:font-size-asian="12pt"/>
    </style:style>
    <style:style style:name="T29" style:family="text">
      <style:text-properties style:font-name="LiberationSerif" fo:font-size="12pt" officeooo:rsid="003a5bf4" style:font-size-asian="12pt"/>
    </style:style>
    <style:style style:name="T30" style:family="text">
      <style:text-properties style:font-name="LiberationSerif" fo:font-size="12pt" officeooo:rsid="003ada54" style:font-size-asian="12pt"/>
    </style:style>
    <style:style style:name="T31" style:family="text">
      <style:text-properties style:font-name="LiberationSerif" fo:font-size="12pt" officeooo:rsid="003c8f7e" style:font-size-asian="12pt"/>
    </style:style>
    <style:style style:name="T32" style:family="text">
      <style:text-properties style:font-name="LiberationSerif" fo:font-size="12pt" officeooo:rsid="003ddb0d" style:font-size-asian="12pt"/>
    </style:style>
    <style:style style:name="T33" style:family="text">
      <style:text-properties style:font-name="LiberationSerif" fo:font-size="12pt" officeooo:rsid="004377a7" style:font-size-asian="12pt"/>
    </style:style>
    <style:style style:name="T34" style:family="text">
      <style:text-properties style:font-name="LiberationSerif" fo:font-size="12pt" officeooo:rsid="0043de88" style:font-size-asian="12pt"/>
    </style:style>
    <style:style style:name="T35" style:family="text">
      <style:text-properties style:font-name="LiberationSerif" fo:font-size="12pt" officeooo:rsid="0048f332" style:font-size-asian="12pt"/>
    </style:style>
    <style:style style:name="T36" style:family="text">
      <style:text-properties style:font-name="LiberationSerif" fo:font-size="12pt" officeooo:rsid="004e2a2c" style:font-size-asian="12pt"/>
    </style:style>
    <style:style style:name="T37" style:family="text">
      <style:text-properties style:font-name="LiberationSerif" fo:font-size="12pt" officeooo:rsid="004e8ab3" style:font-size-asian="12pt"/>
    </style:style>
    <style:style style:name="T38" style:family="text">
      <style:text-properties style:font-name="LiberationSerif" fo:font-size="12pt" officeooo:rsid="004f3d0c" style:font-size-asian="12pt"/>
    </style:style>
    <style:style style:name="T39" style:family="text">
      <style:text-properties style:font-name="LiberationSerif" fo:font-size="12pt" officeooo:rsid="0053f33c" style:font-size-asian="12pt"/>
    </style:style>
    <style:style style:name="T40" style:family="text">
      <style:text-properties style:font-name="LiberationSerif" fo:font-size="12pt" officeooo:rsid="00573ab5" style:font-size-asian="12pt"/>
    </style:style>
    <style:style style:name="T41" style:family="text">
      <style:text-properties style:font-name="LiberationSerif" fo:font-size="12pt" officeooo:rsid="0057eae9" style:font-size-asian="12pt"/>
    </style:style>
    <style:style style:name="T42" style:family="text">
      <style:text-properties style:font-name="LiberationSerif" fo:font-size="12pt" officeooo:rsid="0058739c" style:font-size-asian="12pt"/>
    </style:style>
    <style:style style:name="T43" style:family="text">
      <style:text-properties style:font-name="LiberationSerif" fo:font-size="12pt" officeooo:rsid="005b10bd" style:font-size-asian="12pt"/>
    </style:style>
    <style:style style:name="T44" style:family="text">
      <style:text-properties style:font-name="LiberationSerif" fo:font-size="12pt" officeooo:rsid="005c4d11" style:font-size-asian="12pt"/>
    </style:style>
    <style:style style:name="T45" style:family="text">
      <style:text-properties style:font-name="LiberationSerif" fo:font-size="12pt" officeooo:rsid="005f26fb" style:font-size-asian="12pt"/>
    </style:style>
    <style:style style:name="T46" style:family="text">
      <style:text-properties style:font-name="LiberationSerif" fo:font-size="12pt" officeooo:rsid="006cbbcd" style:font-size-asian="12pt"/>
    </style:style>
    <style:style style:name="T47" style:family="text">
      <style:text-properties style:font-name="LiberationSerif" fo:font-size="12pt" officeooo:rsid="006e9085" style:font-size-asian="12pt"/>
    </style:style>
    <style:style style:name="T48" style:family="text">
      <style:text-properties style:font-name="LiberationSerif" fo:font-size="12pt" officeooo:rsid="00710c20" style:font-size-asian="12pt"/>
    </style:style>
    <style:style style:name="T49" style:family="text">
      <style:text-properties style:font-name="LiberationSerif" fo:font-size="12pt" officeooo:rsid="0073171e" style:font-size-asian="12pt"/>
    </style:style>
    <style:style style:name="T50" style:family="text">
      <style:text-properties style:font-name="LiberationSerif" fo:font-size="12pt" officeooo:rsid="00792cd6" style:font-size-asian="12pt"/>
    </style:style>
    <style:style style:name="T51" style:family="text">
      <style:text-properties style:font-name="LiberationSerif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2" style:family="text">
      <style:text-properties style:font-name="LiberationSerif" fo:font-size="12pt" fo:font-style="normal" fo:font-weight="normal" officeooo:rsid="00052b8d" style:font-size-asian="12pt" style:font-style-asian="normal" style:font-weight-asian="normal" style:font-style-complex="normal" style:font-weight-complex="normal"/>
    </style:style>
    <style:style style:name="T53" style:family="text">
      <style:text-properties style:font-name="LiberationSerif" fo:font-size="12pt" fo:font-style="normal" style:font-size-asian="12pt" style:font-style-asian="normal" style:font-style-complex="normal"/>
    </style:style>
    <style:style style:name="T54" style:family="text">
      <style:text-properties style:font-name="LiberationSerif" fo:font-size="12pt" fo:font-style="normal" officeooo:rsid="00052b8d" style:font-size-asian="12pt" style:font-style-asian="normal" style:font-style-complex="normal"/>
    </style:style>
    <style:style style:name="T55" style:family="text">
      <style:text-properties style:font-name="LiberationSerif" fo:font-size="12pt" fo:font-style="normal" officeooo:rsid="00209a85" style:font-size-asian="12pt" style:font-style-asian="normal" style:font-style-complex="normal"/>
    </style:style>
    <style:style style:name="T56" style:family="text">
      <style:text-properties officeooo:rsid="00277d10"/>
    </style:style>
    <style:style style:name="T57" style:family="text">
      <style:text-properties officeooo:rsid="0029b218"/>
    </style:style>
    <style:style style:name="T58" style:family="text">
      <style:text-properties officeooo:rsid="002ab3fb"/>
    </style:style>
    <style:style style:name="T59" style:family="text">
      <style:text-properties officeooo:rsid="002c87a4"/>
    </style:style>
    <style:style style:name="T60" style:family="text">
      <style:text-properties officeooo:rsid="003318af"/>
    </style:style>
    <style:style style:name="T61" style:family="text">
      <style:text-properties officeooo:rsid="003a3e5d"/>
    </style:style>
    <style:style style:name="T62" style:family="text">
      <style:text-properties style:font-style-complex="normal"/>
    </style:style>
    <style:style style:name="T63" style:family="text">
      <style:text-properties officeooo:rsid="004a1fb4" style:font-style-complex="normal"/>
    </style:style>
    <style:style style:name="T64" style:family="text">
      <style:text-properties officeooo:rsid="0055db67" style:font-style-complex="normal"/>
    </style:style>
    <style:style style:name="T65" style:family="text">
      <style:text-properties officeooo:rsid="005a3bb3" style:font-style-complex="normal"/>
    </style:style>
    <style:style style:name="T66" style:family="text">
      <style:text-properties officeooo:rsid="005b10bd" style:font-style-complex="normal"/>
    </style:style>
    <style:style style:name="T67" style:family="text">
      <style:text-properties officeooo:rsid="005c4d11" style:font-style-complex="normal"/>
    </style:style>
    <style:style style:name="T68" style:family="text">
      <style:text-properties officeooo:rsid="005d3adf" style:font-style-complex="normal"/>
    </style:style>
    <style:style style:name="T69" style:family="text">
      <style:text-properties officeooo:rsid="0060f8f3" style:font-style-complex="normal"/>
    </style:style>
    <style:style style:name="T70" style:family="text">
      <style:text-properties officeooo:rsid="006a4383" style:font-style-complex="normal"/>
    </style:style>
    <style:style style:name="T71" style:family="text">
      <style:text-properties officeooo:rsid="006aae33" style:font-style-complex="normal"/>
    </style:style>
    <style:style style:name="T72" style:family="text">
      <style:text-properties officeooo:rsid="0043de88"/>
    </style:style>
    <style:style style:name="T73" style:family="text">
      <style:text-properties officeooo:rsid="004589f8"/>
    </style:style>
    <style:style style:name="T74" style:family="text">
      <style:text-properties officeooo:rsid="0046aa38"/>
    </style:style>
    <style:style style:name="T75" style:family="text">
      <style:text-properties officeooo:rsid="0047af25"/>
    </style:style>
    <style:style style:name="T76" style:family="text">
      <style:text-properties officeooo:rsid="0048f332"/>
    </style:style>
    <style:style style:name="T77" style:family="text">
      <style:text-properties officeooo:rsid="004b2a63"/>
    </style:style>
    <style:style style:name="T78" style:family="text">
      <style:text-properties officeooo:rsid="004bc1b2"/>
    </style:style>
    <style:style style:name="T79" style:family="text">
      <style:text-properties officeooo:rsid="004d9877"/>
    </style:style>
    <style:style style:name="T80" style:family="text">
      <style:text-properties officeooo:rsid="004e8ab3"/>
    </style:style>
    <style:style style:name="T81" style:family="text">
      <style:text-properties officeooo:rsid="004f3d0c"/>
    </style:style>
    <style:style style:name="T82" style:family="text">
      <style:text-properties officeooo:rsid="00511881"/>
    </style:style>
    <style:style style:name="T83" style:family="text">
      <style:text-properties officeooo:rsid="0057eae9"/>
    </style:style>
    <style:style style:name="T84" style:family="text">
      <style:text-properties officeooo:rsid="0058739c"/>
    </style:style>
    <style:style style:name="T85" style:family="text">
      <style:text-properties officeooo:rsid="00591202"/>
    </style:style>
    <style:style style:name="T86" style:family="text">
      <style:text-properties officeooo:rsid="005a3bb3"/>
    </style:style>
    <style:style style:name="T87" style:family="text">
      <style:text-properties officeooo:rsid="005b7e57"/>
    </style:style>
    <style:style style:name="T88" style:family="text">
      <style:text-properties officeooo:rsid="005c6abd"/>
    </style:style>
    <style:style style:name="T89" style:family="text">
      <style:text-properties officeooo:rsid="005d3adf"/>
    </style:style>
    <style:style style:name="T90" style:family="text">
      <style:text-properties officeooo:rsid="0060f8f3"/>
    </style:style>
    <style:style style:name="T91" style:family="text">
      <style:text-properties officeooo:rsid="00618617"/>
    </style:style>
    <style:style style:name="T92" style:family="text">
      <style:text-properties officeooo:rsid="00620e8d"/>
    </style:style>
    <style:style style:name="T93" style:family="text">
      <style:text-properties officeooo:rsid="0063b47e"/>
    </style:style>
    <style:style style:name="T94" style:family="text">
      <style:text-properties officeooo:rsid="0065ca50"/>
    </style:style>
    <style:style style:name="T95" style:family="text">
      <style:text-properties officeooo:rsid="006614f4"/>
    </style:style>
    <style:style style:name="T96" style:family="text">
      <style:text-properties officeooo:rsid="0067d80e"/>
    </style:style>
    <style:style style:name="T97" style:family="text">
      <style:text-properties officeooo:rsid="006a4383"/>
    </style:style>
    <style:style style:name="T98" style:family="text">
      <style:text-properties officeooo:rsid="006be6de"/>
    </style:style>
    <style:style style:name="T99" style:family="text">
      <style:text-properties officeooo:rsid="006cbbcd"/>
    </style:style>
    <style:style style:name="T100" style:family="text">
      <style:text-properties officeooo:rsid="006cf5ee"/>
    </style:style>
    <style:style style:name="T101" style:family="text">
      <style:text-properties officeooo:rsid="006db209"/>
    </style:style>
    <style:style style:name="T102" style:family="text">
      <style:text-properties officeooo:rsid="006e9085"/>
    </style:style>
    <style:style style:name="T103" style:family="text">
      <style:text-properties officeooo:rsid="00703fe8"/>
    </style:style>
    <style:style style:name="T104" style:family="text">
      <style:text-properties officeooo:rsid="00710c20"/>
    </style:style>
    <style:style style:name="T105" style:family="text">
      <style:text-properties officeooo:rsid="00712458"/>
    </style:style>
    <style:style style:name="T106" style:family="text">
      <style:text-properties officeooo:rsid="0073171e"/>
    </style:style>
    <style:style style:name="T107" style:family="text">
      <style:text-properties officeooo:rsid="00745df3"/>
    </style:style>
    <style:style style:name="T108" style:family="text">
      <style:text-properties officeooo:rsid="007537a9"/>
    </style:style>
    <style:style style:name="T109" style:family="text">
      <style:text-properties officeooo:rsid="00769113"/>
    </style:style>
    <style:style style:name="T110" style:family="text">
      <style:text-properties officeooo:rsid="00773e2c"/>
    </style:style>
    <style:style style:name="T111" style:family="text">
      <style:text-properties officeooo:rsid="0077e925"/>
    </style:style>
    <style:style style:name="T112" style:family="text">
      <style:text-properties officeooo:rsid="0078c706"/>
    </style:style>
    <style:style style:name="T113" style:family="text">
      <style:text-properties officeooo:rsid="00792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ofon – przypadk<text:span text:style-name="T60">i</text:span> użycia</text:h>
      <text:p text:style-name="P21"/>
      <text:h text:style-name="Heading_20_2" text:outline-level="2">ROZPOZNAJ_CZY_DANE_CZY_AUTORYZACJA</text:h>
      <text:p text:style-name="P2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1"/>
          </table:table-cell>
          <table:table-cell table:style-name="Tabela1.B1" office:value-type="string">
            <text:p text:style-name="P224">ROZPOZNAJ_CZY_DANE_CZY_AUTORYZACJA</text:p>
          </table:table-cell>
        </table:table-row>
        <table:table-row>
          <table:table-cell table:style-name="Tabela1.A2" office:value-type="string">
            <text:p text:style-name="P130">Krótki opis</text:p>
          </table:table-cell>
          <table:table-cell table:style-name="Tabela1.B2" office:value-type="string">
            <text:p text:style-name="P130">Chce rozpoznać typ danych z urządzeń wejściowych, aby przesłać je do analizy do systemu.</text:p>
          </table:table-cell>
        </table:table-row>
        <table:table-row>
          <table:table-cell table:style-name="Tabela1.A2" office:value-type="string">
            <text:p text:style-name="P21">Aktorzy</text:p>
          </table:table-cell>
          <table:table-cell table:style-name="Tabela1.B2" office:value-type="string">
            <text:p text:style-name="P49">Domofon</text:p>
          </table:table-cell>
        </table:table-row>
        <table:table-row>
          <table:table-cell table:style-name="Tabela1.A2" office:value-type="string">
            <text:p text:style-name="P21">Zdarzenie inicjujące</text:p>
          </table:table-cell>
          <table:table-cell table:style-name="Tabela1.B2" office:value-type="string">
            <text:p text:style-name="P1"><text:span text:style-name="T2">Gość wprowadza numer na klawiaturze lub podaje kod autoryzacji </text:span><text:span text:style-name="T3">RFID lub NFC</text:span><text:span text:style-name="T2">.</text:span></text:p>
          </table:table-cell>
        </table:table-row>
        <table:table-row>
          <table:table-cell table:style-name="Tabela1.A2" office:value-type="string">
            <text:p text:style-name="P21">Warunki początkowe</text:p>
          </table:table-cell>
          <table:table-cell table:style-name="Tabela1.B2" office:value-type="string">
            <text:p text:style-name="P21"><text:s/></text:p>
          </table:table-cell>
        </table:table-row>
        <table:table-row>
          <table:table-cell table:style-name="Tabela1.A2" office:value-type="string">
            <text:p text:style-name="P21">Opis</text:p>
          </table:table-cell>
          <table:table-cell table:style-name="Tabela1.B2" office:value-type="string">
            <text:p text:style-name="P2"><text:span text:style-name="T2">1. Domofon rozpoznaje czy wprowadzone dane przez gościa to numer mieszkania czy </text:span><text:span text:style-name="T4">też </text:span><text:span text:style-name="T2">kod autoryzacji.</text:span></text:p>
            <text:p text:style-name="P2"><text:span text:style-name="T2">2. Jeśli dane to numer mieszkania, domofon wysyła numer do systemu</text:span><text:span text:style-name="T1"> </text:span><text:span text:style-name="T2">w celu jego walidacji &lt;&lt;DOMOFON::SYSTEM_POTWIERDZ_NUMER&gt;&gt;,</text:span></text:p>
            <text:p text:style-name="P3"><text:span text:style-name="T6">w przeciwnym przypadku</text:span><text:span text:style-name="T1">, domofon wysyła do systemu zapytanie o autoryzacje &lt;&lt;DOMOFON::SYSTEM_POTWIERDZ_AUTORYZACJE&gt;&gt;</text:span></text:p>
            <text:p text:style-name="P77">3. Koniec PU</text:p>
          </table:table-cell>
        </table:table-row>
        <table:table-row>
          <table:table-cell table:style-name="Tabela1.A2" office:value-type="string">
            <text:p text:style-name="P21">Warunki końcowe</text:p>
          </table:table-cell>
          <table:table-cell table:style-name="Tabela1.B2" office:value-type="string">
            <text:p text:style-name="P49">Domofon jest gotowy do zestawienia połączenia</text:p>
          </table:table-cell>
        </table:table-row>
        <table:table-row>
          <table:table-cell table:style-name="Tabela1.A2" office:value-type="string">
            <text:p text:style-name="P21">Sytuacje wyjątkowe</text:p>
          </table:table-cell>
          <table:table-cell table:style-name="Tabela1.B2" office:value-type="string">
            <text:p text:style-name="P49"/>
          </table:table-cell>
        </table:table-row>
        <table:table-row>
          <table:table-cell table:style-name="Tabela1.A2" office:value-type="string">
            <text:p text:style-name="P21">Komentarz</text:p>
          </table:table-cell>
          <table:table-cell table:style-name="Tabela1.B2" office:value-type="string">
            <text:p text:style-name="P2"><text:span text:style-name="T2">PU wywoływany przez</text:span><text:span text:style-name="T1"> </text:span><text:span text:style-name="T2">podsystem odczytu danych od gościa (POD) w &lt;&lt;POD::CZYTAJ_URZADZENIA_WEJSCIOWE&gt;&gt;</text:span></text:p>
          </table:table-cell>
        </table:table-row>
      </table:table>
      <text:p text:style-name="P686"/>
      <text:h text:style-name="Heading_20_2" text:outline-level="2">SYSTEM_POTWIERDZ_NUMER</text:h>
      <text:p text:style-name="P2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2"/>
          </table:table-cell>
          <table:table-cell table:style-name="Tabela2.B1" office:value-type="string">
            <text:p text:style-name="P225">SYSTEM_POTWIERDZ_NUMER</text:p>
          </table:table-cell>
        </table:table-row>
        <table:table-row>
          <table:table-cell table:style-name="Tabela2.A2" office:value-type="string">
            <text:p text:style-name="P130">Krótki opis</text:p>
          </table:table-cell>
          <table:table-cell table:style-name="Tabela2.B2" office:value-type="string">
            <text:p text:style-name="P250">Chce wysłać powiadomienie o wybraniu numeru do systemu, aby system wiedział, z którymi domownikami ma nawiązać połączenie</text:p>
          </table:table-cell>
        </table:table-row>
        <table:table-row>
          <table:table-cell table:style-name="Tabela2.A2" office:value-type="string">
            <text:p text:style-name="P22">Aktorzy</text:p>
          </table:table-cell>
          <table:table-cell table:style-name="Tabela2.B2" office:value-type="string">
            <text:p text:style-name="P263"><text:span text:style-name="T2">D</text:span><text:span text:style-name="T1">omofon, Message handler, Display, Podsystem obsługi strumienia obrazu i d</text:span><text:span text:style-name="T5">ź</text:span><text:span text:style-name="T1">więku</text:span></text:p>
          </table:table-cell>
        </table:table-row>
        <table:table-row>
          <table:table-cell table:style-name="Tabela2.A2" office:value-type="string">
            <text:p text:style-name="P22">Zdarzenie inicjujące</text:p>
          </table:table-cell>
          <table:table-cell table:style-name="Tabela2.B2" office:value-type="string">
            <text:p text:style-name="P4"><text:span text:style-name="T2">D</text:span><text:span text:style-name="T1">ane od gościa zostały rozpoznane jako numer mieszkania</text:span></text:p>
          </table:table-cell>
        </table:table-row>
        <table:table-row>
          <table:table-cell table:style-name="Tabela2.A2" office:value-type="string">
            <text:p text:style-name="P22">Warunki początkowe</text:p>
          </table:table-cell>
          <table:table-cell table:style-name="Tabela2.B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22">Opis</text:p>
          </table:table-cell>
          <table:table-cell table:style-name="Tabela2.B2" office:value-type="string">
            <text:p text:style-name="P77">1. Wysyłam numer do systemu &lt;&lt;MH::WYSLIJ_NUMER_Z_KLAWIATURY_DO_SYSTEMU&gt;&gt;2. Oczekuje na informacje z systemu &lt;&lt;MH::SYSTEM_ZWROC_POTWIERDZENIE_NUMERU&gt;&gt;,</text:p>
            <text:p text:style-name="P77">czy numer jest prawidłowy.</text:p>
            <text:p text:style-name="P77">3. Jeśli numer jest nieprawidłowy, informuje o tym gościa &lt;&lt;DISPLAY::NIEPRAWIDLOWY_NUMER_MIESZKANIA&gt;&gt; koniec PU, w przeciwnym przypadku, oczekuje na informacje</text:p>
            <text:p text:style-name="P77"><text:soft-page-break/>z systemu czy powiadomienie jest przyjęte &lt;&lt;MH::POWIADOM_DOMOFON_SLUCHAWKA_PODNIESIONA&gt;&gt;</text:p>
            <text:p text:style-name="P77">4. Jeśli powiadomienie nie jest przyjęte, informuje o tym gościa &lt;&lt;DISPLAY::NIE_PODNIESIONO_SLUCHAWKI&gt;&gt;, koniec PU, w przeciwnym przypadku, wysyłam strumień obrazu i dźwi<text:span text:style-name="T59">ę</text:span>ku &lt;&lt;POS::WYSYLAJ_STRUMIEN_OBRAZU_I_DZWIEKU_DO_SYSTEMU&gt;&gt; i odbieram strumień dźwięku &lt;&lt;POS::ODTWARZAJ_DZWIEK_W_GLOSNIKU&gt;&gt;</text:p>
            <text:p text:style-name="P77">5. Koniec PU</text:p>
          </table:table-cell>
        </table:table-row>
        <table:table-row>
          <table:table-cell table:style-name="Tabela2.A2" office:value-type="string">
            <text:p text:style-name="P22">Warunki końcowe</text:p>
          </table:table-cell>
          <table:table-cell table:style-name="Tabela2.B2" office:value-type="string">
            <text:p text:style-name="P50"/>
          </table:table-cell>
        </table:table-row>
        <table:table-row>
          <table:table-cell table:style-name="Tabela2.A2" office:value-type="string">
            <text:p text:style-name="P22">Sytuacje wyjątkowe</text:p>
          </table:table-cell>
          <table:table-cell table:style-name="Tabela2.B2" office:value-type="string">
            <text:p text:style-name="P6"><text:span text:style-name="T1">Jeśli nie można nawiązać połączenia z systemem, wyświetl informacje dla gościa </text:span><text:span text:style-name="T6">&lt;&lt;DISPLAY::NIE_</text:span><text:span text:style-name="T1">MOZNA_NAWIAZAC_POLACZENIA_Z_SYSTEMEM</text:span><text:span text:style-name="T6">&gt;&gt;</text:span></text:p>
          </table:table-cell>
        </table:table-row>
        <table:table-row>
          <table:table-cell table:style-name="Tabela2.A2" office:value-type="string">
            <text:p text:style-name="P22">Komentarz</text:p>
          </table:table-cell>
          <table:table-cell table:style-name="Tabela2.B2" office:value-type="string">
            <text:p text:style-name="P19"><text:span text:style-name="T2">P</text:span><text:span text:style-name="T1">U wywoływany przez domofon w &lt;&lt;DOMOFON:</text:span><text:span text:style-name="T53">:</text:span><text:span text:style-name="T51">ROZPOZNAJ_CZY_DANE_CZY_AUTORYZACJA</text:span><text:span text:style-name="T53">&gt;&gt; po rozpoznaniu danych jako numer mieszkania</text:span></text:p>
          </table:table-cell>
        </table:table-row>
      </table:table>
      <text:p text:style-name="P687"/>
      <text:h text:style-name="Heading_20_2" text:outline-level="2">SYSTEM_POTWIERDZ_AUTORYZACJE</text:h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2"/>
          </table:table-cell>
          <table:table-cell table:style-name="Tabela3.B1" office:value-type="string">
            <text:p text:style-name="P225">SYSTEM_POTWIERDZ_AUTORYZACJE</text:p>
          </table:table-cell>
        </table:table-row>
        <table:table-row>
          <table:table-cell table:style-name="Tabela3.A2" office:value-type="string">
            <text:p text:style-name="P131">Krótki opis</text:p>
          </table:table-cell>
          <table:table-cell table:style-name="Tabela3.B2" office:value-type="string">
            <text:p text:style-name="P251">Chce wysłać powiadomienie o autoryzacji do systemu, aby system zautoryzował gościa.</text:p>
          </table:table-cell>
        </table:table-row>
        <table:table-row>
          <table:table-cell table:style-name="Tabela3.A2" office:value-type="string">
            <text:p text:style-name="P22">Aktorzy</text:p>
          </table:table-cell>
          <table:table-cell table:style-name="Tabela3.B2" office:value-type="string">
            <text:p text:style-name="P264"><text:span text:style-name="T2">D</text:span><text:span text:style-name="T1">omofon, Message handler, Display, Podsystem obsługi strumienia obrazu i d</text:span><text:span text:style-name="T5">ź</text:span><text:span text:style-name="T1">więku</text:span></text:p>
          </table:table-cell>
        </table:table-row>
        <table:table-row>
          <table:table-cell table:style-name="Tabela3.A2" office:value-type="string">
            <text:p text:style-name="P22">Zdarzenie inicjujące</text:p>
          </table:table-cell>
          <table:table-cell table:style-name="Tabela3.B2" office:value-type="string">
            <text:p text:style-name="P5"><text:span text:style-name="T2">Dane od gościa zostały rozpoznane jako </text:span><text:span text:style-name="T7">autoryzacja</text:span></text:p>
          </table:table-cell>
        </table:table-row>
        <table:table-row>
          <table:table-cell table:style-name="Tabela3.A2" office:value-type="string">
            <text:p text:style-name="P22">Warunki początkowe</text:p>
          </table:table-cell>
          <table:table-cell table:style-name="Tabela3.B2" office:value-type="string">
            <text:p text:style-name="P22"/>
          </table:table-cell>
        </table:table-row>
        <table:table-row>
          <table:table-cell table:style-name="Tabela3.A2" office:value-type="string">
            <text:p text:style-name="P22">Opis</text:p>
          </table:table-cell>
          <table:table-cell table:style-name="Tabela3.B2" office:value-type="string">
            <text:p text:style-name="P104">1. Wysyłam do systemu zapytanie o potwierdzenie autoryzacji &lt;&lt;MH::WYSLIJ_KOD_AUTORYZACJI_DO_SYSTEMU&gt;&gt;</text:p>
            <text:p text:style-name="P104">2. Oczekuję potwierdzenia autoryzacji &lt;&lt;MH::SYSTEM_ZWROC_POTWIERDZENIE_AUTORYZACJI&gt;&gt;.</text:p>
            <text:p text:style-name="P104">3. Jeśli autoryzacja jest potwierdzona, otwieram furtkę &lt;&lt;DOMOFON::PSF_OTWORZ_FURTKE&gt;&gt;,</text:p>
            <text:p text:style-name="P104">w przeciwnym przypadku, informuje gościa o braku autoryzacji &lt;&lt;DISPLAY::BRAK_AUTORYZACJI&gt;&gt;.</text:p>
            <text:p text:style-name="P105">4. Koniec PU</text:p>
          </table:table-cell>
        </table:table-row>
        <table:table-row>
          <table:table-cell table:style-name="Tabela3.A2" office:value-type="string">
            <text:p text:style-name="P22">Warunki końcowe</text:p>
          </table:table-cell>
          <table:table-cell table:style-name="Tabela3.B2" office:value-type="string">
            <text:p text:style-name="P50"/>
          </table:table-cell>
        </table:table-row>
        <table:table-row>
          <table:table-cell table:style-name="Tabela3.A2" office:value-type="string">
            <text:p text:style-name="P22">Sytuacje wyjątkowe</text:p>
          </table:table-cell>
          <table:table-cell table:style-name="Tabela3.B2" office:value-type="string">
            <text:p text:style-name="P6"><text:span text:style-name="T1">Jeśli nie można nawiązać połączenia z systemem wyświetl informacje dla gościa </text:span><text:span text:style-name="T6">&lt;&lt;DISPLAY::NIE_</text:span><text:span text:style-name="T1">MOZNA_NAWIAZAC_POLACZENIA_Z_SYSTEMEM</text:span><text:span text:style-name="T6">&gt;&gt;</text:span></text:p>
          </table:table-cell>
        </table:table-row>
        <table:table-row>
          <table:table-cell table:style-name="Tabela3.A2" office:value-type="string">
            <text:p text:style-name="P22">Komentarz</text:p>
          </table:table-cell>
          <table:table-cell table:style-name="Tabela3.B2" office:value-type="string">
            <text:p text:style-name="P20"><text:span text:style-name="T2">PU wywoływany przez domofon w &lt;&lt;DOMOFON:</text:span><text:span text:style-name="T54">:</text:span><text:span text:style-name="T52">ROZPOZNAJ_CZY_DANE_CZY_AUTORYZACJA</text:span><text:span text:style-name="T54">&gt;&gt; po rozpoznaniu danych jako </text:span><text:span text:style-name="T55">autoryzacje</text:span></text:p>
          </table:table-cell>
        </table:table-row>
      </table:table>
      <text:p text:style-name="P687"><text:soft-page-break/></text:p>
      <text:h text:style-name="Heading_20_2" text:outline-level="2">PSF_OTWORZ_FURTKE</text:h>
      <text:p text:style-name="P2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3"/>
          </table:table-cell>
          <table:table-cell table:style-name="Tabela4.B1" office:value-type="string">
            <text:p text:style-name="P226">PSF_OTWORZ_FURTKE</text:p>
          </table:table-cell>
        </table:table-row>
        <table:table-row>
          <table:table-cell table:style-name="Tabela4.A2" office:value-type="string">
            <text:p text:style-name="P132">Krótki opis</text:p>
          </table:table-cell>
          <table:table-cell table:style-name="Tabela4.B2" office:value-type="string">
            <text:p text:style-name="P252">Chce otworzyć zamek furtki, aby gość mógł wejść.</text:p>
          </table:table-cell>
        </table:table-row>
        <table:table-row>
          <table:table-cell table:style-name="Tabela4.A2" office:value-type="string">
            <text:p text:style-name="P23">Aktorzy</text:p>
          </table:table-cell>
          <table:table-cell table:style-name="Tabela4.B2" office:value-type="string">
            <text:p text:style-name="P7"><text:span text:style-name="T1">Domofon, <text:s/>Podsystem sterowania furtk</text:span><text:span text:style-name="T8">ą</text:span></text:p>
          </table:table-cell>
        </table:table-row>
        <table:table-row>
          <table:table-cell table:style-name="Tabela4.A2" office:value-type="string">
            <text:p text:style-name="P23">Zdarzenie inicjujące</text:p>
          </table:table-cell>
          <table:table-cell table:style-name="Tabela4.B2" office:value-type="string">
            <text:p text:style-name="P106"/>
          </table:table-cell>
        </table:table-row>
        <table:table-row>
          <table:table-cell table:style-name="Tabela4.A2" office:value-type="string">
            <text:p text:style-name="P23">Warunki początkowe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3">Opis</text:p>
          </table:table-cell>
          <table:table-cell table:style-name="Tabela4.B2" office:value-type="string">
            <text:p text:style-name="P7"><text:span text:style-name="T1">1. Wysyłam sygnał otwarcia furtki &lt;&lt;PSF::OTWORZ_</text:span><text:span text:style-name="T40">FURTKE</text:span><text:span text:style-name="T1">&gt;&gt; do podsystemu sterowania furtk</text:span><text:span text:style-name="T8">ą</text:span><text:span text:style-name="T1">.</text:span></text:p>
            <text:p text:style-name="P113">2. Koniec PU</text:p>
          </table:table-cell>
        </table:table-row>
        <table:table-row>
          <table:table-cell table:style-name="Tabela4.A2" office:value-type="string">
            <text:p text:style-name="P23">Warunki końcowe</text:p>
          </table:table-cell>
          <table:table-cell table:style-name="Tabela4.B2" office:value-type="string">
            <text:p text:style-name="P51"/>
          </table:table-cell>
        </table:table-row>
        <table:table-row>
          <table:table-cell table:style-name="Tabela4.A2" office:value-type="string">
            <text:p text:style-name="P23">Sytuacje wyjątkowe</text:p>
          </table:table-cell>
          <table:table-cell table:style-name="Tabela4.B2" office:value-type="string">
            <text:p text:style-name="P78"/>
          </table:table-cell>
        </table:table-row>
        <table:table-row>
          <table:table-cell table:style-name="Tabela4.A2" office:value-type="string">
            <text:p text:style-name="P23">Komentarz</text:p>
          </table:table-cell>
          <table:table-cell table:style-name="Tabela4.B2" office:value-type="string">
            <text:p text:style-name="P18"><text:span text:style-name="T1">PU wywoływany przez domofon w &lt;&lt;</text:span><text:span text:style-name="T2">DOMOFON::</text:span><text:span text:style-name="T52">SYSTEM_POTWIERDZ_AUTORYZACJE</text:span><text:span text:style-name="T2">&gt;</text:span><text:span text:style-name="T1">&gt; - po udanej autoryzacji</text:span></text:p>
            <text:p text:style-name="P18"><text:span text:style-name="T1">i </text:span><text:span text:style-name="T14">m</text:span><text:span text:style-name="T1">essage handler &lt;&lt;MH::</text:span><text:span text:style-name="T2">DOMOFON_OTWORZ_FURTKE</text:span><text:span text:style-name="T1">&gt;&gt; - otwarcie furtki na żądanie przez system</text:span></text:p>
          </table:table-cell>
        </table:table-row>
      </table:table>
      <text:p text:style-name="P688"/>
      <text:h text:style-name="Heading_20_2" text:outline-level="2">POWIADOM_SYSTEM_FURTKA_JEST_WLASNIE_OTWARTA</text:h>
      <text:p text:style-name="P2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4"/>
          </table:table-cell>
          <table:table-cell table:style-name="Tabela5.B1" office:value-type="string">
            <text:p text:style-name="P227">POWIADOM_SYSTEM_FURTKA_JEST_WLASNIE_OTWARTA</text:p>
          </table:table-cell>
        </table:table-row>
        <table:table-row>
          <table:table-cell table:style-name="Tabela5.A2" office:value-type="string">
            <text:p text:style-name="P132">Krótki opis</text:p>
          </table:table-cell>
          <table:table-cell table:style-name="Tabela5.B2" office:value-type="string">
            <text:p text:style-name="P252">Chce wiedzieć, w którym momencie furtka jest otwarta, aby powiadomić o tym system</text:p>
          </table:table-cell>
        </table:table-row>
        <table:table-row>
          <table:table-cell table:style-name="Tabela5.A2" office:value-type="string">
            <text:p text:style-name="P24">Aktorzy</text:p>
          </table:table-cell>
          <table:table-cell table:style-name="Tabela5.B2" office:value-type="string">
            <text:p text:style-name="P265"><text:span text:style-name="T8">D</text:span><text:span text:style-name="T1">omofon, <text:s/></text:span><text:span text:style-name="T10">Message handler</text:span></text:p>
          </table:table-cell>
        </table:table-row>
        <table:table-row>
          <table:table-cell table:style-name="Tabela5.A2" office:value-type="string">
            <text:p text:style-name="P24">Zdarzenie inicjujące</text:p>
          </table:table-cell>
          <table:table-cell table:style-name="Tabela5.B2" office:value-type="string">
            <text:p text:style-name="P156">Otwarcie furtki</text:p>
          </table:table-cell>
        </table:table-row>
        <table:table-row>
          <table:table-cell table:style-name="Tabela5.A2" office:value-type="string">
            <text:p text:style-name="P24">Warunki początkowe</text:p>
          </table:table-cell>
          <table:table-cell table:style-name="Tabela5.B2" office:value-type="string">
            <text:p text:style-name="P24"/>
          </table:table-cell>
        </table:table-row>
        <table:table-row>
          <table:table-cell table:style-name="Tabela5.A2" office:value-type="string">
            <text:p text:style-name="P24">Opis</text:p>
          </table:table-cell>
          <table:table-cell table:style-name="Tabela5.B2" office:value-type="string">
            <text:p text:style-name="P8"><text:span text:style-name="T9">1. W</text:span><text:span text:style-name="T1">ysy</text:span><text:span text:style-name="T9">ł</text:span><text:span text:style-name="T1">am informacje o otwarciu furtki do systemu &lt;&lt;MH::POWIADOM_SYSTEM_FURTKA_OTWARTA&gt;&gt;</text:span></text:p>
            <text:p text:style-name="P114">2. Koniec PU.</text:p>
          </table:table-cell>
        </table:table-row>
        <table:table-row>
          <table:table-cell table:style-name="Tabela5.A2" office:value-type="string">
            <text:p text:style-name="P24">Warunki końcowe</text:p>
          </table:table-cell>
          <table:table-cell table:style-name="Tabela5.B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24">Sytuacje wyjątkowe</text:p>
          </table:table-cell>
          <table:table-cell table:style-name="Tabela5.B2" office:value-type="string">
            <text:p text:style-name="P79">Jeśli nie można nawiązać połączenia z systemem wyświetl informacje dla gościa &lt;&lt;DISPLAY::NIE_MOZNA_NAWIAZAC_POLACZENIA_Z_SYSTEMEM&gt;&gt;</text:p>
          </table:table-cell>
        </table:table-row>
        <table:table-row>
          <table:table-cell table:style-name="Tabela5.A2" office:value-type="string">
            <text:p text:style-name="P24">Komentarz</text:p>
          </table:table-cell>
          <table:table-cell table:style-name="Tabela5.B2" office:value-type="string">
            <text:p text:style-name="P10"><text:span text:style-name="T2">P</text:span><text:span text:style-name="T1">U wywoływany przez podsystem sterowania furtk</text:span><text:span text:style-name="T12">ą</text:span><text:span text:style-name="T1"> &lt;&lt;</text:span><text:span text:style-name="T13">PSF::</text:span><text:span text:style-name="T1">POWIADOM_DOMOFON_FURTKA_OTWARTA&gt;&gt;</text:span></text:p>
          </table:table-cell>
        </table:table-row>
      </table:table>
      <text:p text:style-name="P219"/>
      <text:h text:style-name="Heading_20_2" text:outline-level="2">POWIADOM_SYSTEM_FURTKA_JEST_WLASNIE_ZAMKNIETA</text:h>
      <text:p text:style-name="P25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95"/>
          </table:table-cell>
          <table:table-cell table:style-name="Tabela6.B1" office:value-type="string">
            <text:p text:style-name="P228">POWIADOM_SYSTEM_FURTKA_JEST_WLASNIE_ZAMKNIETA</text:p>
          </table:table-cell>
        </table:table-row>
        <table:table-row>
          <table:table-cell table:style-name="Tabela6.A2" office:value-type="string">
            <text:p text:style-name="P133">Krótki opis</text:p>
          </table:table-cell>
          <table:table-cell table:style-name="Tabela6.B2" office:value-type="string">
            <text:p text:style-name="P253">Chce wiedzieć, w którym momencie furtka jest zamknięta, aby powiadomić o tym system.</text:p>
          </table:table-cell>
        </table:table-row>
        <table:table-row>
          <table:table-cell table:style-name="Tabela6.A2" office:value-type="string">
            <text:p text:style-name="P25">Aktorzy</text:p>
          </table:table-cell>
          <table:table-cell table:style-name="Tabela6.B2" office:value-type="string">
            <text:p text:style-name="P266"><text:span text:style-name="T8">D</text:span><text:span text:style-name="T1">omofon, <text:s/></text:span><text:span text:style-name="T10">Message handler</text:span></text:p>
          </table:table-cell>
        </table:table-row>
        <table:table-row>
          <table:table-cell table:style-name="Tabela6.A2" office:value-type="string">
            <text:p text:style-name="P25">Zdarzenie inicjujące</text:p>
          </table:table-cell>
          <table:table-cell table:style-name="Tabela6.B2" office:value-type="string">
            <text:p text:style-name="P156">Zamknięcie furtki</text:p>
          </table:table-cell>
        </table:table-row>
        <table:table-row>
          <table:table-cell table:style-name="Tabela6.A2" office:value-type="string">
            <text:p text:style-name="P25">Warunki początkowe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Opis</text:p>
          </table:table-cell>
          <table:table-cell table:style-name="Tabela6.B2" office:value-type="string">
            <text:p text:style-name="P9"><text:span text:style-name="T9">1. W</text:span><text:span text:style-name="T1">ysy</text:span><text:span text:style-name="T9">ł</text:span><text:span text:style-name="T1">am informacje o </text:span><text:span text:style-name="T28">zamknięciu</text:span><text:span text:style-name="T1"> furtki do systemu &lt;&lt;</text:span><text:span text:style-name="T11">MH::POWIADOM_SYSTEM_FURTKA_ZAMKNIETA</text:span><text:span text:style-name="T1">&gt;&gt;</text:span></text:p>
            <text:p text:style-name="P115">2. Koniec PU.</text:p>
          </table:table-cell>
        </table:table-row>
        <table:table-row>
          <table:table-cell table:style-name="Tabela6.A2" office:value-type="string">
            <text:p text:style-name="P25">Warunki końcowe</text:p>
          </table:table-cell>
          <table:table-cell table:style-name="Tabela6.B2" office:value-type="string">
            <text:p text:style-name="P53"/>
          </table:table-cell>
        </table:table-row>
        <table:table-row>
          <table:table-cell table:style-name="Tabela6.A2" office:value-type="string">
            <text:p text:style-name="P25">Sytuacje wyjątkowe</text:p>
          </table:table-cell>
          <table:table-cell table:style-name="Tabela6.B2" office:value-type="string">
            <text:p text:style-name="P80">Jeśli nie można nawiązać połączenia z systemem wyświetl informacje dla gościa &lt;&lt;DISPLAY::NIE_MOZNA_NAWIAZAC_POLACZENIA_Z_SYSTEMEM&gt;&gt;</text:p>
          </table:table-cell>
        </table:table-row>
        <table:table-row>
          <table:table-cell table:style-name="Tabela6.A2" office:value-type="string">
            <text:p text:style-name="P25">Komentarz</text:p>
          </table:table-cell>
          <table:table-cell table:style-name="Tabela6.B2" office:value-type="string">
            <text:p text:style-name="P9"><text:span text:style-name="T2">P</text:span><text:span text:style-name="T1">U wywoływany przez podsystem sterowania furtk</text:span><text:span text:style-name="T12">ą</text:span><text:span text:style-name="T1"> &lt;&lt;</text:span><text:span text:style-name="T13">PSF::</text:span><text:span text:style-name="T11">POWIADOM_DOMOFON_FURTKA_ZAMKNIETA</text:span><text:span text:style-name="T1">&gt;&gt;</text:span></text:p>
          </table:table-cell>
        </table:table-row>
      </table:table>
      <text:p text:style-name="P689"/>
      <text:h text:style-name="Heading_20_2" text:outline-level="2">PSB_OTWORZ_BRAME</text:h>
      <text:p text:style-name="P2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6"/>
          </table:table-cell>
          <table:table-cell table:style-name="Tabela7.B1" office:value-type="string">
            <text:p text:style-name="P229">PSB_OTWORZ_BRAME</text:p>
          </table:table-cell>
        </table:table-row>
        <table:table-row>
          <table:table-cell table:style-name="Tabela7.A2" office:value-type="string">
            <text:p text:style-name="P134">Krótki opis</text:p>
          </table:table-cell>
          <table:table-cell table:style-name="Tabela7.B2" office:value-type="string">
            <text:p text:style-name="P254">Chce otworzyć bramę, aby gość mógł wjechać samochodem</text:p>
          </table:table-cell>
        </table:table-row>
        <table:table-row>
          <table:table-cell table:style-name="Tabela7.A2" office:value-type="string">
            <text:p text:style-name="P26">Aktorzy</text:p>
          </table:table-cell>
          <table:table-cell table:style-name="Tabela7.B2" office:value-type="string">
            <text:p text:style-name="P267"><text:span text:style-name="T8">D</text:span><text:span text:style-name="T1">omofon, <text:s/></text:span><text:span text:style-name="T15">podsystem sterowania bramą</text:span></text:p>
          </table:table-cell>
        </table:table-row>
        <table:table-row>
          <table:table-cell table:style-name="Tabela7.A2" office:value-type="string">
            <text:p text:style-name="P26">Zdarzenie inicjujące</text:p>
          </table:table-cell>
          <table:table-cell table:style-name="Tabela7.B2" office:value-type="string">
            <text:p text:style-name="P157">Message Handler otrzymuje <text:span text:style-name="T61">z systemu</text:span> rozkaz otwarcia bramy</text:p>
          </table:table-cell>
        </table:table-row>
        <table:table-row>
          <table:table-cell table:style-name="Tabela7.A2" office:value-type="string">
            <text:p text:style-name="P26">Warunki początkowe</text:p>
          </table:table-cell>
          <table:table-cell table:style-name="Tabela7.B2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6">Opis</text:p>
          </table:table-cell>
          <table:table-cell table:style-name="Tabela7.B2" office:value-type="string">
            <text:p text:style-name="P11"><text:span text:style-name="T9">1. </text:span><text:span text:style-name="T15">Wysyłam sygnał otwarcia bramy &lt;&lt;PSB::OTWORZ_BRAME&gt;&gt; do podsystemu sterowania brama.</text:span></text:p>
            <text:p text:style-name="P116">2. Koniec PU.</text:p>
          </table:table-cell>
        </table:table-row>
        <table:table-row>
          <table:table-cell table:style-name="Tabela7.A2" office:value-type="string">
            <text:p text:style-name="P26">Warunki końcowe</text:p>
          </table:table-cell>
          <table:table-cell table:style-name="Tabela7.B2" office:value-type="string">
            <text:p text:style-name="P54"/>
          </table:table-cell>
        </table:table-row>
        <table:table-row>
          <table:table-cell table:style-name="Tabela7.A2" office:value-type="string">
            <text:p text:style-name="P26">Sytuacje wyjątkowe</text:p>
          </table:table-cell>
          <table:table-cell table:style-name="Tabela7.B2" office:value-type="string">
            <text:p text:style-name="P81"/>
          </table:table-cell>
        </table:table-row>
        <table:table-row>
          <table:table-cell table:style-name="Tabela7.A2" office:value-type="string">
            <text:p text:style-name="P26">Komentarz</text:p>
          </table:table-cell>
          <table:table-cell table:style-name="Tabela7.B2" office:value-type="string">
            <text:p text:style-name="P11"><text:span text:style-name="T2">P</text:span><text:span text:style-name="T1">U wywoływany przez </text:span><text:span text:style-name="T15">message handler w </text:span><text:span text:style-name="T1"><text:s/>&lt;&lt;</text:span><text:span text:style-name="T15">MH</text:span><text:span text:style-name="T13">::</text:span><text:span text:style-name="T15">DOMOFON_OTWORZ_BRAME</text:span><text:span text:style-name="T1">&gt;&gt; </text:span><text:span text:style-name="T16">otwarcie </text:span><text:span text:style-name="T15">bramy </text:span><text:span text:style-name="T16">na żądanie przez system</text:span></text:p>
          </table:table-cell>
        </table:table-row>
      </table:table>
      <text:p text:style-name="P690"/>
      <text:h text:style-name="Heading_20_2" text:outline-level="2">POWIADOM_SYSTEM_BRAMA_W_PELNI_OTWARTA</text:h>
      <text:p text:style-name="P2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7"/>
          </table:table-cell>
          <table:table-cell table:style-name="Tabela8.B1" office:value-type="string">
            <text:p text:style-name="P230">POWIADOM_SYSTEM_BRAMA_W_PELNI_OTWARTA</text:p>
          </table:table-cell>
        </table:table-row>
        <table:table-row>
          <table:table-cell table:style-name="Tabela8.A2" office:value-type="string">
            <text:p text:style-name="P135">Krótki opis</text:p>
          </table:table-cell>
          <table:table-cell table:style-name="Tabela8.B2" office:value-type="string">
            <text:p text:style-name="P255">Chce wiedzieć, w którym momencie brama jest w pełni otwarta, aby powiadomić o tym system.</text:p>
          </table:table-cell>
        </table:table-row>
        <table:table-row>
          <table:table-cell table:style-name="Tabela8.A2" office:value-type="string">
            <text:p text:style-name="P27">Aktorzy</text:p>
          </table:table-cell>
          <table:table-cell table:style-name="Tabela8.B2" office:value-type="string">
            <text:p text:style-name="P268"><text:span text:style-name="T8">D</text:span><text:span text:style-name="T1">omofon, <text:s/></text:span><text:span text:style-name="T29">M</text:span><text:span text:style-name="T17">essage </text:span><text:span text:style-name="T29">H</text:span><text:span text:style-name="T17">andler</text:span></text:p>
          </table:table-cell>
        </table:table-row>
        <text:soft-page-break/>
        <table:table-row>
          <table:table-cell table:style-name="Tabela8.A2" office:value-type="string">
            <text:p text:style-name="P27">Zdarzenie inicjujące</text:p>
          </table:table-cell>
          <table:table-cell table:style-name="Tabela8.B2" office:value-type="string">
            <text:p text:style-name="P107"/>
          </table:table-cell>
        </table:table-row>
        <table:table-row>
          <table:table-cell table:style-name="Tabela8.A2" office:value-type="string">
            <text:p text:style-name="P27">Warunki początkowe</text:p>
          </table:table-cell>
          <table:table-cell table:style-name="Tabela8.B2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Opis</text:p>
          </table:table-cell>
          <table:table-cell table:style-name="Tabela8.B2" office:value-type="string">
            <text:p text:style-name="P12"><text:span text:style-name="T9">1. </text:span><text:span text:style-name="T17">Wysyłam informacje o otwarciu bramy do systemu &lt;&lt;MH::POWIADOM_SYSTEM_BRAMA_OTWARTA&gt;&gt;</text:span></text:p>
            <text:p text:style-name="P117">2. Koniec PU.</text:p>
          </table:table-cell>
        </table:table-row>
        <table:table-row>
          <table:table-cell table:style-name="Tabela8.A2" office:value-type="string">
            <text:p text:style-name="P27">Warunki końcowe</text:p>
          </table:table-cell>
          <table:table-cell table:style-name="Tabela8.B2" office:value-type="string">
            <text:p text:style-name="P55"/>
          </table:table-cell>
        </table:table-row>
        <table:table-row>
          <table:table-cell table:style-name="Tabela8.A2" office:value-type="string">
            <text:p text:style-name="P27">Sytuacje wyjątkowe</text:p>
          </table:table-cell>
          <table:table-cell table:style-name="Tabela8.B2" office:value-type="string">
            <text:p text:style-name="P82"/>
          </table:table-cell>
        </table:table-row>
        <table:table-row>
          <table:table-cell table:style-name="Tabela8.A2" office:value-type="string">
            <text:p text:style-name="P27">Komentarz</text:p>
          </table:table-cell>
          <table:table-cell table:style-name="Tabela8.B2" office:value-type="string">
            <text:p text:style-name="P12"><text:span text:style-name="T2">P</text:span><text:span text:style-name="T1">U wywoływany przez </text:span><text:span text:style-name="T30">P</text:span><text:span text:style-name="T17">odsystem </text:span><text:span text:style-name="T30">S</text:span><text:span text:style-name="T17">terowania </text:span><text:span text:style-name="T30">B</text:span><text:span text:style-name="T17">ramą</text:span><text:span text:style-name="T1"> &lt;&lt;</text:span><text:span text:style-name="T17">PSB::POWIADOM_DOMOFON_BRAMA_OTWARTA</text:span><text:span text:style-name="T1">&gt;&gt;</text:span></text:p>
          </table:table-cell>
        </table:table-row>
      </table:table>
      <text:p text:style-name="P691"/>
      <text:h text:style-name="Heading_20_2" text:outline-level="2">POWIADOM_SYSTEM_BRAMA_W_PELNI_ZAMKNIETA</text:h>
      <text:p text:style-name="P2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98"/>
          </table:table-cell>
          <table:table-cell table:style-name="Tabela9.B1" office:value-type="string">
            <text:p text:style-name="P231">POWIADOM_SYSTEM_BRAMA_W_PELNI_ZAMKNIETA</text:p>
          </table:table-cell>
        </table:table-row>
        <table:table-row>
          <table:table-cell table:style-name="Tabela9.A2" office:value-type="string">
            <text:p text:style-name="P136">Krótki opis</text:p>
          </table:table-cell>
          <table:table-cell table:style-name="Tabela9.B2" office:value-type="string">
            <text:p text:style-name="P256">Chce wiedzieć, w którym momencie brama jest zamknięta, aby powiadomić o tym system.</text:p>
          </table:table-cell>
        </table:table-row>
        <table:table-row>
          <table:table-cell table:style-name="Tabela9.A2" office:value-type="string">
            <text:p text:style-name="P28">Aktorzy</text:p>
          </table:table-cell>
          <table:table-cell table:style-name="Tabela9.B2" office:value-type="string">
            <text:p text:style-name="P269"><text:span text:style-name="T8">D</text:span><text:span text:style-name="T1">omofon, <text:s/></text:span><text:span text:style-name="T31">M</text:span><text:span text:style-name="T17">essage </text:span><text:span text:style-name="T31">H</text:span><text:span text:style-name="T17">andler</text:span></text:p>
          </table:table-cell>
        </table:table-row>
        <table:table-row>
          <table:table-cell table:style-name="Tabela9.A2" office:value-type="string">
            <text:p text:style-name="P28">Zdarzenie inicjujące</text:p>
          </table:table-cell>
          <table:table-cell table:style-name="Tabela9.B2" office:value-type="string">
            <text:p text:style-name="P158">Zamknięcie bramy</text:p>
          </table:table-cell>
        </table:table-row>
        <table:table-row>
          <table:table-cell table:style-name="Tabela9.A2" office:value-type="string">
            <text:p text:style-name="P28">Warunki początkowe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8">Opis</text:p>
          </table:table-cell>
          <table:table-cell table:style-name="Tabela9.B2" office:value-type="string">
            <text:p text:style-name="P13"><text:span text:style-name="T9">1. </text:span><text:span text:style-name="T17">Wysyłam informacje </text:span><text:span text:style-name="T18">o zamknięciu bramy do systemu &lt;&lt;MH::POWIADOM_SYSTEM_BRAMA_ZAMKNIETA&gt;&gt;</text:span></text:p>
            <text:p text:style-name="P118">2. Koniec PU.</text:p>
          </table:table-cell>
        </table:table-row>
        <table:table-row>
          <table:table-cell table:style-name="Tabela9.A2" office:value-type="string">
            <text:p text:style-name="P28">Warunki końcowe</text:p>
          </table:table-cell>
          <table:table-cell table:style-name="Tabela9.B2" office:value-type="string">
            <text:p text:style-name="P56"/>
          </table:table-cell>
        </table:table-row>
        <table:table-row>
          <table:table-cell table:style-name="Tabela9.A2" office:value-type="string">
            <text:p text:style-name="P28">Sytuacje wyjątkowe</text:p>
          </table:table-cell>
          <table:table-cell table:style-name="Tabela9.B2" office:value-type="string">
            <text:p text:style-name="P83"/>
          </table:table-cell>
        </table:table-row>
        <table:table-row>
          <table:table-cell table:style-name="Tabela9.A2" office:value-type="string">
            <text:p text:style-name="P28">Komentarz</text:p>
          </table:table-cell>
          <table:table-cell table:style-name="Tabela9.B2" office:value-type="string">
            <text:p text:style-name="P13"><text:span text:style-name="T2">P</text:span><text:span text:style-name="T1">U wywoływany przez </text:span><text:span text:style-name="T17">podsystem sterowania bramą</text:span><text:span text:style-name="T1"> &lt;&lt;</text:span><text:span text:style-name="T17">PSB::</text:span><text:span text:style-name="T18">POWIADOM_DOMOFON_BRAMA_ZAMKNIETA</text:span><text:span text:style-name="T1">&gt;&gt;</text:span></text:p>
          </table:table-cell>
        </table:table-row>
      </table:table>
      <text:p text:style-name="P692"/>
      <text:h text:style-name="Heading_20_2" text:outline-level="2">PSB_ZAMKNIJ_BRAME</text:h>
      <text:p text:style-name="P2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99"/>
          </table:table-cell>
          <table:table-cell table:style-name="Tabela10.B1" office:value-type="string">
            <text:p text:style-name="P232">PSB_ZAMKNIJ_BRAME</text:p>
          </table:table-cell>
        </table:table-row>
        <table:table-row>
          <table:table-cell table:style-name="Tabela10.A2" office:value-type="string">
            <text:p text:style-name="P137">Krótki opis</text:p>
          </table:table-cell>
          <table:table-cell table:style-name="Tabela10.B2" office:value-type="string">
            <text:p text:style-name="P257">Chce zamknąć bramę, abym mógł ja zamykać na życzenie</text:p>
          </table:table-cell>
        </table:table-row>
        <table:table-row>
          <table:table-cell table:style-name="Tabela10.A2" office:value-type="string">
            <text:p text:style-name="P29">Aktorzy</text:p>
          </table:table-cell>
          <table:table-cell table:style-name="Tabela10.B2" office:value-type="string">
            <text:p text:style-name="P270"><text:span text:style-name="T8">D</text:span><text:span text:style-name="T1">omofon, </text:span><text:span text:style-name="T32">P</text:span><text:span text:style-name="T15">odsystem </text:span><text:span text:style-name="T32">S</text:span><text:span text:style-name="T15">terowania </text:span><text:span text:style-name="T32">B</text:span><text:span text:style-name="T15">ramą</text:span></text:p>
          </table:table-cell>
        </table:table-row>
        <table:table-row>
          <table:table-cell table:style-name="Tabela10.A2" office:value-type="string">
            <text:p text:style-name="P29">Zdarzenie inicjujące</text:p>
          </table:table-cell>
          <table:table-cell table:style-name="Tabela10.B2" office:value-type="string">
            <text:p text:style-name="P159">Message Handler otrzymuje rozkaz zamknięcia bramy.</text:p>
          </table:table-cell>
        </table:table-row>
        <table:table-row>
          <table:table-cell table:style-name="Tabela10.A2" office:value-type="string">
            <text:p text:style-name="P29">Warunki początkowe</text:p>
          </table:table-cell>
          <table:table-cell table:style-name="Tabela10.B2" office:value-type="string">
            <text:p text:style-name="P29"/>
          </table:table-cell>
        </table:table-row>
        <table:table-row>
          <table:table-cell table:style-name="Tabela10.A2" office:value-type="string">
            <text:p text:style-name="P29">Opis</text:p>
          </table:table-cell>
          <table:table-cell table:style-name="Tabela10.B2" office:value-type="string">
            <text:p text:style-name="P14"><text:span text:style-name="T9">1. </text:span><text:span text:style-name="T15">Wysyłam sygnał otwarcia bramy &lt;&lt;PSB::</text:span><text:span text:style-name="T19">ZAMKNIJ_BRAME</text:span><text:span text:style-name="T15">&gt;&gt; do podsystemu sterowania brama.</text:span></text:p>
            <text:p text:style-name="P119">2. Koniec PU.</text:p>
          </table:table-cell>
        </table:table-row>
        <table:table-row>
          <table:table-cell table:style-name="Tabela10.A2" office:value-type="string">
            <text:p text:style-name="P29">Warunki końcowe</text:p>
          </table:table-cell>
          <table:table-cell table:style-name="Tabela10.B2" office:value-type="string">
            <text:p text:style-name="P57"/>
          </table:table-cell>
        </table:table-row>
        <table:table-row>
          <table:table-cell table:style-name="Tabela10.A2" office:value-type="string">
            <text:p text:style-name="P29">Sytuacje wyjątkowe</text:p>
          </table:table-cell>
          <table:table-cell table:style-name="Tabela10.B2" office:value-type="string">
            <text:p text:style-name="P84"/>
          </table:table-cell>
        </table:table-row>
        <table:table-row>
          <table:table-cell table:style-name="Tabela10.A2" office:value-type="string">
            <text:p text:style-name="P29">Komentarz</text:p>
          </table:table-cell>
          <table:table-cell table:style-name="Tabela10.B2" office:value-type="string">
            <text:p text:style-name="P14"><text:span text:style-name="T2">P</text:span><text:span text:style-name="T1">U wywoływany przez </text:span><text:span text:style-name="T32">M</text:span><text:span text:style-name="T15">essage </text:span><text:span text:style-name="T32">H</text:span><text:span text:style-name="T15">andler w </text:span><text:span text:style-name="T1"><text:s/>&lt;&lt;</text:span><text:span text:style-name="T15">MH</text:span><text:span text:style-name="T13">::</text:span><text:span text:style-name="T19">DOMOFON_ZAMKNIJ_BRAME</text:span><text:span text:style-name="T1">&gt;&gt; - </text:span><text:span text:style-name="T19">zamknięcie</text:span><text:span text:style-name="T16"> </text:span><text:span text:style-name="T15">bramy </text:span><text:soft-page-break/><text:span text:style-name="T16">na żądanie przez system</text:span></text:p>
          </table:table-cell>
        </table:table-row>
      </table:table>
      <text:p text:style-name="P30"/>
      <text:h text:style-name="Heading_20_2" text:outline-level="2">POS_KAMERA_ZROB_ZDJECIE</text:h>
      <text:p text:style-name="P3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00"/>
          </table:table-cell>
          <table:table-cell table:style-name="Tabela11.B1" office:value-type="string">
            <text:p text:style-name="P233">POS_KAMERA_ZROB_ZDJECIE</text:p>
          </table:table-cell>
        </table:table-row>
        <table:table-row>
          <table:table-cell table:style-name="Tabela11.A2" office:value-type="string">
            <text:p text:style-name="P137">Krótki opis</text:p>
          </table:table-cell>
          <table:table-cell table:style-name="Tabela11.B2" office:value-type="string">
            <text:p text:style-name="P257">Chce robić zdjęcie kamerą, gdy ktoś podejdzie do domofonu lub podjedzie samochodem, aby je wysłać do analizy do systemu.</text:p>
          </table:table-cell>
        </table:table-row>
        <table:table-row>
          <table:table-cell table:style-name="Tabela11.A2" office:value-type="string">
            <text:p text:style-name="P30">Aktorzy</text:p>
          </table:table-cell>
          <table:table-cell table:style-name="Tabela11.B2" office:value-type="string">
            <text:p text:style-name="P271"><text:span text:style-name="T8">D</text:span><text:span text:style-name="T1">omofon, <text:s/></text:span><text:span text:style-name="T33">P</text:span><text:span text:style-name="T15">odsystem </text:span><text:span text:style-name="T33">O</text:span><text:span text:style-name="T20">bsługi </text:span><text:span text:style-name="T33">S</text:span><text:span text:style-name="T20">trumienia, </text:span><text:span text:style-name="T33">M</text:span><text:span text:style-name="T20">essage </text:span><text:span text:style-name="T33">H</text:span><text:span text:style-name="T20">andler</text:span></text:p>
          </table:table-cell>
        </table:table-row>
        <table:table-row>
          <table:table-cell table:style-name="Tabela11.A2" office:value-type="string">
            <text:p text:style-name="P30">Zdarzenie inicjujące</text:p>
          </table:table-cell>
          <table:table-cell table:style-name="Tabela11.B2" office:value-type="string">
            <text:p text:style-name="P108"/>
          </table:table-cell>
        </table:table-row>
        <table:table-row>
          <table:table-cell table:style-name="Tabela11.A2" office:value-type="string">
            <text:p text:style-name="P30">Warunki początkowe</text:p>
          </table:table-cell>
          <table:table-cell table:style-name="Tabela11.B2" office:value-type="string">
            <text:p text:style-name="P30"/>
          </table:table-cell>
        </table:table-row>
        <table:table-row>
          <table:table-cell table:style-name="Tabela11.A2" office:value-type="string">
            <text:p text:style-name="P30">Opis</text:p>
          </table:table-cell>
          <table:table-cell table:style-name="Tabela11.B2" office:value-type="string">
            <text:p text:style-name="P15"><text:span text:style-name="T9">1. </text:span><text:span text:style-name="T20">Robię zdjęcie &lt;&lt;POS::KAMERA_ZROB_ZDJECIE&gt;&gt;</text:span></text:p>
            <text:p text:style-name="P15"><text:span text:style-name="T21">2.</text:span><text:span text:style-name="T20"> </text:span><text:span text:style-name="T21">W</text:span><text:span text:style-name="T20">ysyłam je do analizy do systemu &lt;&lt;MH::WYSLIJ_ZDJECIE_DO_SYSTEMU&gt;&gt;</text:span></text:p>
            <text:p text:style-name="P120"><text:span text:style-name="T56">3</text:span>. Koniec PU.</text:p>
          </table:table-cell>
        </table:table-row>
        <table:table-row>
          <table:table-cell table:style-name="Tabela11.A2" office:value-type="string">
            <text:p text:style-name="P30">Warunki końcowe</text:p>
          </table:table-cell>
          <table:table-cell table:style-name="Tabela11.B2" office:value-type="string">
            <text:p text:style-name="P58"/>
          </table:table-cell>
        </table:table-row>
        <table:table-row>
          <table:table-cell table:style-name="Tabela11.A2" office:value-type="string">
            <text:p text:style-name="P30">Sytuacje wyjątkowe</text:p>
          </table:table-cell>
          <table:table-cell table:style-name="Tabela11.B2" office:value-type="string">
            <text:p text:style-name="P85"/>
          </table:table-cell>
        </table:table-row>
        <table:table-row>
          <table:table-cell table:style-name="Tabela11.A2" office:value-type="string">
            <text:p text:style-name="P30">Komentarz</text:p>
          </table:table-cell>
          <table:table-cell table:style-name="Tabela11.B2" office:value-type="string">
            <text:p text:style-name="P243"><text:span text:style-name="T16">P</text:span><text:span text:style-name="T1">rzypadek wywoływany w momencie otrzymania sygnału z czujnika ruchu.</text:span></text:p>
          </table:table-cell>
        </table:table-row>
      </table:table>
      <text:p text:style-name="P693"/>
      <text:h text:style-name="Heading_20_2" text:outline-level="2">POS_WLACZ_PODGLAD_I_PODSLUCH</text:h>
      <text:p text:style-name="P3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01"/>
          </table:table-cell>
          <table:table-cell table:style-name="Tabela12.B1" office:value-type="string">
            <text:p text:style-name="P234">POS_WLACZ_PODGLAD_I_PODSLUCH</text:p>
          </table:table-cell>
        </table:table-row>
        <table:table-row>
          <table:table-cell table:style-name="Tabela12.A2" office:value-type="string">
            <text:p text:style-name="P138">Krótki opis</text:p>
          </table:table-cell>
          <table:table-cell table:style-name="Tabela12.B2" office:value-type="string">
            <text:p text:style-name="P258">Chce włączyć podgląd i podsłuch, aby domownik mógł zobaczyć i usłyszeć co się dzieje przy domofonie.</text:p>
          </table:table-cell>
        </table:table-row>
        <table:table-row>
          <table:table-cell table:style-name="Tabela12.A2" office:value-type="string">
            <text:p text:style-name="P31">Aktorzy</text:p>
          </table:table-cell>
          <table:table-cell table:style-name="Tabela12.B2" office:value-type="string">
            <text:p text:style-name="P272"><text:span text:style-name="T8">D</text:span><text:span text:style-name="T1">omofon, <text:s/></text:span><text:span text:style-name="T15">podsystem </text:span><text:span text:style-name="T20">obsługi strumienia, message handler</text:span></text:p>
          </table:table-cell>
        </table:table-row>
        <table:table-row>
          <table:table-cell table:style-name="Tabela12.A2" office:value-type="string">
            <text:p text:style-name="P31">Zdarzenie inicjujące</text:p>
          </table:table-cell>
          <table:table-cell table:style-name="Tabela12.B2" office:value-type="string">
            <text:p text:style-name="P160">Message Handler otrzymuje z systemu rozkaz włączenia podglądu i podsłuchu</text:p>
          </table:table-cell>
        </table:table-row>
        <table:table-row>
          <table:table-cell table:style-name="Tabela12.A2" office:value-type="string">
            <text:p text:style-name="P31">Warunki początkowe</text:p>
          </table:table-cell>
          <table:table-cell table:style-name="Tabela12.B2" office:value-type="string">
            <text:p text:style-name="P31"/>
          </table:table-cell>
        </table:table-row>
        <table:table-row>
          <table:table-cell table:style-name="Tabela12.A2" office:value-type="string">
            <text:p text:style-name="P31">Opis</text:p>
          </table:table-cell>
          <table:table-cell table:style-name="Tabela12.B2" office:value-type="string">
            <text:p text:style-name="P16"><text:span text:style-name="T9">1. </text:span><text:span text:style-name="T22">Jeśli jestem w stanie rozmowy włączenie podglądu i podsłuchu nie jest możliwe. Sytuację tą zgłaszam do systemu &lt;&lt;MH::WYSLIJ_ALARM_DO_SYSTEMU&gt;&gt;, Koniec PU, w przeciwnym przypadku, rozpoczynam wysyłanie strumienia obrazu i dźwięku <text:s/>do systemu</text:span></text:p>
            <text:p text:style-name="P127">&lt;&lt;POS::WYSYLAJ_STRUMIEN_OBRAZU_I_DZWIEKU_DO_SYSTEMU&gt;&gt;.</text:p>
            <text:p text:style-name="P127">2. Włączam licznik maksymalnego czasu podglądu i podsłuchu.</text:p>
            <text:p text:style-name="P121"><text:span text:style-name="T56">3</text:span>. Koniec PU.</text:p>
          </table:table-cell>
        </table:table-row>
        <table:table-row>
          <table:table-cell table:style-name="Tabela12.A2" office:value-type="string">
            <text:p text:style-name="P31">Warunki końcowe</text:p>
          </table:table-cell>
          <table:table-cell table:style-name="Tabela12.B2" office:value-type="string">
            <text:p text:style-name="P59"/>
          </table:table-cell>
        </table:table-row>
        <table:table-row>
          <table:table-cell table:style-name="Tabela12.A2" office:value-type="string">
            <text:p text:style-name="P31">Sytuacje wyjątkowe</text:p>
          </table:table-cell>
          <table:table-cell table:style-name="Tabela12.B2" office:value-type="string">
            <text:p text:style-name="P86"/>
          </table:table-cell>
        </table:table-row>
        <table:table-row>
          <table:table-cell table:style-name="Tabela12.A2" office:value-type="string">
            <text:p text:style-name="P31">Komentarz</text:p>
          </table:table-cell>
          <table:table-cell table:style-name="Tabela12.B2" office:value-type="string">
            <text:p text:style-name="P244"><text:span text:style-name="T16">P</text:span><text:span text:style-name="T1">rzypadek wywoływany w momencie otrzymania sygnału z </text:span><text:span text:style-name="T22">systemu &lt;&lt;MH:DOMOFON_WLACZ_PODGLAD_I_PODSLUCH&gt;&gt;</text:span><text:span text:style-name="T1">.</text:span></text:p>
          </table:table-cell>
        </table:table-row>
      </table:table>
      <text:p text:style-name="P220"><text:soft-page-break/></text:p>
      <text:h text:style-name="Heading_20_2" text:outline-level="2">POS_WYLACZ_PODGLAD_I_PODSLUCH</text:h>
      <text:p text:style-name="P3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02"/>
          </table:table-cell>
          <table:table-cell table:style-name="Tabela13.B1" office:value-type="string">
            <text:p text:style-name="P235"><text:span text:style-name="T57">POS</text:span>_WYLACZ_PODGLAD_I_PODSLUCH</text:p>
          </table:table-cell>
        </table:table-row>
        <table:table-row>
          <table:table-cell table:style-name="Tabela13.A2" office:value-type="string">
            <text:p text:style-name="P139">Krótki opis</text:p>
          </table:table-cell>
          <table:table-cell table:style-name="Tabela13.B2" office:value-type="string">
            <text:p text:style-name="P259">Chce wyłączyć podgląd i podsłuch, aby domownik nie mógł zobaczyć i usłyszeć co się dzieje przy domofonie.</text:p>
          </table:table-cell>
        </table:table-row>
        <table:table-row>
          <table:table-cell table:style-name="Tabela13.A2" office:value-type="string">
            <text:p text:style-name="P32">Aktorzy</text:p>
          </table:table-cell>
          <table:table-cell table:style-name="Tabela13.B2" office:value-type="string">
            <text:p text:style-name="P273"><text:span text:style-name="T8">D</text:span><text:span text:style-name="T1">omofon, <text:s/></text:span><text:span text:style-name="T15">podsystem </text:span><text:span text:style-name="T20">obsługi strumienia</text:span></text:p>
          </table:table-cell>
        </table:table-row>
        <table:table-row>
          <table:table-cell table:style-name="Tabela13.A2" office:value-type="string">
            <text:p text:style-name="P32">Zdarzenie inicjujące</text:p>
          </table:table-cell>
          <table:table-cell table:style-name="Tabela13.B2" office:value-type="string">
            <text:p text:style-name="P109"/>
          </table:table-cell>
        </table:table-row>
        <table:table-row>
          <table:table-cell table:style-name="Tabela13.A2" office:value-type="string">
            <text:p text:style-name="P32">Warunki początkowe</text:p>
          </table:table-cell>
          <table:table-cell table:style-name="Tabela13.B2" office:value-type="string">
            <text:p text:style-name="P32"/>
          </table:table-cell>
        </table:table-row>
        <table:table-row>
          <table:table-cell table:style-name="Tabela13.A2" office:value-type="string">
            <text:p text:style-name="P32">Opis</text:p>
          </table:table-cell>
          <table:table-cell table:style-name="Tabela13.B2" office:value-type="string">
            <text:p text:style-name="P246"><text:span text:style-name="T23">1. Wyłączam podgląd i podsłuch &lt;&lt;</text:span><text:span text:style-name="T24">POS</text:span><text:span text:style-name="T23">::</text:span><text:span text:style-name="T24">ZAKONCZ_ODBIOR_I_WYSYLANIE_OBRAZU_I_DZWIEKU_DO_SYSTEMU</text:span><text:span text:style-name="T23">&gt;&gt;</text:span></text:p>
            <text:p text:style-name="P246"><text:span text:style-name="T23">2. Resetuje i wyłączam </text:span><text:span text:style-name="T1">licznik maksymalnego czasu podglądu i podsłuchu.</text:span></text:p>
            <text:p text:style-name="P122"><text:span text:style-name="T56">3</text:span>. Koniec PU.</text:p>
          </table:table-cell>
        </table:table-row>
        <table:table-row>
          <table:table-cell table:style-name="Tabela13.A2" office:value-type="string">
            <text:p text:style-name="P32">Warunki końcowe</text:p>
          </table:table-cell>
          <table:table-cell table:style-name="Tabela13.B2" office:value-type="string">
            <text:p text:style-name="P60"/>
          </table:table-cell>
        </table:table-row>
        <table:table-row>
          <table:table-cell table:style-name="Tabela13.A2" office:value-type="string">
            <text:p text:style-name="P32">Sytuacje wyjątkowe</text:p>
          </table:table-cell>
          <table:table-cell table:style-name="Tabela13.B2" office:value-type="string">
            <text:p text:style-name="P87"/>
          </table:table-cell>
        </table:table-row>
        <table:table-row>
          <table:table-cell table:style-name="Tabela13.A2" office:value-type="string">
            <text:p text:style-name="P32">Komentarz</text:p>
          </table:table-cell>
          <table:table-cell table:style-name="Tabela13.B2" office:value-type="string">
            <text:p text:style-name="P245"><text:span text:style-name="T16">P</text:span><text:span text:style-name="T1">rzypadek wywoływany w momencie otrzymania sygnału z </text:span><text:span text:style-name="T22">systemu &lt;&lt;MH:DOMOFON_W</text:span><text:span text:style-name="T25">Y</text:span><text:span text:style-name="T22">LACZ_PODGLAD_I_PODSLUCH&gt;&gt;</text:span><text:span text:style-name="T1">.</text:span></text:p>
          </table:table-cell>
        </table:table-row>
      </table:table>
      <text:p text:style-name="P221"/>
      <text:h text:style-name="Heading_20_2" text:outline-level="2">POS_ZAKONCZ_ODTWARZANIE_DZWIEKU</text:h>
      <text:p text:style-name="P3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03"/>
          </table:table-cell>
          <table:table-cell table:style-name="Tabela14.B1" office:value-type="string">
            <text:p text:style-name="P236">POS_ZAKONCZ_ODTWARZANIE_DZWIEKU</text:p>
          </table:table-cell>
        </table:table-row>
        <table:table-row>
          <table:table-cell table:style-name="Tabela14.A2" office:value-type="string">
            <text:p text:style-name="P140">Krótki opis</text:p>
          </table:table-cell>
          <table:table-cell table:style-name="Tabela14.B2" office:value-type="string">
            <text:p text:style-name="P260">Chce zakończyć odtwarzanie dźwięku w głośniku, aby gość nie słyszał domownika.</text:p>
          </table:table-cell>
        </table:table-row>
        <table:table-row>
          <table:table-cell table:style-name="Tabela14.A2" office:value-type="string">
            <text:p text:style-name="P33">Aktorzy</text:p>
          </table:table-cell>
          <table:table-cell table:style-name="Tabela14.B2" office:value-type="string">
            <text:p text:style-name="P274"><text:span text:style-name="T8">D</text:span><text:span text:style-name="T1">omofon, <text:s/></text:span><text:span text:style-name="T15">podsystem </text:span><text:span text:style-name="T20">obsługi strumienia</text:span></text:p>
          </table:table-cell>
        </table:table-row>
        <table:table-row>
          <table:table-cell table:style-name="Tabela14.A2" office:value-type="string">
            <text:p text:style-name="P33">Zdarzenie inicjujące</text:p>
          </table:table-cell>
          <table:table-cell table:style-name="Tabela14.B2" office:value-type="string">
            <text:p text:style-name="P110"/>
          </table:table-cell>
        </table:table-row>
        <table:table-row>
          <table:table-cell table:style-name="Tabela14.A2" office:value-type="string">
            <text:p text:style-name="P33">Warunki początkowe</text:p>
          </table:table-cell>
          <table:table-cell table:style-name="Tabela14.B2" office:value-type="string">
            <text:p text:style-name="P33"/>
          </table:table-cell>
        </table:table-row>
        <table:table-row>
          <table:table-cell table:style-name="Tabela14.A2" office:value-type="string">
            <text:p text:style-name="P33">Opis</text:p>
          </table:table-cell>
          <table:table-cell table:style-name="Tabela14.B2" office:value-type="string">
            <text:p text:style-name="P247"><text:span text:style-name="T25">1. Kończę odtwarzanie dźwięku w głośniku &lt;&lt;POS::ZAKONCZ_ODTWARZANIE_DZWIEKU&gt;&gt;</text:span><text:span text:style-name="T1">.</text:span></text:p>
            <text:p text:style-name="P123"><text:span text:style-name="T58">2</text:span>. Koniec PU.</text:p>
          </table:table-cell>
        </table:table-row>
        <table:table-row>
          <table:table-cell table:style-name="Tabela14.A2" office:value-type="string">
            <text:p text:style-name="P33">Warunki końcowe</text:p>
          </table:table-cell>
          <table:table-cell table:style-name="Tabela14.B2" office:value-type="string">
            <text:p text:style-name="P61"/>
          </table:table-cell>
        </table:table-row>
        <table:table-row>
          <table:table-cell table:style-name="Tabela14.A2" office:value-type="string">
            <text:p text:style-name="P33">Sytuacje wyjątkowe</text:p>
          </table:table-cell>
          <table:table-cell table:style-name="Tabela14.B2" office:value-type="string">
            <text:p text:style-name="P88"/>
          </table:table-cell>
        </table:table-row>
        <table:table-row>
          <table:table-cell table:style-name="Tabela14.A2" office:value-type="string">
            <text:p text:style-name="P33">Komentarz</text:p>
          </table:table-cell>
          <table:table-cell table:style-name="Tabela14.B2" office:value-type="string">
            <text:p text:style-name="P128"/>
          </table:table-cell>
        </table:table-row>
      </table:table>
      <text:p text:style-name="P694"/>
      <text:h text:style-name="Heading_20_2" text:outline-level="2">POS_ZAKONCZ_ODBIOR_I_WYSYLANIE</text:h>
      <text:p text:style-name="P3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04"/>
          </table:table-cell>
          <table:table-cell table:style-name="Tabela15.B1" office:value-type="string">
            <text:p text:style-name="P237">POS_ZAKONCZ_ODBIOR_I_WYSYLANIE</text:p>
          </table:table-cell>
        </table:table-row>
        <table:table-row>
          <table:table-cell table:style-name="Tabela15.A2" office:value-type="string">
            <text:p text:style-name="P141">Krótki opis</text:p>
          </table:table-cell>
          <table:table-cell table:style-name="Tabela15.B2" office:value-type="string">
            <text:p text:style-name="P261">Chce zakończyć rozmowę, aby nie przesyłać już wizji i głosu i nie <text:soft-page-break/>odbierać głosu.</text:p>
          </table:table-cell>
        </table:table-row>
        <table:table-row>
          <table:table-cell table:style-name="Tabela15.A2" office:value-type="string">
            <text:p text:style-name="P34">Aktorzy</text:p>
          </table:table-cell>
          <table:table-cell table:style-name="Tabela15.B2" office:value-type="string">
            <text:p text:style-name="P275"><text:span text:style-name="T8">D</text:span><text:span text:style-name="T1">omofon, <text:s/></text:span><text:span text:style-name="T15">podsystem </text:span><text:span text:style-name="T20">obsługi strumienia</text:span></text:p>
          </table:table-cell>
        </table:table-row>
        <table:table-row>
          <table:table-cell table:style-name="Tabela15.A2" office:value-type="string">
            <text:p text:style-name="P34">Zdarzenie inicjujące</text:p>
          </table:table-cell>
          <table:table-cell table:style-name="Tabela15.B2" office:value-type="string">
            <text:p text:style-name="P111"/>
          </table:table-cell>
        </table:table-row>
        <table:table-row>
          <table:table-cell table:style-name="Tabela15.A2" office:value-type="string">
            <text:p text:style-name="P34">Warunki początkowe</text:p>
          </table:table-cell>
          <table:table-cell table:style-name="Tabela15.B2" office:value-type="string">
            <text:p text:style-name="P34"/>
          </table:table-cell>
        </table:table-row>
        <table:table-row>
          <table:table-cell table:style-name="Tabela15.A2" office:value-type="string">
            <text:p text:style-name="P34">Opis</text:p>
          </table:table-cell>
          <table:table-cell table:style-name="Tabela15.B2" office:value-type="string">
            <text:p text:style-name="P248"><text:span text:style-name="T25">1. </text:span><text:span text:style-name="T26">Kończę wysyłanie obrazu i dźwięku &lt;&lt;DOMOFON::POS_WYLACZ_PODGLAD_I_PODSLUCH&gt;&gt; i kończę odtwarzanie dźwięku w głośniku &lt;&lt;DOMOFON::POS_ZAKONCZ_ODTWARZANIE_DZWIEKU&gt;&gt;</text:span><text:span text:style-name="T1">.</text:span></text:p>
            <text:p text:style-name="P124"><text:span text:style-name="T58">2</text:span>. Koniec PU.</text:p>
          </table:table-cell>
        </table:table-row>
        <table:table-row>
          <table:table-cell table:style-name="Tabela15.A2" office:value-type="string">
            <text:p text:style-name="P34">Warunki końcowe</text:p>
          </table:table-cell>
          <table:table-cell table:style-name="Tabela15.B2" office:value-type="string">
            <text:p text:style-name="P62"/>
          </table:table-cell>
        </table:table-row>
        <table:table-row>
          <table:table-cell table:style-name="Tabela15.A2" office:value-type="string">
            <text:p text:style-name="P34">Sytuacje wyjątkowe</text:p>
          </table:table-cell>
          <table:table-cell table:style-name="Tabela15.B2" office:value-type="string">
            <text:p text:style-name="P89"/>
          </table:table-cell>
        </table:table-row>
        <table:table-row>
          <table:table-cell table:style-name="Tabela15.A2" office:value-type="string">
            <text:p text:style-name="P34">Komentarz</text:p>
          </table:table-cell>
          <table:table-cell table:style-name="Tabela15.B2" office:value-type="string">
            <text:p text:style-name="P17"><text:span text:style-name="T2">P</text:span><text:span text:style-name="T1">U wywoływany przez </text:span><text:span text:style-name="T15">message handler w </text:span><text:span text:style-name="T1"><text:s/>&lt;&lt;</text:span><text:span text:style-name="T15">MH</text:span><text:span text:style-name="T13">::</text:span><text:span text:style-name="T27">POWIADOM_DOMOFON_SLUCHAWKA_ODLOZONA</text:span><text:span text:style-name="T1">&gt;&gt;</text:span></text:p>
          </table:table-cell>
        </table:table-row>
      </table:table>
      <text:p text:style-name="P35"/>
      <text:h text:style-name="Heading_20_2" text:outline-level="2">ZAREAGUJ_NA_POWROT_ZASILANIA</text:h>
      <text:p text:style-name="P35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05"/>
          </table:table-cell>
          <table:table-cell table:style-name="Tabela16.B1" office:value-type="string">
            <text:p text:style-name="P238">ZAREAGUJ_NA_POWROT_ZASILANIA</text:p>
          </table:table-cell>
        </table:table-row>
        <table:table-row>
          <table:table-cell table:style-name="Tabela16.A2" office:value-type="string">
            <text:p text:style-name="P142">Krótki opis</text:p>
          </table:table-cell>
          <table:table-cell table:style-name="Tabela16.B2" office:value-type="string">
            <text:p text:style-name="P262">Chce odpowiednio zareagować na powrót zasilania, aby sprawdzić stan sterowanych przeze mnie urządzeń.</text:p>
          </table:table-cell>
        </table:table-row>
        <table:table-row>
          <table:table-cell table:style-name="Tabela16.A2" office:value-type="string">
            <text:p text:style-name="P35">Aktorzy</text:p>
          </table:table-cell>
          <table:table-cell table:style-name="Tabela16.B2" office:value-type="string">
            <text:p text:style-name="P276"><text:span text:style-name="T8">D</text:span><text:span text:style-name="T1">omofon</text:span></text:p>
          </table:table-cell>
        </table:table-row>
        <table:table-row>
          <table:table-cell table:style-name="Tabela16.A2" office:value-type="string">
            <text:p text:style-name="P35">Zdarzenie inicjujące</text:p>
          </table:table-cell>
          <table:table-cell table:style-name="Tabela16.B2" office:value-type="string">
            <text:p text:style-name="P112"/>
          </table:table-cell>
        </table:table-row>
        <table:table-row>
          <table:table-cell table:style-name="Tabela16.A2" office:value-type="string">
            <text:p text:style-name="P35">Warunki początkowe</text:p>
          </table:table-cell>
          <table:table-cell table:style-name="Tabela16.B2" office:value-type="string">
            <text:p text:style-name="P35"/>
          </table:table-cell>
        </table:table-row>
        <table:table-row>
          <table:table-cell table:style-name="Tabela16.A2" office:value-type="string">
            <text:p text:style-name="P35">Opis</text:p>
          </table:table-cell>
          <table:table-cell table:style-name="Tabela16.B2" office:value-type="string">
            <text:p text:style-name="P125"/>
          </table:table-cell>
        </table:table-row>
        <table:table-row>
          <table:table-cell table:style-name="Tabela16.A2" office:value-type="string">
            <text:p text:style-name="P35">Warunki końcowe</text:p>
          </table:table-cell>
          <table:table-cell table:style-name="Tabela16.B2" office:value-type="string">
            <text:p text:style-name="P63"/>
          </table:table-cell>
        </table:table-row>
        <table:table-row>
          <table:table-cell table:style-name="Tabela16.A2" office:value-type="string">
            <text:p text:style-name="P35">Sytuacje wyjątkowe</text:p>
          </table:table-cell>
          <table:table-cell table:style-name="Tabela16.B2" office:value-type="string">
            <text:p text:style-name="P90"/>
          </table:table-cell>
        </table:table-row>
        <table:table-row>
          <table:table-cell table:style-name="Tabela16.A2" office:value-type="string">
            <text:p text:style-name="P35">Komentarz</text:p>
          </table:table-cell>
          <table:table-cell table:style-name="Tabela16.B2" office:value-type="string">
            <text:p text:style-name="P129"/>
          </table:table-cell>
        </table:table-row>
      </table:table>
      <text:p text:style-name="P222"/>
      <text:p text:style-name="P222"/>
      <text:h text:style-name="P302" text:outline-level="1">Podsystem Odczytu Danych od gościa (POD) – przypadki użycia</text:h>
      <text:p text:style-name="P223"/>
      <text:h text:style-name="Heading_20_2" text:outline-level="2">CZYTAJ_URZADZENIA_WEJSCIOWE</text:h>
      <text:p text:style-name="P3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06"/>
          </table:table-cell>
          <table:table-cell table:style-name="Tabela17.B1" office:value-type="string">
            <text:p text:style-name="P239">CZYTAJ_URZADZENIA_WEJSCIOWE</text:p>
          </table:table-cell>
        </table:table-row>
        <table:table-row>
          <table:table-cell table:style-name="Tabela17.A2" office:value-type="string">
            <text:p text:style-name="P143">Krótki opis</text:p>
          </table:table-cell>
          <table:table-cell table:style-name="Tabela17.B2" office:value-type="string">
            <text:p text:style-name="P281">Chce uzyskać informacje od urządzeń wejściowych, na którym z nich pojawił się odczyt danych, aby odczytać te dane</text:p>
          </table:table-cell>
        </table:table-row>
        <table:table-row>
          <table:table-cell table:style-name="Tabela17.A2" office:value-type="string">
            <text:p text:style-name="P36">Aktorzy</text:p>
          </table:table-cell>
          <table:table-cell table:style-name="Tabela17.B2" office:value-type="string">
            <text:p text:style-name="P277"><text:span text:style-name="T34">P</text:span><text:span text:style-name="T15">odsystem </text:span><text:span text:style-name="T20">o</text:span><text:span text:style-name="T34">dczytu danych,</text:span><text:span text:style-name="T20"> </text:span><text:span text:style-name="T34">urządzenia wejściowe – klawiatura, czytnik RFID, czytnik NFC</text:span></text:p>
          </table:table-cell>
        </table:table-row>
        <table:table-row>
          <table:table-cell table:style-name="Tabela17.A2" office:value-type="string">
            <text:p text:style-name="P36">Zdarzenie inicjujące</text:p>
          </table:table-cell>
          <table:table-cell table:style-name="Tabela17.B2" office:value-type="string">
            <text:p text:style-name="P161">Gość wprowadził dane do urządzenia wejściowego</text:p>
          </table:table-cell>
        </table:table-row>
        <table:table-row>
          <table:table-cell table:style-name="Tabela17.A2" office:value-type="string">
            <text:p text:style-name="P36">Warunki początkowe</text:p>
          </table:table-cell>
          <table:table-cell table:style-name="Tabela17.B2" office:value-type="string">
            <text:p text:style-name="P36"/>
          </table:table-cell>
        </table:table-row>
        <table:table-row>
          <table:table-cell table:style-name="Tabela17.A2" office:value-type="string">
            <text:p text:style-name="P36">Opis</text:p>
          </table:table-cell>
          <table:table-cell table:style-name="Tabela17.B2" office:value-type="string">
            <text:p text:style-name="P249"><text:span text:style-name="T25">1. </text:span><text:span text:style-name="T34">Od jednego z urządzeń wejściowych uzyskuje informacje, ze pojawiły się na jego wejściu dane.</text:span></text:p>
            <text:p text:style-name="P281"><text:span text:style-name="T34">2. </text:span><text:span text:style-name="T1">Odczytuje dane z tego urządzenia &lt;&lt;</text:span><text:span text:style-name="T39">POD::</text:span><text:span text:style-name="T1">CZYTAJ_KLAWIATURE&gt;&gt; lub &lt;&lt;</text:span><text:span text:style-name="T39">POD::</text:span><text:span text:style-name="T1">CZYTAJ_RFID&gt;&gt; lub &lt;&lt;</text:span><text:span text:style-name="T39">POD::</text:span><text:span text:style-name="T1">CZYTAJ_NFC&gt;&gt;,</text:span></text:p>
            <text:p text:style-name="P126"><text:span text:style-name="T73">3</text:span>. Koniec PU.</text:p>
          </table:table-cell>
        </table:table-row>
        <table:table-row>
          <table:table-cell table:style-name="Tabela17.A2" office:value-type="string">
            <text:p text:style-name="P36">Warunki końcowe</text:p>
          </table:table-cell>
          <table:table-cell table:style-name="Tabela17.B2" office:value-type="string">
            <text:p text:style-name="P64"/>
          </table:table-cell>
        </table:table-row>
        <table:table-row>
          <table:table-cell table:style-name="Tabela17.A2" office:value-type="string">
            <text:p text:style-name="P36">Sytuacje wyjątkowe</text:p>
          </table:table-cell>
          <table:table-cell table:style-name="Tabela17.B2" office:value-type="string">
            <text:p text:style-name="P91"/>
          </table:table-cell>
        </table:table-row>
        <table:table-row>
          <table:table-cell table:style-name="Tabela17.A2" office:value-type="string">
            <text:p text:style-name="P36">Komentarz</text:p>
          </table:table-cell>
          <table:table-cell table:style-name="Tabela17.B2" office:value-type="string">
            <text:p text:style-name="P312"/>
          </table:table-cell>
        </table:table-row>
      </table:table>
      <text:p text:style-name="P602"/>
      <text:h text:style-name="Heading_20_2" text:outline-level="2">CZYTAJ_KLAWIATURE</text:h>
      <text:p text:style-name="P37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07"/>
          </table:table-cell>
          <table:table-cell table:style-name="Tabela18.B1" office:value-type="string">
            <text:p text:style-name="P240">CZYTAJ_<text:span text:style-name="T74">KLAWIATURE</text:span></text:p>
          </table:table-cell>
        </table:table-row>
        <table:table-row>
          <table:table-cell table:style-name="Tabela18.A2" office:value-type="string">
            <text:p text:style-name="P144">Krótki opis</text:p>
          </table:table-cell>
          <table:table-cell table:style-name="Tabela18.B2" office:value-type="string">
            <text:p text:style-name="P282">Chce odczytać <text:span text:style-name="T75">cyfry</text:span> z klawiatury, aby złożyć je w numer.</text:p>
          </table:table-cell>
        </table:table-row>
        <table:table-row>
          <table:table-cell table:style-name="Tabela18.A2" office:value-type="string">
            <text:p text:style-name="P37">Aktorzy</text:p>
          </table:table-cell>
          <table:table-cell table:style-name="Tabela18.B2" office:value-type="string">
            <text:p text:style-name="P278"><text:span text:style-name="T34">P</text:span><text:span text:style-name="T15">odsystem </text:span><text:span text:style-name="T20">o</text:span><text:span text:style-name="T34">dczytu danych,</text:span><text:span text:style-name="T20"> </text:span><text:span text:style-name="T34">klawiatura</text:span></text:p>
          </table:table-cell>
        </table:table-row>
        <table:table-row>
          <table:table-cell table:style-name="Tabela18.A2" office:value-type="string">
            <text:p text:style-name="P37">Zdarzenie inicjujące</text:p>
          </table:table-cell>
          <table:table-cell table:style-name="Tabela18.B2" office:value-type="string">
            <text:p text:style-name="P162">Gość w<text:span text:style-name="T74">cisnął przyciski na klawiaturze</text:span></text:p>
          </table:table-cell>
        </table:table-row>
        <table:table-row>
          <table:table-cell table:style-name="Tabela18.A2" office:value-type="string">
            <text:p text:style-name="P37">Warunki początkowe</text:p>
          </table:table-cell>
          <table:table-cell table:style-name="Tabela18.B2" office:value-type="string">
            <text:p text:style-name="P37"/>
          </table:table-cell>
        </table:table-row>
        <table:table-row>
          <table:table-cell table:style-name="Tabela18.A2" office:value-type="string">
            <text:p text:style-name="P37">Opis</text:p>
          </table:table-cell>
          <table:table-cell table:style-name="Tabela18.B2" office:value-type="string">
            <text:p text:style-name="P167">1. <text:span text:style-name="T72">Je</text:span>ś<text:span text:style-name="T72">li w ciągu 10 </text:span>wybrano cztery<text:span text:style-name="T72"> </text:span>cyfry, s<text:span text:style-name="T72">k</text:span>ł<text:span text:style-name="T72">adam je w numer mieszkania, </text:span>w przeciwnym przypadku<text:span text:style-name="T72"> anuluje sk</text:span>ł<text:span text:style-name="T72">adanie.</text:span></text:p>
            <text:p text:style-name="P167"><text:span text:style-name="T72">2. </text:span>koniec PU.</text:p>
          </table:table-cell>
        </table:table-row>
        <table:table-row>
          <table:table-cell table:style-name="Tabela18.A2" office:value-type="string">
            <text:p text:style-name="P37">Warunki końcowe</text:p>
          </table:table-cell>
          <table:table-cell table:style-name="Tabela18.B2" office:value-type="string">
            <text:p text:style-name="P65"/>
          </table:table-cell>
        </table:table-row>
        <table:table-row>
          <table:table-cell table:style-name="Tabela18.A2" office:value-type="string">
            <text:p text:style-name="P37">Sytuacje wyjątkowe</text:p>
          </table:table-cell>
          <table:table-cell table:style-name="Tabela18.B2" office:value-type="string">
            <text:p text:style-name="P92"/>
          </table:table-cell>
        </table:table-row>
        <table:table-row>
          <table:table-cell table:style-name="Tabela18.A2" office:value-type="string">
            <text:p text:style-name="P37">Komentarz</text:p>
          </table:table-cell>
          <table:table-cell table:style-name="Tabela18.B2" office:value-type="string">
            <text:p text:style-name="P313"/>
          </table:table-cell>
        </table:table-row>
      </table:table>
      <text:p text:style-name="P603"/>
      <text:h text:style-name="Heading_20_2" text:outline-level="2">CZYTAJ_RFID</text:h>
      <text:p text:style-name="P38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208"/>
          </table:table-cell>
          <table:table-cell table:style-name="Tabela19.B1" office:value-type="string">
            <text:p text:style-name="P241">CZYTAJ_<text:span text:style-name="T75">RFID</text:span></text:p>
          </table:table-cell>
        </table:table-row>
        <table:table-row>
          <table:table-cell table:style-name="Tabela19.A2" office:value-type="string">
            <text:p text:style-name="P145">Krótki opis</text:p>
          </table:table-cell>
          <table:table-cell table:style-name="Tabela19.B2" office:value-type="string">
            <text:p text:style-name="P283">Chce odczytać <text:span text:style-name="T75">RFID</text:span>, aby <text:span text:style-name="T75">zidentyfikować gościa</text:span>.</text:p>
          </table:table-cell>
        </table:table-row>
        <table:table-row>
          <table:table-cell table:style-name="Tabela19.A2" office:value-type="string">
            <text:p text:style-name="P38">Aktorzy</text:p>
          </table:table-cell>
          <table:table-cell table:style-name="Tabela19.B2" office:value-type="string">
            <text:p text:style-name="P279"><text:span text:style-name="T34">P</text:span><text:span text:style-name="T15">odsystem </text:span><text:span text:style-name="T20">o</text:span><text:span text:style-name="T34">dczytu danych,</text:span><text:span text:style-name="T20"> </text:span><text:span text:style-name="T34">czytnik RFID</text:span></text:p>
          </table:table-cell>
        </table:table-row>
        <table:table-row>
          <table:table-cell table:style-name="Tabela19.A2" office:value-type="string">
            <text:p text:style-name="P38">Zdarzenie inicjujące</text:p>
          </table:table-cell>
          <table:table-cell table:style-name="Tabela19.B2" office:value-type="string">
            <text:p text:style-name="P163">Gość <text:span text:style-name="T75">podaje do odczytania swój RFID</text:span></text:p>
          </table:table-cell>
        </table:table-row>
        <table:table-row>
          <table:table-cell table:style-name="Tabela19.A2" office:value-type="string">
            <text:p text:style-name="P38">Warunki początkowe</text:p>
          </table:table-cell>
          <table:table-cell table:style-name="Tabela19.B2" office:value-type="string">
            <text:p text:style-name="P38"/>
          </table:table-cell>
        </table:table-row>
        <table:table-row>
          <table:table-cell table:style-name="Tabela19.A2" office:value-type="string">
            <text:p text:style-name="P38">Opis</text:p>
          </table:table-cell>
          <table:table-cell table:style-name="Tabela19.B2" office:value-type="string">
            <text:p text:style-name="P168">1. <text:span text:style-name="T75">Czytnik RFID odczytuje kod RFID.</text:span></text:p>
            <text:p text:style-name="P168"><text:span text:style-name="T72">2. </text:span>koniec PU.</text:p>
          </table:table-cell>
        </table:table-row>
        <table:table-row>
          <table:table-cell table:style-name="Tabela19.A2" office:value-type="string">
            <text:p text:style-name="P38">Warunki końcowe</text:p>
          </table:table-cell>
          <table:table-cell table:style-name="Tabela19.B2" office:value-type="string">
            <text:p text:style-name="P66"/>
          </table:table-cell>
        </table:table-row>
        <table:table-row>
          <table:table-cell table:style-name="Tabela19.A2" office:value-type="string">
            <text:p text:style-name="P38">Sytuacje wyjątkowe</text:p>
          </table:table-cell>
          <table:table-cell table:style-name="Tabela19.B2" office:value-type="string">
            <text:p text:style-name="P93"/>
          </table:table-cell>
        </table:table-row>
        <table:table-row>
          <table:table-cell table:style-name="Tabela19.A2" office:value-type="string">
            <text:p text:style-name="P38">Komentarz</text:p>
          </table:table-cell>
          <table:table-cell table:style-name="Tabela19.B2" office:value-type="string">
            <text:p text:style-name="P314"/>
          </table:table-cell>
        </table:table-row>
      </table:table>
      <text:p text:style-name="P39"/>
      <text:h text:style-name="Heading_20_2" text:outline-level="2">CZYTAJ_NFC</text:h>
      <text:p text:style-name="P39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209"/>
          </table:table-cell>
          <table:table-cell table:style-name="Tabela20.B1" office:value-type="string">
            <text:p text:style-name="P242">CZYTAJ_<text:span text:style-name="T76">NFC</text:span></text:p>
          </table:table-cell>
        </table:table-row>
        <table:table-row>
          <table:table-cell table:style-name="Tabela20.A2" office:value-type="string">
            <text:p text:style-name="P146">Krótki opis</text:p>
          </table:table-cell>
          <table:table-cell table:style-name="Tabela20.B2" office:value-type="string">
            <text:p text:style-name="P284">Chce odczytać <text:span text:style-name="T76">identyfikator za pomocą NFC</text:span>, aby <text:span text:style-name="T75">zidentyfikować gościa</text:span>.</text:p>
          </table:table-cell>
        </table:table-row>
        <table:table-row>
          <table:table-cell table:style-name="Tabela20.A2" office:value-type="string">
            <text:p text:style-name="P39">Aktorzy</text:p>
          </table:table-cell>
          <table:table-cell table:style-name="Tabela20.B2" office:value-type="string">
            <text:p text:style-name="P280"><text:span text:style-name="T34">P</text:span><text:span text:style-name="T15">odsystem </text:span><text:span text:style-name="T20">o</text:span><text:span text:style-name="T34">dczytu danych,</text:span><text:span text:style-name="T20"> </text:span><text:span text:style-name="T34">czytnik </text:span><text:span text:style-name="T35">NFC</text:span></text:p>
          </table:table-cell>
        </table:table-row>
        <table:table-row>
          <table:table-cell table:style-name="Tabela20.A2" office:value-type="string">
            <text:p text:style-name="P39">Zdarzenie inicjujące</text:p>
          </table:table-cell>
          <table:table-cell table:style-name="Tabela20.B2" office:value-type="string">
            <text:p text:style-name="P164">Gość <text:span text:style-name="T75">podaje swój identyfikator do odczytania przez NFC</text:span></text:p>
          </table:table-cell>
        </table:table-row>
        <table:table-row>
          <table:table-cell table:style-name="Tabela20.A2" office:value-type="string">
            <text:p text:style-name="P39">Warunki początkowe</text:p>
          </table:table-cell>
          <table:table-cell table:style-name="Tabela20.B2" office:value-type="string">
            <text:p text:style-name="P39"/>
          </table:table-cell>
        </table:table-row>
        <table:table-row>
          <table:table-cell table:style-name="Tabela20.A2" office:value-type="string">
            <text:p text:style-name="P39">Opis</text:p>
          </table:table-cell>
          <table:table-cell table:style-name="Tabela20.B2" office:value-type="string">
            <text:p text:style-name="P169">1. <text:span text:style-name="T75">Czytnik NFC odczytuje identyfikator.</text:span></text:p>
            <text:p text:style-name="P169"><text:span text:style-name="T72">2. </text:span>koniec PU.</text:p>
          </table:table-cell>
        </table:table-row>
        <table:table-row>
          <table:table-cell table:style-name="Tabela20.A2" office:value-type="string">
            <text:p text:style-name="P39">Warunki końcowe</text:p>
          </table:table-cell>
          <table:table-cell table:style-name="Tabela20.B2" office:value-type="string">
            <text:p text:style-name="P67"/>
          </table:table-cell>
        </table:table-row>
        <table:table-row>
          <table:table-cell table:style-name="Tabela20.A2" office:value-type="string">
            <text:p text:style-name="P39">Sytuacje wyjątkowe</text:p>
          </table:table-cell>
          <table:table-cell table:style-name="Tabela20.B2" office:value-type="string">
            <text:p text:style-name="P94"/>
          </table:table-cell>
        </table:table-row>
        <table:table-row>
          <table:table-cell table:style-name="Tabela20.A2" office:value-type="string">
            <text:p text:style-name="P39">Komentarz</text:p>
          </table:table-cell>
          <table:table-cell table:style-name="Tabela20.B2" office:value-type="string">
            <text:p text:style-name="P315"/>
          </table:table-cell>
        </table:table-row>
      </table:table>
      <text:p text:style-name="P187"/>
      <text:p text:style-name="P187"/>
      <text:p text:style-name="P187"/>
      <text:h text:style-name="P303" text:outline-level="1"><text:span text:style-name="T63">Podsystem Sterowania Bramą (PSB)</text:span><text:span text:style-name="T62"> – przypadki użycia</text:span></text:h>
      <text:p text:style-name="P656"/>
      <text:h text:style-name="Heading_20_2" text:outline-level="2">ZAMKNIJ_BRAME</text:h>
      <text:p text:style-name="P40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10"/>
          </table:table-cell>
          <table:table-cell table:style-name="Tabela21.B1" office:value-type="string">
            <text:p text:style-name="P610">ZAMKNIJ_BRAME</text:p>
          </table:table-cell>
        </table:table-row>
        <table:table-row>
          <table:table-cell table:style-name="Tabela21.A2" office:value-type="string">
            <text:p text:style-name="P147">Krótki opis</text:p>
          </table:table-cell>
          <table:table-cell table:style-name="Tabela21.B2" office:value-type="string">
            <text:p text:style-name="P285">Chce zamknąć bramę, aby nie <text:span text:style-name="T78">była</text:span> otwarta.</text:p>
          </table:table-cell>
        </table:table-row>
        <table:table-row>
          <table:table-cell table:style-name="Tabela21.A2" office:value-type="string">
            <text:p text:style-name="P40">Aktorzy</text:p>
          </table:table-cell>
          <table:table-cell table:style-name="Tabela21.B2" office:value-type="string">
            <text:p text:style-name="P316">Podsystem Sterowania Bramą</text:p>
          </table:table-cell>
        </table:table-row>
        <table:table-row>
          <table:table-cell table:style-name="Tabela21.A2" office:value-type="string">
            <text:p text:style-name="P40">Zdarzenie inicjujące</text:p>
          </table:table-cell>
          <table:table-cell table:style-name="Tabela21.B2" office:value-type="string">
            <text:p text:style-name="P170"/>
          </table:table-cell>
        </table:table-row>
        <table:table-row>
          <table:table-cell table:style-name="Tabela21.A2" office:value-type="string">
            <text:p text:style-name="P40">Warunki początkowe</text:p>
          </table:table-cell>
          <table:table-cell table:style-name="Tabela21.B2" office:value-type="string">
            <text:p text:style-name="P40"/>
          </table:table-cell>
        </table:table-row>
        <table:table-row>
          <table:table-cell table:style-name="Tabela21.A2" office:value-type="string">
            <text:p text:style-name="P40">Opis</text:p>
          </table:table-cell>
          <table:table-cell table:style-name="Tabela21.B2" office:value-type="string">
            <text:p text:style-name="P170">1. <text:span text:style-name="T77">Wywołuję procedurę zamknięcia bramy &lt;&lt;PSB::SILOWNIK_ZAMKNIJ_BRAME&gt;&gt;</text:span></text:p>
            <text:p text:style-name="P170"><text:span text:style-name="T72">2. K</text:span>oniec PU.</text:p>
          </table:table-cell>
        </table:table-row>
        <table:table-row>
          <table:table-cell table:style-name="Tabela21.A2" office:value-type="string">
            <text:p text:style-name="P40">Warunki końcowe</text:p>
          </table:table-cell>
          <table:table-cell table:style-name="Tabela21.B2" office:value-type="string">
            <text:p text:style-name="P68"/>
          </table:table-cell>
        </table:table-row>
        <table:table-row>
          <table:table-cell table:style-name="Tabela21.A2" office:value-type="string">
            <text:p text:style-name="P40">Sytuacje wyjątkowe</text:p>
          </table:table-cell>
          <table:table-cell table:style-name="Tabela21.B2" office:value-type="string">
            <text:p text:style-name="P95"/>
          </table:table-cell>
        </table:table-row>
        <table:table-row>
          <table:table-cell table:style-name="Tabela21.A2" office:value-type="string">
            <text:p text:style-name="P40">Komentarz</text:p>
          </table:table-cell>
          <table:table-cell table:style-name="Tabela21.B2" office:value-type="string">
            <text:p text:style-name="P348"/>
          </table:table-cell>
        </table:table-row>
      </table:table>
      <text:p text:style-name="P604"/>
      <text:h text:style-name="Heading_20_2" text:outline-level="2">OTWORZ_BRAME</text:h>
      <text:p text:style-name="P41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11"/>
          </table:table-cell>
          <table:table-cell table:style-name="Tabela22.B1" office:value-type="string">
            <text:p text:style-name="P611">OTWORZ_BRAME</text:p>
          </table:table-cell>
        </table:table-row>
        <table:table-row>
          <table:table-cell table:style-name="Tabela22.A2" office:value-type="string">
            <text:p text:style-name="P148">Krótki opis</text:p>
          </table:table-cell>
          <table:table-cell table:style-name="Tabela22.B2" office:value-type="string">
            <text:p text:style-name="P294">Chce otworzyć bramę, aby można było wjechać samochodem.</text:p>
          </table:table-cell>
        </table:table-row>
        <table:table-row>
          <table:table-cell table:style-name="Tabela22.A2" office:value-type="string">
            <text:p text:style-name="P41">Aktorzy</text:p>
          </table:table-cell>
          <table:table-cell table:style-name="Tabela22.B2" office:value-type="string">
            <text:p text:style-name="P165">Podsystem Sterowania Bramą</text:p>
          </table:table-cell>
        </table:table-row>
        <table:table-row>
          <table:table-cell table:style-name="Tabela22.A2" office:value-type="string">
            <text:p text:style-name="P41">Zdarzenie inicjujące</text:p>
          </table:table-cell>
          <table:table-cell table:style-name="Tabela22.B2" office:value-type="string">
            <text:p text:style-name="P165"/>
          </table:table-cell>
        </table:table-row>
        <table:table-row>
          <table:table-cell table:style-name="Tabela22.A2" office:value-type="string">
            <text:p text:style-name="P41">Warunki początkowe</text:p>
          </table:table-cell>
          <table:table-cell table:style-name="Tabela22.B2" office:value-type="string">
            <text:p text:style-name="P41"/>
          </table:table-cell>
        </table:table-row>
        <table:table-row>
          <table:table-cell table:style-name="Tabela22.A2" office:value-type="string">
            <text:p text:style-name="P41">Opis</text:p>
          </table:table-cell>
          <table:table-cell table:style-name="Tabela22.B2" office:value-type="string">
            <text:p text:style-name="P172">1. <text:span text:style-name="T77">Wywołuję procedurę otwarcia bramy &lt;&lt;PSB::SILOWNIK_OTWORZ_BRAME&gt;&gt;</text:span></text:p>
            <text:p text:style-name="P180">2. R<text:span text:style-name="T79">esetuj</text:span>ę<text:span text:style-name="T79"> i startuj</text:span>ę<text:span text:style-name="T79"> licznik maksymalnego czasu otwarcia bramy.</text:span></text:p>
            <text:p text:style-name="P171"><text:span text:style-name="T79">3. K</text:span>oniec PU.</text:p>
          </table:table-cell>
        </table:table-row>
        <table:table-row>
          <table:table-cell table:style-name="Tabela22.A2" office:value-type="string">
            <text:p text:style-name="P41">Warunki końcowe</text:p>
          </table:table-cell>
          <table:table-cell table:style-name="Tabela22.B2" office:value-type="string">
            <text:p text:style-name="P69"/>
          </table:table-cell>
        </table:table-row>
        <table:table-row>
          <table:table-cell table:style-name="Tabela22.A2" office:value-type="string">
            <text:p text:style-name="P41">Sytuacje wyjątkowe</text:p>
          </table:table-cell>
          <table:table-cell table:style-name="Tabela22.B2" office:value-type="string">
            <text:p text:style-name="P96"/>
          </table:table-cell>
        </table:table-row>
        <table:table-row>
          <table:table-cell table:style-name="Tabela22.A2" office:value-type="string">
            <text:p text:style-name="P41">Komentarz</text:p>
          </table:table-cell>
          <table:table-cell table:style-name="Tabela22.B2" office:value-type="string">
            <text:p text:style-name="P349"/>
          </table:table-cell>
        </table:table-row>
      </table:table>
      <text:p text:style-name="P605"/>
      <text:h text:style-name="Heading_20_2" text:outline-level="2">SILOWNIK_ZAMKNIJ_BRAME</text:h>
      <text:p text:style-name="P42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12"/>
          </table:table-cell>
          <table:table-cell table:style-name="Tabela23.B1" office:value-type="string">
            <text:p text:style-name="P612">SILOWNIK_ZAMKNIJ_BRAME</text:p>
          </table:table-cell>
        </table:table-row>
        <table:table-row>
          <table:table-cell table:style-name="Tabela23.A2" office:value-type="string">
            <text:p text:style-name="P149">Krótki opis</text:p>
          </table:table-cell>
          <table:table-cell table:style-name="Tabela23.B2" office:value-type="string">
            <text:p text:style-name="P295"><text:span text:style-name="T80">Chce </text:span>wysłać<text:span text:style-name="T80"> do </text:span>siłownika<text:span text:style-name="T80"> </text:span>sygnał<text:span text:style-name="T80"> </text:span>zamknięcia<text:span text:style-name="T80"> bramy, aby </text:span>siłownik<text:span text:style-name="T80"> </text:span>zamknął<text:span text:style-name="T80"> </text:span>bramę</text:p>
          </table:table-cell>
        </table:table-row>
        <table:table-row>
          <table:table-cell table:style-name="Tabela23.A2" office:value-type="string">
            <text:p text:style-name="P42">Aktorzy</text:p>
          </table:table-cell>
          <table:table-cell table:style-name="Tabela23.B2" office:value-type="string">
            <text:p text:style-name="P286"><text:span text:style-name="T34">Podsystem Sterowania Bramą, </text:span><text:span text:style-name="T1">siłownik</text:span></text:p>
          </table:table-cell>
        </table:table-row>
        <text:soft-page-break/>
        <table:table-row>
          <table:table-cell table:style-name="Tabela23.A2" office:value-type="string">
            <text:p text:style-name="P42">Zdarzenie inicjujące</text:p>
          </table:table-cell>
          <table:table-cell table:style-name="Tabela23.B2" office:value-type="string">
            <text:p text:style-name="P166"/>
          </table:table-cell>
        </table:table-row>
        <table:table-row>
          <table:table-cell table:style-name="Tabela23.A2" office:value-type="string">
            <text:p text:style-name="P42">Warunki początkowe</text:p>
          </table:table-cell>
          <table:table-cell table:style-name="Tabela23.B2" office:value-type="string">
            <text:p text:style-name="P42"/>
          </table:table-cell>
        </table:table-row>
        <table:table-row>
          <table:table-cell table:style-name="Tabela23.A2" office:value-type="string">
            <text:p text:style-name="P42">Opis</text:p>
          </table:table-cell>
          <table:table-cell table:style-name="Tabela23.B2" office:value-type="string">
            <text:p text:style-name="P172">1. <text:span text:style-name="T80">Wysyłam sygnał zamknięcia bramy do siłownika. </text:span></text:p>
            <text:p text:style-name="P172"><text:span text:style-name="T80">2. K</text:span>oniec PU.</text:p>
          </table:table-cell>
        </table:table-row>
        <table:table-row>
          <table:table-cell table:style-name="Tabela23.A2" office:value-type="string">
            <text:p text:style-name="P42">Warunki końcowe</text:p>
          </table:table-cell>
          <table:table-cell table:style-name="Tabela23.B2" office:value-type="string">
            <text:p text:style-name="P70"/>
          </table:table-cell>
        </table:table-row>
        <table:table-row>
          <table:table-cell table:style-name="Tabela23.A2" office:value-type="string">
            <text:p text:style-name="P42">Sytuacje wyjątkowe</text:p>
          </table:table-cell>
          <table:table-cell table:style-name="Tabela23.B2" office:value-type="string">
            <text:p text:style-name="P97"/>
          </table:table-cell>
        </table:table-row>
        <table:table-row>
          <table:table-cell table:style-name="Tabela23.A2" office:value-type="string">
            <text:p text:style-name="P42">Komentarz</text:p>
          </table:table-cell>
          <table:table-cell table:style-name="Tabela23.B2" office:value-type="string">
            <text:p text:style-name="P293"><text:span text:style-name="T1">Siłownik wyłącza się samoczynnie po </text:span><text:span text:style-name="T36">pełnym </text:span><text:span text:style-name="T37">zamknięciu</text:span><text:span text:style-name="T36"> bramy</text:span></text:p>
          </table:table-cell>
        </table:table-row>
      </table:table>
      <text:p text:style-name="P606"/>
      <text:h text:style-name="Heading_20_2" text:outline-level="2">SILOWNIK_OTWORZ_BRAME</text:h>
      <text:p text:style-name="P42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212"/>
          </table:table-cell>
          <table:table-cell table:style-name="Tabela24.B1" office:value-type="string">
            <text:p text:style-name="P612">SILOWNIK_OTWORZ_BRAME</text:p>
          </table:table-cell>
        </table:table-row>
        <table:table-row>
          <table:table-cell table:style-name="Tabela24.A2" office:value-type="string">
            <text:p text:style-name="P149">Krótki opis</text:p>
          </table:table-cell>
          <table:table-cell table:style-name="Tabela24.B2" office:value-type="string">
            <text:p text:style-name="P295">Chce wysłać do siłownika sygnał otwarcia bramy, aby siłownik otworzył bramę</text:p>
          </table:table-cell>
        </table:table-row>
        <table:table-row>
          <table:table-cell table:style-name="Tabela24.A2" office:value-type="string">
            <text:p text:style-name="P42">Aktorzy</text:p>
          </table:table-cell>
          <table:table-cell table:style-name="Tabela24.B2" office:value-type="string">
            <text:p text:style-name="P286"><text:span text:style-name="T34">Podsystem Sterowania Bramą, </text:span><text:span text:style-name="T1">siłownik</text:span></text:p>
          </table:table-cell>
        </table:table-row>
        <table:table-row>
          <table:table-cell table:style-name="Tabela24.A2" office:value-type="string">
            <text:p text:style-name="P42">Zdarzenie inicjujące</text:p>
          </table:table-cell>
          <table:table-cell table:style-name="Tabela24.B2" office:value-type="string">
            <text:p text:style-name="P166"/>
          </table:table-cell>
        </table:table-row>
        <table:table-row>
          <table:table-cell table:style-name="Tabela24.A2" office:value-type="string">
            <text:p text:style-name="P42">Warunki początkowe</text:p>
          </table:table-cell>
          <table:table-cell table:style-name="Tabela24.B2" office:value-type="string">
            <text:p text:style-name="P42"/>
          </table:table-cell>
        </table:table-row>
        <table:table-row>
          <table:table-cell table:style-name="Tabela24.A2" office:value-type="string">
            <text:p text:style-name="P42">Opis</text:p>
          </table:table-cell>
          <table:table-cell table:style-name="Tabela24.B2" office:value-type="string">
            <text:p text:style-name="P172">1. <text:span text:style-name="T80">Wysyłam sygnał otwarcia bramy do siłownika. </text:span></text:p>
            <text:p text:style-name="P172"><text:span text:style-name="T80">2. K</text:span>oniec PU.</text:p>
          </table:table-cell>
        </table:table-row>
        <table:table-row>
          <table:table-cell table:style-name="Tabela24.A2" office:value-type="string">
            <text:p text:style-name="P42">Warunki końcowe</text:p>
          </table:table-cell>
          <table:table-cell table:style-name="Tabela24.B2" office:value-type="string">
            <text:p text:style-name="P70"/>
          </table:table-cell>
        </table:table-row>
        <table:table-row>
          <table:table-cell table:style-name="Tabela24.A2" office:value-type="string">
            <text:p text:style-name="P42">Sytuacje wyjątkowe</text:p>
          </table:table-cell>
          <table:table-cell table:style-name="Tabela24.B2" office:value-type="string">
            <text:p text:style-name="P97"/>
          </table:table-cell>
        </table:table-row>
        <table:table-row>
          <table:table-cell table:style-name="Tabela24.A2" office:value-type="string">
            <text:p text:style-name="P42">Komentarz</text:p>
          </table:table-cell>
          <table:table-cell table:style-name="Tabela24.B2" office:value-type="string">
            <text:p text:style-name="P293"><text:span text:style-name="T1">Siłownik wyłącza się samoczynnie po </text:span><text:span text:style-name="T36">pełnym otwarciu bramy</text:span></text:p>
          </table:table-cell>
        </table:table-row>
      </table:table>
      <text:p text:style-name="P606"/>
      <text:h text:style-name="Heading_20_2" text:outline-level="2">POWIADOM_DOMOFON_BRAMA_OTWARTA</text:h>
      <text:p text:style-name="P4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213"/>
          </table:table-cell>
          <table:table-cell table:style-name="Tabela25.B1" office:value-type="string">
            <text:p text:style-name="P613">POWIADOM_DOMOFON_BRAMA_OTWARTA</text:p>
          </table:table-cell>
        </table:table-row>
        <table:table-row>
          <table:table-cell table:style-name="Tabela25.A2" office:value-type="string">
            <text:p text:style-name="P150">Krótki opis</text:p>
          </table:table-cell>
          <table:table-cell table:style-name="Tabela25.B2" office:value-type="string">
            <text:p text:style-name="P296">Chce wysłać do domofonu informacje, ze brama jest otwarta, aby przesłać tą informacje do systemu.</text:p>
          </table:table-cell>
        </table:table-row>
        <table:table-row>
          <table:table-cell table:style-name="Tabela25.A2" office:value-type="string">
            <text:p text:style-name="P43">Aktorzy</text:p>
          </table:table-cell>
          <table:table-cell table:style-name="Tabela25.B2" office:value-type="string">
            <text:p text:style-name="P287"><text:span text:style-name="T34">Podsystem Sterowania Bramą, </text:span><text:span text:style-name="T38">Domofon</text:span></text:p>
          </table:table-cell>
        </table:table-row>
        <table:table-row>
          <table:table-cell table:style-name="Tabela25.A2" office:value-type="string">
            <text:p text:style-name="P43">Zdarzenie inicjujące</text:p>
          </table:table-cell>
          <table:table-cell table:style-name="Tabela25.B2" office:value-type="string">
            <text:p text:style-name="P356">Otrzymanie informacji z siłownika/czujnika, że brama jest w pełni otwarta</text:p>
          </table:table-cell>
        </table:table-row>
        <table:table-row>
          <table:table-cell table:style-name="Tabela25.A2" office:value-type="string">
            <text:p text:style-name="P43">Warunki początkowe</text:p>
          </table:table-cell>
          <table:table-cell table:style-name="Tabela25.B2" office:value-type="string">
            <text:p text:style-name="P43"/>
          </table:table-cell>
        </table:table-row>
        <table:table-row>
          <table:table-cell table:style-name="Tabela25.A2" office:value-type="string">
            <text:p text:style-name="P43">Opis</text:p>
          </table:table-cell>
          <table:table-cell table:style-name="Tabela25.B2" office:value-type="string">
            <text:p text:style-name="P173">1. <text:span text:style-name="T81">Powiadamiam domofon, ze brama jest w pełni otwarta &lt;&lt;DOMOFON::POWIADOM_SYSTEM_BRAMA_W_PELNI_OTWARTA&gt;&gt;</text:span></text:p>
            <text:p text:style-name="P181">2. <text:span text:style-name="T81">Resetuje i startuje licznik czasu </text:span>pełnego<text:span text:style-name="T81"> otwarcia bramy.</text:span></text:p>
            <text:p text:style-name="P173"><text:span text:style-name="T82">3. K</text:span>oniec PU.</text:p>
          </table:table-cell>
        </table:table-row>
        <table:table-row>
          <table:table-cell table:style-name="Tabela25.A2" office:value-type="string">
            <text:p text:style-name="P43">Warunki końcowe</text:p>
          </table:table-cell>
          <table:table-cell table:style-name="Tabela25.B2" office:value-type="string">
            <text:p text:style-name="P71"/>
          </table:table-cell>
        </table:table-row>
        <table:table-row>
          <table:table-cell table:style-name="Tabela25.A2" office:value-type="string">
            <text:p text:style-name="P43">Sytuacje wyjątkowe</text:p>
          </table:table-cell>
          <table:table-cell table:style-name="Tabela25.B2" office:value-type="string">
            <text:p text:style-name="P98"/>
          </table:table-cell>
        </table:table-row>
        <table:table-row>
          <table:table-cell table:style-name="Tabela25.A2" office:value-type="string">
            <text:p text:style-name="P43">Komentarz</text:p>
          </table:table-cell>
          <table:table-cell table:style-name="Tabela25.B2" office:value-type="string">
            <text:p text:style-name="P350"/>
          </table:table-cell>
        </table:table-row>
      </table:table>
      <text:p text:style-name="P607"/>
      <text:h text:style-name="Heading_20_2" text:outline-level="2"><text:soft-page-break/>POWIADOM_DOMOFON_BRAMA_ZAMKNIETA</text:h>
      <text:p text:style-name="P44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214"/>
          </table:table-cell>
          <table:table-cell table:style-name="Tabela26.B1" office:value-type="string">
            <text:p text:style-name="P614">POWIADOM_DOMOFON_BRAMA_ZAMKNIETA</text:p>
          </table:table-cell>
        </table:table-row>
        <table:table-row>
          <table:table-cell table:style-name="Tabela26.A2" office:value-type="string">
            <text:p text:style-name="P151">Krótki opis</text:p>
          </table:table-cell>
          <table:table-cell table:style-name="Tabela26.B2" office:value-type="string">
            <text:p text:style-name="P297">Chce wysłać do domofonu informacje, ze brama jest <text:span text:style-name="T82">zamknięta</text:span>, aby przesłać tą informacje do systemu.</text:p>
          </table:table-cell>
        </table:table-row>
        <table:table-row>
          <table:table-cell table:style-name="Tabela26.A2" office:value-type="string">
            <text:p text:style-name="P44">Aktorzy</text:p>
          </table:table-cell>
          <table:table-cell table:style-name="Tabela26.B2" office:value-type="string">
            <text:p text:style-name="P288"><text:span text:style-name="T34">Podsystem Sterowania Bramą, </text:span><text:span text:style-name="T38">Domofon</text:span></text:p>
          </table:table-cell>
        </table:table-row>
        <table:table-row>
          <table:table-cell table:style-name="Tabela26.A2" office:value-type="string">
            <text:p text:style-name="P44">Zdarzenie inicjujące</text:p>
          </table:table-cell>
          <table:table-cell table:style-name="Tabela26.B2" office:value-type="string">
            <text:p text:style-name="P357">Otrzymanie informacji z siłownika/czujnika, że brama jest w pełni zamknięta</text:p>
          </table:table-cell>
        </table:table-row>
        <table:table-row>
          <table:table-cell table:style-name="Tabela26.A2" office:value-type="string">
            <text:p text:style-name="P44">Warunki początkowe</text:p>
          </table:table-cell>
          <table:table-cell table:style-name="Tabela26.B2" office:value-type="string">
            <text:p text:style-name="P44"/>
          </table:table-cell>
        </table:table-row>
        <table:table-row>
          <table:table-cell table:style-name="Tabela26.A2" office:value-type="string">
            <text:p text:style-name="P44">Opis</text:p>
          </table:table-cell>
          <table:table-cell table:style-name="Tabela26.B2" office:value-type="string">
            <text:p text:style-name="P175">1. <text:span text:style-name="T81">Powiadamiam domofon, ze brama jest w pełni zamknięta &lt;&lt;DOMOFON::POWIADOM_SYSTEM_BRAMA_W_PELNI_ZAMKNIETA&gt;&gt; </text:span></text:p>
            <text:p text:style-name="P174"><text:span text:style-name="T80">2. K</text:span>oniec PU.</text:p>
          </table:table-cell>
        </table:table-row>
        <table:table-row>
          <table:table-cell table:style-name="Tabela26.A2" office:value-type="string">
            <text:p text:style-name="P44">Warunki końcowe</text:p>
          </table:table-cell>
          <table:table-cell table:style-name="Tabela26.B2" office:value-type="string">
            <text:p text:style-name="P72"/>
          </table:table-cell>
        </table:table-row>
        <table:table-row>
          <table:table-cell table:style-name="Tabela26.A2" office:value-type="string">
            <text:p text:style-name="P44">Sytuacje wyjątkowe</text:p>
          </table:table-cell>
          <table:table-cell table:style-name="Tabela26.B2" office:value-type="string">
            <text:p text:style-name="P99"/>
          </table:table-cell>
        </table:table-row>
        <table:table-row>
          <table:table-cell table:style-name="Tabela26.A2" office:value-type="string">
            <text:p text:style-name="P44">Komentarz</text:p>
          </table:table-cell>
          <table:table-cell table:style-name="Tabela26.B2" office:value-type="string">
            <text:p text:style-name="P351"/>
          </table:table-cell>
        </table:table-row>
      </table:table>
      <text:p text:style-name="P188"/>
      <text:h text:style-name="P304" text:outline-level="1"><text:span text:style-name="T63">Podsystem Sterowania </text:span><text:span text:style-name="T64">Furtką</text:span><text:span text:style-name="T63"> (PS</text:span><text:span text:style-name="T64">F</text:span><text:span text:style-name="T63">)</text:span><text:span text:style-name="T62"> – przypadki użycia</text:span></text:h>
      <text:p text:style-name="P648"/>
      <text:h text:style-name="Heading_20_2" text:outline-level="2">OTWORZ_FURTKE</text:h>
      <text:p text:style-name="P45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215"/>
          </table:table-cell>
          <table:table-cell table:style-name="Tabela27.B1" office:value-type="string">
            <text:p text:style-name="P615">OTWORZ_FURTKE</text:p>
          </table:table-cell>
        </table:table-row>
        <table:table-row>
          <table:table-cell table:style-name="Tabela27.A2" office:value-type="string">
            <text:p text:style-name="P152">Krótki opis</text:p>
          </table:table-cell>
          <table:table-cell table:style-name="Tabela27.B2" office:value-type="string">
            <text:p text:style-name="P298">Chce otworzyć furtk<text:span text:style-name="T83">ę</text:span>, aby <text:span text:style-name="T83">gość mógł wejść</text:span>.</text:p>
          </table:table-cell>
        </table:table-row>
        <table:table-row>
          <table:table-cell table:style-name="Tabela27.A2" office:value-type="string">
            <text:p text:style-name="P45">Aktorzy</text:p>
          </table:table-cell>
          <table:table-cell table:style-name="Tabela27.B2" office:value-type="string">
            <text:p text:style-name="P289"><text:span text:style-name="T34">Podsystem Sterowania </text:span><text:span text:style-name="T40">Furtką</text:span></text:p>
          </table:table-cell>
        </table:table-row>
        <table:table-row>
          <table:table-cell table:style-name="Tabela27.A2" office:value-type="string">
            <text:p text:style-name="P45">Zdarzenie inicjujące</text:p>
          </table:table-cell>
          <table:table-cell table:style-name="Tabela27.B2" office:value-type="string">
            <text:p text:style-name="P358"/>
          </table:table-cell>
        </table:table-row>
        <table:table-row>
          <table:table-cell table:style-name="Tabela27.A2" office:value-type="string">
            <text:p text:style-name="P45">Warunki początkowe</text:p>
          </table:table-cell>
          <table:table-cell table:style-name="Tabela27.B2" office:value-type="string">
            <text:p text:style-name="P45"/>
          </table:table-cell>
        </table:table-row>
        <table:table-row>
          <table:table-cell table:style-name="Tabela27.A2" office:value-type="string">
            <text:p text:style-name="P45">Opis</text:p>
          </table:table-cell>
          <table:table-cell table:style-name="Tabela27.B2" office:value-type="string">
            <text:p text:style-name="P182">1. Wywołuję procedurę otwarcia elektrozamka<text:span text:style-name="T81"> &lt;&lt;ELEKTROZAMEK_OTWORZ_FURTKE&gt;&gt;.</text:span></text:p>
            <text:p text:style-name="P176"><text:span text:style-name="T80">2. K</text:span>oniec PU.</text:p>
          </table:table-cell>
        </table:table-row>
        <table:table-row>
          <table:table-cell table:style-name="Tabela27.A2" office:value-type="string">
            <text:p text:style-name="P45">Warunki końcowe</text:p>
          </table:table-cell>
          <table:table-cell table:style-name="Tabela27.B2" office:value-type="string">
            <text:p text:style-name="P73"/>
          </table:table-cell>
        </table:table-row>
        <table:table-row>
          <table:table-cell table:style-name="Tabela27.A2" office:value-type="string">
            <text:p text:style-name="P45">Sytuacje wyjątkowe</text:p>
          </table:table-cell>
          <table:table-cell table:style-name="Tabela27.B2" office:value-type="string">
            <text:p text:style-name="P100"/>
          </table:table-cell>
        </table:table-row>
        <table:table-row>
          <table:table-cell table:style-name="Tabela27.A2" office:value-type="string">
            <text:p text:style-name="P45">Komentarz</text:p>
          </table:table-cell>
          <table:table-cell table:style-name="Tabela27.B2" office:value-type="string">
            <text:p text:style-name="P352"/>
          </table:table-cell>
        </table:table-row>
      </table:table>
      <text:p text:style-name="P189"/>
      <text:h text:style-name="Heading_20_2" text:outline-level="2">ELEKTROZAMEK_OTWORZ_FURTKE</text:h>
      <text:p text:style-name="P46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216"/>
          </table:table-cell>
          <table:table-cell table:style-name="Tabela28.B1" office:value-type="string">
            <text:p text:style-name="P616">ELEKTROZAMEK_OTWORZ_FURTKE</text:p>
          </table:table-cell>
        </table:table-row>
        <table:table-row>
          <table:table-cell table:style-name="Tabela28.A2" office:value-type="string">
            <text:p text:style-name="P153">Krótki opis</text:p>
          </table:table-cell>
          <table:table-cell table:style-name="Tabela28.B2" office:value-type="string">
            <text:p text:style-name="P299">Chce wysłać do elektrozamka sygnał otwarcia furtki, aby elektrozamek zwolnił zamek furtki</text:p>
          </table:table-cell>
        </table:table-row>
        <table:table-row>
          <table:table-cell table:style-name="Tabela28.A2" office:value-type="string">
            <text:p text:style-name="P46">Aktorzy</text:p>
          </table:table-cell>
          <table:table-cell table:style-name="Tabela28.B2" office:value-type="string">
            <text:p text:style-name="P290"><text:span text:style-name="T34">Podsystem Sterowania </text:span><text:span text:style-name="T40">Furtką, </text:span><text:span text:style-name="T41">elektrozamek</text:span></text:p>
          </table:table-cell>
        </table:table-row>
        <table:table-row>
          <table:table-cell table:style-name="Tabela28.A2" office:value-type="string">
            <text:p text:style-name="P46">Zdarzenie inicjujące</text:p>
          </table:table-cell>
          <table:table-cell table:style-name="Tabela28.B2" office:value-type="string">
            <text:p text:style-name="P177"/>
          </table:table-cell>
        </table:table-row>
        <table:table-row>
          <table:table-cell table:style-name="Tabela28.A2" office:value-type="string">
            <text:p text:style-name="P46">Warunki początkowe</text:p>
          </table:table-cell>
          <table:table-cell table:style-name="Tabela28.B2" office:value-type="string">
            <text:p text:style-name="P46"/>
          </table:table-cell>
        </table:table-row>
        <table:table-row>
          <table:table-cell table:style-name="Tabela28.A2" office:value-type="string">
            <text:p text:style-name="P46">Opis</text:p>
          </table:table-cell>
          <table:table-cell table:style-name="Tabela28.B2" office:value-type="string">
            <text:p text:style-name="P183">1. <text:span text:style-name="T83">Wysyłam sygnał otwarcia elektrozamka do elektrozamka.</text:span></text:p>
            <text:p text:style-name="P177"><text:span text:style-name="T80">2. K</text:span>oniec PU.</text:p>
          </table:table-cell>
        </table:table-row>
        <table:table-row>
          <table:table-cell table:style-name="Tabela28.A2" office:value-type="string">
            <text:p text:style-name="P46">Warunki końcowe</text:p>
          </table:table-cell>
          <table:table-cell table:style-name="Tabela28.B2" office:value-type="string">
            <text:p text:style-name="P74"/>
          </table:table-cell>
        </table:table-row>
        <table:table-row>
          <table:table-cell table:style-name="Tabela28.A2" office:value-type="string">
            <text:p text:style-name="P46">Sytuacje wyjątkowe</text:p>
          </table:table-cell>
          <table:table-cell table:style-name="Tabela28.B2" office:value-type="string">
            <text:p text:style-name="P101"/>
          </table:table-cell>
        </table:table-row>
        <table:table-row>
          <table:table-cell table:style-name="Tabela28.A2" office:value-type="string">
            <text:p text:style-name="P46">Komentarz</text:p>
          </table:table-cell>
          <table:table-cell table:style-name="Tabela28.B2" office:value-type="string">
            <text:p text:style-name="P353"/>
          </table:table-cell>
        </table:table-row>
      </table:table>
      <text:p text:style-name="P190"/>
      <text:h text:style-name="Heading_20_2" text:outline-level="2">POWIADOM_DOMOFON_FURTKA_OTWARTA</text:h>
      <text:p text:style-name="P47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217"/>
          </table:table-cell>
          <table:table-cell table:style-name="Tabela29.B1" office:value-type="string">
            <text:p text:style-name="P617">POWIADOM_DOMOFON_FURTKA_OTWARTA</text:p>
          </table:table-cell>
        </table:table-row>
        <table:table-row>
          <table:table-cell table:style-name="Tabela29.A2" office:value-type="string">
            <text:p text:style-name="P154">Krótki opis</text:p>
          </table:table-cell>
          <table:table-cell table:style-name="Tabela29.B2" office:value-type="string">
            <text:p text:style-name="P300">Chce wysłać do domofonu informację, że furtka jest otwarta, aby przesłać ta informację do systemu.</text:p>
          </table:table-cell>
        </table:table-row>
        <table:table-row>
          <table:table-cell table:style-name="Tabela29.A2" office:value-type="string">
            <text:p text:style-name="P47">Aktorzy</text:p>
          </table:table-cell>
          <table:table-cell table:style-name="Tabela29.B2" office:value-type="string">
            <text:p text:style-name="P291"><text:span text:style-name="T34">Podsystem Sterowania </text:span><text:span text:style-name="T40">Furtką, </text:span><text:span text:style-name="T42">Domofon</text:span></text:p>
          </table:table-cell>
        </table:table-row>
        <table:table-row>
          <table:table-cell table:style-name="Tabela29.A2" office:value-type="string">
            <text:p text:style-name="P47">Zdarzenie inicjujące</text:p>
          </table:table-cell>
          <table:table-cell table:style-name="Tabela29.B2" office:value-type="string">
            <text:p text:style-name="P186">Otrzymanie informacji z czujnika otwarcia furtki, że furtka jest <text:soft-page-break/>otwarta</text:p>
          </table:table-cell>
        </table:table-row>
        <table:table-row>
          <table:table-cell table:style-name="Tabela29.A2" office:value-type="string">
            <text:p text:style-name="P47">Warunki początkowe</text:p>
          </table:table-cell>
          <table:table-cell table:style-name="Tabela29.B2" office:value-type="string">
            <text:p text:style-name="P47"/>
          </table:table-cell>
        </table:table-row>
        <table:table-row>
          <table:table-cell table:style-name="Tabela29.A2" office:value-type="string">
            <text:p text:style-name="P47">Opis</text:p>
          </table:table-cell>
          <table:table-cell table:style-name="Tabela29.B2" office:value-type="string">
            <text:p text:style-name="P184">1. <text:span text:style-name="T84">Powiadamiam domofon, że furtka jest otwarta &lt;&lt;DOMOFON::POWIADOM_SYSTEM_FURTKA_JEST_WLASNIE_OTWARTA&gt;&gt;</text:span></text:p>
            <text:p text:style-name="P186"><text:span text:style-name="T84">2. </text:span>Resetuje i startuje licznik czasu pełnego otwarcia bramy.</text:p>
            <text:p text:style-name="P178"><text:span text:style-name="T84">3. K</text:span>oniec PU.</text:p>
          </table:table-cell>
        </table:table-row>
        <table:table-row>
          <table:table-cell table:style-name="Tabela29.A2" office:value-type="string">
            <text:p text:style-name="P47">Warunki końcowe</text:p>
          </table:table-cell>
          <table:table-cell table:style-name="Tabela29.B2" office:value-type="string">
            <text:p text:style-name="P75"/>
          </table:table-cell>
        </table:table-row>
        <table:table-row>
          <table:table-cell table:style-name="Tabela29.A2" office:value-type="string">
            <text:p text:style-name="P47">Sytuacje wyjątkowe</text:p>
          </table:table-cell>
          <table:table-cell table:style-name="Tabela29.B2" office:value-type="string">
            <text:p text:style-name="P102"/>
          </table:table-cell>
        </table:table-row>
        <table:table-row>
          <table:table-cell table:style-name="Tabela29.A2" office:value-type="string">
            <text:p text:style-name="P47">Komentarz</text:p>
          </table:table-cell>
          <table:table-cell table:style-name="Tabela29.B2" office:value-type="string">
            <text:p text:style-name="P354"/>
          </table:table-cell>
        </table:table-row>
      </table:table>
      <text:p text:style-name="P608"/>
      <text:h text:style-name="Heading_20_2" text:outline-level="2">POWIADOM_DOMOFON_FURTKA_ZAMKNIETA</text:h>
      <text:p text:style-name="P48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218"/>
          </table:table-cell>
          <table:table-cell table:style-name="Tabela30.B1" office:value-type="string">
            <text:p text:style-name="P618">POWIADOM_DOMOFON_FURTKA_ZAMKNIETA</text:p>
          </table:table-cell>
        </table:table-row>
        <table:table-row>
          <table:table-cell table:style-name="Tabela30.A2" office:value-type="string">
            <text:p text:style-name="P155">Krótki opis</text:p>
          </table:table-cell>
          <table:table-cell table:style-name="Tabela30.B2" office:value-type="string">
            <text:p text:style-name="P301">Chce wysłać do domofonu informację, że furtka jest zamknięta, aby przesłać tą informację do systemu.</text:p>
          </table:table-cell>
        </table:table-row>
        <table:table-row>
          <table:table-cell table:style-name="Tabela30.A2" office:value-type="string">
            <text:p text:style-name="P48">Aktorzy</text:p>
          </table:table-cell>
          <table:table-cell table:style-name="Tabela30.B2" office:value-type="string">
            <text:p text:style-name="P292"><text:span text:style-name="T34">Podsystem Sterowania </text:span><text:span text:style-name="T40">Furtką, </text:span><text:span text:style-name="T42">Domofon</text:span></text:p>
          </table:table-cell>
        </table:table-row>
        <table:table-row>
          <table:table-cell table:style-name="Tabela30.A2" office:value-type="string">
            <text:p text:style-name="P48">Zdarzenie inicjujące</text:p>
          </table:table-cell>
          <table:table-cell table:style-name="Tabela30.B2" office:value-type="string">
            <text:p text:style-name="P389">Otrzymanie informacji z czujnika otwarcia furtki, że furtka jest zamknięta</text:p>
          </table:table-cell>
        </table:table-row>
        <table:table-row>
          <table:table-cell table:style-name="Tabela30.A2" office:value-type="string">
            <text:p text:style-name="P48">Warunki początkowe</text:p>
          </table:table-cell>
          <table:table-cell table:style-name="Tabela30.B2" office:value-type="string">
            <text:p text:style-name="P48"/>
          </table:table-cell>
        </table:table-row>
        <table:table-row>
          <table:table-cell table:style-name="Tabela30.A2" office:value-type="string">
            <text:p text:style-name="P48">Opis</text:p>
          </table:table-cell>
          <table:table-cell table:style-name="Tabela30.B2" office:value-type="string">
            <text:p text:style-name="P185">1. <text:span text:style-name="T84">Powiadamiam domofon, że furtka jest zamknięta &lt;&lt;DOMOFON::POWIADOM_SYSTEM_FURTKA_JEST_WLASNIE_ZAMKNIETA&gt;&gt;</text:span></text:p>
            <text:p text:style-name="P179"><text:span text:style-name="T85">2. K</text:span>oniec PU.</text:p>
          </table:table-cell>
        </table:table-row>
        <table:table-row>
          <table:table-cell table:style-name="Tabela30.A2" office:value-type="string">
            <text:p text:style-name="P48">Warunki końcowe</text:p>
          </table:table-cell>
          <table:table-cell table:style-name="Tabela30.B2" office:value-type="string">
            <text:p text:style-name="P76"/>
          </table:table-cell>
        </table:table-row>
        <table:table-row>
          <table:table-cell table:style-name="Tabela30.A2" office:value-type="string">
            <text:p text:style-name="P48">Sytuacje wyjątkowe</text:p>
          </table:table-cell>
          <table:table-cell table:style-name="Tabela30.B2" office:value-type="string">
            <text:p text:style-name="P103"/>
          </table:table-cell>
        </table:table-row>
        <table:table-row>
          <table:table-cell table:style-name="Tabela30.A2" office:value-type="string">
            <text:p text:style-name="P48">Komentarz</text:p>
          </table:table-cell>
          <table:table-cell table:style-name="Tabela30.B2" office:value-type="string">
            <text:p text:style-name="P355"/>
          </table:table-cell>
        </table:table-row>
      </table:table>
      <text:p text:style-name="P573"/>
      <text:p text:style-name="P573"/>
      <text:h text:style-name="P305" text:outline-level="1"><text:span text:style-name="T65">Licznik Maksymalnego Czasu Podglądu i Podsłuchu</text:span><text:span text:style-name="T62"> – przypadki użycia</text:span></text:h>
      <text:p text:style-name="P649"/>
      <text:h text:style-name="Heading_20_2" text:outline-level="2">WYLACZ_PODGLAD_I_PODSLUCH</text:h>
      <text:p text:style-name="P391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57"/>
          </table:table-cell>
          <table:table-cell table:style-name="Tabela31.B1" office:value-type="string">
            <text:p text:style-name="P619">WYLACZ_PODGLAD_I_PODSLUCH</text:p>
          </table:table-cell>
        </table:table-row>
        <table:table-row>
          <table:table-cell table:style-name="Tabela31.A2" office:value-type="string">
            <text:p text:style-name="P423">Krótki opis</text:p>
          </table:table-cell>
          <table:table-cell table:style-name="Tabela31.B2" office:value-type="string">
            <text:p text:style-name="P695">Chce wyłączyć podgląd i podsłuch po zadanym czasie, aby podgląd i podsłuch nie był cały czas włączony.</text:p>
          </table:table-cell>
        </table:table-row>
        <table:table-row>
          <table:table-cell table:style-name="Tabela31.A2" office:value-type="string">
            <text:p text:style-name="P391">Aktorzy</text:p>
          </table:table-cell>
          <table:table-cell table:style-name="Tabela31.B2" office:value-type="string">
            <text:p text:style-name="P695"><text:span text:style-name="T40">Licznik Maksymalnego Czasu Podglądu i Podsłuchu</text:span></text:p>
          </table:table-cell>
        </table:table-row>
        <table:table-row>
          <table:table-cell table:style-name="Tabela31.A2" office:value-type="string">
            <text:p text:style-name="P391">Zdarzenie inicjujące</text:p>
          </table:table-cell>
          <table:table-cell table:style-name="Tabela31.B2" office:value-type="string">
            <text:p text:style-name="P359"/>
          </table:table-cell>
        </table:table-row>
        <table:table-row>
          <table:table-cell table:style-name="Tabela31.A2" office:value-type="string">
            <text:p text:style-name="P391">Warunki początkowe</text:p>
          </table:table-cell>
          <table:table-cell table:style-name="Tabela31.B2" office:value-type="string">
            <text:p text:style-name="P391"/>
          </table:table-cell>
        </table:table-row>
        <table:table-row>
          <table:table-cell table:style-name="Tabela31.A2" office:value-type="string">
            <text:p text:style-name="P391">Opis</text:p>
          </table:table-cell>
          <table:table-cell table:style-name="Tabela31.B2" office:value-type="string">
            <text:p text:style-name="P452"><text:span text:style-name="T94">1. Wyłączam podgląd i podsłuch &lt;&lt;DOMOFON::POS_WYLACZ_PODGLAD_I_PODSLUCH&gt;&gt;.</text:span></text:p>
            <text:p text:style-name="P567"><text:span text:style-name="T94">2</text:span>. Wyłączam licznik.</text:p>
            <text:p text:style-name="P319"><text:span text:style-name="T94">3. K</text:span>oniec PU.</text:p>
          </table:table-cell>
        </table:table-row>
        <table:table-row>
          <table:table-cell table:style-name="Tabela31.A2" office:value-type="string">
            <text:p text:style-name="P391">Warunki końcowe</text:p>
          </table:table-cell>
          <table:table-cell table:style-name="Tabela31.B2" office:value-type="string">
            <text:p text:style-name="P481"/>
          </table:table-cell>
        </table:table-row>
        <table:table-row>
          <table:table-cell table:style-name="Tabela31.A2" office:value-type="string">
            <text:p text:style-name="P391">Sytuacje wyjątkowe</text:p>
          </table:table-cell>
          <table:table-cell table:style-name="Tabela31.B2" office:value-type="string">
            <text:p text:style-name="P510"/>
          </table:table-cell>
        </table:table-row>
        <table:table-row>
          <table:table-cell table:style-name="Tabela31.A2" office:value-type="string">
            <text:p text:style-name="P391">Komentarz</text:p>
          </table:table-cell>
          <table:table-cell table:style-name="Tabela31.B2" office:value-type="string">
            <text:p text:style-name="P568">&lt;&lt;WYLACZ_PODGLAD_I_PODSLUCH&gt;&gt; wywoływana po odliczeniu zadanego czasu.</text:p>
          </table:table-cell>
        </table:table-row>
      </table:table>
      <text:p text:style-name="P574"/>
      <text:h text:style-name="Heading_20_2" text:outline-level="2">USTAW_CZAS_I_CALLBACK</text:h>
      <text:p text:style-name="P391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57"/>
          </table:table-cell>
          <table:table-cell table:style-name="Tabela32.B1" office:value-type="string">
            <text:p text:style-name="P619">USTAW_CZAS_I_CALLBACK</text:p>
          </table:table-cell>
        </table:table-row>
        <table:table-row>
          <table:table-cell table:style-name="Tabela32.A2" office:value-type="string">
            <text:p text:style-name="P423">Krótki opis</text:p>
          </table:table-cell>
          <table:table-cell table:style-name="Tabela32.B2" office:value-type="string">
            <text:p text:style-name="P695">Chce ustawić czas i funkcję wywoływaną po tym czasie, aby wyłączyć podgląd i podsłuch po zadanym czasie.</text:p>
          </table:table-cell>
        </table:table-row>
        <table:table-row>
          <table:table-cell table:style-name="Tabela32.A2" office:value-type="string">
            <text:p text:style-name="P391">Aktorzy</text:p>
          </table:table-cell>
          <table:table-cell table:style-name="Tabela32.B2" office:value-type="string">
            <text:p text:style-name="P695"><text:span text:style-name="T40">Licznik Maksymalnego Czasu Podglądu i Podsłuchu, </text:span><text:span text:style-name="T1">Domofon</text:span></text:p>
          </table:table-cell>
        </table:table-row>
        <table:table-row>
          <table:table-cell table:style-name="Tabela32.A2" office:value-type="string">
            <text:p text:style-name="P391">Zdarzenie inicjujące</text:p>
          </table:table-cell>
          <table:table-cell table:style-name="Tabela32.B2" office:value-type="string">
            <text:p text:style-name="P359"/>
          </table:table-cell>
        </table:table-row>
        <table:table-row>
          <table:table-cell table:style-name="Tabela32.A2" office:value-type="string">
            <text:p text:style-name="P391">Warunki początkowe</text:p>
          </table:table-cell>
          <table:table-cell table:style-name="Tabela32.B2" office:value-type="string">
            <text:p text:style-name="P391"/>
          </table:table-cell>
        </table:table-row>
        <table:table-row>
          <table:table-cell table:style-name="Tabela32.A2" office:value-type="string">
            <text:p text:style-name="P391">Opis</text:p>
          </table:table-cell>
          <table:table-cell table:style-name="Tabela32.B2" office:value-type="string">
            <text:p text:style-name="P452">1. <text:span text:style-name="T86">Ustawiam czas i funkcję wyłączenia podglądu i podsłuchu wywoływaną po tym czasie.</text:span></text:p>
            <text:p text:style-name="P319"><text:span text:style-name="T86">2. K</text:span>oniec PU.</text:p>
          </table:table-cell>
        </table:table-row>
        <table:table-row>
          <table:table-cell table:style-name="Tabela32.A2" office:value-type="string">
            <text:p text:style-name="P391">Warunki końcowe</text:p>
          </table:table-cell>
          <table:table-cell table:style-name="Tabela32.B2" office:value-type="string">
            <text:p text:style-name="P481"/>
          </table:table-cell>
        </table:table-row>
        <table:table-row>
          <table:table-cell table:style-name="Tabela32.A2" office:value-type="string">
            <text:p text:style-name="P391">Sytuacje wyjątkowe</text:p>
          </table:table-cell>
          <table:table-cell table:style-name="Tabela32.B2" office:value-type="string">
            <text:p text:style-name="P510"/>
          </table:table-cell>
        </table:table-row>
        <table:table-row>
          <table:table-cell table:style-name="Tabela32.A2" office:value-type="string">
            <text:p text:style-name="P391">Komentarz</text:p>
          </table:table-cell>
          <table:table-cell table:style-name="Tabela32.B2" office:value-type="string">
            <text:p text:style-name="P539">&lt;&lt;DOMOFON::POS_WYLACZ_PODGLAD_I_PODSLUCH&gt;&gt; powinno być funkcją callbacku</text:p>
          </table:table-cell>
        </table:table-row>
      </table:table>
      <text:p text:style-name="P574"/>
      <text:p text:style-name="P574"/>
      <text:p text:style-name="P574"/>
      <text:p text:style-name="P574"/>
      <text:h text:style-name="P306" text:outline-level="1"><text:span text:style-name="T65">Licznik Maksymalnego Czasu </text:span><text:span text:style-name="T66">Otwarcia Bramy</text:span><text:span text:style-name="T62"> – przypadki użycia</text:span></text:h>
      <text:p text:style-name="P650"/>
      <text:h text:style-name="Heading_20_2" text:outline-level="2">ZAMKNIJ_BRAME_PO_ZADANYM_CZASIE</text:h>
      <text:p text:style-name="P39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58"/>
          </table:table-cell>
          <table:table-cell table:style-name="Tabela33.B1" office:value-type="string">
            <text:p text:style-name="P623">ZAMKNIJ_BRAME_PO_ZADANYM_CZASIE</text:p>
          </table:table-cell>
        </table:table-row>
        <table:table-row>
          <table:table-cell table:style-name="Tabela33.A2" office:value-type="string">
            <text:p text:style-name="P424">Krótki opis</text:p>
          </table:table-cell>
          <table:table-cell table:style-name="Tabela33.B2" office:value-type="string">
            <text:p text:style-name="P701">Chce zamknąć bramę po zadanym czasie od jej otwarcia, aby nie była cały czas otwarta.</text:p>
          </table:table-cell>
        </table:table-row>
        <table:table-row>
          <table:table-cell table:style-name="Tabela33.A2" office:value-type="string">
            <text:p text:style-name="P392">Aktorzy</text:p>
          </table:table-cell>
          <table:table-cell table:style-name="Tabela33.B2" office:value-type="string">
            <text:p text:style-name="P696"><text:span text:style-name="T40">Licznik Maksymalnego Czasu </text:span><text:span text:style-name="T43">Otwarcia Bramy</text:span></text:p>
          </table:table-cell>
        </table:table-row>
        <table:table-row>
          <table:table-cell table:style-name="Tabela33.A2" office:value-type="string">
            <text:p text:style-name="P392">Zdarzenie inicjujące</text:p>
          </table:table-cell>
          <table:table-cell table:style-name="Tabela33.B2" office:value-type="string">
            <text:p text:style-name="P360"/>
          </table:table-cell>
        </table:table-row>
        <table:table-row>
          <table:table-cell table:style-name="Tabela33.A2" office:value-type="string">
            <text:p text:style-name="P392">Warunki początkowe</text:p>
          </table:table-cell>
          <table:table-cell table:style-name="Tabela33.B2" office:value-type="string">
            <text:p text:style-name="P392"/>
          </table:table-cell>
        </table:table-row>
        <table:table-row>
          <table:table-cell table:style-name="Tabela33.A2" office:value-type="string">
            <text:p text:style-name="P392">Opis</text:p>
          </table:table-cell>
          <table:table-cell table:style-name="Tabela33.B2" office:value-type="string">
            <text:p text:style-name="P453"><text:span text:style-name="T94">1. Wywołuję sygnał zamknięcia bramy przez domofon &lt;&lt;DOMOFON::PSB_ZAMKNIJ_BRAME&gt;&gt;. </text:span></text:p>
            <text:p text:style-name="P320"><text:span text:style-name="T94">2. K</text:span>oniec PU.</text:p>
          </table:table-cell>
        </table:table-row>
        <table:table-row>
          <table:table-cell table:style-name="Tabela33.A2" office:value-type="string">
            <text:p text:style-name="P392">Warunki końcowe</text:p>
          </table:table-cell>
          <table:table-cell table:style-name="Tabela33.B2" office:value-type="string">
            <text:p text:style-name="P482"/>
          </table:table-cell>
        </table:table-row>
        <table:table-row>
          <table:table-cell table:style-name="Tabela33.A2" office:value-type="string">
            <text:p text:style-name="P392">Sytuacje wyjątkowe</text:p>
          </table:table-cell>
          <table:table-cell table:style-name="Tabela33.B2" office:value-type="string">
            <text:p text:style-name="P511"/>
          </table:table-cell>
        </table:table-row>
        <table:table-row>
          <table:table-cell table:style-name="Tabela33.A2" office:value-type="string">
            <text:p text:style-name="P392">Komentarz</text:p>
          </table:table-cell>
          <table:table-cell table:style-name="Tabela33.B2" office:value-type="string">
            <text:p text:style-name="P568">&lt;&lt;ZAMKNIJ_BRAME_PO_ZADANYM_CZASIE&gt;&gt; wywoływana po odliczeniu zadanego czasu.</text:p>
          </table:table-cell>
        </table:table-row>
      </table:table>
      <text:p text:style-name="P575"/>
      <text:h text:style-name="Heading_20_2" text:outline-level="2">USTAW_CZAS_I_CALLBACK</text:h>
      <text:p text:style-name="P393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59"/>
          </table:table-cell>
          <table:table-cell table:style-name="Tabela34.B1" office:value-type="string">
            <text:p text:style-name="P620">USTAW_CZAS_I_CALLBACK</text:p>
          </table:table-cell>
        </table:table-row>
        <table:table-row>
          <table:table-cell table:style-name="Tabela34.A2" office:value-type="string">
            <text:p text:style-name="P425">Krótki opis</text:p>
          </table:table-cell>
          <table:table-cell table:style-name="Tabela34.B2" office:value-type="string">
            <text:p text:style-name="P697">Chce ustawić czas i funkcję wywoływaną po tym czasie, aby <text:span text:style-name="T87">zamknąć bramę</text:span> po zadanym czasie.</text:p>
          </table:table-cell>
        </table:table-row>
        <table:table-row>
          <table:table-cell table:style-name="Tabela34.A2" office:value-type="string">
            <text:p text:style-name="P393">Aktorzy</text:p>
          </table:table-cell>
          <table:table-cell table:style-name="Tabela34.B2" office:value-type="string">
            <text:p text:style-name="P697"><text:span text:style-name="T40">Licznik Maksymalnego Czasu </text:span><text:span text:style-name="T43">Otwarcia Bramy</text:span><text:span text:style-name="T40">, </text:span><text:span text:style-name="T1">Domofon</text:span></text:p>
          </table:table-cell>
        </table:table-row>
        <table:table-row>
          <table:table-cell table:style-name="Tabela34.A2" office:value-type="string">
            <text:p text:style-name="P393">Zdarzenie inicjujące</text:p>
          </table:table-cell>
          <table:table-cell table:style-name="Tabela34.B2" office:value-type="string">
            <text:p text:style-name="P361"/>
          </table:table-cell>
        </table:table-row>
        <table:table-row>
          <table:table-cell table:style-name="Tabela34.A2" office:value-type="string">
            <text:p text:style-name="P393">Warunki początkowe</text:p>
          </table:table-cell>
          <table:table-cell table:style-name="Tabela34.B2" office:value-type="string">
            <text:p text:style-name="P393"/>
          </table:table-cell>
        </table:table-row>
        <table:table-row>
          <table:table-cell table:style-name="Tabela34.A2" office:value-type="string">
            <text:p text:style-name="P393">Opis</text:p>
          </table:table-cell>
          <table:table-cell table:style-name="Tabela34.B2" office:value-type="string">
            <text:p text:style-name="P454">1. <text:span text:style-name="T86">Ustawiam czas i funkcję zamknięcia bramy wywoływaną po tym czasie.</text:span></text:p>
            <text:p text:style-name="P321"><text:span text:style-name="T86">2. K</text:span>oniec PU.</text:p>
          </table:table-cell>
        </table:table-row>
        <table:table-row>
          <table:table-cell table:style-name="Tabela34.A2" office:value-type="string">
            <text:p text:style-name="P393">Warunki końcowe</text:p>
          </table:table-cell>
          <table:table-cell table:style-name="Tabela34.B2" office:value-type="string">
            <text:p text:style-name="P483"/>
          </table:table-cell>
        </table:table-row>
        <table:table-row>
          <table:table-cell table:style-name="Tabela34.A2" office:value-type="string">
            <text:p text:style-name="P393">Sytuacje wyjątkowe</text:p>
          </table:table-cell>
          <table:table-cell table:style-name="Tabela34.B2" office:value-type="string">
            <text:p text:style-name="P512"/>
          </table:table-cell>
        </table:table-row>
        <table:table-row>
          <table:table-cell table:style-name="Tabela34.A2" office:value-type="string">
            <text:p text:style-name="P393">Komentarz</text:p>
          </table:table-cell>
          <table:table-cell table:style-name="Tabela34.B2" office:value-type="string">
            <text:p text:style-name="P540">&lt;&lt;DOMOFON::PSB_ZAMKNIJ_BRAME&gt;&gt; powinno być funkcją callbacku</text:p>
          </table:table-cell>
        </table:table-row>
      </table:table>
      <text:p text:style-name="P576"/>
      <text:p text:style-name="P576"/>
      <text:h text:style-name="P307" text:outline-level="1"><text:span text:style-name="T65">Licznik </text:span><text:span text:style-name="T67">Czasu Pełnego </text:span><text:span text:style-name="T66">Otwarcia Bramy</text:span><text:span text:style-name="T62"> – przypadki użycia</text:span></text:h>
      <text:p text:style-name="P651"/>
      <text:h text:style-name="Heading_20_2" text:outline-level="2">POWIADOM_DOMOFON_BRAMA_CALY_CZAS_OTWARTA</text:h>
      <text:p text:style-name="P394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0"/>
          </table:table-cell>
          <table:table-cell table:style-name="Tabela35.B1" office:value-type="string">
            <text:p text:style-name="P624">POWIADOM_DOMOFON_BRAMA_CALY_CZAS_OTWARTA</text:p>
          </table:table-cell>
        </table:table-row>
        <table:table-row>
          <table:table-cell table:style-name="Tabela35.A2" office:value-type="string">
            <text:p text:style-name="P426">Krótki opis</text:p>
          </table:table-cell>
          <table:table-cell table:style-name="Tabela35.B2" office:value-type="string">
            <text:p text:style-name="P702">Chce wysłać do domofonu informację, że brama jest cały czas otwarta.</text:p>
          </table:table-cell>
        </table:table-row>
        <table:table-row>
          <table:table-cell table:style-name="Tabela35.A2" office:value-type="string">
            <text:p text:style-name="P394">Aktorzy</text:p>
          </table:table-cell>
          <table:table-cell table:style-name="Tabela35.B2" office:value-type="string">
            <text:p text:style-name="P698"><text:span text:style-name="T40">Licznik </text:span><text:span text:style-name="T44">Czasu Pełnego Otwarcia Bramy</text:span></text:p>
          </table:table-cell>
        </table:table-row>
        <table:table-row>
          <table:table-cell table:style-name="Tabela35.A2" office:value-type="string">
            <text:p text:style-name="P394">Zdarzenie inicjujące</text:p>
          </table:table-cell>
          <table:table-cell table:style-name="Tabela35.B2" office:value-type="string">
            <text:p text:style-name="P362"/>
          </table:table-cell>
        </table:table-row>
        <table:table-row>
          <table:table-cell table:style-name="Tabela35.A2" office:value-type="string">
            <text:p text:style-name="P394">Warunki początkowe</text:p>
          </table:table-cell>
          <table:table-cell table:style-name="Tabela35.B2" office:value-type="string">
            <text:p text:style-name="P394"/>
          </table:table-cell>
        </table:table-row>
        <table:table-row>
          <table:table-cell table:style-name="Tabela35.A2" office:value-type="string">
            <text:p text:style-name="P394">Opis</text:p>
          </table:table-cell>
          <table:table-cell table:style-name="Tabela35.B2" office:value-type="string">
            <text:p text:style-name="P455"><text:span text:style-name="T95">1. Wysyłam do domofonu informację, że brama jest otwarta &lt;&lt;DOMOFON::POWIADOM_SYSTEM_BRAMA_W_PELNI_OTWARTA&gt;&gt;.</text:span></text:p>
            <text:p text:style-name="P565"><text:span text:style-name="T95">2. </text:span>Resetuję licznik, aby wysyłać informację cyklicznie.</text:p>
            <text:p text:style-name="P322"><text:span text:style-name="T95">3. K</text:span>oniec PU.</text:p>
          </table:table-cell>
        </table:table-row>
        <table:table-row>
          <table:table-cell table:style-name="Tabela35.A2" office:value-type="string">
            <text:p text:style-name="P394">Warunki końcowe</text:p>
          </table:table-cell>
          <table:table-cell table:style-name="Tabela35.B2" office:value-type="string">
            <text:p text:style-name="P484"/>
          </table:table-cell>
        </table:table-row>
        <table:table-row>
          <table:table-cell table:style-name="Tabela35.A2" office:value-type="string">
            <text:p text:style-name="P394">Sytuacje wyjątkowe</text:p>
          </table:table-cell>
          <table:table-cell table:style-name="Tabela35.B2" office:value-type="string">
            <text:p text:style-name="P513"/>
          </table:table-cell>
        </table:table-row>
        <table:table-row>
          <table:table-cell table:style-name="Tabela35.A2" office:value-type="string">
            <text:p text:style-name="P394">Komentarz</text:p>
          </table:table-cell>
          <table:table-cell table:style-name="Tabela35.B2" office:value-type="string">
            <text:p text:style-name="P569">&lt;&lt;POWIADOM_DOMOFON_BRAMA_CALY_CZAS_OTWARTA&gt;&gt; <text:span text:style-name="T94">wywoływana po odliczeniu zadanego czasu.</text:span></text:p>
          </table:table-cell>
        </table:table-row>
      </table:table>
      <text:p text:style-name="P577"/>
      <text:h text:style-name="Heading_20_2" text:outline-level="2">USTAW_CZAS_I_CALLBACK</text:h>
      <text:p text:style-name="P395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61"/>
          </table:table-cell>
          <table:table-cell table:style-name="Tabela36.B1" office:value-type="string">
            <text:p text:style-name="P621">USTAW_CZAS_I_CALLBACK</text:p>
          </table:table-cell>
        </table:table-row>
        <table:table-row>
          <table:table-cell table:style-name="Tabela36.A2" office:value-type="string">
            <text:p text:style-name="P427">Krótki opis</text:p>
          </table:table-cell>
          <table:table-cell table:style-name="Tabela36.B2" office:value-type="string">
            <text:p text:style-name="P699">Chce ustawić czas i funkcję wywoływaną po tym czasie, aby <text:span text:style-name="T88">wysłać informację o otwarciu bramy</text:span>.</text:p>
          </table:table-cell>
        </table:table-row>
        <table:table-row>
          <table:table-cell table:style-name="Tabela36.A2" office:value-type="string">
            <text:p text:style-name="P395">Aktorzy</text:p>
          </table:table-cell>
          <table:table-cell table:style-name="Tabela36.B2" office:value-type="string">
            <text:p text:style-name="P699"><text:span text:style-name="T40">Licznik </text:span><text:span text:style-name="T44">Czasu Pełnego Otwarcia Bramy</text:span><text:span text:style-name="T40">, </text:span><text:span text:style-name="T1">Domofon</text:span></text:p>
          </table:table-cell>
        </table:table-row>
        <table:table-row>
          <table:table-cell table:style-name="Tabela36.A2" office:value-type="string">
            <text:p text:style-name="P395">Zdarzenie inicjujące</text:p>
          </table:table-cell>
          <table:table-cell table:style-name="Tabela36.B2" office:value-type="string">
            <text:p text:style-name="P363"/>
          </table:table-cell>
        </table:table-row>
        <table:table-row>
          <table:table-cell table:style-name="Tabela36.A2" office:value-type="string">
            <text:p text:style-name="P395">Warunki początkowe</text:p>
          </table:table-cell>
          <table:table-cell table:style-name="Tabela36.B2" office:value-type="string">
            <text:p text:style-name="P395"/>
          </table:table-cell>
        </table:table-row>
        <table:table-row>
          <table:table-cell table:style-name="Tabela36.A2" office:value-type="string">
            <text:p text:style-name="P395">Opis</text:p>
          </table:table-cell>
          <table:table-cell table:style-name="Tabela36.B2" office:value-type="string">
            <text:p text:style-name="P456">1. <text:span text:style-name="T86">Ustawiam czas i funkcję wysyłającą informację o otwarciu bramy wywoływaną po tym czasie.</text:span></text:p>
            <text:p text:style-name="P323"><text:span text:style-name="T86">2. K</text:span>oniec PU.</text:p>
          </table:table-cell>
        </table:table-row>
        <table:table-row>
          <table:table-cell table:style-name="Tabela36.A2" office:value-type="string">
            <text:p text:style-name="P395">Warunki końcowe</text:p>
          </table:table-cell>
          <table:table-cell table:style-name="Tabela36.B2" office:value-type="string">
            <text:p text:style-name="P485"/>
          </table:table-cell>
        </table:table-row>
        <table:table-row>
          <table:table-cell table:style-name="Tabela36.A2" office:value-type="string">
            <text:p text:style-name="P395">Sytuacje wyjątkowe</text:p>
          </table:table-cell>
          <table:table-cell table:style-name="Tabela36.B2" office:value-type="string">
            <text:p text:style-name="P514"/>
          </table:table-cell>
        </table:table-row>
        <table:table-row>
          <table:table-cell table:style-name="Tabela36.A2" office:value-type="string">
            <text:p text:style-name="P395">Komentarz</text:p>
          </table:table-cell>
          <table:table-cell table:style-name="Tabela36.B2" office:value-type="string">
            <text:p text:style-name="P541">&lt;&lt;DOMOFON::POWIADOM_SYSTEM_BRAMA_W_PELNI_OTWARTA&gt;&gt; powinno być funkcją callbacku</text:p>
          </table:table-cell>
        </table:table-row>
      </table:table>
      <text:p text:style-name="P578"/>
      <text:p text:style-name="P578"/>
      <text:p text:style-name="P578"/>
      <text:p text:style-name="P578"/>
      <text:h text:style-name="P308" text:outline-level="1"><text:span text:style-name="T65">Licznik </text:span><text:span text:style-name="T67">Czasu </text:span><text:span text:style-name="T66">Otwarcia </text:span><text:span text:style-name="T68">Furtki</text:span><text:span text:style-name="T62"> – przypadki użycia</text:span></text:h>
      <text:p text:style-name="P652"/>
      <text:h text:style-name="Heading_20_2" text:outline-level="2">POWIADOM_DOMOFON_FURTKA_CALY_CZAS_OTWARTA</text:h>
      <text:p text:style-name="P396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662"/>
          </table:table-cell>
          <table:table-cell table:style-name="Tabela37.B1" office:value-type="string">
            <text:p text:style-name="P625">POWIADOM_DOMOFON_FURTKA_CALY_CZAS_OTWARTA</text:p>
          </table:table-cell>
        </table:table-row>
        <table:table-row>
          <table:table-cell table:style-name="Tabela37.A2" office:value-type="string">
            <text:p text:style-name="P428">Krótki opis</text:p>
          </table:table-cell>
          <table:table-cell table:style-name="Tabela37.B2" office:value-type="string">
            <text:p text:style-name="P703">Chce wysłać do domofonu informację, że furtka jest cały czas otwarta.</text:p>
          </table:table-cell>
        </table:table-row>
        <table:table-row>
          <table:table-cell table:style-name="Tabela37.A2" office:value-type="string">
            <text:p text:style-name="P396">Aktorzy</text:p>
          </table:table-cell>
          <table:table-cell table:style-name="Tabela37.B2" office:value-type="string">
            <text:p text:style-name="P703"><text:span text:style-name="T1">Licznik Czasu Otwarcia Furtki</text:span></text:p>
          </table:table-cell>
        </table:table-row>
        <table:table-row>
          <table:table-cell table:style-name="Tabela37.A2" office:value-type="string">
            <text:p text:style-name="P396">Zdarzenie inicjujące</text:p>
          </table:table-cell>
          <table:table-cell table:style-name="Tabela37.B2" office:value-type="string">
            <text:p text:style-name="P364"/>
          </table:table-cell>
        </table:table-row>
        <table:table-row>
          <table:table-cell table:style-name="Tabela37.A2" office:value-type="string">
            <text:p text:style-name="P396">Warunki początkowe</text:p>
          </table:table-cell>
          <table:table-cell table:style-name="Tabela37.B2" office:value-type="string">
            <text:p text:style-name="P396"/>
          </table:table-cell>
        </table:table-row>
        <table:table-row>
          <table:table-cell table:style-name="Tabela37.A2" office:value-type="string">
            <text:p text:style-name="P396">Opis</text:p>
          </table:table-cell>
          <table:table-cell table:style-name="Tabela37.B2" office:value-type="string">
            <text:p text:style-name="P457"><text:span text:style-name="T96">1. Wysyłam do domofonu informację, że furtka jest otwarta &lt;&lt;DOMOFON::POWIADOM_SYSTEM_FURTKA_JEST_WLASNIE_OTWARTA&gt;&gt;.</text:span></text:p>
            <text:p text:style-name="P566"><text:span text:style-name="T96">2. </text:span>Resetuję licznik, aby wysyłać informację cyklicznie.</text:p>
            <text:p text:style-name="P324"><text:span text:style-name="T96">3. K</text:span>oniec PU.</text:p>
          </table:table-cell>
        </table:table-row>
        <table:table-row>
          <table:table-cell table:style-name="Tabela37.A2" office:value-type="string">
            <text:p text:style-name="P396">Warunki końcowe</text:p>
          </table:table-cell>
          <table:table-cell table:style-name="Tabela37.B2" office:value-type="string">
            <text:p text:style-name="P486"/>
          </table:table-cell>
        </table:table-row>
        <table:table-row>
          <table:table-cell table:style-name="Tabela37.A2" office:value-type="string">
            <text:p text:style-name="P396">Sytuacje wyjątkowe</text:p>
          </table:table-cell>
          <table:table-cell table:style-name="Tabela37.B2" office:value-type="string">
            <text:p text:style-name="P515"/>
          </table:table-cell>
        </table:table-row>
        <table:table-row>
          <table:table-cell table:style-name="Tabela37.A2" office:value-type="string">
            <text:p text:style-name="P396">Komentarz</text:p>
          </table:table-cell>
          <table:table-cell table:style-name="Tabela37.B2" office:value-type="string">
            <text:p text:style-name="P570">&lt;&lt;POWIADOM_DOMOFON_FURTKA_CALY_CZAS_OTWARTA&gt;&gt; <text:span text:style-name="T94">wywoływana po odliczeniu zadanego czasu.</text:span></text:p>
          </table:table-cell>
        </table:table-row>
      </table:table>
      <text:p text:style-name="P579"/>
      <text:h text:style-name="Heading_20_2" text:outline-level="2">USTAW_CZAS_I_CALLBACK</text:h>
      <text:p text:style-name="P397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63"/>
          </table:table-cell>
          <table:table-cell table:style-name="Tabela38.B1" office:value-type="string">
            <text:p text:style-name="P622">USTAW_CZAS_I_CALLBACK</text:p>
          </table:table-cell>
        </table:table-row>
        <table:table-row>
          <table:table-cell table:style-name="Tabela38.A2" office:value-type="string">
            <text:p text:style-name="P429">Krótki opis</text:p>
          </table:table-cell>
          <table:table-cell table:style-name="Tabela38.B2" office:value-type="string">
            <text:p text:style-name="P700">Chce ustawić czas i funkcję wywoływaną po tym czasie, aby <text:span text:style-name="T88">wysłać informację o otwarciu furtki</text:span>.</text:p>
          </table:table-cell>
        </table:table-row>
        <table:table-row>
          <table:table-cell table:style-name="Tabela38.A2" office:value-type="string">
            <text:p text:style-name="P397">Aktorzy</text:p>
          </table:table-cell>
          <table:table-cell table:style-name="Tabela38.B2" office:value-type="string">
            <text:p text:style-name="P700"><text:span text:style-name="T45">Licznik Czasu Otwarcia Furtki</text:span><text:span text:style-name="T40">, </text:span><text:span text:style-name="T1">Domofon</text:span></text:p>
          </table:table-cell>
        </table:table-row>
        <table:table-row>
          <table:table-cell table:style-name="Tabela38.A2" office:value-type="string">
            <text:p text:style-name="P397">Zdarzenie inicjujące</text:p>
          </table:table-cell>
          <table:table-cell table:style-name="Tabela38.B2" office:value-type="string">
            <text:p text:style-name="P365"/>
          </table:table-cell>
        </table:table-row>
        <table:table-row>
          <table:table-cell table:style-name="Tabela38.A2" office:value-type="string">
            <text:p text:style-name="P397">Warunki początkowe</text:p>
          </table:table-cell>
          <table:table-cell table:style-name="Tabela38.B2" office:value-type="string">
            <text:p text:style-name="P397"/>
          </table:table-cell>
        </table:table-row>
        <table:table-row>
          <table:table-cell table:style-name="Tabela38.A2" office:value-type="string">
            <text:p text:style-name="P397">Opis</text:p>
          </table:table-cell>
          <table:table-cell table:style-name="Tabela38.B2" office:value-type="string">
            <text:p text:style-name="P458">1. <text:span text:style-name="T86">Ustawiam czas i funkcję wysyłającą informację o otwarciu furtki wywoływaną po tym czasie.</text:span></text:p>
            <text:p text:style-name="P325"><text:span text:style-name="T86">2. K</text:span>oniec PU.</text:p>
          </table:table-cell>
        </table:table-row>
        <table:table-row>
          <table:table-cell table:style-name="Tabela38.A2" office:value-type="string">
            <text:p text:style-name="P397">Warunki końcowe</text:p>
          </table:table-cell>
          <table:table-cell table:style-name="Tabela38.B2" office:value-type="string">
            <text:p text:style-name="P487"/>
          </table:table-cell>
        </table:table-row>
        <table:table-row>
          <table:table-cell table:style-name="Tabela38.A2" office:value-type="string">
            <text:p text:style-name="P397">Sytuacje wyjątkowe</text:p>
          </table:table-cell>
          <table:table-cell table:style-name="Tabela38.B2" office:value-type="string">
            <text:p text:style-name="P516"/>
          </table:table-cell>
        </table:table-row>
        <table:table-row>
          <table:table-cell table:style-name="Tabela38.A2" office:value-type="string">
            <text:p text:style-name="P397">Komentarz</text:p>
          </table:table-cell>
          <table:table-cell table:style-name="Tabela38.B2" office:value-type="string">
            <text:p text:style-name="P542">&lt;&lt;<text:span text:style-name="T89">DOMOFON::POWIADOM_SYSTEM_FURTKA_JEST_WLASNIE_OTWARTA</text:span>&gt;&gt; powinno być funkcją callbacku</text:p>
          </table:table-cell>
        </table:table-row>
      </table:table>
      <text:p text:style-name="P580"/>
      <text:p text:style-name="P580"/>
      <text:p text:style-name="P580"/>
      <text:h text:style-name="P309" text:outline-level="1"><text:span text:style-name="T69">Jako Podsystem Obsługi Strumienia Obrazu i Dźwięku (POS)</text:span><text:span text:style-name="T62"> – przypadki użycia</text:span></text:h>
      <text:p text:style-name="P653"/>
      <text:h text:style-name="Heading_20_2" text:outline-level="2">WYSYLAJ_STRUMIEN_OBRAZU_I_DZWIEKU_DO_SYSTEMU</text:h>
      <text:p text:style-name="P398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64"/>
          </table:table-cell>
          <table:table-cell table:style-name="Tabela39.B1" office:value-type="string">
            <text:p text:style-name="P626">WYSYLAJ_STRUMIEN_OBRAZU_I_DZWIEKU_DO_SYSTEMU</text:p>
          </table:table-cell>
        </table:table-row>
        <table:table-row>
          <table:table-cell table:style-name="Tabela39.A2" office:value-type="string">
            <text:p text:style-name="P430">Krótki opis</text:p>
          </table:table-cell>
          <table:table-cell table:style-name="Tabela39.B2" office:value-type="string">
            <text:p text:style-name="P704">Chce wysłać do systemu obraz i dźwięk, aby przekazał go do domownika.</text:p>
          </table:table-cell>
        </table:table-row>
        <table:table-row>
          <table:table-cell table:style-name="Tabela39.A2" office:value-type="string">
            <text:p text:style-name="P398">Aktorzy</text:p>
          </table:table-cell>
          <table:table-cell table:style-name="Tabela39.B2" office:value-type="string">
            <text:p text:style-name="P704"><text:span text:style-name="T1">Podsystem Obsługi Strumienia Obrazu i Dźwięku, Message Handler</text:span></text:p>
          </table:table-cell>
        </table:table-row>
        <table:table-row>
          <table:table-cell table:style-name="Tabela39.A2" office:value-type="string">
            <text:p text:style-name="P398">Zdarzenie inicjujące</text:p>
          </table:table-cell>
          <table:table-cell table:style-name="Tabela39.B2" office:value-type="string">
            <text:p text:style-name="P366"/>
          </table:table-cell>
        </table:table-row>
        <table:table-row>
          <table:table-cell table:style-name="Tabela39.A2" office:value-type="string">
            <text:p text:style-name="P398">Warunki początkowe</text:p>
          </table:table-cell>
          <table:table-cell table:style-name="Tabela39.B2" office:value-type="string">
            <text:p text:style-name="P398"/>
          </table:table-cell>
        </table:table-row>
        <table:table-row>
          <table:table-cell table:style-name="Tabela39.A2" office:value-type="string">
            <text:p text:style-name="P398">Opis</text:p>
          </table:table-cell>
          <table:table-cell table:style-name="Tabela39.B2" office:value-type="string">
            <text:p text:style-name="P459">1. <text:span text:style-name="T90">Włączam kamerę i mikrofon,</text:span></text:p>
            <text:p text:style-name="P459"><text:span text:style-name="T90">2. Odbieram z nich dane i wysyłam je do systemu &lt;&lt;MH::WYSYLAJ_STRUMIEN_OBRAZU_I_DZWIEKU_DO_SYSTEMU&gt;&gt;.</text:span></text:p>
            <text:p text:style-name="P326"><text:span text:style-name="T90">3. K</text:span>oniec PU.</text:p>
          </table:table-cell>
        </table:table-row>
        <table:table-row>
          <table:table-cell table:style-name="Tabela39.A2" office:value-type="string">
            <text:p text:style-name="P398">Warunki końcowe</text:p>
          </table:table-cell>
          <table:table-cell table:style-name="Tabela39.B2" office:value-type="string">
            <text:p text:style-name="P488"/>
          </table:table-cell>
        </table:table-row>
        <table:table-row>
          <table:table-cell table:style-name="Tabela39.A2" office:value-type="string">
            <text:p text:style-name="P398">Sytuacje wyjątkowe</text:p>
          </table:table-cell>
          <table:table-cell table:style-name="Tabela39.B2" office:value-type="string">
            <text:p text:style-name="P517"/>
          </table:table-cell>
        </table:table-row>
        <table:table-row>
          <table:table-cell table:style-name="Tabela39.A2" office:value-type="string">
            <text:p text:style-name="P398">Komentarz</text:p>
          </table:table-cell>
          <table:table-cell table:style-name="Tabela39.B2" office:value-type="string">
            <text:p text:style-name="P543"/>
          </table:table-cell>
        </table:table-row>
      </table:table>
      <text:p text:style-name="P581"/>
      <text:h text:style-name="Heading_20_2" text:outline-level="2">ODTWARZAJ_DZWIEK_W_GLOSNIKU</text:h>
      <text:p text:style-name="P399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65"/>
          </table:table-cell>
          <table:table-cell table:style-name="Tabela40.B1" office:value-type="string">
            <text:p text:style-name="P627">ODTWARZAJ_DZWIEK_W_GLOSNIKU</text:p>
          </table:table-cell>
        </table:table-row>
        <table:table-row>
          <table:table-cell table:style-name="Tabela40.A2" office:value-type="string">
            <text:p text:style-name="P431">Krótki opis</text:p>
          </table:table-cell>
          <table:table-cell table:style-name="Tabela40.B2" office:value-type="string">
            <text:p text:style-name="P709">Chce odtworzyć dźwięk otrzymany z systemu w głośniku, aby gość słyszał domownika.</text:p>
          </table:table-cell>
        </table:table-row>
        <table:table-row>
          <table:table-cell table:style-name="Tabela40.A2" office:value-type="string">
            <text:p text:style-name="P399">Aktorzy</text:p>
          </table:table-cell>
          <table:table-cell table:style-name="Tabela40.B2" office:value-type="string">
            <text:p text:style-name="P705"><text:span text:style-name="T1">Podsystem Obsługi Strumienia Obrazu i Dźwięku, Message Handler</text:span></text:p>
          </table:table-cell>
        </table:table-row>
        <table:table-row>
          <table:table-cell table:style-name="Tabela40.A2" office:value-type="string">
            <text:p text:style-name="P399">Zdarzenie inicjujące</text:p>
          </table:table-cell>
          <table:table-cell table:style-name="Tabela40.B2" office:value-type="string">
            <text:p text:style-name="P367"/>
          </table:table-cell>
        </table:table-row>
        <table:table-row>
          <table:table-cell table:style-name="Tabela40.A2" office:value-type="string">
            <text:p text:style-name="P399">Warunki początkowe</text:p>
          </table:table-cell>
          <table:table-cell table:style-name="Tabela40.B2" office:value-type="string">
            <text:p text:style-name="P399"/>
          </table:table-cell>
        </table:table-row>
        <table:table-row>
          <table:table-cell table:style-name="Tabela40.A2" office:value-type="string">
            <text:p text:style-name="P399">Opis</text:p>
          </table:table-cell>
          <table:table-cell table:style-name="Tabela40.B2" office:value-type="string">
            <text:p text:style-name="P460">1. <text:span text:style-name="T91">Włączam głośnik.</text:span></text:p>
            <text:p text:style-name="P460"><text:span text:style-name="T91">2. Odtwarzam dźwięk odebrany z systemu &lt;&lt;MH::ODBIERZ_STRUMIEN_DZWIEKU_Z_SYSTEMU&gt;&gt; na głośniku.</text:span></text:p>
            <text:p text:style-name="P327"><text:span text:style-name="T90">3. K</text:span>oniec PU.</text:p>
          </table:table-cell>
        </table:table-row>
        <table:table-row>
          <table:table-cell table:style-name="Tabela40.A2" office:value-type="string">
            <text:p text:style-name="P399">Warunki końcowe</text:p>
          </table:table-cell>
          <table:table-cell table:style-name="Tabela40.B2" office:value-type="string">
            <text:p text:style-name="P489"/>
          </table:table-cell>
        </table:table-row>
        <table:table-row>
          <table:table-cell table:style-name="Tabela40.A2" office:value-type="string">
            <text:p text:style-name="P399">Sytuacje wyjątkowe</text:p>
          </table:table-cell>
          <table:table-cell table:style-name="Tabela40.B2" office:value-type="string">
            <text:p text:style-name="P518"/>
          </table:table-cell>
        </table:table-row>
        <table:table-row>
          <table:table-cell table:style-name="Tabela40.A2" office:value-type="string">
            <text:p text:style-name="P399">Komentarz</text:p>
          </table:table-cell>
          <table:table-cell table:style-name="Tabela40.B2" office:value-type="string">
            <text:p text:style-name="P544"/>
          </table:table-cell>
        </table:table-row>
      </table:table>
      <text:p text:style-name="P582"/>
      <text:h text:style-name="Heading_20_2" text:outline-level="2"><text:soft-page-break/>ZAKONCZ_ODBIOR_I_WYSYLANIE_OBRAZU_I_DZWIEKU_DO_SYSTEMU</text:h>
      <text:p text:style-name="P400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66"/>
          </table:table-cell>
          <table:table-cell table:style-name="Tabela41.B1" office:value-type="string">
            <text:p text:style-name="P628">ZAKONCZ_ODBIOR_I_WYSYLANIE_OBRAZU_I_DZWIEKU_DO_SYSTEMU</text:p>
          </table:table-cell>
        </table:table-row>
        <table:table-row>
          <table:table-cell table:style-name="Tabela41.A2" office:value-type="string">
            <text:p text:style-name="P432">Krótki opis</text:p>
          </table:table-cell>
          <table:table-cell table:style-name="Tabela41.B2" office:value-type="string">
            <text:p text:style-name="P710">Chce zakończyć wysłać do systemu obrazu i dźwięku, aby zakończyć przekazywanie ich do domownika.</text:p>
          </table:table-cell>
        </table:table-row>
        <table:table-row>
          <table:table-cell table:style-name="Tabela41.A2" office:value-type="string">
            <text:p text:style-name="P400">Aktorzy</text:p>
          </table:table-cell>
          <table:table-cell table:style-name="Tabela41.B2" office:value-type="string">
            <text:p text:style-name="P706"><text:span text:style-name="T1">Podsystem Obsługi Strumienia Obrazu i Dźwięku, Message Handler</text:span></text:p>
          </table:table-cell>
        </table:table-row>
        <table:table-row>
          <table:table-cell table:style-name="Tabela41.A2" office:value-type="string">
            <text:p text:style-name="P400">Zdarzenie inicjujące</text:p>
          </table:table-cell>
          <table:table-cell table:style-name="Tabela41.B2" office:value-type="string">
            <text:p text:style-name="P368"/>
          </table:table-cell>
        </table:table-row>
        <table:table-row>
          <table:table-cell table:style-name="Tabela41.A2" office:value-type="string">
            <text:p text:style-name="P400">Warunki początkowe</text:p>
          </table:table-cell>
          <table:table-cell table:style-name="Tabela41.B2" office:value-type="string">
            <text:p text:style-name="P400"/>
          </table:table-cell>
        </table:table-row>
        <table:table-row>
          <table:table-cell table:style-name="Tabela41.A2" office:value-type="string">
            <text:p text:style-name="P400">Opis</text:p>
          </table:table-cell>
          <table:table-cell table:style-name="Tabela41.B2" office:value-type="string">
            <text:p text:style-name="P461">1. <text:span text:style-name="T92">Wyłączam kamerę i mikrofon,</text:span></text:p>
            <text:p text:style-name="P461"><text:span text:style-name="T92">2. Przestaje wysyłać ich dane do systemu &lt;&lt;MH::ZAKONCZ_WYSYLANIE_STRUMIENIA_OBRAZU_I_DZWIEKU_DO_SYSTEMU&gt;&gt;</text:span></text:p>
            <text:p text:style-name="P328"><text:span text:style-name="T90">3. K</text:span>oniec PU.</text:p>
          </table:table-cell>
        </table:table-row>
        <table:table-row>
          <table:table-cell table:style-name="Tabela41.A2" office:value-type="string">
            <text:p text:style-name="P400">Warunki końcowe</text:p>
          </table:table-cell>
          <table:table-cell table:style-name="Tabela41.B2" office:value-type="string">
            <text:p text:style-name="P490"/>
          </table:table-cell>
        </table:table-row>
        <table:table-row>
          <table:table-cell table:style-name="Tabela41.A2" office:value-type="string">
            <text:p text:style-name="P400">Sytuacje wyjątkowe</text:p>
          </table:table-cell>
          <table:table-cell table:style-name="Tabela41.B2" office:value-type="string">
            <text:p text:style-name="P519"/>
          </table:table-cell>
        </table:table-row>
        <table:table-row>
          <table:table-cell table:style-name="Tabela41.A2" office:value-type="string">
            <text:p text:style-name="P400">Komentarz</text:p>
          </table:table-cell>
          <table:table-cell table:style-name="Tabela41.B2" office:value-type="string">
            <text:p text:style-name="P545"/>
          </table:table-cell>
        </table:table-row>
      </table:table>
      <text:p text:style-name="P583"/>
      <text:h text:style-name="Heading_20_2" text:outline-level="2">ZAKONCZ_ODTWARZANIE_DZWIEKU</text:h>
      <text:p text:style-name="P401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67"/>
          </table:table-cell>
          <table:table-cell table:style-name="Tabela42.B1" office:value-type="string">
            <text:p text:style-name="P629">ZAKONCZ_ODTWARZANIE_DZWIEKU</text:p>
          </table:table-cell>
        </table:table-row>
        <table:table-row>
          <table:table-cell table:style-name="Tabela42.A2" office:value-type="string">
            <text:p text:style-name="P433">Krótki opis</text:p>
          </table:table-cell>
          <table:table-cell table:style-name="Tabela42.B2" office:value-type="string">
            <text:p text:style-name="P711">Chce zakończyć odtwarzanie dźwięku na głośniku, aby gość nie słyszał domownika.</text:p>
          </table:table-cell>
        </table:table-row>
        <table:table-row>
          <table:table-cell table:style-name="Tabela42.A2" office:value-type="string">
            <text:p text:style-name="P401">Aktorzy</text:p>
          </table:table-cell>
          <table:table-cell table:style-name="Tabela42.B2" office:value-type="string">
            <text:p text:style-name="P707"><text:span text:style-name="T1">Podsystem Obsługi Strumienia Obrazu i Dźwięku, Message Handler</text:span></text:p>
          </table:table-cell>
        </table:table-row>
        <table:table-row>
          <table:table-cell table:style-name="Tabela42.A2" office:value-type="string">
            <text:p text:style-name="P401">Zdarzenie inicjujące</text:p>
          </table:table-cell>
          <table:table-cell table:style-name="Tabela42.B2" office:value-type="string">
            <text:p text:style-name="P369"/>
          </table:table-cell>
        </table:table-row>
        <table:table-row>
          <table:table-cell table:style-name="Tabela42.A2" office:value-type="string">
            <text:p text:style-name="P401">Warunki początkowe</text:p>
          </table:table-cell>
          <table:table-cell table:style-name="Tabela42.B2" office:value-type="string">
            <text:p text:style-name="P401"/>
          </table:table-cell>
        </table:table-row>
        <table:table-row>
          <table:table-cell table:style-name="Tabela42.A2" office:value-type="string">
            <text:p text:style-name="P401">Opis</text:p>
          </table:table-cell>
          <table:table-cell table:style-name="Tabela42.B2" office:value-type="string">
            <text:p text:style-name="P462">1. <text:span text:style-name="T93">Wyłączam głośnik.</text:span></text:p>
            <text:p text:style-name="P462"><text:span text:style-name="T93">2. Przestaje odtwarzać dźwięk odebrany z systemu. &lt;&lt;MH::ZAKONCZ_ODBIERANIE_STRUMIENIA_DZWIEKU_Z_SYSTEMU&gt;&gt;</text:span></text:p>
            <text:p text:style-name="P329"><text:span text:style-name="T90">3. K</text:span>oniec PU.</text:p>
          </table:table-cell>
        </table:table-row>
        <table:table-row>
          <table:table-cell table:style-name="Tabela42.A2" office:value-type="string">
            <text:p text:style-name="P401">Warunki końcowe</text:p>
          </table:table-cell>
          <table:table-cell table:style-name="Tabela42.B2" office:value-type="string">
            <text:p text:style-name="P491"/>
          </table:table-cell>
        </table:table-row>
        <table:table-row>
          <table:table-cell table:style-name="Tabela42.A2" office:value-type="string">
            <text:p text:style-name="P401">Sytuacje wyjątkowe</text:p>
          </table:table-cell>
          <table:table-cell table:style-name="Tabela42.B2" office:value-type="string">
            <text:p text:style-name="P520"/>
          </table:table-cell>
        </table:table-row>
        <table:table-row>
          <table:table-cell table:style-name="Tabela42.A2" office:value-type="string">
            <text:p text:style-name="P401">Komentarz</text:p>
          </table:table-cell>
          <table:table-cell table:style-name="Tabela42.B2" office:value-type="string">
            <text:p text:style-name="P546"/>
          </table:table-cell>
        </table:table-row>
      </table:table>
      <text:p text:style-name="P584"/>
      <text:h text:style-name="Heading_20_2" text:outline-level="2">KAMERA_ZROB_ZDJECIE</text:h>
      <text:p text:style-name="P40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67"/>
          </table:table-cell>
          <table:table-cell table:style-name="Tabela43.B1" office:value-type="string">
            <text:p text:style-name="P629">KAMERA_ZROB_ZDJECIE</text:p>
          </table:table-cell>
        </table:table-row>
        <table:table-row>
          <table:table-cell table:style-name="Tabela43.A2" office:value-type="string">
            <text:p text:style-name="P433">Krótki opis</text:p>
          </table:table-cell>
          <table:table-cell table:style-name="Tabela43.B2" office:value-type="string">
            <text:p text:style-name="P711">Chce zrobić zdjęcie kamerą, aby wysłać je do systemu.</text:p>
          </table:table-cell>
        </table:table-row>
        <text:soft-page-break/>
        <table:table-row>
          <table:table-cell table:style-name="Tabela43.A2" office:value-type="string">
            <text:p text:style-name="P401">Aktorzy</text:p>
          </table:table-cell>
          <table:table-cell table:style-name="Tabela43.B2" office:value-type="string">
            <text:p text:style-name="P707"><text:span text:style-name="T1">Podsystem Obsługi Strumienia Obrazu i Dźwięku, Message Handler</text:span></text:p>
          </table:table-cell>
        </table:table-row>
        <table:table-row>
          <table:table-cell table:style-name="Tabela43.A2" office:value-type="string">
            <text:p text:style-name="P401">Zdarzenie inicjujące</text:p>
          </table:table-cell>
          <table:table-cell table:style-name="Tabela43.B2" office:value-type="string">
            <text:p text:style-name="P369"/>
          </table:table-cell>
        </table:table-row>
        <table:table-row>
          <table:table-cell table:style-name="Tabela43.A2" office:value-type="string">
            <text:p text:style-name="P401">Warunki początkowe</text:p>
          </table:table-cell>
          <table:table-cell table:style-name="Tabela43.B2" office:value-type="string">
            <text:p text:style-name="P401"/>
          </table:table-cell>
        </table:table-row>
        <table:table-row>
          <table:table-cell table:style-name="Tabela43.A2" office:value-type="string">
            <text:p text:style-name="P401">Opis</text:p>
          </table:table-cell>
          <table:table-cell table:style-name="Tabela43.B2" office:value-type="string">
            <text:p text:style-name="P462">1. <text:span text:style-name="T93">Włączam kamerę,</text:span></text:p>
            <text:p text:style-name="P462"><text:span text:style-name="T93">2. Robię zdjęcie i wysyłam je do systemu &lt;&lt;MH::WYSLIJ_ZDJECIE_DO_SYSTEMU&gt;&gt;</text:span></text:p>
            <text:p text:style-name="P462"><text:span text:style-name="T93">1. Wyłączam kamerę</text:span></text:p>
            <text:p text:style-name="P329"><text:span text:style-name="T90">3. K</text:span>oniec PU.</text:p>
          </table:table-cell>
        </table:table-row>
        <table:table-row>
          <table:table-cell table:style-name="Tabela43.A2" office:value-type="string">
            <text:p text:style-name="P401">Warunki końcowe</text:p>
          </table:table-cell>
          <table:table-cell table:style-name="Tabela43.B2" office:value-type="string">
            <text:p text:style-name="P491"/>
          </table:table-cell>
        </table:table-row>
        <table:table-row>
          <table:table-cell table:style-name="Tabela43.A2" office:value-type="string">
            <text:p text:style-name="P401">Sytuacje wyjątkowe</text:p>
          </table:table-cell>
          <table:table-cell table:style-name="Tabela43.B2" office:value-type="string">
            <text:p text:style-name="P520"/>
          </table:table-cell>
        </table:table-row>
        <table:table-row>
          <table:table-cell table:style-name="Tabela43.A2" office:value-type="string">
            <text:p text:style-name="P401">Komentarz</text:p>
          </table:table-cell>
          <table:table-cell table:style-name="Tabela43.B2" office:value-type="string">
            <text:p text:style-name="P546"/>
          </table:table-cell>
        </table:table-row>
      </table:table>
      <text:p text:style-name="P584"/>
      <text:p text:style-name="P584"/>
      <text:h text:style-name="P310" text:outline-level="1"><text:span text:style-name="T69">Jako </text:span><text:span text:style-name="T70">Display</text:span><text:span text:style-name="T62"> – przypadki użycia</text:span></text:h>
      <text:p text:style-name="P654"/>
      <text:h text:style-name="Heading_20_2" text:outline-level="2">BRAK_AUTORYZACJI</text:h>
      <text:p text:style-name="P402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68"/>
          </table:table-cell>
          <table:table-cell table:style-name="Tabela44.B1" office:value-type="string">
            <text:p text:style-name="P630">BRAK_AUTORYZACJI</text:p>
          </table:table-cell>
        </table:table-row>
        <table:table-row>
          <table:table-cell table:style-name="Tabela44.A2" office:value-type="string">
            <text:p text:style-name="P434">Krótki opis</text:p>
          </table:table-cell>
          <table:table-cell table:style-name="Tabela44.B2" office:value-type="string">
            <text:p text:style-name="P708">Chce w<text:span text:style-name="T97">yświetlić informację dla gościa o braku autoryzacji</text:span>.</text:p>
          </table:table-cell>
        </table:table-row>
        <table:table-row>
          <table:table-cell table:style-name="Tabela44.A2" office:value-type="string">
            <text:p text:style-name="P402">Aktorzy</text:p>
          </table:table-cell>
          <table:table-cell table:style-name="Tabela44.B2" office:value-type="string">
            <text:p text:style-name="P712"><text:span text:style-name="T1">Display</text:span></text:p>
          </table:table-cell>
        </table:table-row>
        <table:table-row>
          <table:table-cell table:style-name="Tabela44.A2" office:value-type="string">
            <text:p text:style-name="P402">Zdarzenie inicjujące</text:p>
          </table:table-cell>
          <table:table-cell table:style-name="Tabela44.B2" office:value-type="string">
            <text:p text:style-name="P370"/>
          </table:table-cell>
        </table:table-row>
        <table:table-row>
          <table:table-cell table:style-name="Tabela44.A2" office:value-type="string">
            <text:p text:style-name="P402">Warunki początkowe</text:p>
          </table:table-cell>
          <table:table-cell table:style-name="Tabela44.B2" office:value-type="string">
            <text:p text:style-name="P402"/>
          </table:table-cell>
        </table:table-row>
        <table:table-row>
          <table:table-cell table:style-name="Tabela44.A2" office:value-type="string">
            <text:p text:style-name="P402">Opis</text:p>
          </table:table-cell>
          <table:table-cell table:style-name="Tabela44.B2" office:value-type="string">
            <text:p text:style-name="P463">1. <text:span text:style-name="T90">Wyświetlam informację o braku autoryzacji.</text:span></text:p>
            <text:p text:style-name="P330"><text:span text:style-name="T97">2. K</text:span>oniec PU.</text:p>
          </table:table-cell>
        </table:table-row>
        <table:table-row>
          <table:table-cell table:style-name="Tabela44.A2" office:value-type="string">
            <text:p text:style-name="P402">Warunki końcowe</text:p>
          </table:table-cell>
          <table:table-cell table:style-name="Tabela44.B2" office:value-type="string">
            <text:p text:style-name="P492"/>
          </table:table-cell>
        </table:table-row>
        <table:table-row>
          <table:table-cell table:style-name="Tabela44.A2" office:value-type="string">
            <text:p text:style-name="P402">Sytuacje wyjątkowe</text:p>
          </table:table-cell>
          <table:table-cell table:style-name="Tabela44.B2" office:value-type="string">
            <text:p text:style-name="P521"/>
          </table:table-cell>
        </table:table-row>
        <table:table-row>
          <table:table-cell table:style-name="Tabela44.A2" office:value-type="string">
            <text:p text:style-name="P402">Komentarz</text:p>
          </table:table-cell>
          <table:table-cell table:style-name="Tabela44.B2" office:value-type="string">
            <text:p text:style-name="P547"/>
          </table:table-cell>
        </table:table-row>
      </table:table>
      <text:p text:style-name="P585"/>
      <text:h text:style-name="Heading_20_2" text:outline-level="2">NIEPRAWIDLOWY_NUMER_MIESZKANIA</text:h>
      <text:p text:style-name="P402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68"/>
          </table:table-cell>
          <table:table-cell table:style-name="Tabela45.B1" office:value-type="string">
            <text:p text:style-name="P630">NIEPRAWIDLOWY_NUMER_MIESZKANIA</text:p>
          </table:table-cell>
        </table:table-row>
        <table:table-row>
          <table:table-cell table:style-name="Tabela45.A2" office:value-type="string">
            <text:p text:style-name="P434">Krótki opis</text:p>
          </table:table-cell>
          <table:table-cell table:style-name="Tabela45.B2" office:value-type="string">
            <text:p text:style-name="P708">Chce w<text:span text:style-name="T97">yświetlić informację dla gościa o wprowadzeniu nieprawidłowego numeru mieszkania</text:span>.</text:p>
          </table:table-cell>
        </table:table-row>
        <table:table-row>
          <table:table-cell table:style-name="Tabela45.A2" office:value-type="string">
            <text:p text:style-name="P402">Aktorzy</text:p>
          </table:table-cell>
          <table:table-cell table:style-name="Tabela45.B2" office:value-type="string">
            <text:p text:style-name="P712"><text:span text:style-name="T1">Display</text:span></text:p>
          </table:table-cell>
        </table:table-row>
        <table:table-row>
          <table:table-cell table:style-name="Tabela45.A2" office:value-type="string">
            <text:p text:style-name="P402">Zdarzenie inicjujące</text:p>
          </table:table-cell>
          <table:table-cell table:style-name="Tabela45.B2" office:value-type="string">
            <text:p text:style-name="P370"/>
          </table:table-cell>
        </table:table-row>
        <table:table-row>
          <table:table-cell table:style-name="Tabela45.A2" office:value-type="string">
            <text:p text:style-name="P402">Warunki początkowe</text:p>
          </table:table-cell>
          <table:table-cell table:style-name="Tabela45.B2" office:value-type="string">
            <text:p text:style-name="P402"/>
          </table:table-cell>
        </table:table-row>
        <table:table-row>
          <table:table-cell table:style-name="Tabela45.A2" office:value-type="string">
            <text:p text:style-name="P402">Opis</text:p>
          </table:table-cell>
          <table:table-cell table:style-name="Tabela45.B2" office:value-type="string">
            <text:p text:style-name="P463">1. <text:span text:style-name="T90">Wyświetlam informację o wprowadzeniu nieprawidłowego numeru mieszkania.</text:span></text:p>
            <text:p text:style-name="P330"><text:span text:style-name="T97">2. K</text:span>oniec PU.</text:p>
          </table:table-cell>
        </table:table-row>
        <table:table-row>
          <table:table-cell table:style-name="Tabela45.A2" office:value-type="string">
            <text:p text:style-name="P402">Warunki końcowe</text:p>
          </table:table-cell>
          <table:table-cell table:style-name="Tabela45.B2" office:value-type="string">
            <text:p text:style-name="P492"/>
          </table:table-cell>
        </table:table-row>
        <table:table-row>
          <table:table-cell table:style-name="Tabela45.A2" office:value-type="string">
            <text:p text:style-name="P402">Sytuacje wyjątkowe</text:p>
          </table:table-cell>
          <table:table-cell table:style-name="Tabela45.B2" office:value-type="string">
            <text:p text:style-name="P521"/>
          </table:table-cell>
        </table:table-row>
        <table:table-row>
          <table:table-cell table:style-name="Tabela45.A2" office:value-type="string">
            <text:p text:style-name="P402">Komentarz</text:p>
          </table:table-cell>
          <table:table-cell table:style-name="Tabela45.B2" office:value-type="string">
            <text:p text:style-name="P547"/>
          </table:table-cell>
        </table:table-row>
      </table:table>
      <text:p text:style-name="P585"/>
      <text:h text:style-name="Heading_20_2" text:outline-level="2">NIE_PODNIESIONO_SLUCHAWKI</text:h>
      <text:p text:style-name="P402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68"/>
          </table:table-cell>
          <table:table-cell table:style-name="Tabela46.B1" office:value-type="string">
            <text:p text:style-name="P630">NIE_PODNIESIONO_SLUCHAWKI</text:p>
          </table:table-cell>
        </table:table-row>
        <table:table-row>
          <table:table-cell table:style-name="Tabela46.A2" office:value-type="string">
            <text:p text:style-name="P434">Krótki opis</text:p>
          </table:table-cell>
          <table:table-cell table:style-name="Tabela46.B2" office:value-type="string">
            <text:p text:style-name="P708">Chce w<text:span text:style-name="T97">yświetlić informację dla gościa o niepodniesieniu słuchawki przez domownika</text:span>.</text:p>
          </table:table-cell>
        </table:table-row>
        <table:table-row>
          <table:table-cell table:style-name="Tabela46.A2" office:value-type="string">
            <text:p text:style-name="P402">Aktorzy</text:p>
          </table:table-cell>
          <table:table-cell table:style-name="Tabela46.B2" office:value-type="string">
            <text:p text:style-name="P712"><text:span text:style-name="T1">Display</text:span></text:p>
          </table:table-cell>
        </table:table-row>
        <table:table-row>
          <table:table-cell table:style-name="Tabela46.A2" office:value-type="string">
            <text:p text:style-name="P402">Zdarzenie inicjujące</text:p>
          </table:table-cell>
          <table:table-cell table:style-name="Tabela46.B2" office:value-type="string">
            <text:p text:style-name="P370"/>
          </table:table-cell>
        </table:table-row>
        <text:soft-page-break/>
        <table:table-row>
          <table:table-cell table:style-name="Tabela46.A2" office:value-type="string">
            <text:p text:style-name="P402">Warunki początkowe</text:p>
          </table:table-cell>
          <table:table-cell table:style-name="Tabela46.B2" office:value-type="string">
            <text:p text:style-name="P402"/>
          </table:table-cell>
        </table:table-row>
        <table:table-row>
          <table:table-cell table:style-name="Tabela46.A2" office:value-type="string">
            <text:p text:style-name="P402">Opis</text:p>
          </table:table-cell>
          <table:table-cell table:style-name="Tabela46.B2" office:value-type="string">
            <text:p text:style-name="P463">1. <text:span text:style-name="T90">Wyświetlam informację o niepodniesieniu słuchawki przez domownika.</text:span></text:p>
            <text:p text:style-name="P330"><text:span text:style-name="T97">2. K</text:span>oniec PU.</text:p>
          </table:table-cell>
        </table:table-row>
        <table:table-row>
          <table:table-cell table:style-name="Tabela46.A2" office:value-type="string">
            <text:p text:style-name="P402">Warunki końcowe</text:p>
          </table:table-cell>
          <table:table-cell table:style-name="Tabela46.B2" office:value-type="string">
            <text:p text:style-name="P492"/>
          </table:table-cell>
        </table:table-row>
        <table:table-row>
          <table:table-cell table:style-name="Tabela46.A2" office:value-type="string">
            <text:p text:style-name="P402">Sytuacje wyjątkowe</text:p>
          </table:table-cell>
          <table:table-cell table:style-name="Tabela46.B2" office:value-type="string">
            <text:p text:style-name="P521"/>
          </table:table-cell>
        </table:table-row>
        <table:table-row>
          <table:table-cell table:style-name="Tabela46.A2" office:value-type="string">
            <text:p text:style-name="P402">Komentarz</text:p>
          </table:table-cell>
          <table:table-cell table:style-name="Tabela46.B2" office:value-type="string">
            <text:p text:style-name="P547"/>
          </table:table-cell>
        </table:table-row>
      </table:table>
      <text:p text:style-name="P585"/>
      <text:p text:style-name="P585"/>
      <text:p text:style-name="P585"/>
      <text:p text:style-name="P585"/>
      <text:h text:style-name="P311" text:outline-level="1"><text:span text:style-name="T71">Message Handler (MH)</text:span><text:span text:style-name="T62"> – przypadki użycia</text:span></text:h>
      <text:p text:style-name="P655"/>
      <text:h text:style-name="Heading_20_2" text:outline-level="2">WYSLIJ_NUMER_Z_KLAWIATURY_DO_SYSTEMU</text:h>
      <text:p text:style-name="P403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69"/>
          </table:table-cell>
          <table:table-cell table:style-name="Tabela47.B1" office:value-type="string">
            <text:p text:style-name="P631">WYSLIJ_NUMER_Z_KLAWIATURY_DO_SYSTEMU</text:p>
          </table:table-cell>
        </table:table-row>
        <table:table-row>
          <table:table-cell table:style-name="Tabela47.A2" office:value-type="string">
            <text:p text:style-name="P435">Krótki opis</text:p>
          </table:table-cell>
          <table:table-cell table:style-name="Tabela47.B2" office:value-type="string">
            <text:p text:style-name="P713">Chce wysłać do systemu wybrany numer na domofonie, aby system mógł je zapisać w historii zdarzeń i wysłać powiadomienie do odpowiednich domowników.</text:p>
          </table:table-cell>
        </table:table-row>
        <table:table-row>
          <table:table-cell table:style-name="Tabela47.A2" office:value-type="string">
            <text:p text:style-name="P403">Aktorzy</text:p>
          </table:table-cell>
          <table:table-cell table:style-name="Tabela47.B2" office:value-type="string">
            <text:p text:style-name="P713"><text:span text:style-name="T1">Message Handler</text:span></text:p>
          </table:table-cell>
        </table:table-row>
        <table:table-row>
          <table:table-cell table:style-name="Tabela47.A2" office:value-type="string">
            <text:p text:style-name="P403">Zdarzenie inicjujące</text:p>
          </table:table-cell>
          <table:table-cell table:style-name="Tabela47.B2" office:value-type="string">
            <text:p text:style-name="P371"/>
          </table:table-cell>
        </table:table-row>
        <table:table-row>
          <table:table-cell table:style-name="Tabela47.A2" office:value-type="string">
            <text:p text:style-name="P403">Warunki początkowe</text:p>
          </table:table-cell>
          <table:table-cell table:style-name="Tabela47.B2" office:value-type="string">
            <text:p text:style-name="P403"/>
          </table:table-cell>
        </table:table-row>
        <table:table-row>
          <table:table-cell table:style-name="Tabela47.A2" office:value-type="string">
            <text:p text:style-name="P403">Opis</text:p>
          </table:table-cell>
          <table:table-cell table:style-name="Tabela47.B2" office:value-type="string">
            <text:p text:style-name="P464">1. <text:span text:style-name="T90">Wysyłam numer wybrany na domofonie do systemu.</text:span></text:p>
            <text:p text:style-name="P331"><text:span text:style-name="T97">2. K</text:span>oniec PU.</text:p>
          </table:table-cell>
        </table:table-row>
        <table:table-row>
          <table:table-cell table:style-name="Tabela47.A2" office:value-type="string">
            <text:p text:style-name="P403">Warunki końcowe</text:p>
          </table:table-cell>
          <table:table-cell table:style-name="Tabela47.B2" office:value-type="string">
            <text:p text:style-name="P493"/>
          </table:table-cell>
        </table:table-row>
        <table:table-row>
          <table:table-cell table:style-name="Tabela47.A2" office:value-type="string">
            <text:p text:style-name="P403">Sytuacje wyjątkowe</text:p>
          </table:table-cell>
          <table:table-cell table:style-name="Tabela47.B2" office:value-type="string">
            <text:p text:style-name="P522"/>
          </table:table-cell>
        </table:table-row>
        <table:table-row>
          <table:table-cell table:style-name="Tabela47.A2" office:value-type="string">
            <text:p text:style-name="P403">Komentarz</text:p>
          </table:table-cell>
          <table:table-cell table:style-name="Tabela47.B2" office:value-type="string">
            <text:p text:style-name="P548"/>
          </table:table-cell>
        </table:table-row>
      </table:table>
      <text:p text:style-name="P586"/>
      <text:h text:style-name="Heading_20_2" text:outline-level="2">SYSTEM_ZWROC_POTWIERDZENIE_NUMERU</text:h>
      <text:p text:style-name="P404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P670"/>
          </table:table-cell>
          <table:table-cell table:style-name="Tabela48.B1" office:value-type="string">
            <text:p text:style-name="P632">SYSTEM_ZWROC_POTWIERDZENIE_NUMERU</text:p>
          </table:table-cell>
        </table:table-row>
        <table:table-row>
          <table:table-cell table:style-name="Tabela48.A2" office:value-type="string">
            <text:p text:style-name="P436">Krótki opis</text:p>
          </table:table-cell>
          <table:table-cell table:style-name="Tabela48.B2" office:value-type="string">
            <text:p text:style-name="P730">Chcę otrzymać z systemu informacje, o potwierdzeniu prawidłowości numeru, aby zestawić połączenie.</text:p>
          </table:table-cell>
        </table:table-row>
        <table:table-row>
          <table:table-cell table:style-name="Tabela48.A2" office:value-type="string">
            <text:p text:style-name="P404">Aktorzy</text:p>
          </table:table-cell>
          <table:table-cell table:style-name="Tabela48.B2" office:value-type="string">
            <text:p text:style-name="P714"><text:span text:style-name="T1">Message Handler</text:span></text:p>
          </table:table-cell>
        </table:table-row>
        <table:table-row>
          <table:table-cell table:style-name="Tabela48.A2" office:value-type="string">
            <text:p text:style-name="P404">Zdarzenie inicjujące</text:p>
          </table:table-cell>
          <table:table-cell table:style-name="Tabela48.B2" office:value-type="string">
            <text:p text:style-name="P372"/>
          </table:table-cell>
        </table:table-row>
        <table:table-row>
          <table:table-cell table:style-name="Tabela48.A2" office:value-type="string">
            <text:p text:style-name="P404">Warunki początkowe</text:p>
          </table:table-cell>
          <table:table-cell table:style-name="Tabela48.B2" office:value-type="string">
            <text:p text:style-name="P404"/>
          </table:table-cell>
        </table:table-row>
        <table:table-row>
          <table:table-cell table:style-name="Tabela48.A2" office:value-type="string">
            <text:p text:style-name="P404">Opis</text:p>
          </table:table-cell>
          <table:table-cell table:style-name="Tabela48.B2" office:value-type="string">
            <text:p text:style-name="P465">1. <text:span text:style-name="T98">Odbieram z systemu informację o prawidłowości numeru.</text:span></text:p>
            <text:p text:style-name="P332"><text:span text:style-name="T97">2. K</text:span>oniec PU.</text:p>
          </table:table-cell>
        </table:table-row>
        <table:table-row>
          <table:table-cell table:style-name="Tabela48.A2" office:value-type="string">
            <text:p text:style-name="P404">Warunki końcowe</text:p>
          </table:table-cell>
          <table:table-cell table:style-name="Tabela48.B2" office:value-type="string">
            <text:p text:style-name="P494"/>
          </table:table-cell>
        </table:table-row>
        <table:table-row>
          <table:table-cell table:style-name="Tabela48.A2" office:value-type="string">
            <text:p text:style-name="P404">Sytuacje wyjątkowe</text:p>
          </table:table-cell>
          <table:table-cell table:style-name="Tabela48.B2" office:value-type="string">
            <text:p text:style-name="P523"/>
          </table:table-cell>
        </table:table-row>
        <table:table-row>
          <table:table-cell table:style-name="Tabela48.A2" office:value-type="string">
            <text:p text:style-name="P404">Komentarz</text:p>
          </table:table-cell>
          <table:table-cell table:style-name="Tabela48.B2" office:value-type="string">
            <text:p text:style-name="P549"/>
          </table:table-cell>
        </table:table-row>
      </table:table>
      <text:p text:style-name="P587"/>
      <text:h text:style-name="Heading_20_2" text:outline-level="2">POWIADOM_DOMOFON_SLUCHAWKA_PODNIESIONA</text:h>
      <text:p text:style-name="P405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671"/>
          </table:table-cell>
          <table:table-cell table:style-name="Tabela49.B1" office:value-type="string">
            <text:p text:style-name="P633">POWIADOM_DOMOFON_SLUCHAWKA_PODNIESIONA</text:p>
          </table:table-cell>
        </table:table-row>
        <table:table-row>
          <table:table-cell table:style-name="Tabela49.A2" office:value-type="string">
            <text:p text:style-name="P437">Krótki opis</text:p>
          </table:table-cell>
          <table:table-cell table:style-name="Tabela49.B2" office:value-type="string">
            <text:p text:style-name="P731">Chcę otrzymać z systemu informację, że domownik przyjął powiadomienie, aby zestawić rozmowę.</text:p>
          </table:table-cell>
        </table:table-row>
        <table:table-row>
          <table:table-cell table:style-name="Tabela49.A2" office:value-type="string">
            <text:p text:style-name="P405">Aktorzy</text:p>
          </table:table-cell>
          <table:table-cell table:style-name="Tabela49.B2" office:value-type="string">
            <text:p text:style-name="P715"><text:span text:style-name="T1">Message Handler</text:span></text:p>
          </table:table-cell>
        </table:table-row>
        <text:soft-page-break/>
        <table:table-row>
          <table:table-cell table:style-name="Tabela49.A2" office:value-type="string">
            <text:p text:style-name="P405">Zdarzenie inicjujące</text:p>
          </table:table-cell>
          <table:table-cell table:style-name="Tabela49.B2" office:value-type="string">
            <text:p text:style-name="P373"/>
          </table:table-cell>
        </table:table-row>
        <table:table-row>
          <table:table-cell table:style-name="Tabela49.A2" office:value-type="string">
            <text:p text:style-name="P405">Warunki początkowe</text:p>
          </table:table-cell>
          <table:table-cell table:style-name="Tabela49.B2" office:value-type="string">
            <text:p text:style-name="P405"/>
          </table:table-cell>
        </table:table-row>
        <table:table-row>
          <table:table-cell table:style-name="Tabela49.A2" office:value-type="string">
            <text:p text:style-name="P405">Opis</text:p>
          </table:table-cell>
          <table:table-cell table:style-name="Tabela49.B2" office:value-type="string">
            <text:p text:style-name="P466">1. <text:span text:style-name="T98">Odbieram z systemu informację, że domownik przyjął powiadomienie.</text:span></text:p>
            <text:p text:style-name="P333"><text:span text:style-name="T97">2. K</text:span>oniec PU.</text:p>
          </table:table-cell>
        </table:table-row>
        <table:table-row>
          <table:table-cell table:style-name="Tabela49.A2" office:value-type="string">
            <text:p text:style-name="P405">Warunki końcowe</text:p>
          </table:table-cell>
          <table:table-cell table:style-name="Tabela49.B2" office:value-type="string">
            <text:p text:style-name="P495"/>
          </table:table-cell>
        </table:table-row>
        <table:table-row>
          <table:table-cell table:style-name="Tabela49.A2" office:value-type="string">
            <text:p text:style-name="P405">Sytuacje wyjątkowe</text:p>
          </table:table-cell>
          <table:table-cell table:style-name="Tabela49.B2" office:value-type="string">
            <text:p text:style-name="P524"/>
          </table:table-cell>
        </table:table-row>
        <table:table-row>
          <table:table-cell table:style-name="Tabela49.A2" office:value-type="string">
            <text:p text:style-name="P405">Komentarz</text:p>
          </table:table-cell>
          <table:table-cell table:style-name="Tabela49.B2" office:value-type="string">
            <text:p text:style-name="P550"/>
          </table:table-cell>
        </table:table-row>
      </table:table>
      <text:p text:style-name="P588"/>
      <text:h text:style-name="Heading_20_2" text:outline-level="2">POWIADOM_DOMOFON_SLUCHAWKA_PODNIESIONA</text:h>
      <text:p text:style-name="P405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P671"/>
          </table:table-cell>
          <table:table-cell table:style-name="Tabela50.B1" office:value-type="string">
            <text:p text:style-name="P633">POWIADOM_DOMOFON_SLUCHAWKA_ODLOZONA</text:p>
          </table:table-cell>
        </table:table-row>
        <table:table-row>
          <table:table-cell table:style-name="Tabela50.A2" office:value-type="string">
            <text:p text:style-name="P437">Krótki opis</text:p>
          </table:table-cell>
          <table:table-cell table:style-name="Tabela50.B2" office:value-type="string">
            <text:p text:style-name="P731">Chcę otrzymać z systemu informację o zakończeniu rozmowy, aby zakończyć rozmowę i wysyłanie obrazu z kamerki.</text:p>
          </table:table-cell>
        </table:table-row>
        <table:table-row>
          <table:table-cell table:style-name="Tabela50.A2" office:value-type="string">
            <text:p text:style-name="P405">Aktorzy</text:p>
          </table:table-cell>
          <table:table-cell table:style-name="Tabela50.B2" office:value-type="string">
            <text:p text:style-name="P715"><text:span text:style-name="T1">Message Handler, </text:span><text:span text:style-name="T46">Domofon</text:span></text:p>
          </table:table-cell>
        </table:table-row>
        <table:table-row>
          <table:table-cell table:style-name="Tabela50.A2" office:value-type="string">
            <text:p text:style-name="P405">Zdarzenie inicjujące</text:p>
          </table:table-cell>
          <table:table-cell table:style-name="Tabela50.B2" office:value-type="string">
            <text:p text:style-name="P373"/>
          </table:table-cell>
        </table:table-row>
        <table:table-row>
          <table:table-cell table:style-name="Tabela50.A2" office:value-type="string">
            <text:p text:style-name="P405">Warunki początkowe</text:p>
          </table:table-cell>
          <table:table-cell table:style-name="Tabela50.B2" office:value-type="string">
            <text:p text:style-name="P405"/>
          </table:table-cell>
        </table:table-row>
        <table:table-row>
          <table:table-cell table:style-name="Tabela50.A2" office:value-type="string">
            <text:p text:style-name="P405">Opis</text:p>
          </table:table-cell>
          <table:table-cell table:style-name="Tabela50.B2" office:value-type="string">
            <text:p text:style-name="P466">1. <text:span text:style-name="T98">Odbieram z systemu informację, <text:s/>aby zakończyć rozmowę.</text:span></text:p>
            <text:p text:style-name="P466"><text:span text:style-name="T98">2. Kończę wysyłanie obrazu i dźwięku i odtwarzanie głosu w głośniku</text:span></text:p>
            <text:p text:style-name="P571"><text:span text:style-name="T98">&lt;&lt;DOMOFON::POS_ZAKONCZ_ODBIOR_I_WYSYLANIE&gt;&gt;</text:span></text:p>
            <text:p text:style-name="P333"><text:span text:style-name="T99">3. K</text:span>oniec PU.</text:p>
          </table:table-cell>
        </table:table-row>
        <table:table-row>
          <table:table-cell table:style-name="Tabela50.A2" office:value-type="string">
            <text:p text:style-name="P405">Warunki końcowe</text:p>
          </table:table-cell>
          <table:table-cell table:style-name="Tabela50.B2" office:value-type="string">
            <text:p text:style-name="P495"/>
          </table:table-cell>
        </table:table-row>
        <table:table-row>
          <table:table-cell table:style-name="Tabela50.A2" office:value-type="string">
            <text:p text:style-name="P405">Sytuacje wyjątkowe</text:p>
          </table:table-cell>
          <table:table-cell table:style-name="Tabela50.B2" office:value-type="string">
            <text:p text:style-name="P524"/>
          </table:table-cell>
        </table:table-row>
        <table:table-row>
          <table:table-cell table:style-name="Tabela50.A2" office:value-type="string">
            <text:p text:style-name="P405">Komentarz</text:p>
          </table:table-cell>
          <table:table-cell table:style-name="Tabela50.B2" office:value-type="string">
            <text:p text:style-name="P550"/>
          </table:table-cell>
        </table:table-row>
      </table:table>
      <text:p text:style-name="P588"/>
      <text:h text:style-name="Heading_20_2" text:outline-level="2">DOMOFON_OTWORZ_FURTKE</text:h>
      <text:p text:style-name="P588"/>
      <text:p text:style-name="P406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P672"/>
          </table:table-cell>
          <table:table-cell table:style-name="Tabela51.B1" office:value-type="string">
            <text:p text:style-name="P634">DOMOFON_OTWORZ_FURTKE</text:p>
          </table:table-cell>
        </table:table-row>
        <table:table-row>
          <table:table-cell table:style-name="Tabela51.A2" office:value-type="string">
            <text:p text:style-name="P438">Krótki opis</text:p>
          </table:table-cell>
          <table:table-cell table:style-name="Tabela51.B2" office:value-type="string">
            <text:p text:style-name="P732">Chcę otrzymać z systemu informację, że furtka ma być otwarta, aby sterować elektrozamkiem.</text:p>
          </table:table-cell>
        </table:table-row>
        <table:table-row>
          <table:table-cell table:style-name="Tabela51.A2" office:value-type="string">
            <text:p text:style-name="P406">Aktorzy</text:p>
          </table:table-cell>
          <table:table-cell table:style-name="Tabela51.B2" office:value-type="string">
            <text:p text:style-name="P716"><text:span text:style-name="T1">Message Handler, </text:span><text:span text:style-name="T46">Domofon</text:span></text:p>
          </table:table-cell>
        </table:table-row>
        <table:table-row>
          <table:table-cell table:style-name="Tabela51.A2" office:value-type="string">
            <text:p text:style-name="P406">Zdarzenie inicjujące</text:p>
          </table:table-cell>
          <table:table-cell table:style-name="Tabela51.B2" office:value-type="string">
            <text:p text:style-name="P374"/>
          </table:table-cell>
        </table:table-row>
        <table:table-row>
          <table:table-cell table:style-name="Tabela51.A2" office:value-type="string">
            <text:p text:style-name="P406">Warunki początkowe</text:p>
          </table:table-cell>
          <table:table-cell table:style-name="Tabela51.B2" office:value-type="string">
            <text:p text:style-name="P406"/>
          </table:table-cell>
        </table:table-row>
        <table:table-row>
          <table:table-cell table:style-name="Tabela51.A2" office:value-type="string">
            <text:p text:style-name="P406">Opis</text:p>
          </table:table-cell>
          <table:table-cell table:style-name="Tabela51.B2" office:value-type="string">
            <text:p text:style-name="P467">1. <text:span text:style-name="T98">Odbieram z systemu informację, <text:s/>aby otworzyć furtkę, informuję o tym domofon &lt;&lt;DOMOFON::PSF_OTWORZ_FURTKE&gt;&gt;</text:span></text:p>
            <text:p text:style-name="P334"><text:span text:style-name="T100">2. K</text:span>oniec PU.</text:p>
          </table:table-cell>
        </table:table-row>
        <table:table-row>
          <table:table-cell table:style-name="Tabela51.A2" office:value-type="string">
            <text:p text:style-name="P406">Warunki końcowe</text:p>
          </table:table-cell>
          <table:table-cell table:style-name="Tabela51.B2" office:value-type="string">
            <text:p text:style-name="P496"/>
          </table:table-cell>
        </table:table-row>
        <table:table-row>
          <table:table-cell table:style-name="Tabela51.A2" office:value-type="string">
            <text:p text:style-name="P406">Sytuacje wyjątkowe</text:p>
          </table:table-cell>
          <table:table-cell table:style-name="Tabela51.B2" office:value-type="string">
            <text:p text:style-name="P525"/>
          </table:table-cell>
        </table:table-row>
        <text:soft-page-break/>
        <table:table-row>
          <table:table-cell table:style-name="Tabela51.A2" office:value-type="string">
            <text:p text:style-name="P406">Komentarz</text:p>
          </table:table-cell>
          <table:table-cell table:style-name="Tabela51.B2" office:value-type="string">
            <text:p text:style-name="P551"/>
          </table:table-cell>
        </table:table-row>
      </table:table>
      <text:p text:style-name="P589"/>
      <text:h text:style-name="Heading_20_2" text:outline-level="2">POWIADOM_SYSTEM_FURTKA_OTWARTA</text:h>
      <text:p text:style-name="P407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P673"/>
          </table:table-cell>
          <table:table-cell table:style-name="Tabela52.B1" office:value-type="string">
            <text:p text:style-name="P635">POWIADOM_SYSTEM_FURTKA_OTWARTA</text:p>
          </table:table-cell>
        </table:table-row>
        <table:table-row>
          <table:table-cell table:style-name="Tabela52.A2" office:value-type="string">
            <text:p text:style-name="P439">Krótki opis</text:p>
          </table:table-cell>
          <table:table-cell table:style-name="Tabela52.B2" office:value-type="string">
            <text:p text:style-name="P733">Chcę wysłać do systemu informację, że furtka została otwarta, aby zapisać ja w historii zdarzeń.</text:p>
          </table:table-cell>
        </table:table-row>
        <table:table-row>
          <table:table-cell table:style-name="Tabela52.A2" office:value-type="string">
            <text:p text:style-name="P407">Aktorzy</text:p>
          </table:table-cell>
          <table:table-cell table:style-name="Tabela52.B2" office:value-type="string">
            <text:p text:style-name="P717"><text:span text:style-name="T1">Message Handler</text:span></text:p>
          </table:table-cell>
        </table:table-row>
        <table:table-row>
          <table:table-cell table:style-name="Tabela52.A2" office:value-type="string">
            <text:p text:style-name="P407">Zdarzenie inicjujące</text:p>
          </table:table-cell>
          <table:table-cell table:style-name="Tabela52.B2" office:value-type="string">
            <text:p text:style-name="P375"/>
          </table:table-cell>
        </table:table-row>
        <table:table-row>
          <table:table-cell table:style-name="Tabela52.A2" office:value-type="string">
            <text:p text:style-name="P407">Warunki początkowe</text:p>
          </table:table-cell>
          <table:table-cell table:style-name="Tabela52.B2" office:value-type="string">
            <text:p text:style-name="P407"/>
          </table:table-cell>
        </table:table-row>
        <table:table-row>
          <table:table-cell table:style-name="Tabela52.A2" office:value-type="string">
            <text:p text:style-name="P407">Opis</text:p>
          </table:table-cell>
          <table:table-cell table:style-name="Tabela52.B2" office:value-type="string">
            <text:p text:style-name="P468">1. <text:span text:style-name="T101">Wysyłam do systemu informację, że furtka została otwarta.</text:span></text:p>
            <text:p text:style-name="P335"><text:span text:style-name="T100">2. K</text:span>oniec PU.</text:p>
          </table:table-cell>
        </table:table-row>
        <table:table-row>
          <table:table-cell table:style-name="Tabela52.A2" office:value-type="string">
            <text:p text:style-name="P407">Warunki końcowe</text:p>
          </table:table-cell>
          <table:table-cell table:style-name="Tabela52.B2" office:value-type="string">
            <text:p text:style-name="P497"/>
          </table:table-cell>
        </table:table-row>
        <table:table-row>
          <table:table-cell table:style-name="Tabela52.A2" office:value-type="string">
            <text:p text:style-name="P407">Sytuacje wyjątkowe</text:p>
          </table:table-cell>
          <table:table-cell table:style-name="Tabela52.B2" office:value-type="string">
            <text:p text:style-name="P526"/>
          </table:table-cell>
        </table:table-row>
        <table:table-row>
          <table:table-cell table:style-name="Tabela52.A2" office:value-type="string">
            <text:p text:style-name="P407">Komentarz</text:p>
          </table:table-cell>
          <table:table-cell table:style-name="Tabela52.B2" office:value-type="string">
            <text:p text:style-name="P552"/>
          </table:table-cell>
        </table:table-row>
      </table:table>
      <text:p text:style-name="P590"/>
      <text:h text:style-name="Heading_20_2" text:outline-level="2">POWIADOM_SYSTEM_FURTKA_ZAMKNIETA</text:h>
      <text:p text:style-name="P407"/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P673"/>
          </table:table-cell>
          <table:table-cell table:style-name="Tabela53.B1" office:value-type="string">
            <text:p text:style-name="P635">POWIADOM_SYSTEM_FURTKA_ZAMKNIETA</text:p>
          </table:table-cell>
        </table:table-row>
        <table:table-row>
          <table:table-cell table:style-name="Tabela53.A2" office:value-type="string">
            <text:p text:style-name="P439">Krótki opis</text:p>
          </table:table-cell>
          <table:table-cell table:style-name="Tabela53.B2" office:value-type="string">
            <text:p text:style-name="P733">Chcę wysłać do systemu informację, że furtka została zamknięta, aby zapisać ja w historii zdarzeń.</text:p>
          </table:table-cell>
        </table:table-row>
        <table:table-row>
          <table:table-cell table:style-name="Tabela53.A2" office:value-type="string">
            <text:p text:style-name="P407">Aktorzy</text:p>
          </table:table-cell>
          <table:table-cell table:style-name="Tabela53.B2" office:value-type="string">
            <text:p text:style-name="P717"><text:span text:style-name="T1">Message Handler</text:span></text:p>
          </table:table-cell>
        </table:table-row>
        <table:table-row>
          <table:table-cell table:style-name="Tabela53.A2" office:value-type="string">
            <text:p text:style-name="P407">Zdarzenie inicjujące</text:p>
          </table:table-cell>
          <table:table-cell table:style-name="Tabela53.B2" office:value-type="string">
            <text:p text:style-name="P375"/>
          </table:table-cell>
        </table:table-row>
        <table:table-row>
          <table:table-cell table:style-name="Tabela53.A2" office:value-type="string">
            <text:p text:style-name="P407">Warunki początkowe</text:p>
          </table:table-cell>
          <table:table-cell table:style-name="Tabela53.B2" office:value-type="string">
            <text:p text:style-name="P407"/>
          </table:table-cell>
        </table:table-row>
        <table:table-row>
          <table:table-cell table:style-name="Tabela53.A2" office:value-type="string">
            <text:p text:style-name="P407">Opis</text:p>
          </table:table-cell>
          <table:table-cell table:style-name="Tabela53.B2" office:value-type="string">
            <text:p text:style-name="P468">1. <text:span text:style-name="T101">Wysyłam do systemu informację, że furtka została zamknięta.</text:span></text:p>
            <text:p text:style-name="P335"><text:span text:style-name="T100">2. K</text:span>oniec PU.</text:p>
          </table:table-cell>
        </table:table-row>
        <table:table-row>
          <table:table-cell table:style-name="Tabela53.A2" office:value-type="string">
            <text:p text:style-name="P407">Warunki końcowe</text:p>
          </table:table-cell>
          <table:table-cell table:style-name="Tabela53.B2" office:value-type="string">
            <text:p text:style-name="P497"/>
          </table:table-cell>
        </table:table-row>
        <table:table-row>
          <table:table-cell table:style-name="Tabela53.A2" office:value-type="string">
            <text:p text:style-name="P407">Sytuacje wyjątkowe</text:p>
          </table:table-cell>
          <table:table-cell table:style-name="Tabela53.B2" office:value-type="string">
            <text:p text:style-name="P526"/>
          </table:table-cell>
        </table:table-row>
        <table:table-row>
          <table:table-cell table:style-name="Tabela53.A2" office:value-type="string">
            <text:p text:style-name="P407">Komentarz</text:p>
          </table:table-cell>
          <table:table-cell table:style-name="Tabela53.B2" office:value-type="string">
            <text:p text:style-name="P552"/>
          </table:table-cell>
        </table:table-row>
      </table:table>
      <text:p text:style-name="P590"/>
      <text:h text:style-name="Heading_20_2" text:outline-level="2">DOMOFON_OTWORZ_BRAME</text:h>
      <text:p text:style-name="P591"/>
      <text:p text:style-name="P408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P674"/>
          </table:table-cell>
          <table:table-cell table:style-name="Tabela54.B1" office:value-type="string">
            <text:p text:style-name="P636">DOMOFON_OTWORZ_BRAME</text:p>
          </table:table-cell>
        </table:table-row>
        <table:table-row>
          <table:table-cell table:style-name="Tabela54.A2" office:value-type="string">
            <text:p text:style-name="P440">Krótki opis</text:p>
          </table:table-cell>
          <table:table-cell table:style-name="Tabela54.B2" office:value-type="string">
            <text:p text:style-name="P734">Chcę <text:span text:style-name="T102">otrzymać z systemu informację, że brama ma być otwarta, aby móc sterować siłownikiem bramy.</text:span></text:p>
          </table:table-cell>
        </table:table-row>
        <table:table-row>
          <table:table-cell table:style-name="Tabela54.A2" office:value-type="string">
            <text:p text:style-name="P408">Aktorzy</text:p>
          </table:table-cell>
          <table:table-cell table:style-name="Tabela54.B2" office:value-type="string">
            <text:p text:style-name="P718"><text:span text:style-name="T1">Message Handler, </text:span><text:span text:style-name="T47">Domofon</text:span></text:p>
          </table:table-cell>
        </table:table-row>
        <table:table-row>
          <table:table-cell table:style-name="Tabela54.A2" office:value-type="string">
            <text:p text:style-name="P408">Zdarzenie inicjujące</text:p>
          </table:table-cell>
          <table:table-cell table:style-name="Tabela54.B2" office:value-type="string">
            <text:p text:style-name="P376"/>
          </table:table-cell>
        </table:table-row>
        <text:soft-page-break/>
        <table:table-row>
          <table:table-cell table:style-name="Tabela54.A2" office:value-type="string">
            <text:p text:style-name="P408">Warunki początkowe</text:p>
          </table:table-cell>
          <table:table-cell table:style-name="Tabela54.B2" office:value-type="string">
            <text:p text:style-name="P408"/>
          </table:table-cell>
        </table:table-row>
        <table:table-row>
          <table:table-cell table:style-name="Tabela54.A2" office:value-type="string">
            <text:p text:style-name="P408">Opis</text:p>
          </table:table-cell>
          <table:table-cell table:style-name="Tabela54.B2" office:value-type="string">
            <text:p text:style-name="P469">1. <text:span text:style-name="T102">Z systemu otrzymuję informację, aby otworzyć bramę, informuję o tym domofon &lt;&lt;DOMOFON::PSB_OTWORZ_BRAME&gt;&gt;</text:span></text:p>
            <text:p text:style-name="P336"><text:span text:style-name="T100">2. K</text:span>oniec PU.</text:p>
          </table:table-cell>
        </table:table-row>
        <table:table-row>
          <table:table-cell table:style-name="Tabela54.A2" office:value-type="string">
            <text:p text:style-name="P408">Warunki końcowe</text:p>
          </table:table-cell>
          <table:table-cell table:style-name="Tabela54.B2" office:value-type="string">
            <text:p text:style-name="P498"/>
          </table:table-cell>
        </table:table-row>
        <table:table-row>
          <table:table-cell table:style-name="Tabela54.A2" office:value-type="string">
            <text:p text:style-name="P408">Sytuacje wyjątkowe</text:p>
          </table:table-cell>
          <table:table-cell table:style-name="Tabela54.B2" office:value-type="string">
            <text:p text:style-name="P527"/>
          </table:table-cell>
        </table:table-row>
        <table:table-row>
          <table:table-cell table:style-name="Tabela54.A2" office:value-type="string">
            <text:p text:style-name="P408">Komentarz</text:p>
          </table:table-cell>
          <table:table-cell table:style-name="Tabela54.B2" office:value-type="string">
            <text:p text:style-name="P553"/>
          </table:table-cell>
        </table:table-row>
      </table:table>
      <text:p text:style-name="P591"/>
      <text:h text:style-name="Heading_20_2" text:outline-level="2">POWIADOM_SYSTEM_BRAMA_OTWARTA</text:h>
      <text:p text:style-name="P409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675"/>
          </table:table-cell>
          <table:table-cell table:style-name="Tabela55.B1" office:value-type="string">
            <text:p text:style-name="P637">POWIADOM_SYSTEM_BRAMA_OTWARTA</text:p>
          </table:table-cell>
        </table:table-row>
        <table:table-row>
          <table:table-cell table:style-name="Tabela55.A2" office:value-type="string">
            <text:p text:style-name="P441">Krótki opis</text:p>
          </table:table-cell>
          <table:table-cell table:style-name="Tabela55.B2" office:value-type="string">
            <text:p text:style-name="P735"><text:span text:style-name="T102">Chc</text:span>ę<text:span text:style-name="T102"> </text:span>wysłać<text:span text:style-name="T102"> do systemu informacj</text:span>ę<text:span text:style-name="T102">, </text:span>ż<text:span text:style-name="T102">e brama </text:span>została<text:span text:style-name="T102"> w </text:span>pełni<text:span text:style-name="T102"> otwarta, aby </text:span>zapisać<text:span text:style-name="T102"> ja w historii </text:span>zdarzeń.</text:p>
          </table:table-cell>
        </table:table-row>
        <table:table-row>
          <table:table-cell table:style-name="Tabela55.A2" office:value-type="string">
            <text:p text:style-name="P409">Aktorzy</text:p>
          </table:table-cell>
          <table:table-cell table:style-name="Tabela55.B2" office:value-type="string">
            <text:p text:style-name="P719"><text:span text:style-name="T1">Message Handler</text:span></text:p>
          </table:table-cell>
        </table:table-row>
        <table:table-row>
          <table:table-cell table:style-name="Tabela55.A2" office:value-type="string">
            <text:p text:style-name="P409">Zdarzenie inicjujące</text:p>
          </table:table-cell>
          <table:table-cell table:style-name="Tabela55.B2" office:value-type="string">
            <text:p text:style-name="P377"/>
          </table:table-cell>
        </table:table-row>
        <table:table-row>
          <table:table-cell table:style-name="Tabela55.A2" office:value-type="string">
            <text:p text:style-name="P409">Warunki początkowe</text:p>
          </table:table-cell>
          <table:table-cell table:style-name="Tabela55.B2" office:value-type="string">
            <text:p text:style-name="P409"/>
          </table:table-cell>
        </table:table-row>
        <table:table-row>
          <table:table-cell table:style-name="Tabela55.A2" office:value-type="string">
            <text:p text:style-name="P409">Opis</text:p>
          </table:table-cell>
          <table:table-cell table:style-name="Tabela55.B2" office:value-type="string">
            <text:p text:style-name="P470">1. <text:span text:style-name="T103">Wysyłam do systemu informację, że brama została w pełni otwarta.</text:span></text:p>
            <text:p text:style-name="P337"><text:span text:style-name="T100">2. K</text:span>oniec PU.</text:p>
          </table:table-cell>
        </table:table-row>
        <table:table-row>
          <table:table-cell table:style-name="Tabela55.A2" office:value-type="string">
            <text:p text:style-name="P409">Warunki końcowe</text:p>
          </table:table-cell>
          <table:table-cell table:style-name="Tabela55.B2" office:value-type="string">
            <text:p text:style-name="P499"/>
          </table:table-cell>
        </table:table-row>
        <table:table-row>
          <table:table-cell table:style-name="Tabela55.A2" office:value-type="string">
            <text:p text:style-name="P409">Sytuacje wyjątkowe</text:p>
          </table:table-cell>
          <table:table-cell table:style-name="Tabela55.B2" office:value-type="string">
            <text:p text:style-name="P528"/>
          </table:table-cell>
        </table:table-row>
        <table:table-row>
          <table:table-cell table:style-name="Tabela55.A2" office:value-type="string">
            <text:p text:style-name="P409">Komentarz</text:p>
          </table:table-cell>
          <table:table-cell table:style-name="Tabela55.B2" office:value-type="string">
            <text:p text:style-name="P554"/>
          </table:table-cell>
        </table:table-row>
      </table:table>
      <text:p text:style-name="P592"/>
      <text:h text:style-name="Heading_20_2" text:outline-level="2">DOMOFON_ZAMKNIJ_BRAME</text:h>
      <text:p text:style-name="P410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P676"/>
          </table:table-cell>
          <table:table-cell table:style-name="Tabela56.B1" office:value-type="string">
            <text:p text:style-name="P638">DOMOFON_ZAMKNIJ_BRAME</text:p>
          </table:table-cell>
        </table:table-row>
        <table:table-row>
          <table:table-cell table:style-name="Tabela56.A2" office:value-type="string">
            <text:p text:style-name="P442">Krótki opis</text:p>
          </table:table-cell>
          <table:table-cell table:style-name="Tabela56.B2" office:value-type="string">
            <text:p text:style-name="P736">Chcę otrzymać z systemu informację, że brama ma być zamknięta, aby móc sterować siłownikiem bramy.</text:p>
          </table:table-cell>
        </table:table-row>
        <table:table-row>
          <table:table-cell table:style-name="Tabela56.A2" office:value-type="string">
            <text:p text:style-name="P410">Aktorzy</text:p>
          </table:table-cell>
          <table:table-cell table:style-name="Tabela56.B2" office:value-type="string">
            <text:p text:style-name="P720"><text:span text:style-name="T1">Message Handler, </text:span><text:span text:style-name="T48">Domofon</text:span></text:p>
          </table:table-cell>
        </table:table-row>
        <table:table-row>
          <table:table-cell table:style-name="Tabela56.A2" office:value-type="string">
            <text:p text:style-name="P410">Zdarzenie inicjujące</text:p>
          </table:table-cell>
          <table:table-cell table:style-name="Tabela56.B2" office:value-type="string">
            <text:p text:style-name="P378"/>
          </table:table-cell>
        </table:table-row>
        <table:table-row>
          <table:table-cell table:style-name="Tabela56.A2" office:value-type="string">
            <text:p text:style-name="P410">Warunki początkowe</text:p>
          </table:table-cell>
          <table:table-cell table:style-name="Tabela56.B2" office:value-type="string">
            <text:p text:style-name="P410"/>
          </table:table-cell>
        </table:table-row>
        <table:table-row>
          <table:table-cell table:style-name="Tabela56.A2" office:value-type="string">
            <text:p text:style-name="P410">Opis</text:p>
          </table:table-cell>
          <table:table-cell table:style-name="Tabela56.B2" office:value-type="string">
            <text:p text:style-name="P471">1. <text:span text:style-name="T104">Z systemu otrzymuję informację, aby zamknąć bramę, informuje o tym domofon &lt;&lt;DOMOFON::PSB_ZAMKNIJ_BRAME&gt;&gt;</text:span></text:p>
            <text:p text:style-name="P338"><text:span text:style-name="T100">2. K</text:span>oniec PU.</text:p>
          </table:table-cell>
        </table:table-row>
        <table:table-row>
          <table:table-cell table:style-name="Tabela56.A2" office:value-type="string">
            <text:p text:style-name="P410">Warunki końcowe</text:p>
          </table:table-cell>
          <table:table-cell table:style-name="Tabela56.B2" office:value-type="string">
            <text:p text:style-name="P500"/>
          </table:table-cell>
        </table:table-row>
        <table:table-row>
          <table:table-cell table:style-name="Tabela56.A2" office:value-type="string">
            <text:p text:style-name="P410">Sytuacje wyjątkowe</text:p>
          </table:table-cell>
          <table:table-cell table:style-name="Tabela56.B2" office:value-type="string">
            <text:p text:style-name="P529"/>
          </table:table-cell>
        </table:table-row>
        <table:table-row>
          <table:table-cell table:style-name="Tabela56.A2" office:value-type="string">
            <text:p text:style-name="P410">Komentarz</text:p>
          </table:table-cell>
          <table:table-cell table:style-name="Tabela56.B2" office:value-type="string">
            <text:p text:style-name="P555"/>
          </table:table-cell>
        </table:table-row>
      </table:table>
      <text:p text:style-name="P593"/>
      <text:h text:style-name="Heading_20_2" text:outline-level="2"><text:soft-page-break/>POWIADOM_SYSTEM_BRAMA_ZAMKNIETA</text:h>
      <text:p text:style-name="P411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677"/>
          </table:table-cell>
          <table:table-cell table:style-name="Tabela57.B1" office:value-type="string">
            <text:p text:style-name="P639">POWIADOM_SYSTEM_BRAMA_ZAMKNIETA</text:p>
          </table:table-cell>
        </table:table-row>
        <table:table-row>
          <table:table-cell table:style-name="Tabela57.A2" office:value-type="string">
            <text:p text:style-name="P443">Krótki opis</text:p>
          </table:table-cell>
          <table:table-cell table:style-name="Tabela57.B2" office:value-type="string">
            <text:p text:style-name="P737">Chcę wysłać do systemu informację, że brama została zamknięta, aby zapisać ja w historii zdarzeń.</text:p>
          </table:table-cell>
        </table:table-row>
        <table:table-row>
          <table:table-cell table:style-name="Tabela57.A2" office:value-type="string">
            <text:p text:style-name="P411">Aktorzy</text:p>
          </table:table-cell>
          <table:table-cell table:style-name="Tabela57.B2" office:value-type="string">
            <text:p text:style-name="P721"><text:span text:style-name="T1">Message Handler</text:span></text:p>
          </table:table-cell>
        </table:table-row>
        <table:table-row>
          <table:table-cell table:style-name="Tabela57.A2" office:value-type="string">
            <text:p text:style-name="P411">Zdarzenie inicjujące</text:p>
          </table:table-cell>
          <table:table-cell table:style-name="Tabela57.B2" office:value-type="string">
            <text:p text:style-name="P379"/>
          </table:table-cell>
        </table:table-row>
        <table:table-row>
          <table:table-cell table:style-name="Tabela57.A2" office:value-type="string">
            <text:p text:style-name="P411">Warunki początkowe</text:p>
          </table:table-cell>
          <table:table-cell table:style-name="Tabela57.B2" office:value-type="string">
            <text:p text:style-name="P411"/>
          </table:table-cell>
        </table:table-row>
        <table:table-row>
          <table:table-cell table:style-name="Tabela57.A2" office:value-type="string">
            <text:p text:style-name="P411">Opis</text:p>
          </table:table-cell>
          <table:table-cell table:style-name="Tabela57.B2" office:value-type="string">
            <text:p text:style-name="P472">1. <text:span text:style-name="T105">Wysyłam do systemu informację, że brama została zamknięta.</text:span></text:p>
            <text:p text:style-name="P339"><text:span text:style-name="T100">2. K</text:span>oniec PU.</text:p>
          </table:table-cell>
        </table:table-row>
        <table:table-row>
          <table:table-cell table:style-name="Tabela57.A2" office:value-type="string">
            <text:p text:style-name="P411">Warunki końcowe</text:p>
          </table:table-cell>
          <table:table-cell table:style-name="Tabela57.B2" office:value-type="string">
            <text:p text:style-name="P501"/>
          </table:table-cell>
        </table:table-row>
        <table:table-row>
          <table:table-cell table:style-name="Tabela57.A2" office:value-type="string">
            <text:p text:style-name="P411">Sytuacje wyjątkowe</text:p>
          </table:table-cell>
          <table:table-cell table:style-name="Tabela57.B2" office:value-type="string">
            <text:p text:style-name="P530"/>
          </table:table-cell>
        </table:table-row>
        <table:table-row>
          <table:table-cell table:style-name="Tabela57.A2" office:value-type="string">
            <text:p text:style-name="P411">Komentarz</text:p>
          </table:table-cell>
          <table:table-cell table:style-name="Tabela57.B2" office:value-type="string">
            <text:p text:style-name="P556"/>
          </table:table-cell>
        </table:table-row>
      </table:table>
      <text:p text:style-name="P594"/>
      <text:h text:style-name="Heading_20_2" text:outline-level="2">WYSLIJ_ZDJECIE_DO_SYSTEMU</text:h>
      <text:p text:style-name="P411"/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P677"/>
          </table:table-cell>
          <table:table-cell table:style-name="Tabela58.B1" office:value-type="string">
            <text:p text:style-name="P639">WYSLIJ_ZDJECIE_DO_SYSTEMU</text:p>
          </table:table-cell>
        </table:table-row>
        <table:table-row>
          <table:table-cell table:style-name="Tabela58.A2" office:value-type="string">
            <text:p text:style-name="P443">Krótki opis</text:p>
          </table:table-cell>
          <table:table-cell table:style-name="Tabela58.B2" office:value-type="string">
            <text:p text:style-name="P737">Chcę wysłać zdjęcie z kamerki do systemu, aby system mógł je przetworzyć.</text:p>
          </table:table-cell>
        </table:table-row>
        <table:table-row>
          <table:table-cell table:style-name="Tabela58.A2" office:value-type="string">
            <text:p text:style-name="P411">Aktorzy</text:p>
          </table:table-cell>
          <table:table-cell table:style-name="Tabela58.B2" office:value-type="string">
            <text:p text:style-name="P721"><text:span text:style-name="T1">Message Handler</text:span></text:p>
          </table:table-cell>
        </table:table-row>
        <table:table-row>
          <table:table-cell table:style-name="Tabela58.A2" office:value-type="string">
            <text:p text:style-name="P411">Zdarzenie inicjujące</text:p>
          </table:table-cell>
          <table:table-cell table:style-name="Tabela58.B2" office:value-type="string">
            <text:p text:style-name="P379"/>
          </table:table-cell>
        </table:table-row>
        <table:table-row>
          <table:table-cell table:style-name="Tabela58.A2" office:value-type="string">
            <text:p text:style-name="P411">Warunki początkowe</text:p>
          </table:table-cell>
          <table:table-cell table:style-name="Tabela58.B2" office:value-type="string">
            <text:p text:style-name="P411"/>
          </table:table-cell>
        </table:table-row>
        <table:table-row>
          <table:table-cell table:style-name="Tabela58.A2" office:value-type="string">
            <text:p text:style-name="P411">Opis</text:p>
          </table:table-cell>
          <table:table-cell table:style-name="Tabela58.B2" office:value-type="string">
            <text:p text:style-name="P472">1. <text:span text:style-name="T105">Wysyłam do systemu zdjęcie z kamerki.</text:span></text:p>
            <text:p text:style-name="P339"><text:span text:style-name="T100">2. K</text:span>oniec PU.</text:p>
          </table:table-cell>
        </table:table-row>
        <table:table-row>
          <table:table-cell table:style-name="Tabela58.A2" office:value-type="string">
            <text:p text:style-name="P411">Warunki końcowe</text:p>
          </table:table-cell>
          <table:table-cell table:style-name="Tabela58.B2" office:value-type="string">
            <text:p text:style-name="P501"/>
          </table:table-cell>
        </table:table-row>
        <table:table-row>
          <table:table-cell table:style-name="Tabela58.A2" office:value-type="string">
            <text:p text:style-name="P411">Sytuacje wyjątkowe</text:p>
          </table:table-cell>
          <table:table-cell table:style-name="Tabela58.B2" office:value-type="string">
            <text:p text:style-name="P530"/>
          </table:table-cell>
        </table:table-row>
        <table:table-row>
          <table:table-cell table:style-name="Tabela58.A2" office:value-type="string">
            <text:p text:style-name="P411">Komentarz</text:p>
          </table:table-cell>
          <table:table-cell table:style-name="Tabela58.B2" office:value-type="string">
            <text:p text:style-name="P556"/>
          </table:table-cell>
        </table:table-row>
      </table:table>
      <text:p text:style-name="P594"/>
      <text:h text:style-name="Heading_20_2" text:outline-level="2">DOMOFON_WLACZ_PODGLAD_I_PODSLUCH</text:h>
      <text:p text:style-name="P595"/>
      <text:p text:style-name="P412"/>
      <table:table table:name="Tabela59" table:style-name="Tabela59">
        <table:table-column table:style-name="Tabela59.A"/>
        <table:table-column table:style-name="Tabela59.B"/>
        <table:table-row>
          <table:table-cell table:style-name="Tabela59.A1" office:value-type="string">
            <text:p text:style-name="P678"/>
          </table:table-cell>
          <table:table-cell table:style-name="Tabela59.B1" office:value-type="string">
            <text:p text:style-name="P640">DOMOFON_WLACZ_PODGLAD_I_PODSLUCH</text:p>
          </table:table-cell>
        </table:table-row>
        <table:table-row>
          <table:table-cell table:style-name="Tabela59.A2" office:value-type="string">
            <text:p text:style-name="P444">Krótki opis</text:p>
          </table:table-cell>
          <table:table-cell table:style-name="Tabela59.B2" office:value-type="string">
            <text:p text:style-name="P738">Chcę otrzymać z systemu informację o rozpoczęciu podglądu i podsłuchu, aby wysyłać obraz podglądu oraz dźwięk.</text:p>
          </table:table-cell>
        </table:table-row>
        <table:table-row>
          <table:table-cell table:style-name="Tabela59.A2" office:value-type="string">
            <text:p text:style-name="P412">Aktorzy</text:p>
          </table:table-cell>
          <table:table-cell table:style-name="Tabela59.B2" office:value-type="string">
            <text:p text:style-name="P722"><text:span text:style-name="T1">Message Handler, </text:span><text:span text:style-name="T49">Domofon</text:span></text:p>
          </table:table-cell>
        </table:table-row>
        <table:table-row>
          <table:table-cell table:style-name="Tabela59.A2" office:value-type="string">
            <text:p text:style-name="P412">Zdarzenie inicjujące</text:p>
          </table:table-cell>
          <table:table-cell table:style-name="Tabela59.B2" office:value-type="string">
            <text:p text:style-name="P380"/>
          </table:table-cell>
        </table:table-row>
        <table:table-row>
          <table:table-cell table:style-name="Tabela59.A2" office:value-type="string">
            <text:p text:style-name="P412">Warunki początkowe</text:p>
          </table:table-cell>
          <table:table-cell table:style-name="Tabela59.B2" office:value-type="string">
            <text:p text:style-name="P412"/>
          </table:table-cell>
        </table:table-row>
        <table:table-row>
          <table:table-cell table:style-name="Tabela59.A2" office:value-type="string">
            <text:p text:style-name="P412">Opis</text:p>
          </table:table-cell>
          <table:table-cell table:style-name="Tabela59.B2" office:value-type="string">
            <text:p text:style-name="P473">1. <text:span text:style-name="T106">Z systemu otrzymuję informację, aby rozpocząć podgląd i podsłuch, informuję o tym domofon </text:span><text:soft-page-break/><text:span text:style-name="T106">&lt;&lt;DOMOFON::POS_WLACZ_PODGLAD_I_PODSLUCH&gt;&gt;.</text:span></text:p>
            <text:p text:style-name="P340"><text:span text:style-name="T100">2. K</text:span>oniec PU.</text:p>
          </table:table-cell>
        </table:table-row>
        <table:table-row>
          <table:table-cell table:style-name="Tabela59.A2" office:value-type="string">
            <text:p text:style-name="P412">Warunki końcowe</text:p>
          </table:table-cell>
          <table:table-cell table:style-name="Tabela59.B2" office:value-type="string">
            <text:p text:style-name="P502"/>
          </table:table-cell>
        </table:table-row>
        <table:table-row>
          <table:table-cell table:style-name="Tabela59.A2" office:value-type="string">
            <text:p text:style-name="P412">Sytuacje wyjątkowe</text:p>
          </table:table-cell>
          <table:table-cell table:style-name="Tabela59.B2" office:value-type="string">
            <text:p text:style-name="P531"/>
          </table:table-cell>
        </table:table-row>
        <table:table-row>
          <table:table-cell table:style-name="Tabela59.A2" office:value-type="string">
            <text:p text:style-name="P412">Komentarz</text:p>
          </table:table-cell>
          <table:table-cell table:style-name="Tabela59.B2" office:value-type="string">
            <text:p text:style-name="P557"/>
          </table:table-cell>
        </table:table-row>
      </table:table>
      <text:p text:style-name="P413"/>
      <text:h text:style-name="Heading_20_2" text:outline-level="2">DOMOFON_WYLACZ_PODGLAD_I_PODSLUCH</text:h>
      <text:p text:style-name="P413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P679"/>
          </table:table-cell>
          <table:table-cell table:style-name="Tabela60.B1" office:value-type="string">
            <text:p text:style-name="P641">DOMOFON_WYLACZ_PODGLAD_I_PODSLUCH</text:p>
          </table:table-cell>
        </table:table-row>
        <table:table-row>
          <table:table-cell table:style-name="Tabela60.A2" office:value-type="string">
            <text:p text:style-name="P445">Krótki opis</text:p>
          </table:table-cell>
          <table:table-cell table:style-name="Tabela60.B2" office:value-type="string">
            <text:p text:style-name="P739">Chcę otrzymać z systemu informację o zakończeniu podglądu i podsłuchu, aby zakończyć wysyłanie obrazu oraz dźwięku.</text:p>
          </table:table-cell>
        </table:table-row>
        <table:table-row>
          <table:table-cell table:style-name="Tabela60.A2" office:value-type="string">
            <text:p text:style-name="P413">Aktorzy</text:p>
          </table:table-cell>
          <table:table-cell table:style-name="Tabela60.B2" office:value-type="string">
            <text:p text:style-name="P723"><text:span text:style-name="T1">Message Handler, </text:span><text:span text:style-name="T49">Domofon</text:span></text:p>
          </table:table-cell>
        </table:table-row>
        <table:table-row>
          <table:table-cell table:style-name="Tabela60.A2" office:value-type="string">
            <text:p text:style-name="P413">Zdarzenie inicjujące</text:p>
          </table:table-cell>
          <table:table-cell table:style-name="Tabela60.B2" office:value-type="string">
            <text:p text:style-name="P381"/>
          </table:table-cell>
        </table:table-row>
        <table:table-row>
          <table:table-cell table:style-name="Tabela60.A2" office:value-type="string">
            <text:p text:style-name="P413">Warunki początkowe</text:p>
          </table:table-cell>
          <table:table-cell table:style-name="Tabela60.B2" office:value-type="string">
            <text:p text:style-name="P413"/>
          </table:table-cell>
        </table:table-row>
        <table:table-row>
          <table:table-cell table:style-name="Tabela60.A2" office:value-type="string">
            <text:p text:style-name="P413">Opis</text:p>
          </table:table-cell>
          <table:table-cell table:style-name="Tabela60.B2" office:value-type="string">
            <text:p text:style-name="P474">1. <text:span text:style-name="T107">Z systemu otrzymuję informację, aby zakończyć podgląd i podsłuch, informuje o tym domofon &lt;&lt;DOMOFON::POS_WYLACZ_PODGLAD_I_PODSLUCH&gt;&gt;.</text:span></text:p>
            <text:p text:style-name="P341"><text:span text:style-name="T100">2. K</text:span>oniec PU.</text:p>
          </table:table-cell>
        </table:table-row>
        <table:table-row>
          <table:table-cell table:style-name="Tabela60.A2" office:value-type="string">
            <text:p text:style-name="P413">Warunki końcowe</text:p>
          </table:table-cell>
          <table:table-cell table:style-name="Tabela60.B2" office:value-type="string">
            <text:p text:style-name="P503"/>
          </table:table-cell>
        </table:table-row>
        <table:table-row>
          <table:table-cell table:style-name="Tabela60.A2" office:value-type="string">
            <text:p text:style-name="P413">Sytuacje wyjątkowe</text:p>
          </table:table-cell>
          <table:table-cell table:style-name="Tabela60.B2" office:value-type="string">
            <text:p text:style-name="P532"/>
          </table:table-cell>
        </table:table-row>
        <table:table-row>
          <table:table-cell table:style-name="Tabela60.A2" office:value-type="string">
            <text:p text:style-name="P413">Komentarz</text:p>
          </table:table-cell>
          <table:table-cell table:style-name="Tabela60.B2" office:value-type="string">
            <text:p text:style-name="P558"/>
          </table:table-cell>
        </table:table-row>
      </table:table>
      <text:p text:style-name="P609"/>
      <text:h text:style-name="Heading_20_2" text:outline-level="2">WYSLIJ_KOD_AUTORYZACJI_DO_SYSTEMU</text:h>
      <text:p text:style-name="P414"/>
      <table:table table:name="Tabela61" table:style-name="Tabela61">
        <table:table-column table:style-name="Tabela61.A"/>
        <table:table-column table:style-name="Tabela61.B"/>
        <table:table-row>
          <table:table-cell table:style-name="Tabela61.A1" office:value-type="string">
            <text:p text:style-name="P680"/>
          </table:table-cell>
          <table:table-cell table:style-name="Tabela61.B1" office:value-type="string">
            <text:p text:style-name="P642">WYSLIJ_KOD_AUTORYZACJI_DO_SYSTEMU</text:p>
          </table:table-cell>
        </table:table-row>
        <table:table-row>
          <table:table-cell table:style-name="Tabela61.A2" office:value-type="string">
            <text:p text:style-name="P446">Krótki opis</text:p>
          </table:table-cell>
          <table:table-cell table:style-name="Tabela61.B2" office:value-type="string">
            <text:p text:style-name="P740">Chcę wysłać dane autoryzacji do systemu, aby system sprawdził, czy mogę otworzyć furtkę.</text:p>
          </table:table-cell>
        </table:table-row>
        <table:table-row>
          <table:table-cell table:style-name="Tabela61.A2" office:value-type="string">
            <text:p text:style-name="P414">Aktorzy</text:p>
          </table:table-cell>
          <table:table-cell table:style-name="Tabela61.B2" office:value-type="string">
            <text:p text:style-name="P724"><text:span text:style-name="T1">Message Handler</text:span></text:p>
          </table:table-cell>
        </table:table-row>
        <table:table-row>
          <table:table-cell table:style-name="Tabela61.A2" office:value-type="string">
            <text:p text:style-name="P414">Zdarzenie inicjujące</text:p>
          </table:table-cell>
          <table:table-cell table:style-name="Tabela61.B2" office:value-type="string">
            <text:p text:style-name="P382"/>
          </table:table-cell>
        </table:table-row>
        <table:table-row>
          <table:table-cell table:style-name="Tabela61.A2" office:value-type="string">
            <text:p text:style-name="P414">Warunki początkowe</text:p>
          </table:table-cell>
          <table:table-cell table:style-name="Tabela61.B2" office:value-type="string">
            <text:p text:style-name="P414"/>
          </table:table-cell>
        </table:table-row>
        <table:table-row>
          <table:table-cell table:style-name="Tabela61.A2" office:value-type="string">
            <text:p text:style-name="P414">Opis</text:p>
          </table:table-cell>
          <table:table-cell table:style-name="Tabela61.B2" office:value-type="string">
            <text:p text:style-name="P475">1. <text:span text:style-name="T108">Wysyłam do systemu dane autoryzacji.</text:span></text:p>
            <text:p text:style-name="P342"><text:span text:style-name="T100">2. K</text:span>oniec PU.</text:p>
          </table:table-cell>
        </table:table-row>
        <table:table-row>
          <table:table-cell table:style-name="Tabela61.A2" office:value-type="string">
            <text:p text:style-name="P414">Warunki końcowe</text:p>
          </table:table-cell>
          <table:table-cell table:style-name="Tabela61.B2" office:value-type="string">
            <text:p text:style-name="P504"/>
          </table:table-cell>
        </table:table-row>
        <table:table-row>
          <table:table-cell table:style-name="Tabela61.A2" office:value-type="string">
            <text:p text:style-name="P414">Sytuacje wyjątkowe</text:p>
          </table:table-cell>
          <table:table-cell table:style-name="Tabela61.B2" office:value-type="string">
            <text:p text:style-name="P533"/>
          </table:table-cell>
        </table:table-row>
        <table:table-row>
          <table:table-cell table:style-name="Tabela61.A2" office:value-type="string">
            <text:p text:style-name="P414">Komentarz</text:p>
          </table:table-cell>
          <table:table-cell table:style-name="Tabela61.B2" office:value-type="string">
            <text:p text:style-name="P559"/>
          </table:table-cell>
        </table:table-row>
      </table:table>
      <text:p text:style-name="P596"/>
      <text:h text:style-name="Heading_20_2" text:outline-level="2">SYSTEM_ZWROC_POTWIERDZENIE_AUTORYZACJI</text:h>
      <text:p text:style-name="P415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P681"/>
          </table:table-cell>
          <table:table-cell table:style-name="Tabela62.B1" office:value-type="string">
            <text:p text:style-name="P643">SYSTEM_ZWROC_POTWIERDZENIE_AUTORYZACJI</text:p>
          </table:table-cell>
        </table:table-row>
        <text:soft-page-break/>
        <table:table-row>
          <table:table-cell table:style-name="Tabela62.A2" office:value-type="string">
            <text:p text:style-name="P447">Krótki opis</text:p>
          </table:table-cell>
          <table:table-cell table:style-name="Tabela62.B2" office:value-type="string">
            <text:p text:style-name="P741">Chcę <text:span text:style-name="T109">otrzymać z systemu informację, o potwierdzeniu autoryzacji, aby otworzyć </text:span>furtkę.</text:p>
          </table:table-cell>
        </table:table-row>
        <table:table-row>
          <table:table-cell table:style-name="Tabela62.A2" office:value-type="string">
            <text:p text:style-name="P415">Aktorzy</text:p>
          </table:table-cell>
          <table:table-cell table:style-name="Tabela62.B2" office:value-type="string">
            <text:p text:style-name="P725"><text:span text:style-name="T1">Message Handler</text:span></text:p>
          </table:table-cell>
        </table:table-row>
        <table:table-row>
          <table:table-cell table:style-name="Tabela62.A2" office:value-type="string">
            <text:p text:style-name="P415">Zdarzenie inicjujące</text:p>
          </table:table-cell>
          <table:table-cell table:style-name="Tabela62.B2" office:value-type="string">
            <text:p text:style-name="P383"/>
          </table:table-cell>
        </table:table-row>
        <table:table-row>
          <table:table-cell table:style-name="Tabela62.A2" office:value-type="string">
            <text:p text:style-name="P415">Warunki początkowe</text:p>
          </table:table-cell>
          <table:table-cell table:style-name="Tabela62.B2" office:value-type="string">
            <text:p text:style-name="P415"/>
          </table:table-cell>
        </table:table-row>
        <table:table-row>
          <table:table-cell table:style-name="Tabela62.A2" office:value-type="string">
            <text:p text:style-name="P415">Opis</text:p>
          </table:table-cell>
          <table:table-cell table:style-name="Tabela62.B2" office:value-type="string">
            <text:p text:style-name="P476">1. <text:span text:style-name="T109">Z systemu otrzymuję informację o potwierdzeniu autoryzacji.</text:span></text:p>
            <text:p text:style-name="P343"><text:span text:style-name="T100">2. K</text:span>oniec PU.</text:p>
          </table:table-cell>
        </table:table-row>
        <table:table-row>
          <table:table-cell table:style-name="Tabela62.A2" office:value-type="string">
            <text:p text:style-name="P415">Warunki końcowe</text:p>
          </table:table-cell>
          <table:table-cell table:style-name="Tabela62.B2" office:value-type="string">
            <text:p text:style-name="P505"/>
          </table:table-cell>
        </table:table-row>
        <table:table-row>
          <table:table-cell table:style-name="Tabela62.A2" office:value-type="string">
            <text:p text:style-name="P415">Sytuacje wyjątkowe</text:p>
          </table:table-cell>
          <table:table-cell table:style-name="Tabela62.B2" office:value-type="string">
            <text:p text:style-name="P534"/>
          </table:table-cell>
        </table:table-row>
        <table:table-row>
          <table:table-cell table:style-name="Tabela62.A2" office:value-type="string">
            <text:p text:style-name="P415">Komentarz</text:p>
          </table:table-cell>
          <table:table-cell table:style-name="Tabela62.B2" office:value-type="string">
            <text:p text:style-name="P560"/>
          </table:table-cell>
        </table:table-row>
      </table:table>
      <text:p text:style-name="P597"/>
      <text:h text:style-name="Heading_20_2" text:outline-level="2">WYSLIJ_ALARM_DO_SYSTEMU</text:h>
      <text:p text:style-name="P416"/>
      <table:table table:name="Tabela63" table:style-name="Tabela63">
        <table:table-column table:style-name="Tabela63.A"/>
        <table:table-column table:style-name="Tabela63.B"/>
        <table:table-row>
          <table:table-cell table:style-name="Tabela63.A1" office:value-type="string">
            <text:p text:style-name="P682"/>
          </table:table-cell>
          <table:table-cell table:style-name="Tabela63.B1" office:value-type="string">
            <text:p text:style-name="P644">WYSLIJ_ALARM_DO_SYSTEMU</text:p>
          </table:table-cell>
        </table:table-row>
        <table:table-row>
          <table:table-cell table:style-name="Tabela63.A2" office:value-type="string">
            <text:p text:style-name="P448">Krótki opis</text:p>
          </table:table-cell>
          <table:table-cell table:style-name="Tabela63.B2" office:value-type="string">
            <text:p text:style-name="P742">Chcę <text:span text:style-name="T110">wysłać alarm do systemu, aby go zarejestrować w historii działania systemu</text:span>.</text:p>
          </table:table-cell>
        </table:table-row>
        <table:table-row>
          <table:table-cell table:style-name="Tabela63.A2" office:value-type="string">
            <text:p text:style-name="P416">Aktorzy</text:p>
          </table:table-cell>
          <table:table-cell table:style-name="Tabela63.B2" office:value-type="string">
            <text:p text:style-name="P726"><text:span text:style-name="T1">Message Handler</text:span></text:p>
          </table:table-cell>
        </table:table-row>
        <table:table-row>
          <table:table-cell table:style-name="Tabela63.A2" office:value-type="string">
            <text:p text:style-name="P416">Zdarzenie inicjujące</text:p>
          </table:table-cell>
          <table:table-cell table:style-name="Tabela63.B2" office:value-type="string">
            <text:p text:style-name="P384"/>
          </table:table-cell>
        </table:table-row>
        <table:table-row>
          <table:table-cell table:style-name="Tabela63.A2" office:value-type="string">
            <text:p text:style-name="P416">Warunki początkowe</text:p>
          </table:table-cell>
          <table:table-cell table:style-name="Tabela63.B2" office:value-type="string">
            <text:p text:style-name="P416"/>
          </table:table-cell>
        </table:table-row>
        <table:table-row>
          <table:table-cell table:style-name="Tabela63.A2" office:value-type="string">
            <text:p text:style-name="P416">Opis</text:p>
          </table:table-cell>
          <table:table-cell table:style-name="Tabela63.B2" office:value-type="string">
            <text:p text:style-name="P477">1. <text:span text:style-name="T110">Wysyłam do systemu alarm.</text:span></text:p>
            <text:p text:style-name="P344"><text:span text:style-name="T100">2. K</text:span>oniec PU.</text:p>
          </table:table-cell>
        </table:table-row>
        <table:table-row>
          <table:table-cell table:style-name="Tabela63.A2" office:value-type="string">
            <text:p text:style-name="P416">Warunki końcowe</text:p>
          </table:table-cell>
          <table:table-cell table:style-name="Tabela63.B2" office:value-type="string">
            <text:p text:style-name="P506"/>
          </table:table-cell>
        </table:table-row>
        <table:table-row>
          <table:table-cell table:style-name="Tabela63.A2" office:value-type="string">
            <text:p text:style-name="P416">Sytuacje wyjątkowe</text:p>
          </table:table-cell>
          <table:table-cell table:style-name="Tabela63.B2" office:value-type="string">
            <text:p text:style-name="P535"/>
          </table:table-cell>
        </table:table-row>
        <table:table-row>
          <table:table-cell table:style-name="Tabela63.A2" office:value-type="string">
            <text:p text:style-name="P416">Komentarz</text:p>
          </table:table-cell>
          <table:table-cell table:style-name="Tabela63.B2" office:value-type="string">
            <text:p text:style-name="P561"/>
          </table:table-cell>
        </table:table-row>
      </table:table>
      <text:p text:style-name="P598"/>
      <text:h text:style-name="Heading_20_2" text:outline-level="2">WYSYLAJ_STRUMIEN_OBRAZU_I_DZWIEKU_DO_SYSTEMU</text:h>
      <text:p text:style-name="P416"/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682"/>
          </table:table-cell>
          <table:table-cell table:style-name="Tabela64.B1" office:value-type="string">
            <text:p text:style-name="P644">WYSYLAJ_STRUMIEN_OBRAZU_I_DZWIEKU_DO_SYSTEMU</text:p>
          </table:table-cell>
        </table:table-row>
        <table:table-row>
          <table:table-cell table:style-name="Tabela64.A2" office:value-type="string">
            <text:p text:style-name="P448">Krótki opis</text:p>
          </table:table-cell>
          <table:table-cell table:style-name="Tabela64.B2" office:value-type="string">
            <text:p text:style-name="P742">Chcę <text:span text:style-name="T110">wysłać strumień obrazu i dźwięku do systemu, aby można było go przekazać domownikowi / zanalizować.</text:span></text:p>
          </table:table-cell>
        </table:table-row>
        <table:table-row>
          <table:table-cell table:style-name="Tabela64.A2" office:value-type="string">
            <text:p text:style-name="P416">Aktorzy</text:p>
          </table:table-cell>
          <table:table-cell table:style-name="Tabela64.B2" office:value-type="string">
            <text:p text:style-name="P726"><text:span text:style-name="T1">Message Handler</text:span></text:p>
          </table:table-cell>
        </table:table-row>
        <table:table-row>
          <table:table-cell table:style-name="Tabela64.A2" office:value-type="string">
            <text:p text:style-name="P416">Zdarzenie inicjujące</text:p>
          </table:table-cell>
          <table:table-cell table:style-name="Tabela64.B2" office:value-type="string">
            <text:p text:style-name="P384"/>
          </table:table-cell>
        </table:table-row>
        <table:table-row>
          <table:table-cell table:style-name="Tabela64.A2" office:value-type="string">
            <text:p text:style-name="P416">Warunki początkowe</text:p>
          </table:table-cell>
          <table:table-cell table:style-name="Tabela64.B2" office:value-type="string">
            <text:p text:style-name="P416"/>
          </table:table-cell>
        </table:table-row>
        <table:table-row>
          <table:table-cell table:style-name="Tabela64.A2" office:value-type="string">
            <text:p text:style-name="P416">Opis</text:p>
          </table:table-cell>
          <table:table-cell table:style-name="Tabela64.B2" office:value-type="string">
            <text:p text:style-name="P477">1. <text:span text:style-name="T110">Wysyłam do systemu strumień obrazu i dźwięku.</text:span></text:p>
            <text:p text:style-name="P344"><text:span text:style-name="T100">2. K</text:span>oniec PU.</text:p>
          </table:table-cell>
        </table:table-row>
        <table:table-row>
          <table:table-cell table:style-name="Tabela64.A2" office:value-type="string">
            <text:p text:style-name="P416">Warunki końcowe</text:p>
          </table:table-cell>
          <table:table-cell table:style-name="Tabela64.B2" office:value-type="string">
            <text:p text:style-name="P506"/>
          </table:table-cell>
        </table:table-row>
        <table:table-row>
          <table:table-cell table:style-name="Tabela64.A2" office:value-type="string">
            <text:p text:style-name="P416">Sytuacje wyjątkowe</text:p>
          </table:table-cell>
          <table:table-cell table:style-name="Tabela64.B2" office:value-type="string">
            <text:p text:style-name="P535"/>
          </table:table-cell>
        </table:table-row>
        <table:table-row>
          <table:table-cell table:style-name="Tabela64.A2" office:value-type="string">
            <text:p text:style-name="P416">Komentarz</text:p>
          </table:table-cell>
          <table:table-cell table:style-name="Tabela64.B2" office:value-type="string">
            <text:p text:style-name="P561"/>
          </table:table-cell>
        </table:table-row>
      </table:table>
      <text:p text:style-name="P598"><text:soft-page-break/></text:p>
      <text:h text:style-name="Heading_20_2" text:outline-level="2">ODBIERZ_STRUMIEN_DZWIEKU_Z_SYSTEMU</text:h>
      <text:p text:style-name="P417"/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683"/>
          </table:table-cell>
          <table:table-cell table:style-name="Tabela65.B1" office:value-type="string">
            <text:p text:style-name="P645">ODBIERZ_STRUMIEN_DZWIEKU_Z_SYSTEMU</text:p>
          </table:table-cell>
        </table:table-row>
        <table:table-row>
          <table:table-cell table:style-name="Tabela65.A2" office:value-type="string">
            <text:p text:style-name="P449">Krótki opis</text:p>
          </table:table-cell>
          <table:table-cell table:style-name="Tabela65.B2" office:value-type="string">
            <text:p text:style-name="P743">Chcę <text:span text:style-name="T111">odbierać strumień dźwięku z systemu, aby można było go przekazać gościowi.</text:span></text:p>
          </table:table-cell>
        </table:table-row>
        <table:table-row>
          <table:table-cell table:style-name="Tabela65.A2" office:value-type="string">
            <text:p text:style-name="P417">Aktorzy</text:p>
          </table:table-cell>
          <table:table-cell table:style-name="Tabela65.B2" office:value-type="string">
            <text:p text:style-name="P727"><text:span text:style-name="T1">Message Handler</text:span></text:p>
          </table:table-cell>
        </table:table-row>
        <table:table-row>
          <table:table-cell table:style-name="Tabela65.A2" office:value-type="string">
            <text:p text:style-name="P417">Zdarzenie inicjujące</text:p>
          </table:table-cell>
          <table:table-cell table:style-name="Tabela65.B2" office:value-type="string">
            <text:p text:style-name="P385"/>
          </table:table-cell>
        </table:table-row>
        <table:table-row>
          <table:table-cell table:style-name="Tabela65.A2" office:value-type="string">
            <text:p text:style-name="P417">Warunki początkowe</text:p>
          </table:table-cell>
          <table:table-cell table:style-name="Tabela65.B2" office:value-type="string">
            <text:p text:style-name="P417"/>
          </table:table-cell>
        </table:table-row>
        <table:table-row>
          <table:table-cell table:style-name="Tabela65.A2" office:value-type="string">
            <text:p text:style-name="P417">Opis</text:p>
          </table:table-cell>
          <table:table-cell table:style-name="Tabela65.B2" office:value-type="string">
            <text:p text:style-name="P478">1. <text:span text:style-name="T111">Odbieram z systemu strumień obrazu i dźwięku.</text:span></text:p>
            <text:p text:style-name="P345"><text:span text:style-name="T100">2. K</text:span>oniec PU.</text:p>
          </table:table-cell>
        </table:table-row>
        <table:table-row>
          <table:table-cell table:style-name="Tabela65.A2" office:value-type="string">
            <text:p text:style-name="P417">Warunki końcowe</text:p>
          </table:table-cell>
          <table:table-cell table:style-name="Tabela65.B2" office:value-type="string">
            <text:p text:style-name="P507"/>
          </table:table-cell>
        </table:table-row>
        <table:table-row>
          <table:table-cell table:style-name="Tabela65.A2" office:value-type="string">
            <text:p text:style-name="P417">Sytuacje wyjątkowe</text:p>
          </table:table-cell>
          <table:table-cell table:style-name="Tabela65.B2" office:value-type="string">
            <text:p text:style-name="P536"/>
          </table:table-cell>
        </table:table-row>
        <table:table-row>
          <table:table-cell table:style-name="Tabela65.A2" office:value-type="string">
            <text:p text:style-name="P417">Komentarz</text:p>
          </table:table-cell>
          <table:table-cell table:style-name="Tabela65.B2" office:value-type="string">
            <text:p text:style-name="P562"/>
          </table:table-cell>
        </table:table-row>
      </table:table>
      <text:p text:style-name="P599"/>
      <text:h text:style-name="Heading_20_2" text:outline-level="2">ZAKONCZ_WYSYLANIE_STRUMIENIA_OBRAZU_I_DZWIEKU_DO_SYSTEMU</text:h>
      <text:p text:style-name="P418"/>
      <table:table table:name="Tabela66" table:style-name="Tabela66">
        <table:table-column table:style-name="Tabela66.A"/>
        <table:table-column table:style-name="Tabela66.B"/>
        <table:table-row>
          <table:table-cell table:style-name="Tabela66.A1" office:value-type="string">
            <text:p text:style-name="P684"/>
          </table:table-cell>
          <table:table-cell table:style-name="Tabela66.B1" office:value-type="string">
            <text:p text:style-name="P646">ZAKONCZ_WYSYLANIE_STRUMIENIA_OBRAZU_I_DZWIEKU_DO_SYSTEMU</text:p>
          </table:table-cell>
        </table:table-row>
        <table:table-row>
          <table:table-cell table:style-name="Tabela66.A2" office:value-type="string">
            <text:p text:style-name="P450">Krótki opis</text:p>
          </table:table-cell>
          <table:table-cell table:style-name="Tabela66.B2" office:value-type="string">
            <text:p text:style-name="P744">Chcę <text:span text:style-name="T112">wysłać do systemu informację, że zaprzestano wysyłać dane obrazu i dźwięku, aby system nie oczekiwał na te dane.</text:span></text:p>
          </table:table-cell>
        </table:table-row>
        <table:table-row>
          <table:table-cell table:style-name="Tabela66.A2" office:value-type="string">
            <text:p text:style-name="P418">Aktorzy</text:p>
          </table:table-cell>
          <table:table-cell table:style-name="Tabela66.B2" office:value-type="string">
            <text:p text:style-name="P728"><text:span text:style-name="T1">Message Handler</text:span></text:p>
          </table:table-cell>
        </table:table-row>
        <table:table-row>
          <table:table-cell table:style-name="Tabela66.A2" office:value-type="string">
            <text:p text:style-name="P418">Zdarzenie inicjujące</text:p>
          </table:table-cell>
          <table:table-cell table:style-name="Tabela66.B2" office:value-type="string">
            <text:p text:style-name="P386"/>
          </table:table-cell>
        </table:table-row>
        <table:table-row>
          <table:table-cell table:style-name="Tabela66.A2" office:value-type="string">
            <text:p text:style-name="P418">Warunki początkowe</text:p>
          </table:table-cell>
          <table:table-cell table:style-name="Tabela66.B2" office:value-type="string">
            <text:p text:style-name="P418"/>
          </table:table-cell>
        </table:table-row>
        <table:table-row>
          <table:table-cell table:style-name="Tabela66.A2" office:value-type="string">
            <text:p text:style-name="P418">Opis</text:p>
          </table:table-cell>
          <table:table-cell table:style-name="Tabela66.B2" office:value-type="string">
            <text:p text:style-name="P479">1. <text:span text:style-name="T112">Wysyłam do systemu informację, że zaprzestano wysyłać dane obrazu i dźwięku.</text:span></text:p>
            <text:p text:style-name="P346"><text:span text:style-name="T100">2. K</text:span>oniec PU.</text:p>
          </table:table-cell>
        </table:table-row>
        <table:table-row>
          <table:table-cell table:style-name="Tabela66.A2" office:value-type="string">
            <text:p text:style-name="P418">Warunki końcowe</text:p>
          </table:table-cell>
          <table:table-cell table:style-name="Tabela66.B2" office:value-type="string">
            <text:p text:style-name="P508"/>
          </table:table-cell>
        </table:table-row>
        <table:table-row>
          <table:table-cell table:style-name="Tabela66.A2" office:value-type="string">
            <text:p text:style-name="P418">Sytuacje wyjątkowe</text:p>
          </table:table-cell>
          <table:table-cell table:style-name="Tabela66.B2" office:value-type="string">
            <text:p text:style-name="P537"/>
          </table:table-cell>
        </table:table-row>
        <table:table-row>
          <table:table-cell table:style-name="Tabela66.A2" office:value-type="string">
            <text:p text:style-name="P418">Komentarz</text:p>
          </table:table-cell>
          <table:table-cell table:style-name="Tabela66.B2" office:value-type="string">
            <text:p text:style-name="P563"/>
          </table:table-cell>
        </table:table-row>
      </table:table>
      <text:p text:style-name="P600"/>
      <text:h text:style-name="Heading_20_2" text:outline-level="2">ZAKONCZ_ODBIERANIE_STRUMIENIA_DZWIEKU_Z_SYSTEMU</text:h>
      <text:p text:style-name="P418"/>
      <table:table table:name="Tabela67" table:style-name="Tabela67">
        <table:table-column table:style-name="Tabela67.A"/>
        <table:table-column table:style-name="Tabela67.B"/>
        <table:table-row>
          <table:table-cell table:style-name="Tabela67.A1" office:value-type="string">
            <text:p text:style-name="P684"/>
          </table:table-cell>
          <table:table-cell table:style-name="Tabela67.B1" office:value-type="string">
            <text:p text:style-name="P646">ZAKONCZ_ODBIERANIE_STRUMIENIA_DZWIEKU_Z_SYSTEMU</text:p>
          </table:table-cell>
        </table:table-row>
        <table:table-row>
          <table:table-cell table:style-name="Tabela67.A2" office:value-type="string">
            <text:p text:style-name="P450">Krótki opis</text:p>
          </table:table-cell>
          <table:table-cell table:style-name="Tabela67.B2" office:value-type="string">
            <text:p text:style-name="P744">Chcę <text:span text:style-name="T112">wysłać do systemu informację, że zaprzestano odbierać strumień dźwięku, aby system przestał je wysyłać.</text:span></text:p>
          </table:table-cell>
        </table:table-row>
        <table:table-row>
          <table:table-cell table:style-name="Tabela67.A2" office:value-type="string">
            <text:p text:style-name="P418">Aktorzy</text:p>
          </table:table-cell>
          <table:table-cell table:style-name="Tabela67.B2" office:value-type="string">
            <text:p text:style-name="P728"><text:span text:style-name="T1">Message Handler</text:span></text:p>
          </table:table-cell>
        </table:table-row>
        <text:soft-page-break/>
        <table:table-row>
          <table:table-cell table:style-name="Tabela67.A2" office:value-type="string">
            <text:p text:style-name="P418">Zdarzenie inicjujące</text:p>
          </table:table-cell>
          <table:table-cell table:style-name="Tabela67.B2" office:value-type="string">
            <text:p text:style-name="P386"/>
          </table:table-cell>
        </table:table-row>
        <table:table-row>
          <table:table-cell table:style-name="Tabela67.A2" office:value-type="string">
            <text:p text:style-name="P418">Warunki początkowe</text:p>
          </table:table-cell>
          <table:table-cell table:style-name="Tabela67.B2" office:value-type="string">
            <text:p text:style-name="P418"/>
          </table:table-cell>
        </table:table-row>
        <table:table-row>
          <table:table-cell table:style-name="Tabela67.A2" office:value-type="string">
            <text:p text:style-name="P418">Opis</text:p>
          </table:table-cell>
          <table:table-cell table:style-name="Tabela67.B2" office:value-type="string">
            <text:p text:style-name="P479">1. <text:span text:style-name="T112">Wysyłam do systemu informację, że zaprzestano odbierać strumień dźwięku.</text:span></text:p>
            <text:p text:style-name="P346"><text:span text:style-name="T100">2. K</text:span>oniec PU.</text:p>
          </table:table-cell>
        </table:table-row>
        <table:table-row>
          <table:table-cell table:style-name="Tabela67.A2" office:value-type="string">
            <text:p text:style-name="P418">Warunki końcowe</text:p>
          </table:table-cell>
          <table:table-cell table:style-name="Tabela67.B2" office:value-type="string">
            <text:p text:style-name="P508"/>
          </table:table-cell>
        </table:table-row>
        <table:table-row>
          <table:table-cell table:style-name="Tabela67.A2" office:value-type="string">
            <text:p text:style-name="P418">Sytuacje wyjątkowe</text:p>
          </table:table-cell>
          <table:table-cell table:style-name="Tabela67.B2" office:value-type="string">
            <text:p text:style-name="P537"/>
          </table:table-cell>
        </table:table-row>
        <table:table-row>
          <table:table-cell table:style-name="Tabela67.A2" office:value-type="string">
            <text:p text:style-name="P418">Komentarz</text:p>
          </table:table-cell>
          <table:table-cell table:style-name="Tabela67.B2" office:value-type="string">
            <text:p text:style-name="P563"/>
          </table:table-cell>
        </table:table-row>
      </table:table>
      <text:p text:style-name="P600"/>
      <text:h text:style-name="Heading_20_2" text:outline-level="2">POWIADOM_SYSTEM_PRZERWANO_PODGLAD_I_PODSLUCH</text:h>
      <text:p text:style-name="P419"/>
      <table:table table:name="Tabela68" table:style-name="Tabela68">
        <table:table-column table:style-name="Tabela68.A"/>
        <table:table-column table:style-name="Tabela68.B"/>
        <table:table-row>
          <table:table-cell table:style-name="Tabela68.A1" office:value-type="string">
            <text:p text:style-name="P685"/>
          </table:table-cell>
          <table:table-cell table:style-name="Tabela68.B1" office:value-type="string">
            <text:p text:style-name="P647">POWIADOM_SYSTEM_PRZERWANO_PODGLAD_I_PODSLUCH</text:p>
          </table:table-cell>
        </table:table-row>
        <table:table-row>
          <table:table-cell table:style-name="Tabela68.A2" office:value-type="string">
            <text:p text:style-name="P451">Krótki opis</text:p>
          </table:table-cell>
          <table:table-cell table:style-name="Tabela68.B2" office:value-type="string">
            <text:p text:style-name="P745">Chcę <text:span text:style-name="T112">wysłać do systemu informację, o zaprzestaniu podsłuchu, aby system mógł powiadomić o tym domownika.</text:span></text:p>
          </table:table-cell>
        </table:table-row>
        <table:table-row>
          <table:table-cell table:style-name="Tabela68.A2" office:value-type="string">
            <text:p text:style-name="P419">Aktorzy</text:p>
          </table:table-cell>
          <table:table-cell table:style-name="Tabela68.B2" office:value-type="string">
            <text:p text:style-name="P729"><text:span text:style-name="T1">Message Handler</text:span></text:p>
          </table:table-cell>
        </table:table-row>
        <table:table-row>
          <table:table-cell table:style-name="Tabela68.A2" office:value-type="string">
            <text:p text:style-name="P419">Zdarzenie inicjujące</text:p>
          </table:table-cell>
          <table:table-cell table:style-name="Tabela68.B2" office:value-type="string">
            <text:p text:style-name="P387"/>
          </table:table-cell>
        </table:table-row>
        <table:table-row>
          <table:table-cell table:style-name="Tabela68.A2" office:value-type="string">
            <text:p text:style-name="P419">Warunki początkowe</text:p>
          </table:table-cell>
          <table:table-cell table:style-name="Tabela68.B2" office:value-type="string">
            <text:p text:style-name="P419"/>
          </table:table-cell>
        </table:table-row>
        <table:table-row>
          <table:table-cell table:style-name="Tabela68.A2" office:value-type="string">
            <text:p text:style-name="P419">Opis</text:p>
          </table:table-cell>
          <table:table-cell table:style-name="Tabela68.B2" office:value-type="string">
            <text:p text:style-name="P480">1. <text:span text:style-name="T112">Wysyłam do systemu informację, że zaprzestano odbierać strumień dźwięku.</text:span></text:p>
            <text:p text:style-name="P347"><text:span text:style-name="T100">2. K</text:span>oniec PU.</text:p>
          </table:table-cell>
        </table:table-row>
        <table:table-row>
          <table:table-cell table:style-name="Tabela68.A2" office:value-type="string">
            <text:p text:style-name="P419">Warunki końcowe</text:p>
          </table:table-cell>
          <table:table-cell table:style-name="Tabela68.B2" office:value-type="string">
            <text:p text:style-name="P509"/>
          </table:table-cell>
        </table:table-row>
        <table:table-row>
          <table:table-cell table:style-name="Tabela68.A2" office:value-type="string">
            <text:p text:style-name="P419">Sytuacje wyjątkowe</text:p>
          </table:table-cell>
          <table:table-cell table:style-name="Tabela68.B2" office:value-type="string">
            <text:p text:style-name="P538"/>
          </table:table-cell>
        </table:table-row>
        <table:table-row>
          <table:table-cell table:style-name="Tabela68.A2" office:value-type="string">
            <text:p text:style-name="P419">Komentarz</text:p>
          </table:table-cell>
          <table:table-cell table:style-name="Tabela68.B2" office:value-type="string">
            <text:p text:style-name="P564"/>
          </table:table-cell>
        </table:table-row>
      </table:table>
      <text:p text:style-name="P601"/>
      <text:h text:style-name="Heading_20_2" text:outline-level="2">POWIADOM_DOMOFON_O_ALARMIE</text:h>
      <text:p text:style-name="P419"/>
      <table:table table:name="Tabela69" table:style-name="Tabela69">
        <table:table-column table:style-name="Tabela69.A"/>
        <table:table-column table:style-name="Tabela69.B"/>
        <table:table-row>
          <table:table-cell table:style-name="Tabela69.A1" office:value-type="string">
            <text:p text:style-name="P685"/>
          </table:table-cell>
          <table:table-cell table:style-name="Tabela69.B1" office:value-type="string">
            <text:p text:style-name="P647">POWIADOM_DOMOFON_O_ALARMIE</text:p>
          </table:table-cell>
        </table:table-row>
        <table:table-row>
          <table:table-cell table:style-name="Tabela69.A2" office:value-type="string">
            <text:p text:style-name="P451">Krótki opis</text:p>
          </table:table-cell>
          <table:table-cell table:style-name="Tabela69.B2" office:value-type="string">
            <text:p text:style-name="P745">Chcę <text:span text:style-name="T113">powiadomić domofon o sytuacjach wyjątkowych, aby mógł na nie zareagować.</text:span></text:p>
          </table:table-cell>
        </table:table-row>
        <table:table-row>
          <table:table-cell table:style-name="Tabela69.A2" office:value-type="string">
            <text:p text:style-name="P419">Aktorzy</text:p>
          </table:table-cell>
          <table:table-cell table:style-name="Tabela69.B2" office:value-type="string">
            <text:p text:style-name="P729"><text:span text:style-name="T1">Message Handler, </text:span><text:span text:style-name="T50">Domofon</text:span></text:p>
          </table:table-cell>
        </table:table-row>
        <table:table-row>
          <table:table-cell table:style-name="Tabela69.A2" office:value-type="string">
            <text:p text:style-name="P419">Zdarzenie inicjujące</text:p>
          </table:table-cell>
          <table:table-cell table:style-name="Tabela69.B2" office:value-type="string">
            <text:p text:style-name="P387"/>
          </table:table-cell>
        </table:table-row>
        <table:table-row>
          <table:table-cell table:style-name="Tabela69.A2" office:value-type="string">
            <text:p text:style-name="P419">Warunki początkowe</text:p>
          </table:table-cell>
          <table:table-cell table:style-name="Tabela69.B2" office:value-type="string">
            <text:p text:style-name="P419"/>
          </table:table-cell>
        </table:table-row>
        <table:table-row>
          <table:table-cell table:style-name="Tabela69.A2" office:value-type="string">
            <text:p text:style-name="P419">Opis</text:p>
          </table:table-cell>
          <table:table-cell table:style-name="Tabela69.B2" office:value-type="string">
            <text:p text:style-name="P480">1. <text:span text:style-name="T113">Odbieram z systemu informację o sytuacjach wyjątkowych.</text:span></text:p>
            <text:p text:style-name="P572"><text:span text:style-name="T113">2. </text:span>Informuje o tym domofon &lt;&lt;DOMOFON::WYSWIETL_INFORMACJE&gt;&gt;</text:p>
            <text:p text:style-name="P347"><text:span text:style-name="T113">3. K</text:span>oniec PU.</text:p>
          </table:table-cell>
        </table:table-row>
        <table:table-row>
          <table:table-cell table:style-name="Tabela69.A2" office:value-type="string">
            <text:p text:style-name="P419">Warunki końcowe</text:p>
          </table:table-cell>
          <table:table-cell table:style-name="Tabela69.B2" office:value-type="string">
            <text:p text:style-name="P509"/>
          </table:table-cell>
        </table:table-row>
        <table:table-row>
          <table:table-cell table:style-name="Tabela69.A2" office:value-type="string">
            <text:p text:style-name="P419">Sytuacje wyjątkowe</text:p>
          </table:table-cell>
          <table:table-cell table:style-name="Tabela69.B2" office:value-type="string">
            <text:p text:style-name="P538"/>
          </table:table-cell>
        </table:table-row>
        <table:table-row>
          <table:table-cell table:style-name="Tabela69.A2" office:value-type="string">
            <text:p text:style-name="P419">Komentarz</text:p>
          </table:table-cell>
          <table:table-cell table:style-name="Tabela69.B2" office:value-type="string">
            <text:p text:style-name="P564"/>
          </table:table-cell>
        </table:table-row>
      </table:table>
      <text:p text:style-name="P60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Serif" svg:font-family="LiberationSerif" style:font-family-generic="roman"/>
    <style:font-face style:name="LiberationSerif-Italic" svg:font-family="LiberationSerif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56:03.913000000</meta:creation-date>
    <dc:date>2016-09-08T11:09:09.157000000</dc:date>
    <meta:editing-duration>PT10H59M53S</meta:editing-duration>
    <meta:editing-cycles>135</meta:editing-cycles>
    <meta:generator>LibreOffice/4.1.3.2$Windows_x86 LibreOffice_project/70feb7d99726f064edab4605a8ab840c50ec57a</meta:generator>
    <meta:document-statistic meta:table-count="69" meta:image-count="0" meta:object-count="0" meta:page-count="34" meta:paragraph-count="1052" meta:word-count="3753" meta:character-count="32025" meta:non-whitespace-character-count="29289"/>
  </office:meta>
</office:document-meta>
</file>